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left" fo:break-before="auto" fo:line-height="115%" style:writing-mode="rl-tb"/>
    </style:style>
    <style:style style:name="P3" style:family="paragraph" style:parent-style-name="Standard">
      <style:paragraph-properties fo:text-align="left" fo:break-before="auto" fo:line-height="115%" style:writing-mode="rl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text-align="left" fo:break-before="auto" fo:line-height="115%" style:writing-mode="rl-tb"/>
    </style:style>
    <style:style style:name="P5" style:family="paragraph" style:parent-style-name="Standard">
      <style:paragraph-properties fo:text-align="left" fo:break-before="auto" fo:line-height="115%" style:writing-mode="rl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P6" style:family="paragraph" style:parent-style-name="Standard">
      <style:paragraph-properties fo:text-align="left" fo:break-before="auto" fo:line-height="115%" style:writing-mode="rl-tb"/>
    </style:style>
    <style:style style:name="P7" style:family="paragraph" style:parent-style-name="Standard">
      <style:paragraph-properties fo:text-align="left" fo:break-before="auto" fo:line-height="115%" style:writing-mode="rl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P9" style:family="paragraph" style:parent-style-name="Standard">
      <style:paragraph-properties fo:text-align="left" fo:break-before="auto" fo:line-height="115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P11" style:family="paragraph" style:parent-style-name="Standard">
      <style:paragraph-properties fo:text-align="left" fo:break-before="auto" fo:line-height="115%" style:writing-mode="rl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text-align="left" fo:break-before="auto" fo:line-height="115%" style:writing-mode="rl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text-align="left" fo:break-before="auto" fo:line-height="115%" style:writing-mode="rl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line-height="115%" style:writing-mode="rl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P28" style:family="paragraph" style:parent-style-name="Standard">
      <style:paragraph-properties fo:text-align="left" fo:break-before="auto" fo:line-height="115%" style:writing-mode="rl-tb"/>
    </style:style>
    <style:style style:name="P29" style:family="paragraph" style:parent-style-name="Standard">
      <style:paragraph-properties fo:text-align="left" fo:break-before="auto" fo:line-height="115%" style:writing-mode="rl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text-align="left" fo:break-before="auto" fo:line-height="115%" style:writing-mode="rl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line-height="115%" style:writing-mode="rl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text-align="left" fo:break-before="auto" fo:line-height="115%" style:writing-mode="rl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text-align="left" fo:break-before="auto" fo:line-height="115%" style:writing-mode="rl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text-align="left" fo:break-before="auto" fo:line-height="115%" style:writing-mode="rl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text-align="left" fo:break-before="auto" fo:line-height="115%" style:writing-mode="rl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>
      <style:text-properties fo:font-weight="bold" style:font-weight-asian="bold" style:font-weight-complex="bold"/>
    </style:style>
    <style:style style:name="T49_16" style:family="text">
      <style:text-properties fo:font-weight="bold" style:font-weight-asian="bold" style:font-weight-complex="bold"/>
    </style:style>
    <style:style style:name="T49_17" style:family="text">
      <style:text-properties fo:font-weight="bold" style:font-weight-asian="bold" style:font-weight-complex="bold"/>
    </style:style>
    <style:style style:name="T49_18" style:family="text">
      <style:text-properties fo:font-weight="bold" style:font-weight-asian="bold" style:font-weight-complex="bold"/>
    </style:style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P51" style:family="paragraph" style:parent-style-name="Standard">
      <style:paragraph-properties fo:text-align="left" fo:break-before="auto" fo:line-height="115%" style:writing-mode="rl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P52" style:family="paragraph" style:parent-style-name="Standard">
      <style:paragraph-properties fo:text-align="left" fo:break-before="auto" fo:line-height="115%" style:writing-mode="rl-tb"/>
    </style:style>
    <style:style style:name="P53" style:family="paragraph" style:parent-style-name="Standard">
      <style:paragraph-properties fo:text-align="left" fo:break-before="auto" fo:line-height="115%" style:writing-mode="rl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text-align="left" fo:break-before="auto" fo:line-height="115%" style:writing-mode="rl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>
      <style:text-properties fo:color="#1155cc" style:text-underline-style="solid" style:text-underline-color="font-color"/>
    </style:style>
    <style:style style:name="T57_6" style:family="text"/>
    <style:style style:name="T57_7" style:family="text">
      <style:text-properties fo:color="#1155cc" style:text-underline-style="solid" style:text-underline-color="font-color"/>
    </style:style>
    <style:style style:name="T57_8" style:family="text"/>
    <style:style style:name="T57_9" style:family="text">
      <style:text-properties fo:color="#1155cc" style:text-underline-style="solid" style:text-underline-color="font-color"/>
    </style:style>
    <style:style style:name="T57_10" style:family="text"/>
    <style:style style:name="T57_11" style:family="text">
      <style:text-properties fo:color="#1155cc" style:text-underline-style="solid" style:text-underline-color="font-color"/>
    </style:style>
    <style:style style:name="T57_12" style:family="text"/>
    <style:style style:name="T57_13" style:family="text">
      <style:text-properties fo:color="#1155cc" style:text-underline-style="solid" style:text-underline-color="font-color"/>
    </style:style>
    <style:style style:name="T57_14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text-align="left" fo:break-before="auto" fo:line-height="115%" style:writing-mode="rl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text-align="left" fo:break-before="auto" fo:line-height="115%" style:writing-mode="rl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P67" style:family="paragraph" style:parent-style-name="Standard">
      <style:paragraph-properties fo:text-align="left" fo:break-before="auto" fo:line-height="115%" style:writing-mode="rl-tb"/>
    </style:style>
    <style:style style:name="P68" style:family="paragraph" style:parent-style-name="Standard">
      <style:paragraph-properties fo:text-align="left" fo:break-before="auto" fo:line-height="115%" style:writing-mode="rl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text-align="left" fo:break-before="auto" fo:line-height="115%" style:writing-mode="rl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P78" style:family="paragraph" style:parent-style-name="Standard">
      <style:paragraph-properties fo:text-align="left" fo:break-before="auto" fo:line-height="115%" style:writing-mode="rl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P84" style:family="paragraph" style:parent-style-name="Standard">
      <style:paragraph-properties fo:text-align="left" fo:break-before="auto" fo:line-height="115%" style:writing-mode="rl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P85" style:family="paragraph" style:parent-style-name="Standard">
      <style:paragraph-properties fo:text-align="left" fo:break-before="auto" fo:line-height="115%" style:writing-mode="rl-tb"/>
    </style:style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P87" style:family="paragraph" style:parent-style-name="Standard">
      <style:paragraph-properties fo:text-align="left" fo:break-before="auto" fo:line-height="115%" style:writing-mode="rl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>
      <style:text-properties fo:font-weight="bold" style:font-weight-asian="bold" style:font-weight-complex="bold"/>
    </style:style>
    <style:style style:name="T87_42" style:family="text">
      <style:text-properties fo:font-weight="bold" style:font-weight-asian="bold" style:font-weight-complex="bold"/>
    </style:style>
    <style:style style:name="T87_43" style:family="text">
      <style:text-properties fo:font-weight="bold" style:font-weight-asian="bold" style:font-weight-complex="bold"/>
    </style:style>
    <style:style style:name="T87_44" style:family="text">
      <style:text-properties fo:font-weight="bold" style:font-weight-asian="bold" style:font-weight-complex="bold"/>
    </style:style>
    <style:style style:name="T87_45" style:family="text">
      <style:text-properties fo:font-weight="bold" style:font-weight-asian="bold" style:font-weight-complex="bold"/>
    </style:style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P90" style:family="paragraph" style:parent-style-name="Standard">
      <style:paragraph-properties fo:text-align="left" fo:break-before="auto" fo:line-height="115%" style:writing-mode="rl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P93" style:family="paragraph" style:parent-style-name="Standard">
      <style:paragraph-properties fo:text-align="left" fo:break-before="auto" fo:line-height="115%" style:writing-mode="rl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>
      <style:text-properties fo:font-weight="bold" style:font-weight-asian="bold" style:font-weight-complex="bold"/>
    </style:style>
    <style:style style:name="T93_10" style:family="text">
      <style:text-properties fo:font-weight="bold" style:font-weight-asian="bold" style:font-weight-complex="bold"/>
    </style:style>
    <style:style style:name="T93_11" style:family="text">
      <style:text-properties fo:font-weight="bold" style:font-weight-asian="bold" style:font-weight-complex="bold"/>
    </style:style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text-align="left" fo:break-before="auto" fo:line-height="115%" style:writing-mode="rl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P100" style:family="paragraph" style:parent-style-name="Standard">
      <style:paragraph-properties fo:text-align="left" fo:break-before="auto" fo:line-height="115%" style:writing-mode="rl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text-align="left" fo:break-before="auto" fo:line-height="115%" style:writing-mode="rl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text-align="left" fo:break-before="auto" fo:line-height="115%" style:writing-mode="rl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P107" style:family="paragraph" style:parent-style-name="Standard">
      <style:paragraph-properties fo:text-align="left" fo:break-before="auto" fo:line-height="115%" style:writing-mode="rl-tb"/>
    </style:style>
    <style:style style:name="P108" style:family="paragraph" style:parent-style-name="Standard">
      <style:paragraph-properties fo:text-align="left" fo:break-before="auto" fo:line-height="115%" style:writing-mode="rl-tb"/>
    </style:style>
    <style:style style:name="P109" style:family="paragraph" style:parent-style-name="Standard">
      <style:paragraph-properties fo:text-align="left" fo:break-before="auto" fo:line-height="115%" style:writing-mode="rl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>
      <style:text-properties fo:font-weight="bold" style:font-weight-asian="bold" style:font-weight-complex="bold"/>
    </style:style>
    <style:style style:name="T109_6" style:family="text">
      <style:text-properties fo:font-weight="bold" style:font-weight-asian="bold" style:font-weight-complex="bold"/>
    </style:style>
    <style:style style:name="T109_7" style:family="text">
      <style:text-properties fo:font-weight="bold" style:font-weight-asian="bold" style:font-weight-complex="bold"/>
    </style:style>
    <style:style style:name="T109_8" style:family="text">
      <style:text-properties fo:font-weight="bold" style:font-weight-asian="bold" style:font-weight-complex="bold"/>
    </style:style>
    <style:style style:name="T109_9" style:family="text">
      <style:text-properties fo:font-weight="bold" style:font-weight-asian="bold" style:font-weight-complex="bold"/>
    </style:style>
    <style:style style:name="T109_10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text-align="left" fo:break-before="auto" fo:line-height="115%" style:writing-mode="rl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P111" style:family="paragraph" style:parent-style-name="Standard">
      <style:paragraph-properties fo:text-align="left" fo:break-before="auto" fo:line-height="115%" style:writing-mode="rl-tb"/>
    </style:style>
    <style:style style:name="P112" style:family="paragraph" style:parent-style-name="Standard">
      <style:paragraph-properties fo:text-align="left" fo:break-before="auto" fo:line-height="115%" style:writing-mode="rl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P113" style:family="paragraph" style:parent-style-name="Standard">
      <style:paragraph-properties fo:text-align="left" fo:break-before="auto" fo:line-height="115%" style:writing-mode="rl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text-align="left" fo:break-before="auto" fo:line-height="115%" style:writing-mode="rl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P119" style:family="paragraph" style:parent-style-name="Standard">
      <style:paragraph-properties fo:text-align="left" fo:break-before="auto" fo:line-height="115%" style:writing-mode="rl-tb"/>
    </style:style>
    <style:style style:name="P120" style:family="paragraph" style:parent-style-name="Standard">
      <style:paragraph-properties fo:text-align="left" fo:break-before="auto" fo:line-height="115%" style:writing-mode="rl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P123" style:family="paragraph" style:parent-style-name="Standard">
      <style:paragraph-properties fo:text-align="left" fo:break-before="auto" fo:line-height="115%" style:writing-mode="rl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P126" style:family="paragraph" style:parent-style-name="Standard">
      <style:paragraph-properties fo:break-before="auto" fo:text-indent="1.27cm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text-align="left" fo:break-before="auto" fo:line-height="115%" style:writing-mode="rl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P131" style:family="paragraph" style:parent-style-name="Standard">
      <style:paragraph-properties fo:text-align="left" fo:break-before="auto" fo:line-height="115%" style:writing-mode="rl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P137" style:family="paragraph" style:parent-style-name="Standard">
      <style:paragraph-properties fo:text-align="left" fo:break-before="auto" fo:line-height="115%" style:writing-mode="rl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P140" style:family="paragraph" style:parent-style-name="Standard">
      <style:paragraph-properties fo:text-align="left" fo:break-before="auto" fo:line-height="115%" style:writing-mode="rl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text-align="left" fo:break-before="auto" fo:line-height="115%" style:writing-mode="rl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T146_7" style:family="text">
      <style:text-properties fo:font-weight="bold" style:font-weight-asian="bold" style:font-weight-complex="bold"/>
    </style:style>
    <style:style style:name="T146_8" style:family="text">
      <style:text-properties fo:font-weight="bold" style:font-weight-asian="bold" style:font-weight-complex="bold"/>
    </style:style>
    <style:style style:name="T146_9" style:family="text">
      <style:text-properties fo:font-weight="bold" style:font-weight-asian="bold" style:font-weight-complex="bold"/>
    </style:style>
    <style:style style:name="T146_10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text-align="left" fo:break-before="auto" fo:line-height="115%" style:writing-mode="rl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text-align="left" fo:break-before="auto" fo:line-height="115%" style:writing-mode="rl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P154" style:family="paragraph" style:parent-style-name="Standard">
      <style:paragraph-properties fo:text-align="left" fo:break-before="auto" fo:line-height="115%" style:writing-mode="rl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text-align="left" fo:break-before="auto" fo:line-height="115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P164" style:family="paragraph" style:parent-style-name="Standard">
      <style:paragraph-properties fo:text-align="left" fo:break-before="auto" fo:line-height="115%" style:writing-mode="rl-tb"/>
    </style:style>
    <style:style style:name="P165" style:family="paragraph" style:parent-style-name="Standard">
      <style:paragraph-properties fo:text-align="left" fo:break-before="auto" fo:line-height="115%" style:writing-mode="rl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P167" style:family="paragraph" style:parent-style-name="Standard">
      <style:paragraph-properties fo:text-align="left" fo:break-before="auto" fo:line-height="115%" style:writing-mode="rl-tb"/>
    </style:style>
    <style:style style:name="P168" style:family="paragraph" style:parent-style-name="Standard">
      <style:paragraph-properties fo:text-align="left" fo:break-before="auto" fo:line-height="115%" style:writing-mode="rl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text-align="left" fo:break-before="auto" fo:line-height="115%" style:writing-mode="rl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/>
    <style:style style:name="T173_90" style:family="text"/>
    <style:style style:name="T173_91" style:family="text"/>
    <style:style style:name="T173_92" style:family="text"/>
    <style:style style:name="T173_93" style:family="text"/>
    <style:style style:name="T173_94" style:family="text"/>
    <style:style style:name="T173_95" style:family="text"/>
    <style:style style:name="T173_96" style:family="text"/>
    <style:style style:name="T173_97" style:family="text"/>
    <style:style style:name="T173_98" style:family="text"/>
    <style:style style:name="T173_99" style:family="text"/>
    <style:style style:name="T173_100" style:family="text"/>
    <style:style style:name="T173_101" style:family="text"/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P175" style:family="paragraph" style:parent-style-name="Standard">
      <style:paragraph-properties fo:text-align="left" fo:break-before="auto" fo:line-height="115%" style:writing-mode="rl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P176" style:family="paragraph" style:parent-style-name="Standard">
      <style:paragraph-properties fo:text-align="left" fo:break-before="auto" fo:line-height="115%" style:writing-mode="rl-tb"/>
    </style:style>
    <style:style style:name="P177" style:family="paragraph" style:parent-style-name="Standard">
      <style:paragraph-properties fo:text-align="center" fo:break-before="auto" fo:line-height="115%" style:writing-mode="rl-tb"/>
    </style:style>
    <style:style style:name="P178" style:family="paragraph" style:parent-style-name="Standard">
      <style:paragraph-properties fo:text-align="left" fo:break-before="auto" fo:line-height="115%" style:writing-mode="rl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P181" style:family="paragraph" style:parent-style-name="Standard">
      <style:paragraph-properties fo:text-align="left" fo:break-before="auto" fo:line-height="115%" style:writing-mode="rl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P182" style:family="paragraph" style:parent-style-name="Standard">
      <style:paragraph-properties fo:text-align="left" fo:break-before="auto" fo:line-height="115%" style:writing-mode="rl-tb"/>
    </style:style>
    <style:style style:name="P183" style:family="paragraph" style:parent-style-name="Standard">
      <style:paragraph-properties fo:text-align="left" fo:break-before="auto" fo:line-height="115%" style:writing-mode="rl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P184" style:family="paragraph" style:parent-style-name="Standard">
      <style:paragraph-properties fo:text-align="left" fo:break-before="auto" fo:line-height="115%" style:writing-mode="rl-tb"/>
    </style:style>
    <style:style style:name="P185" style:family="paragraph" style:parent-style-name="Standard">
      <style:paragraph-properties fo:text-align="left" fo:break-before="auto" fo:line-height="115%" style:writing-mode="rl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P186" style:family="paragraph" style:parent-style-name="Standard">
      <style:paragraph-properties fo:text-align="left" fo:break-before="auto" fo:line-height="115%" style:writing-mode="rl-tb"/>
    </style:style>
    <style:style style:name="P187" style:family="paragraph" style:parent-style-name="Standard">
      <style:paragraph-properties fo:text-align="left" fo:break-before="auto" fo:line-height="115%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P188" style:family="paragraph" style:parent-style-name="Standard">
      <style:paragraph-properties fo:text-align="left" fo:break-before="auto" fo:line-height="115%" style:writing-mode="rl-tb"/>
    </style:style>
    <style:style style:name="P189" style:family="paragraph" style:parent-style-name="Standard">
      <style:paragraph-properties fo:text-align="left" fo:break-before="auto" fo:line-height="115%" style:writing-mode="rl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P190" style:family="paragraph" style:parent-style-name="Standard">
      <style:paragraph-properties fo:text-align="left" fo:break-before="auto" fo:line-height="115%" style:writing-mode="rl-tb"/>
    </style:style>
    <style:style style:name="P191" style:family="paragraph" style:parent-style-name="Standard">
      <style:paragraph-properties fo:text-align="left" fo:break-before="auto" fo:line-height="115%" style:writing-mode="rl-tb"/>
    </style:style>
    <style:style style:name="P192" style:family="paragraph" style:parent-style-name="Standard">
      <style:paragraph-properties fo:text-align="left" fo:break-before="auto" fo:line-height="115%" style:writing-mode="rl-tb"/>
    </style:style>
    <style:style style:name="T192_1" style:family="text">
      <style:text-properties fo:font-weight="bold" style:font-weight-asian="bold" style:font-weight-complex="bold"/>
    </style:style>
    <style:style style:name="T192_2" style:family="text">
      <style:text-properties fo:font-weight="bold" style:font-weight-asian="bold" style:font-weight-complex="bold"/>
    </style:style>
    <style:style style:name="T192_3" style:family="text">
      <style:text-properties fo:font-weight="bold" style:font-weight-asian="bold" style:font-weight-complex="bold"/>
    </style:style>
    <style:style style:name="T192_4" style:family="text">
      <style:text-properties fo:font-weight="bold" style:font-weight-asian="bold" style:font-weight-complex="bold"/>
    </style:style>
    <style:style style:name="T192_5" style:family="text">
      <style:text-properties fo:font-weight="bold" style:font-weight-asian="bold" style:font-weight-complex="bold"/>
    </style:style>
    <style:style style:name="T192_6" style:family="text">
      <style:text-properties fo:font-weight="bold" style:font-weight-asian="bold" style:font-weight-complex="bold"/>
    </style:style>
    <style:style style:name="P193" style:family="paragraph" style:parent-style-name="Standard">
      <style:paragraph-properties fo:text-align="left" fo:break-before="auto" fo:line-height="115%" style:writing-mode="rl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T193_89" style:family="text"/>
    <style:style style:name="T193_90" style:family="text"/>
    <style:style style:name="T193_91" style:family="text"/>
    <style:style style:name="T193_92" style:family="text"/>
    <style:style style:name="T193_93" style:family="text"/>
    <style:style style:name="T193_94" style:family="text"/>
    <style:style style:name="T193_95" style:family="text"/>
    <style:style style:name="T193_96" style:family="text"/>
    <style:style style:name="T193_97" style:family="text"/>
    <style:style style:name="T193_98" style:family="text"/>
    <style:style style:name="T193_99" style:family="text"/>
    <style:style style:name="T193_100" style:family="text"/>
    <style:style style:name="T193_101" style:family="text"/>
    <style:style style:name="T193_102" style:family="text"/>
    <style:style style:name="T193_103" style:family="text"/>
    <style:style style:name="T193_104" style:family="text"/>
    <style:style style:name="T193_105" style:family="text"/>
    <style:style style:name="T193_106" style:family="text"/>
    <style:style style:name="T193_107" style:family="text"/>
    <style:style style:name="T193_108" style:family="text"/>
    <style:style style:name="T193_109" style:family="text"/>
    <style:style style:name="T193_110" style:family="text"/>
    <style:style style:name="T193_111" style:family="text"/>
    <style:style style:name="T193_112" style:family="text"/>
    <style:style style:name="T193_113" style:family="text"/>
    <style:style style:name="T193_114" style:family="text"/>
    <style:style style:name="T193_115" style:family="text"/>
    <style:style style:name="T193_116" style:family="text"/>
    <style:style style:name="T193_117" style:family="text"/>
    <style:style style:name="T193_118" style:family="text"/>
    <style:style style:name="T193_119" style:family="text"/>
    <style:style style:name="T193_120" style:family="text"/>
    <style:style style:name="T193_121" style:family="text"/>
    <style:style style:name="T193_122" style:family="text"/>
    <style:style style:name="T193_123" style:family="text"/>
    <style:style style:name="T193_124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text-align="left" fo:break-before="auto" fo:line-height="115%" style:writing-mode="rl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T199_62" style:family="text"/>
    <style:style style:name="T199_63" style:family="text"/>
    <style:style style:name="T199_64" style:family="text"/>
    <style:style style:name="T199_65" style:family="text"/>
    <style:style style:name="T199_66" style:family="text"/>
    <style:style style:name="T199_67" style:family="text"/>
    <style:style style:name="T199_68" style:family="text"/>
    <style:style style:name="T199_69" style:family="text"/>
    <style:style style:name="T199_70" style:family="text"/>
    <style:style style:name="T199_71" style:family="text"/>
    <style:style style:name="T199_72" style:family="text"/>
    <style:style style:name="T199_73" style:family="text"/>
    <style:style style:name="T199_74" style:family="text"/>
    <style:style style:name="T199_75" style:family="text"/>
    <style:style style:name="T199_76" style:family="text"/>
    <style:style style:name="T199_77" style:family="text"/>
    <style:style style:name="T199_78" style:family="text"/>
    <style:style style:name="T199_79" style:family="text"/>
    <style:style style:name="T199_80" style:family="text"/>
    <style:style style:name="P200" style:family="paragraph" style:parent-style-name="Standard">
      <style:paragraph-properties fo:text-align="left" fo:break-before="auto" fo:line-height="115%" style:writing-mode="rl-tb"/>
    </style:style>
    <style:style style:name="P201" style:family="paragraph" style:parent-style-name="Standard">
      <style:paragraph-properties fo:text-align="left" fo:break-before="auto" fo:line-height="115%" style:writing-mode="rl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P202" style:family="paragraph" style:parent-style-name="Standard">
      <style:paragraph-properties fo:text-align="left" fo:break-before="auto" fo:line-height="115%" style:writing-mode="rl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P203" style:family="paragraph" style:parent-style-name="Standard">
      <style:paragraph-properties fo:text-align="left" fo:break-before="auto" fo:line-height="115%" style:writing-mode="rl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P204" style:family="paragraph" style:parent-style-name="Standard">
      <style:paragraph-properties fo:text-align="left" fo:break-before="auto" fo:line-height="115%" style:writing-mode="rl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P205" style:family="paragraph" style:parent-style-name="Standard">
      <style:paragraph-properties fo:text-align="left" fo:break-before="auto" fo:line-height="115%" style:writing-mode="rl-tb"/>
    </style:style>
    <style:style style:name="P206" style:family="paragraph" style:parent-style-name="Standard">
      <style:paragraph-properties fo:text-align="left" fo:break-before="auto" fo:line-height="115%" style:writing-mode="rl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P207" style:family="paragraph" style:parent-style-name="Standard">
      <style:paragraph-properties fo:text-align="left" fo:break-before="auto" fo:line-height="115%" style:writing-mode="rl-tb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text-align="left" fo:break-before="auto" fo:line-height="115%" style:writing-mode="rl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P221" style:family="paragraph" style:parent-style-name="Standard">
      <style:paragraph-properties fo:text-align="left" fo:break-before="auto" fo:line-height="115%" style:writing-mode="rl-tb"/>
    </style:style>
    <style:style style:name="P222" style:family="paragraph" style:parent-style-name="Standard">
      <style:paragraph-properties fo:text-align="left" fo:break-before="auto" fo:line-height="115%" style:writing-mode="rl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P223" style:family="paragraph" style:parent-style-name="Standard">
      <style:paragraph-properties fo:text-align="left" fo:break-before="auto" fo:line-height="115%" style:writing-mode="rl-tb"/>
    </style:style>
    <style:style style:name="P224" style:family="paragraph" style:parent-style-name="Standard">
      <style:paragraph-properties fo:text-align="left" fo:break-before="auto" fo:line-height="115%" style:writing-mode="rl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P225" style:family="paragraph" style:parent-style-name="Standard">
      <style:paragraph-properties fo:text-align="left" fo:break-before="auto" fo:line-height="115%" style:writing-mode="rl-tb"/>
    </style:style>
    <style:style style:name="P226" style:family="paragraph" style:parent-style-name="Standard">
      <style:paragraph-properties fo:text-align="left" fo:break-before="auto" fo:line-height="115%" style:writing-mode="rl-tb"/>
    </style:style>
    <style:style style:name="T226_1" style:family="text">
      <style:text-properties fo:font-weight="bold" style:font-weight-asian="bold" style:font-weight-complex="bold"/>
    </style:style>
    <style:style style:name="T226_2" style:family="text">
      <style:text-properties fo:font-weight="bold" style:font-weight-asian="bold" style:font-weight-complex="bold"/>
    </style:style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T226_81" style:family="text"/>
    <style:style style:name="T226_82" style:family="text"/>
    <style:style style:name="T226_83" style:family="text"/>
    <style:style style:name="T226_84" style:family="text"/>
    <style:style style:name="T226_85" style:family="text"/>
    <style:style style:name="T226_86" style:family="text"/>
    <style:style style:name="T226_87" style:family="text"/>
    <style:style style:name="T226_88" style:family="text"/>
    <style:style style:name="T226_89" style:family="text"/>
    <style:style style:name="T226_90" style:family="text"/>
    <style:style style:name="T226_91" style:family="text"/>
    <style:style style:name="T226_92" style:family="text"/>
    <style:style style:name="T226_93" style:family="text"/>
    <style:style style:name="T226_94" style:family="text"/>
    <style:style style:name="T226_95" style:family="text"/>
    <style:style style:name="T226_96" style:family="text"/>
    <style:style style:name="T226_97" style:family="text"/>
    <style:style style:name="T226_98" style:family="text"/>
    <style:style style:name="T226_99" style:family="text"/>
    <style:style style:name="T226_100" style:family="text"/>
    <style:style style:name="T226_101" style:family="text"/>
    <style:style style:name="T226_102" style:family="text"/>
    <style:style style:name="T226_103" style:family="text"/>
    <style:style style:name="T226_104" style:family="text"/>
    <style:style style:name="T226_105" style:family="text"/>
    <style:style style:name="T226_106" style:family="text"/>
    <style:style style:name="T226_107" style:family="text"/>
    <style:style style:name="T226_108" style:family="text"/>
    <style:style style:name="T226_109" style:family="text"/>
    <style:style style:name="T226_110" style:family="text"/>
    <style:style style:name="T226_111" style:family="text"/>
    <style:style style:name="T226_112" style:family="text"/>
    <style:style style:name="T226_113" style:family="text"/>
    <style:style style:name="T226_114" style:family="text"/>
    <style:style style:name="T226_115" style:family="text"/>
    <style:style style:name="T226_116" style:family="text"/>
    <style:style style:name="T226_117" style:family="text"/>
    <style:style style:name="T226_118" style:family="text"/>
    <style:style style:name="T226_119" style:family="text"/>
    <style:style style:name="T226_120" style:family="text"/>
    <style:style style:name="T226_121" style:family="text"/>
    <style:style style:name="T226_122" style:family="text"/>
    <style:style style:name="T226_123" style:family="text"/>
    <style:style style:name="T226_124" style:family="text"/>
    <style:style style:name="T226_125" style:family="text"/>
    <style:style style:name="T226_126" style:family="text"/>
    <style:style style:name="T226_127" style:family="text"/>
    <style:style style:name="T226_128" style:family="text"/>
    <style:style style:name="T226_129" style:family="text"/>
    <style:style style:name="T226_130" style:family="text"/>
    <style:style style:name="T226_131" style:family="text"/>
    <style:style style:name="T226_132" style:family="text"/>
    <style:style style:name="T226_133" style:family="text"/>
    <style:style style:name="T226_134" style:family="text"/>
    <style:style style:name="T226_135" style:family="text"/>
    <style:style style:name="T226_136" style:family="text"/>
    <style:style style:name="T226_137" style:family="text"/>
    <style:style style:name="T226_138" style:family="text"/>
    <style:style style:name="T226_139" style:family="text"/>
    <style:style style:name="T226_140" style:family="text"/>
    <style:style style:name="T226_141" style:family="text"/>
    <style:style style:name="T226_142" style:family="text"/>
    <style:style style:name="T226_143" style:family="text"/>
    <style:style style:name="T226_144" style:family="text"/>
    <style:style style:name="T226_145" style:family="text"/>
    <style:style style:name="T226_146" style:family="text"/>
    <style:style style:name="T226_147" style:family="text"/>
    <style:style style:name="T226_148" style:family="text"/>
    <style:style style:name="T226_149" style:family="text"/>
    <style:style style:name="P227" style:family="paragraph" style:parent-style-name="Standard">
      <style:paragraph-properties fo:text-align="left" fo:break-before="auto" fo:line-height="115%" style:writing-mode="rl-tb"/>
    </style:style>
    <style:style style:name="P228" style:family="paragraph" style:parent-style-name="Standard">
      <style:paragraph-properties fo:text-align="left" fo:break-before="auto" fo:line-height="115%" style:writing-mode="rl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T228_5" style:family="text">
      <style:text-properties fo:font-weight="bold" style:font-weight-asian="bold" style:font-weight-complex="bold"/>
    </style:style>
    <style:style style:name="T228_6" style:family="text">
      <style:text-properties fo:font-weight="bold" style:font-weight-asian="bold" style:font-weight-complex="bold"/>
    </style:style>
    <style:style style:name="T228_7" style:family="text">
      <style:text-properties fo:font-weight="bold" style:font-weight-asian="bold" style:font-weight-complex="bold"/>
    </style:style>
    <style:style style:name="T228_8" style:family="text">
      <style:text-properties fo:font-weight="bold" style:font-weight-asian="bold" style:font-weight-complex="bold"/>
    </style:style>
    <style:style style:name="T228_9" style:family="text">
      <style:text-properties fo:font-weight="bold" style:font-weight-asian="bold" style:font-weight-complex="bold"/>
    </style:style>
    <style:style style:name="T228_10" style:family="text">
      <style:text-properties fo:font-weight="bold" style:font-weight-asian="bold" style:font-weight-complex="bold"/>
    </style:style>
    <style:style style:name="P229" style:family="paragraph" style:parent-style-name="Standard">
      <style:paragraph-properties fo:text-align="left" fo:break-before="auto" fo:line-height="115%" style:writing-mode="rl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P230" style:family="paragraph" style:parent-style-name="Standard">
      <style:paragraph-properties fo:text-align="left" fo:break-before="auto" fo:line-height="115%" style:writing-mode="rl-tb"/>
    </style:style>
    <style:style style:name="P231" style:family="paragraph" style:parent-style-name="Standard">
      <style:paragraph-properties fo:text-align="left" fo:break-before="auto" fo:line-height="115%" style:writing-mode="rl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P232" style:family="paragraph" style:parent-style-name="Standard">
      <style:paragraph-properties fo:text-align="left" fo:break-before="auto" fo:line-height="115%" style:writing-mode="rl-tb"/>
    </style:style>
    <style:style style:name="P233" style:family="paragraph" style:parent-style-name="Standard">
      <style:paragraph-properties fo:text-align="left" fo:break-before="auto" fo:line-height="115%" style:writing-mode="rl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T233_67" style:family="text"/>
    <style:style style:name="T233_68" style:family="text"/>
    <style:style style:name="T233_69" style:family="text"/>
    <style:style style:name="T233_70" style:family="text"/>
    <style:style style:name="T233_71" style:family="text"/>
    <style:style style:name="T233_72" style:family="text"/>
    <style:style style:name="T233_73" style:family="text"/>
    <style:style style:name="T233_74" style:family="text"/>
    <style:style style:name="T233_75" style:family="text"/>
    <style:style style:name="T233_76" style:family="text"/>
    <style:style style:name="T233_77" style:family="text"/>
    <style:style style:name="T233_78" style:family="text"/>
    <style:style style:name="T233_79" style:family="text"/>
    <style:style style:name="T233_80" style:family="text"/>
    <style:style style:name="T233_81" style:family="text"/>
    <style:style style:name="T233_82" style:family="text"/>
    <style:style style:name="T233_83" style:family="text"/>
    <style:style style:name="T233_84" style:family="text"/>
    <style:style style:name="T233_85" style:family="text"/>
    <style:style style:name="T233_86" style:family="text"/>
    <style:style style:name="T233_87" style:family="text"/>
    <style:style style:name="T233_88" style:family="text"/>
    <style:style style:name="T233_89" style:family="text"/>
    <style:style style:name="T233_90" style:family="text"/>
    <style:style style:name="T233_91" style:family="text"/>
    <style:style style:name="T233_92" style:family="text"/>
    <style:style style:name="T233_93" style:family="text"/>
    <style:style style:name="T233_94" style:family="text"/>
    <style:style style:name="T233_95" style:family="text"/>
    <style:style style:name="T233_96" style:family="text"/>
    <style:style style:name="T233_97" style:family="text"/>
    <style:style style:name="T233_98" style:family="text"/>
    <style:style style:name="T233_99" style:family="text"/>
    <style:style style:name="T233_100" style:family="text"/>
    <style:style style:name="P234" style:family="paragraph" style:parent-style-name="Standard">
      <style:paragraph-properties fo:text-align="left" fo:break-before="auto" fo:line-height="115%" style:writing-mode="rl-tb"/>
    </style:style>
    <style:style style:name="P235" style:family="paragraph" style:parent-style-name="Standard">
      <style:paragraph-properties fo:text-align="left" fo:break-before="auto" fo:line-height="115%" style:writing-mode="rl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P236" style:family="paragraph" style:parent-style-name="Standard">
      <style:paragraph-properties fo:text-align="left" fo:break-before="auto" fo:line-height="115%" fo:margin-top="0cm" style:writing-mode="rl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P237" style:family="paragraph" style:parent-style-name="Standard">
      <style:paragraph-properties fo:text-align="left" fo:break-before="auto" fo:line-height="115%" fo:margin-top="0cm" style:writing-mode="rl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P238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P239" style:family="paragraph" style:parent-style-name="Standard">
      <style:paragraph-properties fo:text-align="left" fo:break-before="auto" fo:line-height="115%" style:writing-mode="rl-tb"/>
    </style:style>
    <style:style style:name="P240" style:family="paragraph" style:parent-style-name="Standard">
      <style:paragraph-properties fo:text-align="left" fo:break-before="auto" fo:line-height="115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T240_97" style:family="text"/>
    <style:style style:name="T240_98" style:family="text"/>
    <style:style style:name="T240_99" style:family="text"/>
    <style:style style:name="T240_100" style:family="text"/>
    <style:style style:name="T240_101" style:family="text"/>
    <style:style style:name="T240_102" style:family="text"/>
    <style:style style:name="T240_103" style:family="text"/>
    <style:style style:name="T240_104" style:family="text"/>
    <style:style style:name="T240_105" style:family="text"/>
    <style:style style:name="T240_106" style:family="text"/>
    <style:style style:name="T240_107" style:family="text"/>
    <style:style style:name="T240_108" style:family="text"/>
    <style:style style:name="T240_109" style:family="text"/>
    <style:style style:name="T240_110" style:family="text"/>
    <style:style style:name="T240_111" style:family="text"/>
    <style:style style:name="T240_112" style:family="text"/>
    <style:style style:name="T240_113" style:family="text"/>
    <style:style style:name="T240_114" style:family="text"/>
    <style:style style:name="T240_115" style:family="text"/>
    <style:style style:name="T240_116" style:family="text"/>
    <style:style style:name="P241" style:family="paragraph" style:parent-style-name="Standard">
      <style:paragraph-properties fo:text-align="left" fo:break-before="auto" fo:line-height="115%" style:writing-mode="rl-tb"/>
    </style:style>
    <style:style style:name="P242" style:family="paragraph" style:parent-style-name="Standard">
      <style:paragraph-properties fo:text-align="left" fo:break-before="auto" fo:line-height="115%" style:writing-mode="rl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text-align="left" fo:break-before="auto" fo:line-height="115%" style:writing-mode="rl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>
      <style:text-properties fo:font-weight="bold" style:font-weight-asian="bold" style:font-weight-complex="bold"/>
    </style:style>
    <style:style style:name="T243_24" style:family="text">
      <style:text-properties fo:font-weight="bold" style:font-weight-asian="bold" style:font-weight-complex="bold"/>
    </style:style>
    <style:style style:name="T243_25" style:family="text">
      <style:text-properties fo:font-weight="bold" style:font-weight-asian="bold" style:font-weight-complex="bold"/>
    </style:style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T243_79" style:family="text"/>
    <style:style style:name="T243_80" style:family="text"/>
    <style:style style:name="T243_81" style:family="text"/>
    <style:style style:name="T243_82" style:family="text"/>
    <style:style style:name="T243_83" style:family="text"/>
    <style:style style:name="T243_84" style:family="text"/>
    <style:style style:name="T243_85" style:family="text"/>
    <style:style style:name="T243_86" style:family="text"/>
    <style:style style:name="T243_87" style:family="text"/>
    <style:style style:name="T243_88" style:family="text"/>
    <style:style style:name="T243_89" style:family="text"/>
    <style:style style:name="T243_90" style:family="text"/>
    <style:style style:name="T243_91" style:family="text"/>
    <style:style style:name="T243_92" style:family="text"/>
    <style:style style:name="T243_93" style:family="text"/>
    <style:style style:name="T243_94" style:family="text"/>
    <style:style style:name="T243_95" style:family="text"/>
    <style:style style:name="T243_96" style:family="text"/>
    <style:style style:name="T243_97" style:family="text"/>
    <style:style style:name="T243_98" style:family="text"/>
    <style:style style:name="T243_99" style:family="text"/>
    <style:style style:name="T243_100" style:family="text"/>
    <style:style style:name="T243_101" style:family="text"/>
    <style:style style:name="T243_102" style:family="text"/>
    <style:style style:name="T243_103" style:family="text"/>
    <style:style style:name="T243_104" style:family="text"/>
    <style:style style:name="T243_105" style:family="text"/>
    <style:style style:name="T243_106" style:family="text"/>
    <style:style style:name="T243_107" style:family="text"/>
    <style:style style:name="T243_108" style:family="text"/>
    <style:style style:name="T243_109" style:family="text"/>
    <style:style style:name="T243_110" style:family="text"/>
    <style:style style:name="T243_111" style:family="text"/>
    <style:style style:name="T243_112" style:family="text"/>
    <style:style style:name="T243_113" style:family="text"/>
    <style:style style:name="T243_114" style:family="text"/>
    <style:style style:name="T243_115" style:family="text"/>
    <style:style style:name="T243_116" style:family="text"/>
    <style:style style:name="T243_117" style:family="text"/>
    <style:style style:name="T243_118" style:family="text"/>
    <style:style style:name="T243_119" style:family="text"/>
    <style:style style:name="T243_120" style:family="text"/>
    <style:style style:name="T243_121" style:family="text"/>
    <style:style style:name="T243_122" style:family="text"/>
    <style:style style:name="T243_123" style:family="text"/>
    <style:style style:name="T243_124" style:family="text"/>
    <style:style style:name="T243_125" style:family="text"/>
    <style:style style:name="T243_126" style:family="text"/>
    <style:style style:name="T243_127" style:family="text"/>
    <style:style style:name="T243_128" style:family="text"/>
    <style:style style:name="T243_129" style:family="text"/>
    <style:style style:name="T243_130" style:family="text"/>
    <style:style style:name="T243_131" style:family="text"/>
    <style:style style:name="T243_132" style:family="text"/>
    <style:style style:name="T243_133" style:family="text"/>
    <style:style style:name="T243_134" style:family="text"/>
    <style:style style:name="T243_135" style:family="text"/>
    <style:style style:name="T243_136" style:family="text"/>
    <style:style style:name="T243_137" style:family="text"/>
    <style:style style:name="T243_138" style:family="text"/>
    <style:style style:name="T243_139" style:family="text"/>
    <style:style style:name="T243_140" style:family="text"/>
    <style:style style:name="T243_141" style:family="text"/>
    <style:style style:name="T243_142" style:family="text"/>
    <style:style style:name="T243_143" style:family="text"/>
    <style:style style:name="T243_144" style:family="text"/>
    <style:style style:name="T243_145" style:family="text"/>
    <style:style style:name="T243_146" style:family="text"/>
    <style:style style:name="T243_147" style:family="text"/>
    <style:style style:name="T243_148" style:family="text"/>
    <style:style style:name="T243_149" style:family="text"/>
    <style:style style:name="T243_150" style:family="text"/>
    <style:style style:name="T243_151" style:family="text"/>
    <style:style style:name="T243_152" style:family="text"/>
    <style:style style:name="T243_153" style:family="text"/>
    <style:style style:name="T243_154" style:family="text"/>
    <style:style style:name="T243_155" style:family="text"/>
    <style:style style:name="T243_156" style:family="text"/>
    <style:style style:name="T243_157" style:family="text"/>
    <style:style style:name="T243_158" style:family="text"/>
    <style:style style:name="T243_159" style:family="text"/>
    <style:style style:name="T243_160" style:family="text"/>
    <style:style style:name="T243_161" style:family="text"/>
    <style:style style:name="T243_162" style:family="text"/>
    <style:style style:name="T243_163" style:family="text"/>
    <style:style style:name="T243_164" style:family="text"/>
    <style:style style:name="T243_165" style:family="text"/>
    <style:style style:name="T243_166" style:family="text"/>
    <style:style style:name="T243_167" style:family="text"/>
    <style:style style:name="T243_168" style:family="text"/>
    <style:style style:name="T243_169" style:family="text"/>
    <style:style style:name="T243_170" style:family="text"/>
    <style:style style:name="T243_171" style:family="text"/>
    <style:style style:name="T243_172" style:family="text"/>
    <style:style style:name="T243_173" style:family="text"/>
    <style:style style:name="T243_174" style:family="text"/>
    <style:style style:name="T243_175" style:family="text"/>
    <style:style style:name="T243_176" style:family="text"/>
    <style:style style:name="T243_177" style:family="text"/>
    <style:style style:name="T243_178" style:family="text"/>
    <style:style style:name="T243_179" style:family="text"/>
    <style:style style:name="T243_180" style:family="text"/>
    <style:style style:name="T243_181" style:family="text"/>
    <style:style style:name="T243_182" style:family="text"/>
    <style:style style:name="T243_183" style:family="text"/>
    <style:style style:name="T243_184" style:family="text"/>
    <style:style style:name="T243_185" style:family="text"/>
    <style:style style:name="T243_186" style:family="text"/>
    <style:style style:name="T243_187" style:family="text"/>
    <style:style style:name="T243_188" style:family="text"/>
    <style:style style:name="T243_189" style:family="text"/>
    <style:style style:name="T243_190" style:family="text"/>
    <style:style style:name="T243_191" style:family="text"/>
    <style:style style:name="T243_192" style:family="text"/>
    <style:style style:name="T243_193" style:family="text"/>
    <style:style style:name="T243_194" style:family="text"/>
    <style:style style:name="T243_195" style:family="text"/>
    <style:style style:name="T243_196" style:family="text"/>
    <style:style style:name="T243_197" style:family="text"/>
    <style:style style:name="T243_198" style:family="text"/>
    <style:style style:name="T243_199" style:family="text"/>
    <style:style style:name="T243_200" style:family="text"/>
    <style:style style:name="T243_201" style:family="text"/>
    <style:style style:name="T243_202" style:family="text"/>
    <style:style style:name="T243_203" style:family="text"/>
    <style:style style:name="T243_204" style:family="text"/>
    <style:style style:name="T243_205" style:family="text"/>
    <style:style style:name="T243_206" style:family="text"/>
    <style:style style:name="T243_207" style:family="text"/>
    <style:style style:name="T243_208" style:family="text"/>
    <style:style style:name="T243_209" style:family="text"/>
    <style:style style:name="T243_210" style:family="text"/>
    <style:style style:name="T243_211" style:family="text"/>
    <style:style style:name="T243_212" style:family="text"/>
    <style:style style:name="T243_213" style:family="text"/>
    <style:style style:name="T243_214" style:family="text"/>
    <style:style style:name="T243_215" style:family="text"/>
    <style:style style:name="T243_216" style:family="text"/>
    <style:style style:name="T243_217" style:family="text"/>
    <style:style style:name="T243_218" style:family="text"/>
    <style:style style:name="T243_219" style:family="text"/>
    <style:style style:name="T243_220" style:family="text"/>
    <style:style style:name="T243_221" style:family="text"/>
    <style:style style:name="T243_222" style:family="text"/>
    <style:style style:name="T243_223" style:family="text"/>
    <style:style style:name="T243_224" style:family="text"/>
    <style:style style:name="P244" style:family="paragraph" style:parent-style-name="Standard">
      <style:paragraph-properties fo:text-align="left" fo:break-before="auto" fo:line-height="115%" style:writing-mode="rl-tb"/>
    </style:style>
    <style:style style:name="P245" style:family="paragraph" style:parent-style-name="Standard">
      <style:paragraph-properties fo:text-align="left" fo:break-before="auto" fo:line-height="115%" style:writing-mode="rl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T245_93" style:family="text"/>
    <style:style style:name="T245_94" style:family="text"/>
    <style:style style:name="T245_95" style:family="text"/>
    <style:style style:name="T245_96" style:family="text"/>
    <style:style style:name="T245_97" style:family="text"/>
    <style:style style:name="T245_98" style:family="text"/>
    <style:style style:name="T245_99" style:family="text"/>
    <style:style style:name="T245_100" style:family="text"/>
    <style:style style:name="T245_101" style:family="text"/>
    <style:style style:name="T245_102" style:family="text"/>
    <style:style style:name="T245_103" style:family="text"/>
    <style:style style:name="T245_104" style:family="text"/>
    <style:style style:name="T245_105" style:family="text"/>
    <style:style style:name="T245_106" style:family="text"/>
    <style:style style:name="T245_107" style:family="text"/>
    <style:style style:name="T245_108" style:family="text"/>
    <style:style style:name="T245_109" style:family="text"/>
    <style:style style:name="T245_110" style:family="text"/>
    <style:style style:name="T245_111" style:family="text"/>
    <style:style style:name="T245_112" style:family="text"/>
    <style:style style:name="T245_113" style:family="text"/>
    <style:style style:name="T245_114" style:family="text">
      <style:text-properties fo:color="#1155cc" style:text-underline-style="solid" style:text-underline-color="font-color"/>
    </style:style>
    <style:style style:name="T245_115" style:family="text"/>
    <style:style style:name="T245_116" style:family="text">
      <style:text-properties fo:color="#1155cc" style:text-underline-style="solid" style:text-underline-color="font-color"/>
    </style:style>
    <style:style style:name="T245_117" style:family="text"/>
    <style:style style:name="T245_118" style:family="text">
      <style:text-properties fo:color="#1155cc" style:text-underline-style="solid" style:text-underline-color="font-color"/>
    </style:style>
    <style:style style:name="T245_119" style:family="text"/>
    <style:style style:name="T245_120" style:family="text">
      <style:text-properties fo:color="#1155cc" style:text-underline-style="solid" style:text-underline-color="font-color"/>
    </style:style>
    <style:style style:name="T245_121" style:family="text"/>
    <style:style style:name="T245_122" style:family="text">
      <style:text-properties fo:color="#1155cc" style:text-underline-style="solid" style:text-underline-color="font-color"/>
    </style:style>
    <style:style style:name="T245_123" style:family="text"/>
    <style:style style:name="T245_124" style:family="text">
      <style:text-properties fo:color="#1155cc" style:text-underline-style="solid" style:text-underline-color="font-color"/>
    </style:style>
    <style:style style:name="T245_125" style:family="text"/>
    <style:style style:name="T245_126" style:family="text">
      <style:text-properties fo:color="#1155cc" style:text-underline-style="solid" style:text-underline-color="font-color"/>
    </style:style>
    <style:style style:name="T245_127" style:family="text"/>
    <style:style style:name="T245_128" style:family="text">
      <style:text-properties fo:color="#1155cc" style:text-underline-style="solid" style:text-underline-color="font-color"/>
    </style:style>
    <style:style style:name="T245_129" style:family="text"/>
    <style:style style:name="T245_130" style:family="text">
      <style:text-properties fo:color="#1155cc" style:text-underline-style="solid" style:text-underline-color="font-color"/>
    </style:style>
    <style:style style:name="T245_131" style:family="text"/>
    <style:style style:name="T245_132" style:family="text">
      <style:text-properties fo:color="#1155cc" style:text-underline-style="solid" style:text-underline-color="font-color"/>
    </style:style>
    <style:style style:name="T245_133" style:family="text"/>
    <style:style style:name="T245_134" style:family="text">
      <style:text-properties fo:color="#1155cc" style:text-underline-style="solid" style:text-underline-color="font-color"/>
    </style:style>
    <style:style style:name="T245_135" style:family="text"/>
    <style:style style:name="T245_136" style:family="text">
      <style:text-properties fo:color="#1155cc" style:text-underline-style="solid" style:text-underline-color="font-color"/>
    </style:style>
    <style:style style:name="T245_137" style:family="text"/>
    <style:style style:name="T245_138" style:family="text">
      <style:text-properties fo:color="#1155cc" style:text-underline-style="solid" style:text-underline-color="font-color"/>
    </style:style>
    <style:style style:name="T245_139" style:family="text"/>
    <style:style style:name="T245_140" style:family="text">
      <style:text-properties fo:color="#1155cc" style:text-underline-style="solid" style:text-underline-color="font-color"/>
    </style:style>
    <style:style style:name="T245_141" style:family="text"/>
    <style:style style:name="T245_142" style:family="text">
      <style:text-properties fo:color="#1155cc" style:text-underline-style="solid" style:text-underline-color="font-color"/>
    </style:style>
    <style:style style:name="P246" style:family="paragraph" style:parent-style-name="Standard">
      <style:paragraph-properties fo:text-align="left" fo:break-before="auto" fo:line-height="115%" style:writing-mode="rl-tb"/>
    </style:style>
    <style:style style:name="P247" style:family="paragraph" style:parent-style-name="Standard">
      <style:paragraph-properties fo:text-align="left" fo:break-before="auto" fo:line-height="115%" style:writing-mode="rl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text-align="left" fo:break-before="auto" fo:line-height="115%" style:writing-mode="rl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P253" style:family="paragraph" style:parent-style-name="Standard">
      <style:paragraph-properties fo:text-align="left" fo:break-before="auto" fo:line-height="115%" style:writing-mode="rl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P257" style:family="paragraph" style:parent-style-name="Standard">
      <style:paragraph-properties fo:text-align="left" fo:break-before="auto" fo:line-height="115%" style:writing-mode="rl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P261" style:family="paragraph" style:parent-style-name="Standard">
      <style:paragraph-properties fo:text-align="left" fo:break-before="auto" fo:line-height="115%" style:writing-mode="rl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P266" style:family="paragraph" style:parent-style-name="Standard">
      <style:paragraph-properties fo:text-align="left" fo:break-before="auto" fo:line-height="115%" style:writing-mode="rl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text-align="left" fo:break-before="auto" fo:line-height="115%" style:writing-mode="rl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P271" style:family="paragraph" style:parent-style-name="Standard">
      <style:paragraph-properties fo:text-align="left" fo:break-before="auto" fo:line-height="115%" style:writing-mode="rl-tb"/>
    </style:style>
    <style:style style:name="P272" style:family="paragraph" style:parent-style-name="Standard">
      <style:paragraph-properties fo:text-align="left" fo:break-before="auto" fo:line-height="115%" style:writing-mode="rl-tb"/>
    </style:style>
    <style:style style:name="P273" style:family="paragraph" style:parent-style-name="Standard">
      <style:paragraph-properties fo:text-align="left" fo:break-before="auto" fo:line-height="115%" style:writing-mode="rl-tb"/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>
      <style:text-properties fo:font-weight="bold" style:font-weight-asian="bold" style:font-weight-complex="bold"/>
    </style:style>
    <style:style style:name="T273_4" style:family="text">
      <style:text-properties fo:font-weight="bold" style:font-weight-asian="bold" style:font-weight-complex="bold"/>
    </style:style>
    <style:style style:name="P274" style:family="paragraph" style:parent-style-name="Standard">
      <style:paragraph-properties fo:text-align="left" fo:break-before="auto" fo:line-height="115%" style:writing-mode="rl-tb"/>
    </style:style>
    <style:style style:name="T274_1" style:family="text">
      <style:text-properties fo:font-weight="bold" style:font-weight-asian="bold" style:font-weight-complex="bold"/>
    </style:style>
    <style:style style:name="T274_2" style:family="text">
      <style:text-properties fo:font-weight="bold" style:font-weight-asian="bold" style:font-weight-complex="bold"/>
    </style:style>
    <style:style style:name="T274_3" style:family="text">
      <style:text-properties fo:font-weight="bold" style:font-weight-asian="bold" style:font-weight-complex="bold"/>
    </style:style>
    <style:style style:name="T274_4" style:family="text">
      <style:text-properties fo:font-weight="bold" style:font-weight-asian="bold" style:font-weight-complex="bold"/>
    </style:style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P275" style:family="paragraph" style:parent-style-name="Standard">
      <style:paragraph-properties fo:text-align="left" fo:break-before="auto" fo:line-height="115%" style:writing-mode="rl-tb"/>
    </style:style>
    <style:style style:name="T275_1" style:family="text">
      <style:text-properties fo:font-weight="bold" style:font-weight-asian="bold" style:font-weight-complex="bold"/>
    </style:style>
    <style:style style:name="T275_2" style:family="text">
      <style:text-properties fo:font-weight="bold" style:font-weight-asian="bold" style:font-weight-complex="bold"/>
    </style:style>
    <style:style style:name="T275_3" style:family="text">
      <style:text-properties fo:font-weight="bold" style:font-weight-asian="bold" style:font-weight-complex="bold"/>
    </style:style>
    <style:style style:name="T275_4" style:family="text">
      <style:text-properties fo:font-weight="bold" style:font-weight-asian="bold" style:font-weight-complex="bold"/>
    </style:style>
    <style:style style:name="T275_5" style:family="text">
      <style:text-properties fo:font-weight="bold" style:font-weight-asian="bold" style:font-weight-complex="bold"/>
    </style:style>
    <style:style style:name="T275_6" style:family="text">
      <style:text-properties fo:font-weight="bold" style:font-weight-asian="bold" style:font-weight-complex="bold"/>
    </style:style>
    <style:style style:name="T275_7" style:family="text">
      <style:text-properties fo:font-weight="bold" style:font-weight-asian="bold" style:font-weight-complex="bold"/>
    </style:style>
    <style:style style:name="T275_8" style:family="text">
      <style:text-properties fo:font-weight="bold" style:font-weight-asian="bold" style:font-weight-complex="bold"/>
    </style:style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P276" style:family="paragraph" style:parent-style-name="Standard">
      <style:paragraph-properties fo:text-align="left" fo:break-before="auto" fo:line-height="115%" style:writing-mode="rl-tb"/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T276_4" style:family="text">
      <style:text-properties fo:font-weight="bold" style:font-weight-asian="bold" style:font-weight-complex="bold"/>
    </style:style>
    <style:style style:name="T276_5" style:family="text">
      <style:text-properties fo:font-weight="bold" style:font-weight-asian="bold" style:font-weight-complex="bold"/>
    </style:style>
    <style:style style:name="T276_6" style:family="text">
      <style:text-properties fo:font-weight="bold" style:font-weight-asian="bold" style:font-weight-complex="bold"/>
    </style:style>
    <style:style style:name="T276_7" style:family="text">
      <style:text-properties fo:font-weight="bold" style:font-weight-asian="bold" style:font-weight-complex="bold"/>
    </style:style>
    <style:style style:name="T276_8" style:family="text">
      <style:text-properties fo:font-weight="bold" style:font-weight-asian="bold" style:font-weight-complex="bold"/>
    </style:style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P277" style:family="paragraph" style:parent-style-name="Standard">
      <style:paragraph-properties fo:text-align="left" fo:break-before="auto" fo:line-height="115%" style:writing-mode="rl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>
      <style:text-properties fo:font-weight="bold" style:font-weight-asian="bold" style:font-weight-complex="bold"/>
    </style:style>
    <style:style style:name="T277_4" style:family="text">
      <style:text-properties fo:font-weight="bold" style:font-weight-asian="bold" style:font-weight-complex="bold"/>
    </style:style>
    <style:style style:name="T277_5" style:family="text">
      <style:text-properties fo:font-weight="bold" style:font-weight-asian="bold" style:font-weight-complex="bold"/>
    </style:style>
    <style:style style:name="T277_6" style:family="text">
      <style:text-properties fo:font-weight="bold" style:font-weight-asian="bold" style:font-weight-complex="bold"/>
    </style:style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P278" style:family="paragraph" style:parent-style-name="Standard">
      <style:paragraph-properties fo:text-align="left" fo:break-before="auto" fo:line-height="115%" style:writing-mode="rl-tb"/>
    </style:style>
    <style:style style:name="T278_1" style:family="text">
      <style:text-properties fo:font-weight="bold" style:font-weight-asian="bold" style:font-weight-complex="bold"/>
    </style:style>
    <style:style style:name="T278_2" style:family="text">
      <style:text-properties fo:font-weight="bold" style:font-weight-asian="bold" style:font-weight-complex="bold"/>
    </style:style>
    <style:style style:name="T278_3" style:family="text"/>
    <style:style style:name="T278_4" style:family="text"/>
    <style:style style:name="T278_5" style:family="text"/>
    <style:style style:name="T278_6" style:family="text">
      <style:text-properties fo:font-size="10pt" style:font-size-asian="10pt" style:font-size-complex="10pt"/>
    </style:style>
    <style:style style:name="T278_7" style:family="text">
      <style:text-properties fo:font-size="10pt" style:font-size-asian="10pt" style:font-size-complex="10pt"/>
    </style:style>
    <style:style style:name="T278_8" style:family="text">
      <style:text-properties fo:font-size="10pt" style:font-size-asian="10pt" style:font-size-complex="10pt"/>
    </style:style>
    <style:style style:name="T278_9" style:family="text">
      <style:text-properties fo:font-size="10pt" style:font-size-asian="10pt" style:font-size-complex="10pt"/>
    </style:style>
    <style:style style:name="T278_10" style:family="text">
      <style:text-properties fo:font-size="10pt" style:font-size-asian="10pt" style:font-size-complex="10pt"/>
    </style:style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P279" style:family="paragraph" style:parent-style-name="Standard">
      <style:paragraph-properties fo:text-align="left" fo:break-before="auto" fo:line-height="115%" style:writing-mode="rl-tb"/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>
      <style:text-properties fo:font-weight="bold" style:font-weight-asian="bold" style:font-weight-complex="bold"/>
    </style:style>
    <style:style style:name="T279_6" style:family="text">
      <style:text-properties fo:font-weight="bold" style:font-weight-asian="bold" style:font-weight-complex="bold"/>
    </style:style>
    <style:style style:name="T279_7" style:family="text">
      <style:text-properties fo:font-weight="bold" style:font-weight-asian="bold" style:font-weight-complex="bold"/>
    </style:style>
    <style:style style:name="T279_8" style:family="text">
      <style:text-properties fo:font-weight="bold" style:font-weight-asian="bold" style:font-weight-complex="bold"/>
    </style:style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P280" style:family="paragraph" style:parent-style-name="Standard">
      <style:paragraph-properties fo:text-align="left" fo:break-before="auto" fo:line-height="115%" style:writing-mode="rl-tb"/>
    </style:style>
    <style:style style:name="T280_1" style:family="text">
      <style:text-properties fo:font-weight="bold" style:font-weight-asian="bold" style:font-weight-complex="bold"/>
    </style:style>
    <style:style style:name="T280_2" style:family="text">
      <style:text-properties fo:font-weight="bold" style:font-weight-asian="bold" style:font-weight-complex="bold"/>
    </style:style>
    <style:style style:name="T280_3" style:family="text">
      <style:text-properties fo:font-weight="bold" style:font-weight-asian="bold" style:font-weight-complex="bold"/>
    </style:style>
    <style:style style:name="T280_4" style:family="text">
      <style:text-properties fo:font-weight="bold" style:font-weight-asian="bold" style:font-weight-complex="bold"/>
    </style:style>
    <style:style style:name="T280_5" style:family="text">
      <style:text-properties fo:font-weight="bold" style:font-weight-asian="bold" style:font-weight-complex="bold"/>
    </style:style>
    <style:style style:name="T280_6" style:family="text">
      <style:text-properties fo:font-weight="bold" style:font-weight-asian="bold" style:font-weight-complex="bold"/>
    </style:style>
    <style:style style:name="T280_7" style:family="text">
      <style:text-properties fo:font-weight="bold" style:font-weight-asian="bold" style:font-weight-complex="bold"/>
    </style:style>
    <style:style style:name="T280_8" style:family="text">
      <style:text-properties fo:font-weight="bold" style:font-weight-asian="bold" style:font-weight-complex="bold"/>
    </style:style>
    <style:style style:name="T280_9" style:family="text">
      <style:text-properties fo:font-weight="bold" style:font-weight-asian="bold" style:font-weight-complex="bold"/>
    </style:style>
    <style:style style:name="T280_10" style:family="text">
      <style:text-properties fo:font-weight="bold" style:font-weight-asian="bold" style:font-weight-complex="bold"/>
    </style:style>
    <style:style style:name="T280_11" style:family="text">
      <style:text-properties fo:font-weight="bold" style:font-weight-asian="bold" style:font-weight-complex="bold"/>
    </style:style>
    <style:style style:name="T280_12" style:family="text">
      <style:text-properties fo:font-weight="bold" style:font-weight-asian="bold" style:font-weight-complex="bold"/>
    </style:style>
    <style:style style:name="T280_13" style:family="text">
      <style:text-properties fo:font-weight="bold" style:font-weight-asian="bold" style:font-weight-complex="bold"/>
    </style:style>
    <style:style style:name="T280_14" style:family="text">
      <style:text-properties fo:font-weight="bold" style:font-weight-asian="bold" style:font-weight-complex="bold"/>
    </style:style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P281" style:family="paragraph" style:parent-style-name="Standard">
      <style:paragraph-properties fo:text-align="left" fo:break-before="auto" fo:line-height="115%" style:writing-mode="rl-tb"/>
    </style:style>
    <style:style style:name="P282" style:family="paragraph" style:parent-style-name="Standard">
      <style:paragraph-properties fo:text-align="left" fo:break-before="auto" fo:line-height="115%" style:writing-mode="rl-tb"/>
    </style:style>
    <style:style style:name="P283" style:family="paragraph" style:parent-style-name="Standard">
      <style:paragraph-properties fo:text-align="left" fo:break-before="auto" fo:line-height="115%" style:writing-mode="rl-tb"/>
    </style:style>
    <style:style style:name="T283_1" style:family="text">
      <style:text-properties fo:font-weight="bold" style:font-weight-asian="bold" style:font-weight-complex="bold"/>
    </style:style>
    <style:style style:name="T283_2" style:family="text">
      <style:text-properties fo:font-weight="bold" style:font-weight-asian="bold" style:font-weight-complex="bold"/>
    </style:style>
    <style:style style:name="T283_3" style:family="text">
      <style:text-properties fo:font-weight="bold" style:font-weight-asian="bold" style:font-weight-complex="bold"/>
    </style:style>
    <style:style style:name="T283_4" style:family="text">
      <style:text-properties fo:font-weight="bold" style:font-weight-asian="bold" style:font-weight-complex="bold"/>
    </style:style>
    <style:style style:name="P284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85" style:family="paragraph" style:parent-style-name="Standard">
      <style:paragraph-properties fo:text-align="left" fo:break-before="auto" fo:line-height="115%" style:writing-mode="rl-tb"/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P286" style:family="paragraph" style:parent-style-name="Standard">
      <style:paragraph-properties fo:text-align="left" fo:break-before="auto" fo:line-height="115%" style:writing-mode="rl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T286_63" style:family="text"/>
    <style:style style:name="T286_64" style:family="text"/>
    <style:style style:name="T286_65" style:family="text"/>
    <style:style style:name="T286_66" style:family="text"/>
    <style:style style:name="T286_67" style:family="text"/>
    <style:style style:name="T286_68" style:family="text"/>
    <style:style style:name="T286_69" style:family="text"/>
    <style:style style:name="T286_70" style:family="text"/>
    <style:style style:name="T286_71" style:family="text"/>
    <style:style style:name="T286_72" style:family="text"/>
    <style:style style:name="T286_73" style:family="text"/>
    <style:style style:name="T286_74" style:family="text"/>
    <style:style style:name="T286_75" style:family="text"/>
    <style:style style:name="T286_76" style:family="text"/>
    <style:style style:name="T286_77" style:family="text"/>
    <style:style style:name="T286_78" style:family="text"/>
    <style:style style:name="T286_79" style:family="text"/>
    <style:style style:name="T286_80" style:family="text"/>
    <style:style style:name="T286_81" style:family="text"/>
    <style:style style:name="T286_82" style:family="text"/>
    <style:style style:name="T286_83" style:family="text"/>
    <style:style style:name="T286_84" style:family="text"/>
    <style:style style:name="T286_85" style:family="text"/>
    <style:style style:name="T286_86" style:family="text"/>
    <style:style style:name="T286_87" style:family="text"/>
    <style:style style:name="T286_88" style:family="text"/>
    <style:style style:name="T286_89" style:family="text"/>
    <style:style style:name="T286_90" style:family="text"/>
    <style:style style:name="T286_91" style:family="text"/>
    <style:style style:name="T286_92" style:family="text"/>
    <style:style style:name="T286_93" style:family="text"/>
    <style:style style:name="T286_94" style:family="text"/>
    <style:style style:name="T286_95" style:family="text"/>
    <style:style style:name="T286_96" style:family="text"/>
    <style:style style:name="T286_97" style:family="text"/>
    <style:style style:name="T286_98" style:family="text"/>
    <style:style style:name="T286_99" style:family="text"/>
    <style:style style:name="T286_100" style:family="text"/>
    <style:style style:name="T286_101" style:family="text"/>
    <style:style style:name="T286_102" style:family="text"/>
    <style:style style:name="T286_103" style:family="text"/>
    <style:style style:name="T286_104" style:family="text"/>
    <style:style style:name="T286_105" style:family="text"/>
    <style:style style:name="T286_106" style:family="text"/>
    <style:style style:name="T286_107" style:family="text"/>
    <style:style style:name="T286_108" style:family="text"/>
    <style:style style:name="T286_109" style:family="text"/>
    <style:style style:name="T286_110" style:family="text"/>
    <style:style style:name="T286_111" style:family="text"/>
    <style:style style:name="T286_112" style:family="text"/>
    <style:style style:name="T286_113" style:family="text"/>
    <style:style style:name="T286_114" style:family="text"/>
    <style:style style:name="T286_115" style:family="text"/>
    <style:style style:name="T286_116" style:family="text"/>
    <style:style style:name="T286_117" style:family="text"/>
    <style:style style:name="T286_118" style:family="text"/>
    <style:style style:name="T286_119" style:family="text"/>
    <style:style style:name="T286_120" style:family="text">
      <style:text-properties fo:color="#1155cc" style:text-underline-style="solid" style:text-underline-color="font-color"/>
    </style:style>
    <style:style style:name="T286_121" style:family="text"/>
    <style:style style:name="T286_122" style:family="text">
      <style:text-properties fo:color="#1155cc" style:text-underline-style="solid" style:text-underline-color="font-color"/>
    </style:style>
    <style:style style:name="T286_123" style:family="text"/>
    <style:style style:name="T286_124" style:family="text">
      <style:text-properties fo:color="#1155cc" style:text-underline-style="solid" style:text-underline-color="font-color"/>
    </style:style>
    <style:style style:name="T286_125" style:family="text"/>
    <style:style style:name="T286_126" style:family="text">
      <style:text-properties fo:color="#1155cc" style:text-underline-style="solid" style:text-underline-color="font-color"/>
    </style:style>
    <style:style style:name="T286_127" style:family="text"/>
    <style:style style:name="T286_128" style:family="text">
      <style:text-properties fo:color="#1155cc" style:text-underline-style="solid" style:text-underline-color="font-color"/>
    </style:style>
    <style:style style:name="T286_129" style:family="text"/>
    <style:style style:name="T286_130" style:family="text">
      <style:text-properties fo:color="#1155cc" style:text-underline-style="solid" style:text-underline-color="font-color"/>
    </style:style>
    <style:style style:name="T286_131" style:family="text"/>
    <style:style style:name="T286_132" style:family="text">
      <style:text-properties fo:color="#1155cc" style:text-underline-style="solid" style:text-underline-color="font-color"/>
    </style:style>
    <style:style style:name="T286_133" style:family="text"/>
    <style:style style:name="T286_134" style:family="text">
      <style:text-properties fo:color="#1155cc" style:text-underline-style="solid" style:text-underline-color="font-color"/>
    </style:style>
    <style:style style:name="T286_135" style:family="text"/>
    <style:style style:name="T286_136" style:family="text">
      <style:text-properties fo:color="#1155cc" style:text-underline-style="solid" style:text-underline-color="font-color"/>
    </style:style>
    <style:style style:name="T286_137" style:family="text"/>
    <style:style style:name="T286_138" style:family="text">
      <style:text-properties fo:color="#1155cc" style:text-underline-style="solid" style:text-underline-color="font-color"/>
    </style:style>
    <style:style style:name="T286_139" style:family="text"/>
    <style:style style:name="T286_140" style:family="text">
      <style:text-properties fo:color="#1155cc" style:text-underline-style="solid" style:text-underline-color="font-color"/>
    </style:style>
    <style:style style:name="T286_141" style:family="text"/>
    <style:style style:name="T286_142" style:family="text">
      <style:text-properties fo:color="#1155cc" style:text-underline-style="solid" style:text-underline-color="font-color"/>
    </style:style>
    <style:style style:name="T286_143" style:family="text"/>
    <style:style style:name="T286_144" style:family="text">
      <style:text-properties fo:color="#1155cc" style:text-underline-style="solid" style:text-underline-color="font-color"/>
    </style:style>
    <style:style style:name="T286_145" style:family="text"/>
    <style:style style:name="T286_146" style:family="text"/>
    <style:style style:name="T286_147" style:family="text"/>
    <style:style style:name="T286_148" style:family="text"/>
    <style:style style:name="T286_149" style:family="text"/>
    <style:style style:name="T286_150" style:family="text"/>
    <style:style style:name="T286_151" style:family="text">
      <style:text-properties fo:color="#1155cc" style:text-underline-style="solid" style:text-underline-color="font-color"/>
    </style:style>
    <style:style style:name="T286_152" style:family="text"/>
    <style:style style:name="T286_153" style:family="text">
      <style:text-properties fo:color="#1155cc" style:text-underline-style="solid" style:text-underline-color="font-color"/>
    </style:style>
    <style:style style:name="T286_154" style:family="text"/>
    <style:style style:name="T286_155" style:family="text">
      <style:text-properties fo:color="#1155cc" style:text-underline-style="solid" style:text-underline-color="font-color"/>
    </style:style>
    <style:style style:name="T286_156" style:family="text"/>
    <style:style style:name="T286_157" style:family="text">
      <style:text-properties fo:color="#1155cc" style:text-underline-style="solid" style:text-underline-color="font-color"/>
    </style:style>
    <style:style style:name="T286_158" style:family="text"/>
    <style:style style:name="T286_159" style:family="text">
      <style:text-properties fo:color="#1155cc" style:text-underline-style="solid" style:text-underline-color="font-color"/>
    </style:style>
    <style:style style:name="T286_160" style:family="text"/>
    <style:style style:name="T286_161" style:family="text">
      <style:text-properties fo:color="#1155cc" style:text-underline-style="solid" style:text-underline-color="font-color"/>
    </style:style>
    <style:style style:name="T286_162" style:family="text"/>
    <style:style style:name="T286_163" style:family="text">
      <style:text-properties fo:color="#1155cc" style:text-underline-style="solid" style:text-underline-color="font-color"/>
    </style:style>
    <style:style style:name="T286_164" style:family="text"/>
    <style:style style:name="T286_165" style:family="text">
      <style:text-properties fo:color="#1155cc" style:text-underline-style="solid" style:text-underline-color="font-color"/>
    </style:style>
    <style:style style:name="T286_166" style:family="text"/>
    <style:style style:name="T286_167" style:family="text">
      <style:text-properties fo:color="#1155cc" style:text-underline-style="solid" style:text-underline-color="font-color"/>
    </style:style>
    <style:style style:name="T286_168" style:family="text"/>
    <style:style style:name="T286_169" style:family="text">
      <style:text-properties fo:color="#1155cc" style:text-underline-style="solid" style:text-underline-color="font-color"/>
    </style:style>
    <style:style style:name="T286_170" style:family="text"/>
    <style:style style:name="T286_171" style:family="text">
      <style:text-properties fo:color="#1155cc" style:text-underline-style="solid" style:text-underline-color="font-color"/>
    </style:style>
    <style:style style:name="T286_172" style:family="text"/>
    <style:style style:name="T286_173" style:family="text">
      <style:text-properties fo:color="#1155cc" style:text-underline-style="solid" style:text-underline-color="font-color"/>
    </style:style>
    <style:style style:name="T286_174" style:family="text"/>
    <style:style style:name="T286_175" style:family="text">
      <style:text-properties fo:color="#1155cc" style:text-underline-style="solid" style:text-underline-color="font-color"/>
    </style:style>
    <style:style style:name="T286_176" style:family="text"/>
    <style:style style:name="T286_177" style:family="text">
      <style:text-properties fo:color="#1155cc" style:text-underline-style="solid" style:text-underline-color="font-color"/>
    </style:style>
    <style:style style:name="T286_178" style:family="text"/>
    <style:style style:name="T286_179" style:family="text">
      <style:text-properties fo:color="#1155cc" style:text-underline-style="solid" style:text-underline-color="font-color"/>
    </style:style>
    <style:style style:name="T286_180" style:family="text"/>
    <style:style style:name="T286_181" style:family="text">
      <style:text-properties fo:color="#1155cc" style:text-underline-style="solid" style:text-underline-color="font-color"/>
    </style:style>
    <style:style style:name="T286_182" style:family="text"/>
    <style:style style:name="T286_183" style:family="text">
      <style:text-properties fo:color="#1155cc" style:text-underline-style="solid" style:text-underline-color="font-color"/>
    </style:style>
    <style:style style:name="T286_184" style:family="text"/>
    <style:style style:name="P287" style:family="paragraph" style:parent-style-name="Standard">
      <style:paragraph-properties fo:text-align="left" fo:break-before="auto" fo:line-height="115%" style:writing-mode="rl-tb"/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P288" style:family="paragraph" style:parent-style-name="Standard">
      <style:paragraph-properties fo:text-align="left" fo:break-before="auto" fo:line-height="115%" fo:margin-top="0cm" style:writing-mode="rl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T288_55" style:family="text"/>
    <style:style style:name="T288_56" style:family="text"/>
    <style:style style:name="T288_57" style:family="text"/>
    <style:style style:name="T288_58" style:family="text"/>
    <style:style style:name="T288_59" style:family="text"/>
    <style:style style:name="T288_60" style:family="text"/>
    <style:style style:name="T288_61" style:family="text"/>
    <style:style style:name="T288_62" style:family="text"/>
    <style:style style:name="T288_63" style:family="text"/>
    <style:style style:name="T288_64" style:family="text"/>
    <style:style style:name="T288_65" style:family="text"/>
    <style:style style:name="T288_66" style:family="text"/>
    <style:style style:name="T288_67" style:family="text"/>
    <style:style style:name="T288_68" style:family="text"/>
    <style:style style:name="T288_69" style:family="text"/>
    <style:style style:name="T288_70" style:family="text"/>
    <style:style style:name="T288_71" style:family="text"/>
    <style:style style:name="T288_72" style:family="text"/>
    <style:style style:name="T288_73" style:family="text"/>
    <style:style style:name="T288_74" style:family="text"/>
    <style:style style:name="T288_75" style:family="text"/>
    <style:style style:name="T288_76" style:family="text"/>
    <style:style style:name="T288_77" style:family="text"/>
    <style:style style:name="T288_78" style:family="text"/>
    <style:style style:name="T288_79" style:family="text"/>
    <style:style style:name="T288_80" style:family="text"/>
    <style:style style:name="T288_81" style:family="text"/>
    <style:style style:name="T288_82" style:family="text"/>
    <style:style style:name="T288_83" style:family="text"/>
    <style:style style:name="T288_84" style:family="text"/>
    <style:style style:name="T288_85" style:family="text"/>
    <style:style style:name="T288_86" style:family="text"/>
    <style:style style:name="T288_87" style:family="text"/>
    <style:style style:name="T288_88" style:family="text"/>
    <style:style style:name="T288_89" style:family="text"/>
    <style:style style:name="T288_90" style:family="text"/>
    <style:style style:name="T288_91" style:family="text"/>
    <style:style style:name="T288_92" style:family="text"/>
    <style:style style:name="T288_93" style:family="text"/>
    <style:style style:name="T288_94" style:family="text"/>
    <style:style style:name="T288_95" style:family="text"/>
    <style:style style:name="T288_96" style:family="text"/>
    <style:style style:name="T288_97" style:family="text"/>
    <style:style style:name="T288_98" style:family="text"/>
    <style:style style:name="T288_99" style:family="text"/>
    <style:style style:name="T288_100" style:family="text"/>
    <style:style style:name="T288_101" style:family="text"/>
    <style:style style:name="T288_102" style:family="text"/>
    <style:style style:name="T288_103" style:family="text"/>
    <style:style style:name="T288_104" style:family="text"/>
    <style:style style:name="T288_105" style:family="text"/>
    <style:style style:name="T288_106" style:family="text"/>
    <style:style style:name="T288_107" style:family="text"/>
    <style:style style:name="T288_108" style:family="text"/>
    <style:style style:name="T288_109" style:family="text"/>
    <style:style style:name="T288_110" style:family="text"/>
    <style:style style:name="T288_111" style:family="text"/>
    <style:style style:name="T288_112" style:family="text"/>
    <style:style style:name="T288_113" style:family="text"/>
    <style:style style:name="T288_114" style:family="text"/>
    <style:style style:name="T288_115" style:family="text"/>
    <style:style style:name="T288_116" style:family="text"/>
    <style:style style:name="T288_117" style:family="text"/>
    <style:style style:name="T288_118" style:family="text"/>
    <style:style style:name="T288_119" style:family="text"/>
    <style:style style:name="T288_120" style:family="text"/>
    <style:style style:name="T288_121" style:family="text"/>
    <style:style style:name="T288_122" style:family="text"/>
    <style:style style:name="T288_123" style:family="text"/>
    <style:style style:name="T288_124" style:family="text"/>
    <style:style style:name="T288_125" style:family="text"/>
    <style:style style:name="T288_126" style:family="text"/>
    <style:style style:name="T288_127" style:family="text"/>
    <style:style style:name="T288_128" style:family="text"/>
    <style:style style:name="T288_129" style:family="text"/>
    <style:style style:name="T288_130" style:family="text"/>
    <style:style style:name="T288_131" style:family="text"/>
    <style:style style:name="T288_132" style:family="text"/>
    <style:style style:name="T288_133" style:family="text"/>
    <style:style style:name="T288_134" style:family="text"/>
    <style:style style:name="T288_135" style:family="text"/>
    <style:style style:name="T288_136" style:family="text"/>
    <style:style style:name="T288_137" style:family="text"/>
    <style:style style:name="T288_138" style:family="text"/>
    <style:style style:name="T288_139" style:family="text"/>
    <style:style style:name="T288_140" style:family="text"/>
    <style:style style:name="T288_141" style:family="text"/>
    <style:style style:name="T288_142" style:family="text"/>
    <style:style style:name="T288_143" style:family="text"/>
    <style:style style:name="T288_144" style:family="text"/>
    <style:style style:name="T288_145" style:family="text"/>
    <style:style style:name="T288_146" style:family="text"/>
    <style:style style:name="T288_147" style:family="text"/>
    <style:style style:name="T288_148" style:family="text"/>
    <style:style style:name="T288_149" style:family="text"/>
    <style:style style:name="T288_150" style:family="text"/>
    <style:style style:name="T288_151" style:family="text"/>
    <style:style style:name="T288_152" style:family="text"/>
    <style:style style:name="T288_153" style:family="text"/>
    <style:style style:name="T288_154" style:family="text"/>
    <style:style style:name="T288_155" style:family="text"/>
    <style:style style:name="T288_156" style:family="text"/>
    <style:style style:name="T288_157" style:family="text"/>
    <style:style style:name="T288_158" style:family="text"/>
    <style:style style:name="T288_159" style:family="text"/>
    <style:style style:name="T288_160" style:family="text"/>
    <style:style style:name="T288_161" style:family="text"/>
    <style:style style:name="T288_162" style:family="text"/>
    <style:style style:name="T288_163" style:family="text"/>
    <style:style style:name="T288_164" style:family="text"/>
    <style:style style:name="T288_165" style:family="text"/>
    <style:style style:name="T288_166" style:family="text"/>
    <style:style style:name="T288_167" style:family="text"/>
    <style:style style:name="T288_168" style:family="text"/>
    <style:style style:name="T288_169" style:family="text"/>
    <style:style style:name="T288_170" style:family="text"/>
    <style:style style:name="T288_171" style:family="text"/>
    <style:style style:name="T288_172" style:family="text"/>
    <style:style style:name="T288_173" style:family="text"/>
    <style:style style:name="T288_174" style:family="text"/>
    <style:style style:name="T288_175" style:family="text"/>
    <style:style style:name="T288_176" style:family="text"/>
    <style:style style:name="P289" style:family="paragraph" style:parent-style-name="Standard">
      <style:paragraph-properties fo:text-align="left" fo:break-before="auto" fo:line-height="115%" fo:margin-top="0cm" style:writing-mode="rl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P290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T290_44" style:family="text"/>
    <style:style style:name="T290_45" style:family="text"/>
    <style:style style:name="T290_46" style:family="text"/>
    <style:style style:name="T290_47" style:family="text"/>
    <style:style style:name="T290_48" style:family="text"/>
    <style:style style:name="T290_49" style:family="text"/>
    <style:style style:name="T290_50" style:family="text"/>
    <style:style style:name="T290_51" style:family="text"/>
    <style:style style:name="T290_52" style:family="text"/>
    <style:style style:name="T290_53" style:family="text"/>
    <style:style style:name="T290_54" style:family="text"/>
    <style:style style:name="T290_55" style:family="text"/>
    <style:style style:name="T290_56" style:family="text"/>
    <style:style style:name="T290_57" style:family="text"/>
    <style:style style:name="T290_58" style:family="text"/>
    <style:style style:name="T290_59" style:family="text"/>
    <style:style style:name="T290_60" style:family="text"/>
    <style:style style:name="T290_61" style:family="text"/>
    <style:style style:name="T290_62" style:family="text"/>
    <style:style style:name="T290_63" style:family="text"/>
    <style:style style:name="T290_64" style:family="text"/>
    <style:style style:name="T290_65" style:family="text"/>
    <style:style style:name="T290_66" style:family="text"/>
    <style:style style:name="T290_67" style:family="text"/>
    <style:style style:name="T290_68" style:family="text"/>
    <style:style style:name="T290_69" style:family="text"/>
    <style:style style:name="T290_70" style:family="text"/>
    <style:style style:name="T290_71" style:family="text"/>
    <style:style style:name="T290_72" style:family="text"/>
    <style:style style:name="T290_73" style:family="text"/>
    <style:style style:name="T290_74" style:family="text"/>
    <style:style style:name="T290_75" style:family="text"/>
    <style:style style:name="T290_76" style:family="text"/>
    <style:style style:name="T290_77" style:family="text"/>
    <style:style style:name="T290_78" style:family="text"/>
    <style:style style:name="T290_79" style:family="text"/>
    <style:style style:name="T290_80" style:family="text"/>
    <style:style style:name="T290_81" style:family="text"/>
    <style:style style:name="T290_82" style:family="text"/>
    <style:style style:name="T290_83" style:family="text"/>
    <style:style style:name="T290_84" style:family="text"/>
    <style:style style:name="T290_85" style:family="text"/>
    <style:style style:name="T290_86" style:family="text"/>
    <style:style style:name="T290_87" style:family="text"/>
    <style:style style:name="T290_88" style:family="text"/>
    <style:style style:name="T290_89" style:family="text"/>
    <style:style style:name="T290_90" style:family="text">
      <style:text-properties fo:color="#1155cc" style:text-underline-style="solid" style:text-underline-color="font-color"/>
    </style:style>
    <style:style style:name="T290_91" style:family="text"/>
    <style:style style:name="T290_92" style:family="text">
      <style:text-properties fo:color="#1155cc" style:text-underline-style="solid" style:text-underline-color="font-color"/>
    </style:style>
    <style:style style:name="T290_93" style:family="text"/>
    <style:style style:name="T290_94" style:family="text">
      <style:text-properties fo:color="#1155cc" style:text-underline-style="solid" style:text-underline-color="font-color"/>
    </style:style>
    <style:style style:name="T290_95" style:family="text"/>
    <style:style style:name="T290_96" style:family="text">
      <style:text-properties fo:color="#1155cc" style:text-underline-style="solid" style:text-underline-color="font-color"/>
    </style:style>
    <style:style style:name="T290_97" style:family="text"/>
    <style:style style:name="T290_98" style:family="text">
      <style:text-properties fo:color="#1155cc" style:text-underline-style="solid" style:text-underline-color="font-color"/>
    </style:style>
    <style:style style:name="T290_99" style:family="text"/>
    <style:style style:name="T290_100" style:family="text">
      <style:text-properties fo:color="#1155cc" style:text-underline-style="solid" style:text-underline-color="font-color"/>
    </style:style>
    <style:style style:name="T290_101" style:family="text"/>
    <style:style style:name="T290_102" style:family="text">
      <style:text-properties fo:color="#1155cc" style:text-underline-style="solid" style:text-underline-color="font-color"/>
    </style:style>
    <style:style style:name="T290_103" style:family="text"/>
    <style:style style:name="T290_104" style:family="text">
      <style:text-properties fo:color="#1155cc" style:text-underline-style="solid" style:text-underline-color="font-color"/>
    </style:style>
    <style:style style:name="T290_105" style:family="text"/>
    <style:style style:name="T290_106" style:family="text">
      <style:text-properties fo:color="#1155cc" style:text-underline-style="solid" style:text-underline-color="font-color"/>
    </style:style>
    <style:style style:name="T290_107" style:family="text"/>
    <style:style style:name="T290_108" style:family="text">
      <style:text-properties fo:color="#1155cc" style:text-underline-style="solid" style:text-underline-color="font-color"/>
    </style:style>
    <style:style style:name="T290_109" style:family="text"/>
    <style:style style:name="T290_110" style:family="text">
      <style:text-properties fo:color="#1155cc" style:text-underline-style="solid" style:text-underline-color="font-color"/>
    </style:style>
    <style:style style:name="T290_111" style:family="text"/>
    <style:style style:name="T290_112" style:family="text">
      <style:text-properties fo:color="#1155cc" style:text-underline-style="solid" style:text-underline-color="font-color"/>
    </style:style>
    <style:style style:name="T290_113" style:family="text"/>
    <style:style style:name="T290_114" style:family="text">
      <style:text-properties fo:color="#1155cc" style:text-underline-style="solid" style:text-underline-color="font-color"/>
    </style:style>
    <style:style style:name="T290_115" style:family="text"/>
    <style:style style:name="T290_116" style:family="text">
      <style:text-properties fo:color="#1155cc" style:text-underline-style="solid" style:text-underline-color="font-color"/>
    </style:style>
    <style:style style:name="T290_117" style:family="text"/>
    <style:style style:name="T290_118" style:family="text">
      <style:text-properties fo:color="#1155cc" style:text-underline-style="solid" style:text-underline-color="font-color"/>
    </style:style>
    <style:style style:name="T290_119" style:family="text"/>
    <style:style style:name="T290_120" style:family="text">
      <style:text-properties fo:color="#1155cc" style:text-underline-style="solid" style:text-underline-color="font-color"/>
    </style:style>
    <style:style style:name="T290_121" style:family="text"/>
    <style:style style:name="T290_122" style:family="text">
      <style:text-properties fo:color="#1155cc" style:text-underline-style="solid" style:text-underline-color="font-color"/>
    </style:style>
    <style:style style:name="T290_123" style:family="text"/>
    <style:style style:name="P291" style:family="paragraph" style:parent-style-name="Standard">
      <style:paragraph-properties fo:text-align="left" fo:break-before="auto" fo:line-height="115%" style:writing-mode="rl-tb"/>
    </style:style>
    <style:style style:name="T291_1" style:family="text">
      <style:text-properties fo:font-weight="bold" style:font-weight-asian="bold" style:font-weight-complex="bold"/>
    </style:style>
    <style:style style:name="T291_2" style:family="text">
      <style:text-properties fo:font-weight="bold" style:font-weight-asian="bold" style:font-weight-complex="bold"/>
    </style:style>
    <style:style style:name="P292" style:family="paragraph" style:parent-style-name="Standard">
      <style:paragraph-properties fo:text-align="left" fo:break-before="auto" fo:line-height="115%" style:writing-mode="rl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/>
    <style:style style:name="T292_60" style:family="text"/>
    <style:style style:name="T292_61" style:family="text"/>
    <style:style style:name="T292_62" style:family="text"/>
    <style:style style:name="T292_63" style:family="text"/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T292_69" style:family="text"/>
    <style:style style:name="T292_70" style:family="text"/>
    <style:style style:name="T292_71" style:family="text"/>
    <style:style style:name="T292_72" style:family="text"/>
    <style:style style:name="T292_73" style:family="text"/>
    <style:style style:name="T292_74" style:family="text"/>
    <style:style style:name="T292_75" style:family="text"/>
    <style:style style:name="T292_76" style:family="text"/>
    <style:style style:name="T292_77" style:family="text"/>
    <style:style style:name="T292_78" style:family="text"/>
    <style:style style:name="T292_79" style:family="text"/>
    <style:style style:name="T292_80" style:family="text"/>
    <style:style style:name="T292_81" style:family="text"/>
    <style:style style:name="T292_82" style:family="text"/>
    <style:style style:name="T292_83" style:family="text"/>
    <style:style style:name="T292_84" style:family="text"/>
    <style:style style:name="T292_85" style:family="text"/>
    <style:style style:name="T292_86" style:family="text"/>
    <style:style style:name="T292_87" style:family="text"/>
    <style:style style:name="T292_88" style:family="text"/>
    <style:style style:name="T292_89" style:family="text"/>
    <style:style style:name="T292_90" style:family="text"/>
    <style:style style:name="T292_91" style:family="text"/>
    <style:style style:name="T292_92" style:family="text"/>
    <style:style style:name="T292_93" style:family="text"/>
    <style:style style:name="T292_94" style:family="text"/>
    <style:style style:name="T292_95" style:family="text"/>
    <style:style style:name="T292_96" style:family="text"/>
    <style:style style:name="T292_97" style:family="text"/>
    <style:style style:name="T292_98" style:family="text"/>
    <style:style style:name="T292_99" style:family="text"/>
    <style:style style:name="T292_100" style:family="text"/>
    <style:style style:name="T292_101" style:family="text"/>
    <style:style style:name="T292_102" style:family="text"/>
    <style:style style:name="T292_103" style:family="text"/>
    <style:style style:name="T292_104" style:family="text"/>
    <style:style style:name="T292_105" style:family="text"/>
    <style:style style:name="T292_106" style:family="text"/>
    <style:style style:name="T292_107" style:family="text"/>
    <style:style style:name="T292_108" style:family="text"/>
    <style:style style:name="T292_109" style:family="text"/>
    <style:style style:name="T292_110" style:family="text"/>
    <style:style style:name="T292_111" style:family="text"/>
    <style:style style:name="T292_112" style:family="text"/>
    <style:style style:name="T292_113" style:family="text"/>
    <style:style style:name="T292_114" style:family="text"/>
    <style:style style:name="T292_115" style:family="text"/>
    <style:style style:name="T292_116" style:family="text"/>
    <style:style style:name="T292_117" style:family="text"/>
    <style:style style:name="T292_118" style:family="text"/>
    <style:style style:name="T292_119" style:family="text"/>
    <style:style style:name="T292_120" style:family="text"/>
    <style:style style:name="T292_121" style:family="text"/>
    <style:style style:name="T292_122" style:family="text">
      <style:text-properties fo:color="#1155cc" style:text-underline-style="solid" style:text-underline-color="font-color"/>
    </style:style>
    <style:style style:name="T292_123" style:family="text"/>
    <style:style style:name="T292_124" style:family="text">
      <style:text-properties fo:color="#1155cc" style:text-underline-style="solid" style:text-underline-color="font-color"/>
    </style:style>
    <style:style style:name="T292_125" style:family="text"/>
    <style:style style:name="T292_126" style:family="text">
      <style:text-properties fo:color="#1155cc" style:text-underline-style="solid" style:text-underline-color="font-color"/>
    </style:style>
    <style:style style:name="T292_127" style:family="text"/>
    <style:style style:name="T292_128" style:family="text">
      <style:text-properties fo:color="#1155cc" style:text-underline-style="solid" style:text-underline-color="font-color"/>
    </style:style>
    <style:style style:name="T292_129" style:family="text"/>
    <style:style style:name="T292_130" style:family="text">
      <style:text-properties fo:color="#1155cc" style:text-underline-style="solid" style:text-underline-color="font-color"/>
    </style:style>
    <style:style style:name="T292_131" style:family="text"/>
    <style:style style:name="T292_132" style:family="text">
      <style:text-properties fo:color="#1155cc" style:text-underline-style="solid" style:text-underline-color="font-color"/>
    </style:style>
    <style:style style:name="T292_133" style:family="text"/>
    <style:style style:name="T292_134" style:family="text">
      <style:text-properties fo:color="#1155cc" style:text-underline-style="solid" style:text-underline-color="font-color"/>
    </style:style>
    <style:style style:name="T292_135" style:family="text"/>
    <style:style style:name="T292_136" style:family="text">
      <style:text-properties fo:color="#1155cc" style:text-underline-style="solid" style:text-underline-color="font-color"/>
    </style:style>
    <style:style style:name="T292_137" style:family="text"/>
    <style:style style:name="T292_138" style:family="text">
      <style:text-properties fo:color="#1155cc" style:text-underline-style="solid" style:text-underline-color="font-color"/>
    </style:style>
    <style:style style:name="T292_139" style:family="text"/>
    <style:style style:name="T292_140" style:family="text">
      <style:text-properties fo:color="#1155cc" style:text-underline-style="solid" style:text-underline-color="font-color"/>
    </style:style>
    <style:style style:name="T292_141" style:family="text"/>
    <style:style style:name="T292_142" style:family="text">
      <style:text-properties fo:color="#1155cc" style:text-underline-style="solid" style:text-underline-color="font-color"/>
    </style:style>
    <style:style style:name="T292_143" style:family="text"/>
    <style:style style:name="T292_144" style:family="text">
      <style:text-properties fo:color="#1155cc" style:text-underline-style="solid" style:text-underline-color="font-color"/>
    </style:style>
    <style:style style:name="T292_145" style:family="text"/>
    <style:style style:name="T292_146" style:family="text">
      <style:text-properties fo:color="#1155cc" style:text-underline-style="solid" style:text-underline-color="font-color"/>
    </style:style>
    <style:style style:name="T292_147" style:family="text"/>
    <style:style style:name="T292_148" style:family="text">
      <style:text-properties fo:color="#1155cc" style:text-underline-style="solid" style:text-underline-color="font-color"/>
    </style:style>
    <style:style style:name="T292_149" style:family="text"/>
    <style:style style:name="T292_150" style:family="text">
      <style:text-properties fo:color="#1155cc" style:text-underline-style="solid" style:text-underline-color="font-color"/>
    </style:style>
    <style:style style:name="T292_151" style:family="text"/>
    <style:style style:name="T292_152" style:family="text"/>
    <style:style style:name="T292_153" style:family="text"/>
    <style:style style:name="T292_154" style:family="text"/>
    <style:style style:name="T292_155" style:family="text"/>
    <style:style style:name="T292_156" style:family="text"/>
    <style:style style:name="T292_157" style:family="text"/>
    <style:style style:name="T292_158" style:family="text"/>
    <style:style style:name="T292_159" style:family="text"/>
    <style:style style:name="T292_160" style:family="text"/>
    <style:style style:name="T292_161" style:family="text"/>
    <style:style style:name="T292_162" style:family="text"/>
    <style:style style:name="T292_163" style:family="text"/>
    <style:style style:name="T292_164" style:family="text"/>
    <style:style style:name="T292_165" style:family="text"/>
    <style:style style:name="T292_166" style:family="text"/>
    <style:style style:name="T292_167" style:family="text"/>
    <style:style style:name="T292_168" style:family="text"/>
    <style:style style:name="T292_169" style:family="text"/>
    <style:style style:name="T292_170" style:family="text"/>
    <style:style style:name="T292_171" style:family="text"/>
    <style:style style:name="T292_172" style:family="text"/>
    <style:style style:name="T292_173" style:family="text">
      <style:text-properties fo:color="#1155cc" style:text-underline-style="solid" style:text-underline-color="font-color"/>
    </style:style>
    <style:style style:name="T292_174" style:family="text"/>
    <style:style style:name="T292_175" style:family="text">
      <style:text-properties fo:color="#1155cc" style:text-underline-style="solid" style:text-underline-color="font-color"/>
    </style:style>
    <style:style style:name="T292_176" style:family="text"/>
    <style:style style:name="T292_177" style:family="text">
      <style:text-properties fo:color="#1155cc" style:text-underline-style="solid" style:text-underline-color="font-color"/>
    </style:style>
    <style:style style:name="T292_178" style:family="text"/>
    <style:style style:name="T292_179" style:family="text">
      <style:text-properties fo:color="#1155cc" style:text-underline-style="solid" style:text-underline-color="font-color"/>
    </style:style>
    <style:style style:name="T292_180" style:family="text"/>
    <style:style style:name="T292_181" style:family="text">
      <style:text-properties fo:color="#1155cc" style:text-underline-style="solid" style:text-underline-color="font-color"/>
    </style:style>
    <style:style style:name="T292_182" style:family="text"/>
    <style:style style:name="P293" style:family="paragraph" style:parent-style-name="Standard">
      <style:paragraph-properties fo:text-align="left" fo:break-before="auto" fo:line-height="115%" style:writing-mode="rl-tb"/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P294" style:family="paragraph" style:parent-style-name="Standard">
      <style:paragraph-properties fo:text-align="left" fo:break-before="auto" fo:line-height="115%" style:writing-mode="rl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>
      <style:text-properties fo:color="#1155cc" style:text-underline-style="solid" style:text-underline-color="font-color"/>
    </style:style>
    <style:style style:name="T294_13" style:family="text"/>
    <style:style style:name="T294_14" style:family="text">
      <style:text-properties fo:color="#1155cc" style:text-underline-style="solid" style:text-underline-color="font-color"/>
    </style:style>
    <style:style style:name="T294_15" style:family="text"/>
    <style:style style:name="T294_16" style:family="text">
      <style:text-properties fo:color="#1155cc" style:text-underline-style="solid" style:text-underline-color="font-color"/>
    </style:style>
    <style:style style:name="T294_17" style:family="text"/>
    <style:style style:name="T294_18" style:family="text">
      <style:text-properties fo:color="#1155cc" style:text-underline-style="solid" style:text-underline-color="font-color"/>
    </style:style>
    <style:style style:name="T294_19" style:family="text"/>
    <style:style style:name="T294_20" style:family="text">
      <style:text-properties fo:color="#1155cc" style:text-underline-style="solid" style:text-underline-color="font-color"/>
    </style:style>
    <style:style style:name="T294_21" style:family="text"/>
    <style:style style:name="T294_22" style:family="text">
      <style:text-properties fo:color="#1155cc" style:text-underline-style="solid" style:text-underline-color="font-color"/>
    </style:style>
    <style:style style:name="T294_23" style:family="text"/>
    <style:style style:name="T294_24" style:family="text">
      <style:text-properties fo:color="#1155cc" style:text-underline-style="solid" style:text-underline-color="font-color"/>
    </style:style>
    <style:style style:name="T294_25" style:family="text"/>
    <style:style style:name="T294_26" style:family="text">
      <style:text-properties fo:color="#1155cc" style:text-underline-style="solid" style:text-underline-color="font-color"/>
    </style:style>
    <style:style style:name="T294_27" style:family="text"/>
    <style:style style:name="T294_28" style:family="text">
      <style:text-properties fo:color="#1155cc" style:text-underline-style="solid" style:text-underline-color="font-color"/>
    </style:style>
    <style:style style:name="P295" style:family="paragraph" style:parent-style-name="Standard">
      <style:paragraph-properties fo:text-align="left" fo:break-before="auto" fo:line-height="115%" style:writing-mode="rl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P296" style:family="paragraph" style:parent-style-name="Standard">
      <style:paragraph-properties fo:text-align="left" fo:break-before="auto" fo:line-height="115%" style:writing-mode="rl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T296_29" style:family="text"/>
    <style:style style:name="T296_30" style:family="text"/>
    <style:style style:name="T296_31" style:family="text"/>
    <style:style style:name="T296_32" style:family="text"/>
    <style:style style:name="T296_33" style:family="text"/>
    <style:style style:name="T296_34" style:family="text"/>
    <style:style style:name="T296_35" style:family="text"/>
    <style:style style:name="T296_36" style:family="text"/>
    <style:style style:name="T296_37" style:family="text"/>
    <style:style style:name="T296_38" style:family="text"/>
    <style:style style:name="T296_39" style:family="text"/>
    <style:style style:name="T296_40" style:family="text"/>
    <style:style style:name="T296_41" style:family="text"/>
    <style:style style:name="T296_42" style:family="text"/>
    <style:style style:name="T296_43" style:family="text"/>
    <style:style style:name="T296_44" style:family="text"/>
    <style:style style:name="T296_45" style:family="text"/>
    <style:style style:name="T296_46" style:family="text"/>
    <style:style style:name="T296_47" style:family="text"/>
    <style:style style:name="T296_48" style:family="text"/>
    <style:style style:name="T296_49" style:family="text"/>
    <style:style style:name="T296_50" style:family="text"/>
    <style:style style:name="T296_51" style:family="text"/>
    <style:style style:name="T296_52" style:family="text"/>
    <style:style style:name="T296_53" style:family="text"/>
    <style:style style:name="T296_54" style:family="text"/>
    <style:style style:name="T296_55" style:family="text"/>
    <style:style style:name="T296_56" style:family="text"/>
    <style:style style:name="T296_57" style:family="text"/>
    <style:style style:name="T296_58" style:family="text"/>
    <style:style style:name="T296_59" style:family="text"/>
    <style:style style:name="T296_60" style:family="text"/>
    <style:style style:name="T296_61" style:family="text"/>
    <style:style style:name="T296_62" style:family="text"/>
    <style:style style:name="T296_63" style:family="text"/>
    <style:style style:name="T296_64" style:family="text"/>
    <style:style style:name="T296_65" style:family="text"/>
    <style:style style:name="T296_66" style:family="text"/>
    <style:style style:name="T296_67" style:family="text"/>
    <style:style style:name="T296_68" style:family="text"/>
    <style:style style:name="T296_69" style:family="text"/>
    <style:style style:name="T296_70" style:family="text"/>
    <style:style style:name="T296_71" style:family="text"/>
    <style:style style:name="T296_72" style:family="text"/>
    <style:style style:name="T296_73" style:family="text"/>
    <style:style style:name="T296_74" style:family="text"/>
    <style:style style:name="T296_75" style:family="text"/>
    <style:style style:name="T296_76" style:family="text"/>
    <style:style style:name="T296_77" style:family="text"/>
    <style:style style:name="T296_78" style:family="text"/>
    <style:style style:name="T296_79" style:family="text"/>
    <style:style style:name="T296_80" style:family="text"/>
    <style:style style:name="T296_81" style:family="text"/>
    <style:style style:name="T296_82" style:family="text"/>
    <style:style style:name="T296_83" style:family="text"/>
    <style:style style:name="T296_84" style:family="text"/>
    <style:style style:name="T296_85" style:family="text"/>
    <style:style style:name="T296_86" style:family="text"/>
    <style:style style:name="T296_87" style:family="text"/>
    <style:style style:name="T296_88" style:family="text"/>
    <style:style style:name="T296_89" style:family="text"/>
    <style:style style:name="T296_90" style:family="text"/>
    <style:style style:name="T296_91" style:family="text"/>
    <style:style style:name="T296_92" style:family="text"/>
    <style:style style:name="T296_93" style:family="text"/>
    <style:style style:name="T296_94" style:family="text"/>
    <style:style style:name="T296_95" style:family="text"/>
    <style:style style:name="T296_96" style:family="text"/>
    <style:style style:name="T296_97" style:family="text"/>
    <style:style style:name="T296_98" style:family="text"/>
    <style:style style:name="T296_99" style:family="text"/>
    <style:style style:name="T296_100" style:family="text"/>
    <style:style style:name="T296_101" style:family="text"/>
    <style:style style:name="T296_102" style:family="text"/>
    <style:style style:name="T296_103" style:family="text"/>
    <style:style style:name="T296_104" style:family="text"/>
    <style:style style:name="T296_105" style:family="text"/>
    <style:style style:name="T296_106" style:family="text"/>
    <style:style style:name="T296_107" style:family="text"/>
    <style:style style:name="T296_108" style:family="text"/>
    <style:style style:name="T296_109" style:family="text"/>
    <style:style style:name="T296_110" style:family="text"/>
    <style:style style:name="T296_111" style:family="text"/>
    <style:style style:name="T296_112" style:family="text"/>
    <style:style style:name="T296_113" style:family="text"/>
    <style:style style:name="T296_114" style:family="text"/>
    <style:style style:name="T296_115" style:family="text"/>
    <style:style style:name="T296_116" style:family="text"/>
    <style:style style:name="T296_117" style:family="text"/>
    <style:style style:name="T296_118" style:family="text"/>
    <style:style style:name="T296_119" style:family="text"/>
    <style:style style:name="T296_120" style:family="text"/>
    <style:style style:name="T296_121" style:family="text"/>
    <style:style style:name="T296_122" style:family="text"/>
    <style:style style:name="T296_123" style:family="text"/>
    <style:style style:name="T296_124" style:family="text"/>
    <style:style style:name="T296_125" style:family="text"/>
    <style:style style:name="T296_126" style:family="text"/>
    <style:style style:name="T296_127" style:family="text"/>
    <style:style style:name="T296_128" style:family="text"/>
    <style:style style:name="T296_129" style:family="text"/>
    <style:style style:name="T296_130" style:family="text"/>
    <style:style style:name="T296_131" style:family="text"/>
    <style:style style:name="T296_132" style:family="text"/>
    <style:style style:name="T296_133" style:family="text"/>
    <style:style style:name="T296_134" style:family="text"/>
    <style:style style:name="T296_135" style:family="text"/>
    <style:style style:name="T296_136" style:family="text"/>
    <style:style style:name="T296_137" style:family="text"/>
    <style:style style:name="T296_138" style:family="text"/>
    <style:style style:name="T296_139" style:family="text"/>
    <style:style style:name="T296_140" style:family="text"/>
    <style:style style:name="T296_141" style:family="text"/>
    <style:style style:name="T296_142" style:family="text"/>
    <style:style style:name="T296_143" style:family="text"/>
    <style:style style:name="T296_144" style:family="text"/>
    <style:style style:name="T296_145" style:family="text"/>
    <style:style style:name="T296_146" style:family="text"/>
    <style:style style:name="T296_147" style:family="text"/>
    <style:style style:name="T296_148" style:family="text"/>
    <style:style style:name="T296_149" style:family="text"/>
    <style:style style:name="P297" style:family="paragraph" style:parent-style-name="Standard">
      <style:paragraph-properties fo:text-align="left" fo:break-before="auto" fo:line-height="115%" style:writing-mode="rl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T297_74" style:family="text"/>
    <style:style style:name="T297_75" style:family="text"/>
    <style:style style:name="T297_76" style:family="text"/>
    <style:style style:name="T297_77" style:family="text"/>
    <style:style style:name="T297_78" style:family="text"/>
    <style:style style:name="T297_79" style:family="text"/>
    <style:style style:name="T297_80" style:family="text"/>
    <style:style style:name="T297_81" style:family="text"/>
    <style:style style:name="T297_82" style:family="text"/>
    <style:style style:name="T297_83" style:family="text"/>
    <style:style style:name="T297_84" style:family="text"/>
    <style:style style:name="T297_85" style:family="text"/>
    <style:style style:name="T297_86" style:family="text"/>
    <style:style style:name="T297_87" style:family="text"/>
    <style:style style:name="T297_88" style:family="text"/>
    <style:style style:name="T297_89" style:family="text"/>
    <style:style style:name="T297_90" style:family="text"/>
    <style:style style:name="T297_91" style:family="text"/>
    <style:style style:name="T297_92" style:family="text"/>
    <style:style style:name="T297_93" style:family="text"/>
    <style:style style:name="T297_94" style:family="text"/>
    <style:style style:name="T297_95" style:family="text"/>
    <style:style style:name="T297_96" style:family="text"/>
    <style:style style:name="T297_97" style:family="text"/>
    <style:style style:name="T297_98" style:family="text"/>
    <style:style style:name="T297_99" style:family="text"/>
    <style:style style:name="T297_100" style:family="text"/>
    <style:style style:name="T297_101" style:family="text"/>
    <style:style style:name="T297_102" style:family="text"/>
    <style:style style:name="T297_103" style:family="text"/>
    <style:style style:name="T297_104" style:family="text"/>
    <style:style style:name="T297_105" style:family="text"/>
    <style:style style:name="P298" style:family="paragraph" style:parent-style-name="Standard">
      <style:paragraph-properties fo:text-align="left" fo:break-before="auto" fo:line-height="115%" style:writing-mode="rl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P299" style:family="paragraph" style:parent-style-name="Standard">
      <style:paragraph-properties fo:text-align="left" fo:break-before="auto" fo:line-height="115%" style:writing-mode="rl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P300" style:family="paragraph" style:parent-style-name="Standard">
      <style:paragraph-properties fo:text-align="left" fo:break-before="auto" fo:line-height="115%" fo:margin-top="0cm" style:writing-mode="rl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T300_41" style:family="text"/>
    <style:style style:name="T300_42" style:family="text"/>
    <style:style style:name="T300_43" style:family="text"/>
    <style:style style:name="T300_44" style:family="text"/>
    <style:style style:name="T300_45" style:family="text"/>
    <style:style style:name="T300_46" style:family="text"/>
    <style:style style:name="T300_47" style:family="text"/>
    <style:style style:name="T300_48" style:family="text"/>
    <style:style style:name="T300_49" style:family="text"/>
    <style:style style:name="T300_50" style:family="text"/>
    <style:style style:name="T300_51" style:family="text"/>
    <style:style style:name="T300_52" style:family="text"/>
    <style:style style:name="T300_53" style:family="text"/>
    <style:style style:name="T300_54" style:family="text"/>
    <style:style style:name="T300_55" style:family="text"/>
    <style:style style:name="T300_56" style:family="text"/>
    <style:style style:name="T300_57" style:family="text"/>
    <style:style style:name="T300_58" style:family="text"/>
    <style:style style:name="T300_59" style:family="text"/>
    <style:style style:name="T300_60" style:family="text"/>
    <style:style style:name="T300_61" style:family="text"/>
    <style:style style:name="T300_62" style:family="text"/>
    <style:style style:name="T300_63" style:family="text"/>
    <style:style style:name="T300_64" style:family="text"/>
    <style:style style:name="P301" style:family="paragraph" style:parent-style-name="Standard">
      <style:paragraph-properties fo:text-align="left" fo:break-before="auto" fo:line-height="115%" fo:margin-top="0cm" style:writing-mode="rl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P302" style:family="paragraph" style:parent-style-name="Standard">
      <style:paragraph-properties fo:text-align="left" fo:break-before="auto" fo:line-height="115%" fo:margin-top="0cm" style:writing-mode="rl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T302_33" style:family="text"/>
    <style:style style:name="T302_34" style:family="text"/>
    <style:style style:name="T302_35" style:family="text"/>
    <style:style style:name="T302_36" style:family="text"/>
    <style:style style:name="T302_37" style:family="text"/>
    <style:style style:name="T302_38" style:family="text"/>
    <style:style style:name="T302_39" style:family="text"/>
    <style:style style:name="T302_40" style:family="text"/>
    <style:style style:name="T302_41" style:family="text"/>
    <style:style style:name="T302_42" style:family="text"/>
    <style:style style:name="T302_43" style:family="text"/>
    <style:style style:name="T302_44" style:family="text"/>
    <style:style style:name="T302_45" style:family="text"/>
    <style:style style:name="T302_46" style:family="text"/>
    <style:style style:name="T302_47" style:family="text"/>
    <style:style style:name="T302_48" style:family="text"/>
    <style:style style:name="T302_49" style:family="text"/>
    <style:style style:name="T302_50" style:family="text"/>
    <style:style style:name="T302_51" style:family="text"/>
    <style:style style:name="T302_52" style:family="text"/>
    <style:style style:name="T302_53" style:family="text"/>
    <style:style style:name="T302_54" style:family="text"/>
    <style:style style:name="T302_55" style:family="text"/>
    <style:style style:name="T302_56" style:family="text"/>
    <style:style style:name="T302_57" style:family="text"/>
    <style:style style:name="T302_58" style:family="text"/>
    <style:style style:name="P303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P304" style:family="paragraph" style:parent-style-name="Standard">
      <style:paragraph-properties fo:text-align="left" fo:break-before="auto" fo:line-height="115%" style:writing-mode="rl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فصل</text:span><text:span text:style-name="T1_2"><text:s/>۱۲</text:span></text:p>
      <text:p text:style-name="P2"/>
      <text:p text:style-name="P3"><text:span text:style-name="T3_1">تاپل</text:span><text:span text:style-name="T3_2"><text:s/>(</text:span><text:span text:style-name="T3_3">tuple</text:span><text:span text:style-name="T3_4">)</text:span></text:p>
      <text:p text:style-name="P4"/>
      <text:p text:style-name="P5"><text:span text:style-name="T5_1">تاپل</text:span><text:span text:style-name="T5_2"><text:s/></text:span><text:span text:style-name="T5_3">یک</text:span><text:span text:style-name="T5_4"><text:s/></text:span><text:span text:style-name="T5_5">دنباله</text:span><text:span text:style-name="T5_6"><text:s/></text:span><text:span text:style-name="T5_7">از</text:span><text:span text:style-name="T5_8"><text:s/></text:span><text:span text:style-name="T5_9">مقدار</text:span><text:span text:style-name="T5_10"><text:s/></text:span><text:span text:style-name="T5_11">هاست</text:span><text:span text:style-name="T5_12">.<text:s/></text:span><text:span text:style-name="T5_13">مقدارها</text:span><text:span text:style-name="T5_14"><text:s/></text:span><text:span text:style-name="T5_15">می</text:span><text:span text:style-name="T5_16"><text:s/></text:span><text:span text:style-name="T5_17">توانند</text:span><text:span text:style-name="T5_18"><text:s/></text:span><text:span text:style-name="T5_19">از</text:span><text:span text:style-name="T5_20"><text:s/></text:span><text:span text:style-name="T5_21">هر</text:span><text:span text:style-name="T5_22"><text:s/></text:span><text:span text:style-name="T5_23">نوعی</text:span><text:span text:style-name="T5_24"><text:s/></text:span><text:span text:style-name="T5_25">باشند</text:span><text:span text:style-name="T5_26">،<text:s/></text:span><text:span text:style-name="T5_27">و</text:span><text:span text:style-name="T5_28"><text:s/></text:span><text:span text:style-name="T5_29">بوسیله</text:span><text:span text:style-name="T5_30"><text:s/></text:span><text:span text:style-name="T5_31">اعداد</text:span><text:span text:style-name="T5_32"><text:s/></text:span><text:span text:style-name="T5_33">صحیح</text:span><text:span text:style-name="T5_34"><text:s/></text:span><text:span text:style-name="T5_35">شماره</text:span><text:span text:style-name="T5_36"><text:s/></text:span><text:span text:style-name="T5_37">گذاری</text:span><text:span text:style-name="T5_38"><text:s/></text:span><text:span text:style-name="T5_39">می</text:span><text:span text:style-name="T5_40">‌</text:span><text:span text:style-name="T5_41">شوند</text:span><text:span text:style-name="T5_42">،<text:s/></text:span><text:span text:style-name="T5_43">بنابراین</text:span><text:span text:style-name="T5_44"><text:s/></text:span><text:span text:style-name="T5_45">با</text:span><text:span text:style-name="T5_46"><text:s/></text:span><text:span text:style-name="T5_47">این</text:span><text:span text:style-name="T5_48"><text:s/></text:span><text:span text:style-name="T5_49">حساب</text:span><text:span text:style-name="T5_50"><text:s/></text:span><text:span text:style-name="T5_51">تاپل</text:span><text:span text:style-name="T5_52"><text:s/></text:span><text:span text:style-name="T5_53">ها</text:span><text:span text:style-name="T5_54"><text:s/></text:span><text:span text:style-name="T5_55">بسیار</text:span><text:span text:style-name="T5_56"><text:s/></text:span><text:span text:style-name="T5_57">شبیه</text:span><text:span text:style-name="T5_58"><text:s/></text:span><text:span text:style-name="T5_59">به</text:span><text:span text:style-name="T5_60"><text:s/></text:span><text:span text:style-name="T5_61">لیست</text:span><text:span text:style-name="T5_62">‌</text:span><text:span text:style-name="T5_63">ها</text:span><text:span text:style-name="T5_64"><text:s/></text:span><text:span text:style-name="T5_65">هستند</text:span><text:span text:style-name="T5_66">.<text:s/></text:span><text:span text:style-name="T5_67">تفاوت</text:span><text:span text:style-name="T5_68"><text:s/></text:span><text:span text:style-name="T5_69">مهم</text:span><text:span text:style-name="T5_70"><text:s/></text:span><text:span text:style-name="T5_71">بین</text:span><text:span text:style-name="T5_72"><text:s/></text:span><text:span text:style-name="T5_73">تاپل</text:span><text:span text:style-name="T5_74"><text:s/></text:span><text:span text:style-name="T5_75">و</text:span><text:span text:style-name="T5_76"><text:s/></text:span><text:span text:style-name="T5_77">لیست</text:span><text:span text:style-name="T5_78"><text:s/></text:span><text:span text:style-name="T5_79">غیر</text:span><text:span text:style-name="T5_80"><text:s/></text:span><text:span text:style-name="T5_81">قابل</text:span><text:span text:style-name="T5_82"><text:s/></text:span><text:span text:style-name="T5_83">تغییر</text:span><text:span text:style-name="T5_84"><text:s/></text:span><text:span text:style-name="T5_85">بودن</text:span><text:span text:style-name="T5_86"><text:s/></text:span><text:span text:style-name="T5_87">آنهاست</text:span><text:span text:style-name="T5_88">.</text:span></text:p>
      <text:p text:style-name="P6"/>
      <text:p text:style-name="P7"><text:span text:style-name="T7_1">به</text:span><text:span text:style-name="T7_2"><text:s/></text:span><text:span text:style-name="T7_3">صورت</text:span><text:span text:style-name="T7_4"><text:s/></text:span><text:span text:style-name="T7_5">نحوی</text:span><text:span text:style-name="T7_6"><text:s/></text:span><text:span text:style-name="T7_7">یک</text:span><text:span text:style-name="T7_8"><text:s/></text:span><text:span text:style-name="T7_9">تاپل</text:span><text:span text:style-name="T7_10"><text:s/></text:span><text:span text:style-name="T7_11">لیستی</text:span><text:span text:style-name="T7_12"><text:s/></text:span><text:span text:style-name="T7_13">از</text:span><text:span text:style-name="T7_14"><text:s/></text:span><text:span text:style-name="T7_15">مقدارهای</text:span><text:span text:style-name="T7_16"><text:s/></text:span><text:span text:style-name="T7_17">جدا</text:span><text:span text:style-name="T7_18"><text:s/></text:span><text:span text:style-name="T7_19">شده</text:span><text:span text:style-name="T7_20"><text:s/></text:span><text:span text:style-name="T7_21">توسط</text:span><text:span text:style-name="T7_22"><text:s/></text:span><text:span text:style-name="T7_23">کاما</text:span><text:span text:style-name="T7_24"><text:s/></text:span><text:span text:style-name="T7_25">است</text:span><text:span text:style-name="T7_26">:</text:span></text:p>
      <text:p text:style-name="P8"><text:span text:style-name="T8_1">&gt;&gt;&gt;<text:s/></text:span><text:span text:style-name="T8_2">t</text:span><text:span text:style-name="T8_3"><text:s/>=<text:s/>‘</text:span><text:span text:style-name="T8_4">a</text:span><text:span text:style-name="T8_5">’,<text:s/>‘</text:span><text:span text:style-name="T8_6">b</text:span><text:span text:style-name="T8_7">’,<text:s/>‘</text:span><text:span text:style-name="T8_8">c</text:span><text:span text:style-name="T8_9">’,<text:s/>‘</text:span><text:span text:style-name="T8_10">d</text:span><text:span text:style-name="T8_11">’,<text:s/>‘</text:span><text:span text:style-name="T8_12">e</text:span><text:span text:style-name="T8_13">’</text:span></text:p>
      <text:p text:style-name="P9"><text:span text:style-name="T9_1">اگرچه</text:span><text:span text:style-name="T9_2"><text:s/></text:span><text:span text:style-name="T9_3">اجباری</text:span><text:span text:style-name="T9_4"><text:s/></text:span><text:span text:style-name="T9_5">نیست</text:span><text:span text:style-name="T9_6"><text:s/></text:span><text:span text:style-name="T9_7">ولی</text:span><text:span text:style-name="T9_8"><text:s/></text:span><text:span text:style-name="T9_9">قرار</text:span><text:span text:style-name="T9_10"><text:s/></text:span><text:span text:style-name="T9_11">دادن</text:span><text:span text:style-name="T9_12"><text:s/></text:span><text:span text:style-name="T9_13">تاپل</text:span><text:span text:style-name="T9_14"><text:s/></text:span><text:span text:style-name="T9_15">بین</text:span><text:span text:style-name="T9_16"><text:s/></text:span><text:span text:style-name="T9_17">پرانتز</text:span><text:span text:style-name="T9_18"><text:s/></text:span><text:span text:style-name="T9_19">متداول</text:span><text:span text:style-name="T9_20"><text:s/></text:span><text:span text:style-name="T9_21">است</text:span><text:span text:style-name="T9_22">:</text:span></text:p>
      <text:p text:style-name="P10"><text:span text:style-name="T10_1">&gt;&gt;&gt;<text:s/></text:span><text:span text:style-name="T10_2">t</text:span><text:span text:style-name="T10_3"><text:s/>=<text:s/>(<text:s/>‘</text:span><text:span text:style-name="T10_4">a</text:span><text:span text:style-name="T10_5">’,<text:s/>‘</text:span><text:span text:style-name="T10_6">b</text:span><text:span text:style-name="T10_7">’,<text:s/>‘</text:span><text:span text:style-name="T10_8">c</text:span><text:span text:style-name="T10_9">’,<text:s/>‘</text:span><text:span text:style-name="T10_10">d</text:span><text:span text:style-name="T10_11">’,<text:s/>‘</text:span><text:span text:style-name="T10_12">e</text:span><text:span text:style-name="T10_13">’<text:s/>)</text:span></text:p>
      <text:p text:style-name="P11"><text:span text:style-name="T11_1">برای</text:span><text:span text:style-name="T11_2"><text:s/></text:span><text:span text:style-name="T11_3">ساختن</text:span><text:span text:style-name="T11_4"><text:s/></text:span><text:span text:style-name="T11_5">یک</text:span><text:span text:style-name="T11_6"><text:s/></text:span><text:span text:style-name="T11_7">تاپل</text:span><text:span text:style-name="T11_8"><text:s/></text:span><text:span text:style-name="T11_9">بصورت</text:span><text:span text:style-name="T11_10"><text:s/></text:span><text:span text:style-name="T11_11">تک</text:span><text:span text:style-name="T11_12"><text:s/></text:span><text:span text:style-name="T11_13">عنصری</text:span><text:span text:style-name="T11_14"><text:s/></text:span><text:span text:style-name="T11_15">باید</text:span><text:span text:style-name="T11_16"><text:s/></text:span><text:span text:style-name="T11_17">یک</text:span><text:span text:style-name="T11_18"><text:s/></text:span><text:span text:style-name="T11_19">کاما</text:span><text:span text:style-name="T11_20"><text:s/></text:span><text:span text:style-name="T11_21">در</text:span><text:span text:style-name="T11_22"><text:s/></text:span><text:span text:style-name="T11_23">انتها</text:span><text:span text:style-name="T11_24"><text:s/></text:span><text:span text:style-name="T11_25">استفاده</text:span><text:span text:style-name="T11_26"><text:s/></text:span><text:span text:style-name="T11_27">کرد</text:span><text:span text:style-name="T11_28">:</text:span></text:p>
      <text:p text:style-name="P12"><text:span text:style-name="T12_1">&gt;&gt;&gt;<text:s/></text:span><text:span text:style-name="T12_2">t</text:span><text:span text:style-name="T12_3">1<text:s/>=<text:s/>‘</text:span><text:span text:style-name="T12_4">a</text:span><text:span text:style-name="T12_5">’,</text:span></text:p>
      <text:p text:style-name="P13"><text:span text:style-name="T13_1">&gt;&gt;&gt;<text:s/></text:span><text:span text:style-name="T13_2">type</text:span><text:span text:style-name="T13_3">(</text:span><text:span text:style-name="T13_4">t</text:span><text:span text:style-name="T13_5">1)</text:span></text:p>
      <text:p text:style-name="P14"><text:span text:style-name="T14_1">&lt;</text:span><text:span text:style-name="T14_2">type</text:span><text:span text:style-name="T14_3"><text:s/>‘</text:span><text:span text:style-name="T14_4">tuple</text:span><text:span text:style-name="T14_5">’&gt;</text:span></text:p>
      <text:p text:style-name="P15"><text:span text:style-name="T15_1">یک</text:span><text:span text:style-name="T15_2"><text:s/></text:span><text:span text:style-name="T15_3">مقدار</text:span><text:span text:style-name="T15_4"><text:s/></text:span><text:span text:style-name="T15_5">به</text:span><text:span text:style-name="T15_6"><text:s/></text:span><text:span text:style-name="T15_7">صورت</text:span><text:span text:style-name="T15_8"><text:s/></text:span><text:span text:style-name="T15_9">تک</text:span><text:span text:style-name="T15_10"><text:s/></text:span><text:span text:style-name="T15_11">عنصری</text:span><text:span text:style-name="T15_12"><text:s/></text:span><text:span text:style-name="T15_13">داخل</text:span><text:span text:style-name="T15_14"><text:s/></text:span><text:span text:style-name="T15_15">پرانتز</text:span><text:span text:style-name="T15_16"><text:s/></text:span><text:span text:style-name="T15_17">تاپل</text:span><text:span text:style-name="T15_18"><text:s/></text:span><text:span text:style-name="T15_19">محسوب</text:span><text:span text:style-name="T15_20"><text:s/></text:span><text:span text:style-name="T15_21">نمی</text:span><text:span text:style-name="T15_22">‌</text:span><text:span text:style-name="T15_23">شود</text:span><text:span text:style-name="T15_24">:</text:span></text:p>
      <text:p text:style-name="P16"><text:span text:style-name="T16_1">&gt;&gt;&gt;<text:s/></text:span><text:span text:style-name="T16_2">t</text:span><text:span text:style-name="T16_3">2<text:s/>=<text:s/>(‘</text:span><text:span text:style-name="T16_4">a</text:span><text:span text:style-name="T16_5">’)</text:span></text:p>
      <text:p text:style-name="P17"><text:span text:style-name="T17_1">&gt;&gt;&gt;<text:s/></text:span><text:span text:style-name="T17_2">type</text:span><text:span text:style-name="T17_3">(</text:span><text:span text:style-name="T17_4">t</text:span><text:span text:style-name="T17_5">2)</text:span></text:p>
      <text:p text:style-name="P18"><text:span text:style-name="T18_1">&lt;</text:span><text:span text:style-name="T18_2">type</text:span><text:span text:style-name="T18_3"><text:s/>‘</text:span><text:span text:style-name="T18_4">str</text:span><text:span text:style-name="T18_5">’&gt;</text:span></text:p>
      <text:p text:style-name="P19"><text:span text:style-name="T19_1">یک</text:span><text:span text:style-name="T19_2"><text:s/></text:span><text:span text:style-name="T19_3">راه</text:span><text:span text:style-name="T19_4"><text:s/></text:span><text:span text:style-name="T19_5">دیگر</text:span><text:span text:style-name="T19_6"><text:s/></text:span><text:span text:style-name="T19_7">برای</text:span><text:span text:style-name="T19_8"><text:s/></text:span><text:span text:style-name="T19_9">ایجاد</text:span><text:span text:style-name="T19_10"><text:s/></text:span><text:span text:style-name="T19_11">تاپل</text:span><text:span text:style-name="T19_12"><text:s/></text:span><text:span text:style-name="T19_13">استفاده</text:span><text:span text:style-name="T19_14"><text:s/></text:span><text:span text:style-name="T19_15">از</text:span><text:span text:style-name="T19_16"><text:s/></text:span><text:span text:style-name="T19_17">تابع</text:span><text:span text:style-name="T19_18"><text:s/></text:span><text:span text:style-name="T19_19">درون</text:span><text:span text:style-name="T19_20"><text:s/></text:span><text:span text:style-name="T19_21">سازی</text:span><text:span text:style-name="T19_22"><text:s/></text:span><text:span text:style-name="T19_23">شده</text:span><text:span text:style-name="T19_24"><text:s/></text:span><text:span text:style-name="T19_25">tuple</text:span><text:span text:style-name="T19_26"><text:s/></text:span><text:span text:style-name="T19_27">است</text:span><text:span text:style-name="T19_28">.<text:s/></text:span><text:span text:style-name="T19_29">بدون</text:span><text:span text:style-name="T19_30"><text:s/></text:span><text:span text:style-name="T19_31">آرگومان</text:span><text:span text:style-name="T19_32"><text:s/></text:span><text:span text:style-name="T19_33">این</text:span><text:span text:style-name="T19_34"><text:s/></text:span><text:span text:style-name="T19_35">تابع</text:span><text:span text:style-name="T19_36"><text:s/></text:span><text:span text:style-name="T19_37">یک</text:span><text:span text:style-name="T19_38"><text:s/></text:span><text:span text:style-name="T19_39">تاپل</text:span><text:span text:style-name="T19_40"><text:s/></text:span><text:span text:style-name="T19_41">خالی</text:span><text:span text:style-name="T19_42"><text:s/></text:span><text:span text:style-name="T19_43">می</text:span><text:span text:style-name="T19_44">‌</text:span><text:span text:style-name="T19_45">سازد</text:span><text:span text:style-name="T19_46">:</text:span></text:p>
      <text:p text:style-name="P20"><text:span text:style-name="T20_1">&gt;&gt;&gt;<text:s/></text:span><text:span text:style-name="T20_2">t</text:span><text:span text:style-name="T20_3"><text:s/>=<text:s/></text:span><text:span text:style-name="T20_4">tuple</text:span><text:span text:style-name="T20_5">()</text:span></text:p>
      <text:p text:style-name="P21"><text:span text:style-name="T21_1">&gt;&gt;&gt;<text:s/></text:span><text:span text:style-name="T21_2">print</text:span><text:span text:style-name="T21_3"><text:s/></text:span><text:span text:style-name="T21_4">t</text:span></text:p>
      <text:p text:style-name="P22"><text:span text:style-name="T22_1">()</text:span></text:p>
      <text:p text:style-name="P23"><text:span text:style-name="T23_1">اگر</text:span><text:span text:style-name="T23_2"><text:s/></text:span><text:span text:style-name="T23_3">آرگومان</text:span><text:span text:style-name="T23_4"><text:s/></text:span><text:span text:style-name="T23_5">یک</text:span><text:span text:style-name="T23_6"><text:s/></text:span><text:span text:style-name="T23_7">دنباله</text:span><text:span text:style-name="T23_8">‌<text:s/>(</text:span><text:span text:style-name="T23_9">رشته</text:span><text:span text:style-name="T23_10">،<text:s/></text:span><text:span text:style-name="T23_11">لیست</text:span><text:span text:style-name="T23_12"><text:s/></text:span><text:span text:style-name="T23_13">یا</text:span><text:span text:style-name="T23_14"><text:s/></text:span><text:span text:style-name="T23_15">تاپل</text:span><text:span text:style-name="T23_16">)<text:s/></text:span><text:span text:style-name="T23_17">باشد</text:span><text:span text:style-name="T23_18">،<text:s/></text:span><text:span text:style-name="T23_19">نتیجه</text:span><text:span text:style-name="T23_20"><text:s/></text:span><text:span text:style-name="T23_21">یک</text:span><text:span text:style-name="T23_22"><text:s/></text:span><text:span text:style-name="T23_23">تاپل</text:span><text:span text:style-name="T23_24"><text:s/></text:span><text:span text:style-name="T23_25">با</text:span><text:span text:style-name="T23_26"><text:s/></text:span><text:span text:style-name="T23_27">عناصر</text:span><text:span text:style-name="T23_28"><text:s/></text:span><text:span text:style-name="T23_29">دنباله</text:span><text:span text:style-name="T23_30"><text:s/></text:span><text:span text:style-name="T23_31">است</text:span><text:span text:style-name="T23_32">:</text:span></text:p>
      <text:p text:style-name="P24"><text:span text:style-name="T24_1">&gt;&gt;&gt;<text:s/></text:span><text:span text:style-name="T24_2">t</text:span><text:span text:style-name="T24_3"><text:s/>=<text:s/></text:span><text:span text:style-name="T24_4">tuple</text:span><text:span text:style-name="T24_5">(‘</text:span><text:span text:style-name="T24_6">lupins</text:span><text:span text:style-name="T24_7">’)</text:span></text:p>
      <text:p text:style-name="P25"><text:span text:style-name="T25_1">&gt;&gt;&gt;<text:s/></text:span><text:span text:style-name="T25_2">print</text:span><text:span text:style-name="T25_3"><text:s/></text:span><text:span text:style-name="T25_4">t</text:span></text:p>
      <text:p text:style-name="P26"><text:span text:style-name="T26_1">(‘</text:span><text:span text:style-name="T26_2">l</text:span><text:span text:style-name="T26_3">’,<text:s/>‘</text:span><text:span text:style-name="T26_4">u</text:span><text:span text:style-name="T26_5">’,<text:s/>‘</text:span><text:span text:style-name="T26_6">p</text:span><text:span text:style-name="T26_7">’,<text:s/>‘</text:span><text:span text:style-name="T26_8">i</text:span><text:span text:style-name="T26_9">’,<text:s/>‘</text:span><text:span text:style-name="T26_10">n</text:span><text:span text:style-name="T26_11">’,<text:s/>‘</text:span><text:span text:style-name="T26_12">s</text:span><text:span text:style-name="T26_13">’)</text:span></text:p>
      <text:p text:style-name="P27"><text:span text:style-name="T27_1">از</text:span><text:span text:style-name="T27_2"><text:s/></text:span><text:span text:style-name="T27_3">آنجایی</text:span><text:span text:style-name="T27_4"><text:s/></text:span><text:span text:style-name="T27_5">که</text:span><text:span text:style-name="T27_6"><text:s/></text:span><text:span text:style-name="T27_7">tuple</text:span><text:span text:style-name="T27_8"><text:s/></text:span><text:span text:style-name="T27_9">یک</text:span><text:span text:style-name="T27_10"><text:s/></text:span><text:span text:style-name="T27_11">تابع</text:span><text:span text:style-name="T27_12"><text:s/></text:span><text:span text:style-name="T27_13">درون</text:span><text:span text:style-name="T27_14"><text:s/></text:span><text:span text:style-name="T27_15">سازی</text:span><text:span text:style-name="T27_16"><text:s/></text:span><text:span text:style-name="T27_17">شده</text:span><text:span text:style-name="T27_18"><text:s/></text:span><text:span text:style-name="T27_19">است</text:span><text:span text:style-name="T27_20"><text:s/></text:span><text:span text:style-name="T27_21">از</text:span><text:span text:style-name="T27_22"><text:s/></text:span><text:span text:style-name="T27_23">استفاده</text:span><text:span text:style-name="T27_24"><text:s/></text:span><text:span text:style-name="T27_25">آن</text:span><text:span text:style-name="T27_26"><text:s/></text:span><text:span text:style-name="T27_27">به</text:span><text:span text:style-name="T27_28"><text:s/></text:span><text:span text:style-name="T27_29">عنوان</text:span><text:span text:style-name="T27_30"><text:s/></text:span><text:span text:style-name="T27_31">نام</text:span><text:span text:style-name="T27_32"><text:s/></text:span><text:span text:style-name="T27_33">متغییر</text:span><text:span text:style-name="T27_34"><text:s/></text:span><text:span text:style-name="T27_35">خودداری</text:span><text:span text:style-name="T27_36"><text:s/></text:span><text:span text:style-name="T27_37">کنید</text:span><text:span text:style-name="T27_38">.</text:span></text:p>
      <text:p text:style-name="P28"/>
      <text:p text:style-name="P29"><text:span text:style-name="T29_1">اغلب</text:span><text:span text:style-name="T29_2"><text:s/></text:span><text:span text:style-name="T29_3">عمگرهای</text:span><text:span text:style-name="T29_4"><text:s/></text:span><text:span text:style-name="T29_5">لیست</text:span><text:span text:style-name="T29_6"><text:s/></text:span><text:span text:style-name="T29_7">بر</text:span><text:span text:style-name="T29_8"><text:s/></text:span><text:span text:style-name="T29_9">روی</text:span><text:span text:style-name="T29_10"><text:s/></text:span><text:span text:style-name="T29_11">تاپل</text:span><text:span text:style-name="T29_12"><text:s/></text:span><text:span text:style-name="T29_13">نیز</text:span><text:span text:style-name="T29_14"><text:s/></text:span><text:span text:style-name="T29_15">کار</text:span><text:span text:style-name="T29_16"><text:s/></text:span><text:span text:style-name="T29_17">می</text:span><text:span text:style-name="T29_18">‌</text:span><text:span text:style-name="T29_19">کنند</text:span><text:span text:style-name="T29_20">.<text:s/></text:span><text:span text:style-name="T29_21">عمگر</text:span><text:span text:style-name="T29_22"><text:s/></text:span><text:span text:style-name="T29_23">براکت</text:span><text:span text:style-name="T29_24"><text:s/></text:span><text:span text:style-name="T29_25">شاخص</text:span><text:span text:style-name="T29_26"><text:s/></text:span><text:span text:style-name="T29_27">یک</text:span><text:span text:style-name="T29_28"><text:s/></text:span><text:span text:style-name="T29_29">عنصر</text:span><text:span text:style-name="T29_30"><text:s/></text:span><text:span text:style-name="T29_31">را</text:span><text:span text:style-name="T29_32"><text:s/></text:span><text:span text:style-name="T29_33">مشخص</text:span><text:span text:style-name="T29_34"><text:s/></text:span><text:span text:style-name="T29_35">می</text:span><text:span text:style-name="T29_36">‌</text:span><text:span text:style-name="T29_37">کند</text:span><text:span text:style-name="T29_38">:</text:span></text:p>
      <text:p text:style-name="P30"><text:span text:style-name="T30_1">&gt;&gt;&gt;<text:s/></text:span><text:span text:style-name="T30_2">t</text:span><text:span text:style-name="T30_3"><text:s/>=<text:s/>(‘</text:span><text:span text:style-name="T30_4">a</text:span><text:span text:style-name="T30_5">’,<text:s/>‘</text:span><text:span text:style-name="T30_6">b</text:span><text:span text:style-name="T30_7">’,<text:s/>‘</text:span><text:span text:style-name="T30_8">c</text:span><text:span text:style-name="T30_9">’,<text:s/>‘</text:span><text:span text:style-name="T30_10">d</text:span><text:span text:style-name="T30_11">’,<text:s/>‘</text:span><text:span text:style-name="T30_12">e</text:span><text:span text:style-name="T30_13">’)</text:span></text:p>
      <text:p text:style-name="P31"><text:span text:style-name="T31_1">&gt;&gt;&gt;<text:s/></text:span><text:span text:style-name="T31_2">print</text:span><text:span text:style-name="T31_3"><text:s/></text:span><text:span text:style-name="T31_4">t</text:span><text:span text:style-name="T31_5">[0]</text:span></text:p>
      <text:p text:style-name="P32"><text:span text:style-name="T32_1">‘</text:span><text:span text:style-name="T32_2">a</text:span><text:span text:style-name="T32_3">’</text:span></text:p>
      <text:p text:style-name="P33"><text:span text:style-name="T33_1">عمگر</text:span><text:span text:style-name="T33_2"><text:s/></text:span><text:span text:style-name="T33_3">برش</text:span><text:span text:style-name="T33_4"><text:s/>(</text:span><text:span text:style-name="T33_5">slice</text:span><text:span text:style-name="T33_6"><text:s/></text:span><text:span text:style-name="T33_7">Operator</text:span><text:span text:style-name="T33_8">)<text:s/></text:span><text:span text:style-name="T33_9">یک</text:span><text:span text:style-name="T33_10"><text:s/></text:span><text:span text:style-name="T33_11">بازه</text:span><text:span text:style-name="T33_12"><text:s/></text:span><text:span text:style-name="T33_13">ای</text:span><text:span text:style-name="T33_14"><text:s/></text:span><text:span text:style-name="T33_15">از</text:span><text:span text:style-name="T33_16"><text:s/></text:span><text:span text:style-name="T33_17">عناصر</text:span><text:span text:style-name="T33_18"><text:s/></text:span><text:span text:style-name="T33_19">را</text:span><text:span text:style-name="T33_20"><text:s/></text:span><text:span text:style-name="T33_21">انتخاب</text:span><text:span text:style-name="T33_22"><text:s/></text:span><text:span text:style-name="T33_23">می</text:span><text:span text:style-name="T33_24">‌</text:span><text:span text:style-name="T33_25">کند</text:span><text:span text:style-name="T33_26">:</text:span></text:p>
      <text:p text:style-name="P34"><text:span text:style-name="T34_1">&gt;&gt;&gt;<text:s/></text:span><text:span text:style-name="T34_2">print</text:span><text:span text:style-name="T34_3"><text:s/></text:span><text:span text:style-name="T34_4">t</text:span><text:span text:style-name="T34_5">[1:3]</text:span></text:p>
      <text:p text:style-name="P35"><text:span text:style-name="T35_1">(‘</text:span><text:span text:style-name="T35_2">b</text:span><text:span text:style-name="T35_3">’,<text:s/>‘</text:span><text:span text:style-name="T35_4">c</text:span><text:span text:style-name="T35_5">’)</text:span></text:p>
      <text:p text:style-name="P36"><text:span text:style-name="T36_1">اما</text:span><text:span text:style-name="T36_2"><text:s/></text:span><text:span text:style-name="T36_3">اگر</text:span><text:span text:style-name="T36_4"><text:s/></text:span><text:span text:style-name="T36_5">سعی</text:span><text:span text:style-name="T36_6"><text:s/></text:span><text:span text:style-name="T36_7">کنید</text:span><text:span text:style-name="T36_8"><text:s/></text:span><text:span text:style-name="T36_9">یکی</text:span><text:span text:style-name="T36_10"><text:s/></text:span><text:span text:style-name="T36_11">از</text:span><text:span text:style-name="T36_12"><text:s/></text:span><text:span text:style-name="T36_13">عناصر</text:span><text:span text:style-name="T36_14"><text:s/></text:span><text:span text:style-name="T36_15">تاپل</text:span><text:span text:style-name="T36_16"><text:s/></text:span><text:span text:style-name="T36_17">را</text:span><text:span text:style-name="T36_18"><text:s/></text:span><text:span text:style-name="T36_19">تغییر</text:span><text:span text:style-name="T36_20"><text:s/></text:span><text:span text:style-name="T36_21">دهید</text:span><text:span text:style-name="T36_22"><text:s/></text:span><text:span text:style-name="T36_23">خطا</text:span><text:span text:style-name="T36_24"><text:s/></text:span><text:span text:style-name="T36_25">دریافت</text:span><text:span text:style-name="T36_26"><text:s/></text:span><text:span text:style-name="T36_27">خواهید</text:span><text:span text:style-name="T36_28"><text:s/></text:span><text:span text:style-name="T36_29">کرد</text:span><text:span text:style-name="T36_30">:</text:span></text:p>
      <text:p text:style-name="P37"><text:span text:style-name="T37_1">&gt;&gt;&gt;<text:s/></text:span><text:span text:style-name="T37_2">t</text:span><text:span text:style-name="T37_3">[0]<text:s/>=<text:s/>‘</text:span><text:span text:style-name="T37_4">A</text:span><text:span text:style-name="T37_5">’</text:span></text:p>
      <text:p text:style-name="P38"><text:span text:style-name="T38_1">TypeError</text:span><text:span text:style-name="T38_2">:<text:s/></text:span><text:span text:style-name="T38_3">object</text:span><text:span text:style-name="T38_4"><text:s/></text:span><text:span text:style-name="T38_5">doesn</text:span><text:span text:style-name="T38_6">'</text:span><text:span text:style-name="T38_7">t</text:span><text:span text:style-name="T38_8"><text:s/></text:span><text:span text:style-name="T38_9">support</text:span><text:span text:style-name="T38_10"><text:s/></text:span><text:span text:style-name="T38_11">item</text:span><text:span text:style-name="T38_12"><text:s/></text:span><text:span text:style-name="T38_13">assignment</text:span></text:p>
      <text:p text:style-name="P39"><text:span text:style-name="T39_1">نمی</text:span><text:span text:style-name="T39_2">‌</text:span><text:span text:style-name="T39_3">توانید</text:span><text:span text:style-name="T39_4"><text:s/></text:span><text:span text:style-name="T39_5">یک</text:span><text:span text:style-name="T39_6"><text:s/></text:span><text:span text:style-name="T39_7">عنصر</text:span><text:span text:style-name="T39_8"><text:s/></text:span><text:span text:style-name="T39_9">از</text:span><text:span text:style-name="T39_10"><text:s/></text:span><text:span text:style-name="T39_11">تاپل</text:span><text:span text:style-name="T39_12"><text:s/></text:span><text:span text:style-name="T39_13">را</text:span><text:span text:style-name="T39_14"><text:s/></text:span><text:span text:style-name="T39_15">تغییر</text:span><text:span text:style-name="T39_16"><text:s/></text:span><text:span text:style-name="T39_17">دهید</text:span><text:span text:style-name="T39_18"><text:s/></text:span><text:span text:style-name="T39_19">ولی</text:span><text:span text:style-name="T39_20"><text:s/></text:span><text:span text:style-name="T39_21">در</text:span><text:span text:style-name="T39_22"><text:s/></text:span><text:span text:style-name="T39_23">عوض</text:span><text:span text:style-name="T39_24"><text:s/></text:span><text:span text:style-name="T39_25">می</text:span><text:span text:style-name="T39_26"><text:s/></text:span><text:span text:style-name="T39_27">توانید</text:span><text:span text:style-name="T39_28"><text:s/></text:span><text:span text:style-name="T39_29">یک</text:span><text:span text:style-name="T39_30"><text:s/></text:span><text:span text:style-name="T39_31">تاپل</text:span><text:span text:style-name="T39_32"><text:s/></text:span><text:span text:style-name="T39_33">را</text:span><text:span text:style-name="T39_34"><text:s/></text:span><text:span text:style-name="T39_35">با</text:span><text:span text:style-name="T39_36"><text:s/></text:span><text:span text:style-name="T39_37">یک</text:span><text:span text:style-name="T39_38"><text:s/></text:span><text:span text:style-name="T39_39">تاپل</text:span><text:span text:style-name="T39_40"><text:s/></text:span><text:span text:style-name="T39_41">دیگر</text:span><text:span text:style-name="T39_42"><text:s/></text:span><text:span text:style-name="T39_43">جایگزین</text:span><text:span text:style-name="T39_44"><text:s/></text:span><text:span text:style-name="T39_45">کنید</text:span><text:span text:style-name="T39_46">:</text:span></text:p>
      <text:p text:style-name="P40"><text:span text:style-name="T40_1">&gt;&gt;&gt;<text:s/></text:span><text:span text:style-name="T40_2">t</text:span><text:span text:style-name="T40_3"><text:s/>=<text:s/>(‘</text:span><text:span text:style-name="T40_4">A</text:span><text:span text:style-name="T40_5">’,)<text:s/>+<text:s/></text:span><text:span text:style-name="T40_6">t</text:span><text:span text:style-name="T40_7">[1:]</text:span></text:p>
      <text:p text:style-name="P41"><text:span text:style-name="T41_1">&gt;&gt;&gt;<text:s/></text:span><text:span text:style-name="T41_2">print</text:span><text:span text:style-name="T41_3"><text:s/></text:span><text:span text:style-name="T41_4">t</text:span></text:p>
      <text:p text:style-name="P42"><text:span text:style-name="T42_1">(‘</text:span><text:span text:style-name="T42_2">A</text:span><text:span text:style-name="T42_3">’,<text:s/>‘</text:span><text:span text:style-name="T42_4">b</text:span><text:span text:style-name="T42_5">’,<text:s/>‘</text:span><text:span text:style-name="T42_6">c</text:span><text:span text:style-name="T42_7">’,<text:s/>‘</text:span><text:span text:style-name="T42_8">d</text:span><text:span text:style-name="T42_9">’,<text:s/>‘</text:span><text:span text:style-name="T42_10">e</text:span><text:span text:style-name="T42_11">’)</text:span></text:p>
      <text:p text:style-name="P43"><text:span text:style-name="T43_1">۱۲.۲<text:s/></text:span><text:span text:style-name="T43_2">انتصاب</text:span><text:span text:style-name="T43_3"><text:s/></text:span><text:span text:style-name="T43_4">تاپلی</text:span></text:p>
      <text:p text:style-name="P44"><text:span text:style-name="T44_1">معمولا</text:span><text:span text:style-name="T44_2"><text:s/></text:span><text:span text:style-name="T44_3">بسیار</text:span><text:span text:style-name="T44_4"><text:s/></text:span><text:span text:style-name="T44_5">مفید</text:span><text:span text:style-name="T44_6"><text:s/></text:span><text:span text:style-name="T44_7">است</text:span><text:span text:style-name="T44_8"><text:s/></text:span><text:span text:style-name="T44_9">که</text:span><text:span text:style-name="T44_10"><text:s/></text:span><text:span text:style-name="T44_11">مقدار</text:span><text:span text:style-name="T44_12"><text:s/></text:span><text:span text:style-name="T44_13">دو</text:span><text:span text:style-name="T44_14"><text:s/></text:span><text:span text:style-name="T44_15">متغییر</text:span><text:span text:style-name="T44_16"><text:s/></text:span><text:span text:style-name="T44_17">را</text:span><text:span text:style-name="T44_18"><text:s/></text:span><text:span text:style-name="T44_19">جابه</text:span><text:span text:style-name="T44_20">‌</text:span><text:span text:style-name="T44_21">جا</text:span><text:span text:style-name="T44_22"><text:s/></text:span><text:span text:style-name="T44_23">کنیم</text:span><text:span text:style-name="T44_24">.<text:s/></text:span><text:span text:style-name="T44_25">در</text:span><text:span text:style-name="T44_26"><text:s/></text:span><text:span text:style-name="T44_27">انتصاب</text:span><text:span text:style-name="T44_28">‌</text:span><text:span text:style-name="T44_29">های</text:span><text:span text:style-name="T44_30"><text:s/></text:span><text:span text:style-name="T44_31">رایج</text:span><text:span text:style-name="T44_32"><text:s/></text:span><text:span text:style-name="T44_33">باید</text:span><text:span text:style-name="T44_34"><text:s/></text:span><text:span text:style-name="T44_35">از</text:span><text:span text:style-name="T44_36"><text:s/></text:span><text:span text:style-name="T44_37">یک</text:span><text:span text:style-name="T44_38"><text:s/></text:span><text:span text:style-name="T44_39">متغییر</text:span><text:span text:style-name="T44_40"><text:s/></text:span><text:span text:style-name="T44_41">موقت</text:span><text:span text:style-name="T44_42"><text:s/></text:span><text:span text:style-name="T44_43">استفاده</text:span><text:span text:style-name="T44_44"><text:s/></text:span><text:span text:style-name="T44_45">کنید</text:span><text:span text:style-name="T44_46">.<text:s/></text:span><text:span text:style-name="T44_47">برای</text:span><text:span text:style-name="T44_48"><text:s/></text:span><text:span text:style-name="T44_49">مثال</text:span><text:span text:style-name="T44_50"><text:s/></text:span><text:span text:style-name="T44_51">برای</text:span><text:span text:style-name="T44_52"><text:s/></text:span><text:span text:style-name="T44_53">جابه</text:span><text:span text:style-name="T44_54">‌</text:span><text:span text:style-name="T44_55">جای</text:span><text:span text:style-name="T44_56"><text:s/></text:span><text:span text:style-name="T44_57">a</text:span><text:span text:style-name="T44_58"><text:s/></text:span><text:span text:style-name="T44_59">و</text:span><text:span text:style-name="T44_60"><text:s/></text:span><text:span text:style-name="T44_61">b</text:span><text:span text:style-name="T44_62">:</text:span></text:p>
      <text:p text:style-name="P45"><text:span text:style-name="T45_1">&gt;&gt;&gt;<text:s/></text:span><text:span text:style-name="T45_2">temp</text:span><text:span text:style-name="T45_3"><text:s/>=<text:s/></text:span><text:span text:style-name="T45_4">a</text:span></text:p>
      <text:p text:style-name="P46"><text:span text:style-name="T46_1">&gt;&gt;&gt;<text:s/></text:span><text:span text:style-name="T46_2">a</text:span><text:span text:style-name="T46_3"><text:s/>=<text:s/></text:span><text:span text:style-name="T46_4">b</text:span></text:p>
      <text:p text:style-name="P47"><text:span text:style-name="T47_1">&gt;&gt;&gt;<text:s/></text:span><text:span text:style-name="T47_2">b</text:span><text:span text:style-name="T47_3"><text:s/>=<text:s/></text:span><text:span text:style-name="T47_4">temp</text:span></text:p>
      <text:p text:style-name="P48"/>
      <text:p text:style-name="P49"><text:span text:style-name="T49_1">این</text:span><text:span text:style-name="T49_2"><text:s/></text:span><text:span text:style-name="T49_3">روش</text:span><text:span text:style-name="T49_4"><text:s/></text:span><text:span text:style-name="T49_5">سخت</text:span><text:span text:style-name="T49_6"><text:s/></text:span><text:span text:style-name="T49_7">است</text:span><text:span text:style-name="T49_8"><text:s/></text:span><text:span text:style-name="T49_9">در</text:span><text:span text:style-name="T49_10"><text:s/></text:span><text:span text:style-name="T49_11">حالی</text:span><text:span text:style-name="T49_12"><text:s/></text:span><text:span text:style-name="T49_13">که</text:span><text:span text:style-name="T49_14"><text:s/></text:span><text:span text:style-name="T49_15">انتصاب</text:span><text:span text:style-name="T49_16"><text:s/></text:span><text:span text:style-name="T49_17">تاپلی</text:span><text:span text:style-name="T49_18"><text:s/></text:span><text:span text:style-name="T49_19">زیبا</text:span><text:span text:style-name="T49_20"><text:s/></text:span><text:span text:style-name="T49_21">تر</text:span><text:span text:style-name="T49_22"><text:s/></text:span><text:span text:style-name="T49_23">است</text:span><text:span text:style-name="T49_24">:</text:span></text:p>
      <text:p text:style-name="P50"><text:span text:style-name="T50_1">&gt;&gt;&gt;<text:s/></text:span><text:span text:style-name="T50_2">a</text:span><text:span text:style-name="T50_3">,<text:s/></text:span><text:span text:style-name="T50_4">b</text:span><text:span text:style-name="T50_5"><text:s/>=<text:s/></text:span><text:span text:style-name="T50_6">b</text:span><text:span text:style-name="T50_7">,<text:s/></text:span><text:span text:style-name="T50_8">a</text:span></text:p>
      <text:p text:style-name="P51"><text:span text:style-name="T51_1">بخش</text:span><text:span text:style-name="T51_2"><text:s/></text:span><text:span text:style-name="T51_3">چپ</text:span><text:span text:style-name="T51_4"><text:s/></text:span><text:span text:style-name="T51_5">یک</text:span><text:span text:style-name="T51_6"><text:s/></text:span><text:span text:style-name="T51_7">تاپل</text:span><text:span text:style-name="T51_8"><text:s/></text:span><text:span text:style-name="T51_9">از</text:span><text:span text:style-name="T51_10"><text:s/></text:span><text:span text:style-name="T51_11">متغییرهاست</text:span><text:span text:style-name="T51_12">،<text:s/></text:span><text:span text:style-name="T51_13">بخش</text:span><text:span text:style-name="T51_14"><text:s/></text:span><text:span text:style-name="T51_15">راست</text:span><text:span text:style-name="T51_16"><text:s/></text:span><text:span text:style-name="T51_17">یک</text:span><text:span text:style-name="T51_18"><text:s/></text:span><text:span text:style-name="T51_19">تاپل</text:span><text:span text:style-name="T51_20"><text:s/></text:span><text:span text:style-name="T51_21">از</text:span><text:span text:style-name="T51_22"><text:s/></text:span><text:span text:style-name="T51_23">عبارات</text:span><text:span text:style-name="T51_24">.<text:s/></text:span><text:span text:style-name="T51_25">هر</text:span><text:span text:style-name="T51_26"><text:s/></text:span><text:span text:style-name="T51_27">مقدار</text:span><text:span text:style-name="T51_28"><text:s/></text:span><text:span text:style-name="T51_29">به</text:span><text:span text:style-name="T51_30"><text:s/></text:span><text:span text:style-name="T51_31">متغییر</text:span><text:span text:style-name="T51_32"><text:s/></text:span><text:span text:style-name="T51_33">مربوطه</text:span><text:span text:style-name="T51_34"><text:s/></text:span><text:span text:style-name="T51_35">انتصاب</text:span><text:span text:style-name="T51_36"><text:s/></text:span><text:span text:style-name="T51_37">داده</text:span><text:span text:style-name="T51_38"><text:s/></text:span><text:span text:style-name="T51_39">می</text:span><text:span text:style-name="T51_40">‌</text:span><text:span text:style-name="T51_41">شود</text:span><text:span text:style-name="T51_42">.<text:s/></text:span><text:span text:style-name="T51_43">همه</text:span><text:span text:style-name="T51_44"><text:s/></text:span><text:span text:style-name="T51_45">عبارات</text:span><text:span text:style-name="T51_46"><text:s/></text:span><text:span text:style-name="T51_47">در</text:span><text:span text:style-name="T51_48"><text:s/></text:span><text:span text:style-name="T51_49">سمت</text:span><text:span text:style-name="T51_50"><text:s/></text:span><text:span text:style-name="T51_51">راست</text:span><text:span text:style-name="T51_52"><text:s/></text:span><text:span text:style-name="T51_53">قبل</text:span><text:span text:style-name="T51_54"><text:s/></text:span><text:span text:style-name="T51_55">از</text:span><text:span text:style-name="T51_56"><text:s/></text:span><text:span text:style-name="T51_57">انتصاب</text:span><text:span text:style-name="T51_58"><text:s/></text:span><text:span text:style-name="T51_59">ارزیابی</text:span><text:span text:style-name="T51_60"><text:s/></text:span><text:span text:style-name="T51_61">می</text:span><text:span text:style-name="T51_62">‌</text:span><text:span text:style-name="T51_63">شوند</text:span><text:span text:style-name="T51_64">.</text:span></text:p>
      <text:p text:style-name="P52"/>
      <text:p text:style-name="P53"><text:span text:style-name="T53_1">تعداد</text:span><text:span text:style-name="T53_2"><text:s/></text:span><text:span text:style-name="T53_3">متغییرها</text:span><text:span text:style-name="T53_4"><text:s/></text:span><text:span text:style-name="T53_5">در</text:span><text:span text:style-name="T53_6"><text:s/></text:span><text:span text:style-name="T53_7">سمت</text:span><text:span text:style-name="T53_8"><text:s/></text:span><text:span text:style-name="T53_9">چپ</text:span><text:span text:style-name="T53_10"><text:s/></text:span><text:span text:style-name="T53_11">و</text:span><text:span text:style-name="T53_12"><text:s/></text:span><text:span text:style-name="T53_13">تعداد</text:span><text:span text:style-name="T53_14"><text:s/></text:span><text:span text:style-name="T53_15">مقدارها</text:span><text:span text:style-name="T53_16"><text:s/></text:span><text:span text:style-name="T53_17">در</text:span><text:span text:style-name="T53_18"><text:s/></text:span><text:span text:style-name="T53_19">سمت</text:span><text:span text:style-name="T53_20"><text:s/></text:span><text:span text:style-name="T53_21">راست</text:span><text:span text:style-name="T53_22"><text:s/></text:span><text:span text:style-name="T53_23">باید</text:span><text:span text:style-name="T53_24"><text:s/></text:span><text:span text:style-name="T53_25">برابر</text:span><text:span text:style-name="T53_26"><text:s/></text:span><text:span text:style-name="T53_27">باشند</text:span><text:span text:style-name="T53_28">:</text:span></text:p>
      <text:p text:style-name="P54"><text:span text:style-name="T54_1">&gt;&gt;&gt;<text:s/></text:span><text:span text:style-name="T54_2">a</text:span><text:span text:style-name="T54_3">,<text:s/></text:span><text:span text:style-name="T54_4">b</text:span><text:span text:style-name="T54_5"><text:s text:c="2"/>=<text:s/>1,<text:s/>2,<text:s/>3</text:span></text:p>
      <text:p text:style-name="P55"><text:span text:style-name="T55_1">ValueError</text:span><text:span text:style-name="T55_2">:<text:s/></text:span><text:span text:style-name="T55_3">too</text:span><text:span text:style-name="T55_4"><text:s/></text:span><text:span text:style-name="T55_5">many</text:span><text:span text:style-name="T55_6"><text:s/></text:span><text:span text:style-name="T55_7">values</text:span><text:span text:style-name="T55_8"><text:s/></text:span><text:span text:style-name="T55_9">to</text:span><text:span text:style-name="T55_10"><text:s/></text:span><text:span text:style-name="T55_11">unpack</text:span></text:p>
      <text:p text:style-name="P56"><text:span text:style-name="T56_1">به</text:span><text:span text:style-name="T56_2"><text:s/></text:span><text:span text:style-name="T56_3">طور</text:span><text:span text:style-name="T56_4"><text:s/></text:span><text:span text:style-name="T56_5">عمومی</text:span><text:span text:style-name="T56_6"><text:s/></text:span><text:span text:style-name="T56_7">تر</text:span><text:span text:style-name="T56_8"><text:s/></text:span><text:span text:style-name="T56_9">بخش</text:span><text:span text:style-name="T56_10"><text:s/></text:span><text:span text:style-name="T56_11">سمت</text:span><text:span text:style-name="T56_12"><text:s/></text:span><text:span text:style-name="T56_13">راست</text:span><text:span text:style-name="T56_14"><text:s/></text:span><text:span text:style-name="T56_15">می</text:span><text:span text:style-name="T56_16">‌</text:span><text:span text:style-name="T56_17">تواند</text:span><text:span text:style-name="T56_18"><text:s/></text:span><text:span text:style-name="T56_19">هر</text:span><text:span text:style-name="T56_20"><text:s/></text:span><text:span text:style-name="T56_21">نوعی</text:span><text:span text:style-name="T56_22"><text:s/></text:span><text:span text:style-name="T56_23">از</text:span><text:span text:style-name="T56_24"><text:s/></text:span><text:span text:style-name="T56_25">دنباله</text:span><text:span text:style-name="T56_26"><text:s/>(</text:span><text:span text:style-name="T56_27">رشته</text:span><text:span text:style-name="T56_28">،<text:s/></text:span><text:span text:style-name="T56_29">لیست</text:span><text:span text:style-name="T56_30"><text:s/></text:span><text:span text:style-name="T56_31">یا</text:span><text:span text:style-name="T56_32"><text:s/></text:span><text:span text:style-name="T56_33">تاپل</text:span><text:span text:style-name="T56_34">)<text:s/></text:span><text:span text:style-name="T56_35">باشد</text:span><text:span text:style-name="T56_36">.<text:s/></text:span><text:span text:style-name="T56_37">برای</text:span><text:span text:style-name="T56_38"><text:s/></text:span><text:span text:style-name="T56_39">مثال</text:span><text:span text:style-name="T56_40"><text:s/></text:span><text:span text:style-name="T56_41">برای</text:span><text:span text:style-name="T56_42"><text:s/></text:span><text:span text:style-name="T56_43">دو</text:span><text:span text:style-name="T56_44"><text:s/></text:span><text:span text:style-name="T56_45">نیم</text:span><text:span text:style-name="T56_46"><text:s/></text:span><text:span text:style-name="T56_47">کردن</text:span><text:span text:style-name="T56_48"><text:s/></text:span><text:span text:style-name="T56_49">یک</text:span><text:span text:style-name="T56_50"><text:s/></text:span><text:span text:style-name="T56_51">ادرس</text:span><text:span text:style-name="T56_52"><text:s/></text:span><text:span text:style-name="T56_53">ایمیل</text:span><text:span text:style-name="T56_54"><text:s/></text:span><text:span text:style-name="T56_55">به</text:span><text:span text:style-name="T56_56"><text:s/></text:span><text:span text:style-name="T56_57">نام</text:span><text:span text:style-name="T56_58"><text:s/></text:span><text:span text:style-name="T56_59">کاربری</text:span><text:span text:style-name="T56_60"><text:s/></text:span><text:span text:style-name="T56_61">و</text:span><text:span text:style-name="T56_62"><text:s/></text:span><text:span text:style-name="T56_63">دامنه</text:span><text:span text:style-name="T56_64"><text:s/></text:span><text:span text:style-name="T56_65">باید</text:span><text:span text:style-name="T56_66"><text:s/></text:span><text:span text:style-name="T56_67">نوشت</text:span><text:span text:style-name="T56_68">:</text:span></text:p>
      <text:p text:style-name="P57"><text:span text:style-name="T57_1">&gt;&gt;&gt;<text:s/></text:span><text:span text:style-name="T57_2">addr</text:span><text:span text:style-name="T57_3"><text:s/>=<text:s/>‘</text:span><text:span text:style-name="T57_4"><text:a xlink:type="simple" xlink:href="mailto:monty@python.org"><text:span text:style-name="T57_5">monty</text:span></text:a></text:span><text:span text:style-name="T57_6"><text:a xlink:type="simple" xlink:href="mailto:monty@python.org"><text:span text:style-name="T57_7">@</text:span></text:a></text:span><text:span text:style-name="T57_8"><text:a xlink:type="simple" xlink:href="mailto:monty@python.org"><text:span text:style-name="T57_9">python</text:span></text:a></text:span><text:span text:style-name="T57_10"><text:a xlink:type="simple" xlink:href="mailto:monty@python.org"><text:span text:style-name="T57_11">.</text:span></text:a></text:span><text:span text:style-name="T57_12"><text:a xlink:type="simple" xlink:href="mailto:monty@python.org"><text:span text:style-name="T57_13">org</text:span></text:a></text:span><text:span text:style-name="T57_14">’</text:span></text:p>
      <text:p text:style-name="P58"><text:span text:style-name="T58_1">&gt;&gt;&gt;<text:s/></text:span><text:span text:style-name="T58_2">uname</text:span><text:span text:style-name="T58_3">,<text:s/></text:span><text:span text:style-name="T58_4">domain</text:span><text:span text:style-name="T58_5"><text:s/>=<text:s/></text:span><text:span text:style-name="T58_6">addr</text:span><text:span text:style-name="T58_7">.</text:span><text:span text:style-name="T58_8">split</text:span><text:span text:style-name="T58_9">(‘@’)</text:span></text:p>
      <text:p text:style-name="P59"><text:span text:style-name="T59_1">مقدار</text:span><text:span text:style-name="T59_2"><text:s/></text:span><text:span text:style-name="T59_3">بازگشتی</text:span><text:span text:style-name="T59_4"><text:s/></text:span><text:span text:style-name="T59_5">از</text:span><text:span text:style-name="T59_6"><text:s/></text:span><text:span text:style-name="T59_7">split</text:span><text:span text:style-name="T59_8"><text:s/></text:span><text:span text:style-name="T59_9">یک</text:span><text:span text:style-name="T59_10"><text:s/></text:span><text:span text:style-name="T59_11">لیست</text:span><text:span text:style-name="T59_12"><text:s/></text:span><text:span text:style-name="T59_13">با</text:span><text:span text:style-name="T59_14"><text:s/></text:span><text:span text:style-name="T59_15">دو</text:span><text:span text:style-name="T59_16"><text:s/></text:span><text:span text:style-name="T59_17">عنصر</text:span><text:span text:style-name="T59_18"><text:s/></text:span><text:span text:style-name="T59_19">است</text:span><text:span text:style-name="T59_20"><text:s/></text:span><text:span text:style-name="T59_21">که</text:span><text:span text:style-name="T59_22"><text:s/></text:span><text:span text:style-name="T59_23">عنصر</text:span><text:span text:style-name="T59_24"><text:s/></text:span><text:span text:style-name="T59_25">اول</text:span><text:span text:style-name="T59_26"><text:s/></text:span><text:span text:style-name="T59_27">به</text:span><text:span text:style-name="T59_28"><text:s/></text:span><text:span text:style-name="T59_29">uname</text:span><text:span text:style-name="T59_30"><text:s/></text:span><text:span text:style-name="T59_31">و</text:span><text:span text:style-name="T59_32"><text:s/></text:span><text:span text:style-name="T59_33">دومی</text:span><text:span text:style-name="T59_34"><text:s/></text:span><text:span text:style-name="T59_35">به</text:span><text:span text:style-name="T59_36"><text:s/></text:span><text:span text:style-name="T59_37">domin</text:span><text:span text:style-name="T59_38"><text:s/></text:span><text:span text:style-name="T59_39">منتصب</text:span><text:span text:style-name="T59_40"><text:s/></text:span><text:span text:style-name="T59_41">می</text:span><text:span text:style-name="T59_42">‌</text:span><text:span text:style-name="T59_43">گردد</text:span><text:span text:style-name="T59_44">.</text:span></text:p>
      <text:p text:style-name="P60"><text:span text:style-name="T60_1">&gt;&gt;&gt;<text:s/></text:span><text:span text:style-name="T60_2">print</text:span><text:span text:style-name="T60_3"><text:s/></text:span><text:span text:style-name="T60_4">uname</text:span></text:p>
      <text:p text:style-name="P61"><text:span text:style-name="T61_1">monty</text:span></text:p>
      <text:p text:style-name="P62"><text:span text:style-name="T62_1">&gt;&gt;&gt;<text:s/></text:span><text:span text:style-name="T62_2">print</text:span><text:span text:style-name="T62_3"><text:s/></text:span><text:span text:style-name="T62_4">domain</text:span></text:p>
      <text:p text:style-name="P63"><text:span text:style-name="T63_1">python</text:span><text:span text:style-name="T63_2">.</text:span><text:span text:style-name="T63_3">org</text:span></text:p>
      <text:p text:style-name="P64"/>
      <text:p text:style-name="P65"><text:span text:style-name="T65_1">۱۲.۳<text:s/></text:span><text:span text:style-name="T65_2">تاپل</text:span><text:span text:style-name="T65_3"><text:s/></text:span><text:span text:style-name="T65_4">به</text:span><text:span text:style-name="T65_5"><text:s/></text:span><text:span text:style-name="T65_6">عنوان</text:span><text:span text:style-name="T65_7"><text:s/></text:span><text:span text:style-name="T65_8">مقدار</text:span><text:span text:style-name="T65_9"><text:s/></text:span><text:span text:style-name="T65_10">بازگشتی</text:span></text:p>
      <text:p text:style-name="P66"><text:span text:style-name="T66_1">موکدا</text:span><text:span text:style-name="T66_2"><text:s/></text:span><text:span text:style-name="T66_3">گفته</text:span><text:span text:style-name="T66_4"><text:s/></text:span><text:span text:style-name="T66_5">شد</text:span><text:span text:style-name="T66_6"><text:s/></text:span><text:span text:style-name="T66_7">که</text:span><text:span text:style-name="T66_8"><text:s/></text:span><text:span text:style-name="T66_9">یک</text:span><text:span text:style-name="T66_10"><text:s/></text:span><text:span text:style-name="T66_11">تابع</text:span><text:span text:style-name="T66_12"><text:s/></text:span><text:span text:style-name="T66_13">فقط</text:span><text:span text:style-name="T66_14"><text:s/></text:span><text:span text:style-name="T66_15">یک</text:span><text:span text:style-name="T66_16"><text:s/></text:span><text:span text:style-name="T66_17">مقدار</text:span><text:span text:style-name="T66_18"><text:s/></text:span><text:span text:style-name="T66_19">می</text:span><text:span text:style-name="T66_20">‌</text:span><text:span text:style-name="T66_21">تواند</text:span><text:span text:style-name="T66_22"><text:s/></text:span><text:span text:style-name="T66_23">برگرداند</text:span><text:span text:style-name="T66_24">،<text:s/></text:span><text:span text:style-name="T66_25">اما</text:span><text:span text:style-name="T66_26"><text:s/></text:span><text:span text:style-name="T66_27">اگر</text:span><text:span text:style-name="T66_28"><text:s/></text:span><text:span text:style-name="T66_29">مقدار</text:span><text:span text:style-name="T66_30"><text:s/></text:span><text:span text:style-name="T66_31">یک</text:span><text:span text:style-name="T66_32"><text:s/></text:span><text:span text:style-name="T66_33">تاپل</text:span><text:span text:style-name="T66_34"><text:s/></text:span><text:span text:style-name="T66_35">باشد</text:span><text:span text:style-name="T66_36"><text:s/></text:span><text:span text:style-name="T66_37">نتیجه</text:span><text:span text:style-name="T66_38"><text:s/></text:span><text:span text:style-name="T66_39">همانند</text:span><text:span text:style-name="T66_40"><text:s/></text:span><text:span text:style-name="T66_41">بازگشت</text:span><text:span text:style-name="T66_42"><text:s/></text:span><text:span text:style-name="T66_43">چند</text:span><text:span text:style-name="T66_44"><text:s/></text:span><text:span text:style-name="T66_45">مقداری</text:span><text:span text:style-name="T66_46"><text:s/></text:span><text:span text:style-name="T66_47">است</text:span><text:span text:style-name="T66_48">.<text:s/></text:span><text:span text:style-name="T66_49">برای</text:span><text:span text:style-name="T66_50"><text:s/></text:span><text:span text:style-name="T66_51">مثال</text:span><text:span text:style-name="T66_52"><text:s/></text:span><text:span text:style-name="T66_53">اگر</text:span><text:span text:style-name="T66_54"><text:s/></text:span><text:span text:style-name="T66_55">بخواهید</text:span><text:span text:style-name="T66_56"><text:s/></text:span><text:span text:style-name="T66_57">دو</text:span><text:span text:style-name="T66_58"><text:s/></text:span><text:span text:style-name="T66_59">عدد</text:span><text:span text:style-name="T66_60"><text:s/></text:span><text:span text:style-name="T66_61">صحیح</text:span><text:span text:style-name="T66_62"><text:s/></text:span><text:span text:style-name="T66_63">را</text:span><text:span text:style-name="T66_64"><text:s/></text:span><text:span text:style-name="T66_65">تقسیم</text:span><text:span text:style-name="T66_66"><text:s/></text:span><text:span text:style-name="T66_67">کنید</text:span><text:span text:style-name="T66_68"><text:s/></text:span><text:span text:style-name="T66_69">و</text:span><text:span text:style-name="T66_70"><text:s/></text:span><text:span text:style-name="T66_71">مقدار</text:span><text:span text:style-name="T66_72"><text:s/></text:span><text:span text:style-name="T66_73">خارج</text:span><text:span text:style-name="T66_74"><text:s/></text:span><text:span text:style-name="T66_75">قسمت</text:span><text:span text:style-name="T66_76"><text:s/></text:span><text:span text:style-name="T66_77">و</text:span><text:span text:style-name="T66_78"><text:s/></text:span><text:span text:style-name="T66_79">باقی</text:span><text:span text:style-name="T66_80"><text:s/></text:span><text:span text:style-name="T66_81">مانده</text:span><text:span text:style-name="T66_82"><text:s/></text:span><text:span text:style-name="T66_83">را</text:span><text:span text:style-name="T66_84"><text:s/></text:span><text:span text:style-name="T66_85">محاسبه</text:span><text:span text:style-name="T66_86"><text:s/></text:span><text:span text:style-name="T66_87">کنید</text:span><text:span text:style-name="T66_88">،<text:s/></text:span><text:span text:style-name="T66_89">بهتر</text:span><text:span text:style-name="T66_90"><text:s/></text:span><text:span text:style-name="T66_91">است</text:span><text:span text:style-name="T66_92"><text:s/></text:span><text:span text:style-name="T66_93">بجای</text:span><text:span text:style-name="T66_94"><text:s/></text:span><text:span text:style-name="T66_95">اینکه</text:span><text:span text:style-name="T66_96"><text:s/></text:span><text:span text:style-name="T66_97">ابتدا</text:span><text:span text:style-name="T66_98"><text:s/></text:span><text:span text:style-name="T66_99">x</text:span><text:span text:style-name="T66_100">/</text:span><text:span text:style-name="T66_101">y</text:span><text:span text:style-name="T66_102"><text:s/></text:span><text:span text:style-name="T66_103">و</text:span><text:span text:style-name="T66_104"><text:s/></text:span><text:span text:style-name="T66_105">بعد</text:span><text:span text:style-name="T66_106"><text:s/></text:span><text:span text:style-name="T66_107">x</text:span><text:span text:style-name="T66_108">%</text:span><text:span text:style-name="T66_109">y</text:span><text:span text:style-name="T66_110"><text:s/></text:span><text:span text:style-name="T66_111">را</text:span><text:span text:style-name="T66_112"><text:s/></text:span><text:span text:style-name="T66_113">حساب</text:span><text:span text:style-name="T66_114"><text:s/></text:span><text:span text:style-name="T66_115">کنیم</text:span><text:span text:style-name="T66_116"><text:s/></text:span><text:span text:style-name="T66_117">هر</text:span><text:span text:style-name="T66_118"><text:s/></text:span><text:span text:style-name="T66_119">دو</text:span><text:span text:style-name="T66_120"><text:s/></text:span><text:span text:style-name="T66_121">را</text:span><text:span text:style-name="T66_122"><text:s/></text:span><text:span text:style-name="T66_123">باهم</text:span><text:span text:style-name="T66_124"><text:s/></text:span><text:span text:style-name="T66_125">محاسبه</text:span><text:span text:style-name="T66_126"><text:s/></text:span><text:span text:style-name="T66_127">کنیم</text:span><text:span text:style-name="T66_128">.</text:span></text:p>
      <text:p text:style-name="P67"/>
      <text:p text:style-name="P68"><text:span text:style-name="T68_1">تابع</text:span><text:span text:style-name="T68_2"><text:s/></text:span><text:span text:style-name="T68_3">درون</text:span><text:span text:style-name="T68_4"><text:s/></text:span><text:span text:style-name="T68_5">سازی</text:span><text:span text:style-name="T68_6"><text:s/></text:span><text:span text:style-name="T68_7">شد</text:span><text:span text:style-name="T68_8"><text:s/></text:span><text:span text:style-name="T68_9">divmod</text:span><text:span text:style-name="T68_10"><text:s/></text:span><text:span text:style-name="T68_11">دو</text:span><text:span text:style-name="T68_12"><text:s/></text:span><text:span text:style-name="T68_13">آرگان</text:span><text:span text:style-name="T68_14"><text:s/></text:span><text:span text:style-name="T68_15">می</text:span><text:span text:style-name="T68_16">‌</text:span><text:span text:style-name="T68_17">گیرد</text:span><text:span text:style-name="T68_18"><text:s/></text:span><text:span text:style-name="T68_19">و</text:span><text:span text:style-name="T68_20"><text:s/></text:span><text:span text:style-name="T68_21">یک</text:span><text:span text:style-name="T68_22"><text:s/></text:span><text:span text:style-name="T68_23">مقدار</text:span><text:span text:style-name="T68_24"><text:s/></text:span><text:span text:style-name="T68_25">تاپل</text:span><text:span text:style-name="T68_26"><text:s/></text:span><text:span text:style-name="T68_27">متشکل</text:span><text:span text:style-name="T68_28"><text:s/></text:span><text:span text:style-name="T68_29">از</text:span><text:span text:style-name="T68_30"><text:s/></text:span><text:span text:style-name="T68_31">دو</text:span><text:span text:style-name="T68_32"><text:s/></text:span><text:span text:style-name="T68_33">مقدار</text:span><text:span text:style-name="T68_34"><text:s text:c="2"/></text:span><text:span text:style-name="T68_35">خارج</text:span><text:span text:style-name="T68_36"><text:s/></text:span><text:span text:style-name="T68_37">قسمت</text:span><text:span text:style-name="T68_38"><text:s/></text:span><text:span text:style-name="T68_39">و</text:span><text:span text:style-name="T68_40"><text:s/></text:span><text:span text:style-name="T68_41">باقی</text:span><text:span text:style-name="T68_42"><text:s/></text:span><text:span text:style-name="T68_43">مانده</text:span><text:span text:style-name="T68_44"><text:s/></text:span><text:span text:style-name="T68_45">را</text:span><text:span text:style-name="T68_46"><text:s/></text:span><text:span text:style-name="T68_47">بر</text:span><text:span text:style-name="T68_48"><text:s/></text:span><text:span text:style-name="T68_49">می</text:span><text:span text:style-name="T68_50">‌</text:span><text:span text:style-name="T68_51">گرداند</text:span><text:span text:style-name="T68_52">.<text:s/></text:span><text:span text:style-name="T68_53">می</text:span><text:span text:style-name="T68_54">‌</text:span><text:span text:style-name="T68_55">توانید</text:span><text:span text:style-name="T68_56"><text:s/></text:span><text:span text:style-name="T68_57">نتایج</text:span><text:span text:style-name="T68_58"><text:s/></text:span><text:span text:style-name="T68_59">را</text:span><text:span text:style-name="T68_60"><text:s/></text:span><text:span text:style-name="T68_61">به</text:span><text:span text:style-name="T68_62"><text:s/></text:span><text:span text:style-name="T68_63">صورت</text:span><text:span text:style-name="T68_64"><text:s/></text:span><text:span text:style-name="T68_65">یک</text:span><text:span text:style-name="T68_66"><text:s/></text:span><text:span text:style-name="T68_67">تاپل</text:span><text:span text:style-name="T68_68"><text:s/></text:span><text:span text:style-name="T68_69">ذخیره</text:span><text:span text:style-name="T68_70"><text:s/></text:span><text:span text:style-name="T68_71">کنید</text:span><text:span text:style-name="T68_72">:</text:span></text:p>
      <text:p text:style-name="P69"><text:span text:style-name="T69_1">&gt;&gt;&gt;<text:s/></text:span><text:span text:style-name="T69_2">t</text:span><text:span text:style-name="T69_3"><text:s/>=<text:s/></text:span><text:span text:style-name="T69_4">divmod</text:span><text:span text:style-name="T69_5">(7,<text:s/>3)</text:span></text:p>
      <text:p text:style-name="P70"><text:span text:style-name="T70_1">&gt;&gt;&gt;<text:s/></text:span><text:span text:style-name="T70_2">print</text:span><text:span text:style-name="T70_3"><text:s/></text:span><text:span text:style-name="T70_4">t</text:span></text:p>
      <text:p text:style-name="P71"><text:span text:style-name="T71_1">(2,<text:s/>1)</text:span></text:p>
      <text:p text:style-name="P72"><text:span text:style-name="T72_1">یا</text:span><text:span text:style-name="T72_2"><text:s/></text:span><text:span text:style-name="T72_3">از</text:span><text:span text:style-name="T72_4"><text:s/></text:span><text:span text:style-name="T72_5">انتصاب</text:span><text:span text:style-name="T72_6"><text:s/></text:span><text:span text:style-name="T72_7">تاپلی</text:span><text:span text:style-name="T72_8"><text:s/></text:span><text:span text:style-name="T72_9">برای</text:span><text:span text:style-name="T72_10"><text:s/></text:span><text:span text:style-name="T72_11">ذخیره</text:span><text:span text:style-name="T72_12"><text:s/></text:span><text:span text:style-name="T72_13">بطور</text:span><text:span text:style-name="T72_14"><text:s/></text:span><text:span text:style-name="T72_15">جداگانه</text:span><text:span text:style-name="T72_16"><text:s/></text:span><text:span text:style-name="T72_17">استفاده</text:span><text:span text:style-name="T72_18"><text:s/></text:span><text:span text:style-name="T72_19">کنید</text:span><text:span text:style-name="T72_20">:</text:span></text:p>
      <text:p text:style-name="P73"><text:span text:style-name="T73_1">&gt;&gt;&gt;<text:s/></text:span><text:span text:style-name="T73_2">quot</text:span><text:span text:style-name="T73_3">,<text:s/></text:span><text:span text:style-name="T73_4">rem</text:span><text:span text:style-name="T73_5"><text:s/>=<text:s/></text:span><text:span text:style-name="T73_6">divmod</text:span><text:span text:style-name="T73_7">(7,<text:s/>3)</text:span></text:p>
      <text:p text:style-name="P74"><text:span text:style-name="T74_1">&gt;&gt;&gt;<text:s/></text:span><text:span text:style-name="T74_2">print</text:span><text:span text:style-name="T74_3"><text:s/></text:span><text:span text:style-name="T74_4">quot</text:span></text:p>
      <text:p text:style-name="P75"><text:span text:style-name="T75_1">2</text:span></text:p>
      <text:p text:style-name="P76"><text:span text:style-name="T76_1">&gt;&gt;&gt;<text:s/></text:span><text:span text:style-name="T76_2">print</text:span><text:span text:style-name="T76_3"><text:s/></text:span><text:span text:style-name="T76_4">rem</text:span></text:p>
      <text:p text:style-name="P77"><text:span text:style-name="T77_1">1</text:span></text:p>
      <text:p text:style-name="P78"><text:span text:style-name="T78_1">نمونه</text:span><text:span text:style-name="T78_2"><text:s/></text:span><text:span text:style-name="T78_3">ای</text:span><text:span text:style-name="T78_4"><text:s/></text:span><text:span text:style-name="T78_5">از</text:span><text:span text:style-name="T78_6"><text:s/></text:span><text:span text:style-name="T78_7">یک</text:span><text:span text:style-name="T78_8"><text:s/></text:span><text:span text:style-name="T78_9">تابع</text:span><text:span text:style-name="T78_10"><text:s/></text:span><text:span text:style-name="T78_11">که</text:span><text:span text:style-name="T78_12"><text:s/></text:span><text:span text:style-name="T78_13">یک</text:span><text:span text:style-name="T78_14"><text:s/></text:span><text:span text:style-name="T78_15">تاپل</text:span><text:span text:style-name="T78_16"><text:s/></text:span><text:span text:style-name="T78_17">بر</text:span><text:span text:style-name="T78_18"><text:s/></text:span><text:span text:style-name="T78_19">می</text:span><text:span text:style-name="T78_20">‌</text:span><text:span text:style-name="T78_21">گرداند</text:span><text:span text:style-name="T78_22">:</text:span></text:p>
      <text:p text:style-name="P79"/>
      <text:p text:style-name="P80"><text:span text:style-name="T80_1">def</text:span><text:span text:style-name="T80_2"><text:s/></text:span><text:span text:style-name="T80_3">min</text:span><text:span text:style-name="T80_4">_</text:span><text:span text:style-name="T80_5">max</text:span><text:span text:style-name="T80_6">(</text:span><text:span text:style-name="T80_7">t</text:span><text:span text:style-name="T80_8">):</text:span></text:p>
      <text:p text:style-name="P81"><text:span text:style-name="T81_1"><text:tab/></text:span><text:span text:style-name="T81_2">return</text:span><text:span text:style-name="T81_3"><text:s/></text:span><text:span text:style-name="T81_4">min</text:span><text:span text:style-name="T81_5">(</text:span><text:span text:style-name="T81_6">t</text:span><text:span text:style-name="T81_7">),<text:s/></text:span><text:span text:style-name="T81_8">max</text:span><text:span text:style-name="T81_9">(</text:span><text:span text:style-name="T81_10">t</text:span><text:span text:style-name="T81_11">)</text:span></text:p>
      <text:p text:style-name="P82"/>
      <text:p text:style-name="P83"><text:span text:style-name="T83_1">max</text:span><text:span text:style-name="T83_2"><text:s/></text:span><text:span text:style-name="T83_3">و</text:span><text:span text:style-name="T83_4"><text:s/></text:span><text:span text:style-name="T83_5">min</text:span><text:span text:style-name="T83_6"><text:s/></text:span><text:span text:style-name="T83_7">توابع</text:span><text:span text:style-name="T83_8"><text:s/></text:span><text:span text:style-name="T83_9">درون</text:span><text:span text:style-name="T83_10"><text:s/></text:span><text:span text:style-name="T83_11">سازی</text:span><text:span text:style-name="T83_12"><text:s/></text:span><text:span text:style-name="T83_13">هستند</text:span><text:span text:style-name="T83_14"><text:s/></text:span><text:span text:style-name="T83_15">که</text:span><text:span text:style-name="T83_16"><text:s/></text:span><text:span text:style-name="T83_17">بزرگترین</text:span><text:span text:style-name="T83_18"><text:s/></text:span><text:span text:style-name="T83_19">و</text:span><text:span text:style-name="T83_20"><text:s/></text:span><text:span text:style-name="T83_21">کوچکترن</text:span><text:span text:style-name="T83_22"><text:s/></text:span><text:span text:style-name="T83_23">عنصر</text:span><text:span text:style-name="T83_24"><text:s/></text:span><text:span text:style-name="T83_25">یک</text:span><text:span text:style-name="T83_26"><text:s/></text:span><text:span text:style-name="T83_27">دنباله</text:span><text:span text:style-name="T83_28"><text:s/></text:span><text:span text:style-name="T83_29">را</text:span><text:span text:style-name="T83_30"><text:s/></text:span><text:span text:style-name="T83_31">پیدا</text:span><text:span text:style-name="T83_32"><text:s/></text:span><text:span text:style-name="T83_33">می</text:span><text:span text:style-name="T83_34">‌</text:span><text:span text:style-name="T83_35">کنند</text:span><text:span text:style-name="T83_36">.</text:span></text:p>
      <text:p text:style-name="P84"><text:span text:style-name="T84_1">تابع</text:span><text:span text:style-name="T84_2"><text:s/></text:span><text:span text:style-name="T84_3">min</text:span><text:span text:style-name="T84_4">_</text:span><text:span text:style-name="T84_5">max</text:span><text:span text:style-name="T84_6"><text:s/></text:span><text:span text:style-name="T84_7">هر</text:span><text:span text:style-name="T84_8"><text:s/></text:span><text:span text:style-name="T84_9">دو</text:span><text:span text:style-name="T84_10"><text:s/></text:span><text:span text:style-name="T84_11">را</text:span><text:span text:style-name="T84_12"><text:s/></text:span><text:span text:style-name="T84_13">محاسبه</text:span><text:span text:style-name="T84_14"><text:s/></text:span><text:span text:style-name="T84_15">و</text:span><text:span text:style-name="T84_16"><text:s/></text:span><text:span text:style-name="T84_17">بصورت</text:span><text:span text:style-name="T84_18"><text:s/></text:span><text:span text:style-name="T84_19">یک</text:span><text:span text:style-name="T84_20"><text:s/></text:span><text:span text:style-name="T84_21">تاپل</text:span><text:span text:style-name="T84_22"><text:s/></text:span><text:span text:style-name="T84_23">رو</text:span><text:span text:style-name="T84_24"><text:s/></text:span><text:span text:style-name="T84_25">مقداری</text:span><text:span text:style-name="T84_26"><text:s/></text:span><text:span text:style-name="T84_27">بر</text:span><text:span text:style-name="T84_28"><text:s/></text:span><text:span text:style-name="T84_29">می</text:span><text:span text:style-name="T84_30">‌</text:span><text:span text:style-name="T84_31">گرداند</text:span><text:span text:style-name="T84_32">.</text:span></text:p>
      <text:p text:style-name="P85"/>
      <text:p text:style-name="P86"><text:span text:style-name="T86_1">۱۲.۴<text:s/></text:span><text:span text:style-name="T86_2">آرگومان</text:span><text:span text:style-name="T86_3"><text:s/></text:span><text:span text:style-name="T86_4">های</text:span><text:span text:style-name="T86_5"><text:s/></text:span><text:span text:style-name="T86_6">تاپلی</text:span><text:span text:style-name="T86_7"><text:s/></text:span><text:span text:style-name="T86_8">به</text:span><text:span text:style-name="T86_9"><text:s/></text:span><text:span text:style-name="T86_10">طول</text:span><text:span text:style-name="T86_11"><text:s/></text:span><text:span text:style-name="T86_12">متغییر</text:span></text:p>
      <text:p text:style-name="P87"><text:span text:style-name="T87_1">توابع</text:span><text:span text:style-name="T87_2"><text:s/></text:span><text:span text:style-name="T87_3">می</text:span><text:span text:style-name="T87_4">‌</text:span><text:span text:style-name="T87_5">توانند</text:span><text:span text:style-name="T87_6"><text:s/></text:span><text:span text:style-name="T87_7">تعداد</text:span><text:span text:style-name="T87_8"><text:s/></text:span><text:span text:style-name="T87_9">متغییری</text:span><text:span text:style-name="T87_10"><text:s/></text:span><text:span text:style-name="T87_11">از</text:span><text:span text:style-name="T87_12"><text:s/></text:span><text:span text:style-name="T87_13">آرگومان</text:span><text:span text:style-name="T87_14"><text:s/></text:span><text:span text:style-name="T87_15">ها</text:span><text:span text:style-name="T87_16"><text:s/></text:span><text:span text:style-name="T87_17">را</text:span><text:span text:style-name="T87_18"><text:s/></text:span><text:span text:style-name="T87_19">بگیرند</text:span><text:span text:style-name="T87_20">.<text:s/></text:span><text:span text:style-name="T87_21">یک</text:span><text:span text:style-name="T87_22"><text:s/></text:span><text:span text:style-name="T87_23">نام</text:span><text:span text:style-name="T87_24"><text:s/></text:span><text:span text:style-name="T87_25">پارامتر</text:span><text:span text:style-name="T87_26"><text:s/></text:span><text:span text:style-name="T87_27">که</text:span><text:span text:style-name="T87_28"><text:s/></text:span><text:span text:style-name="T87_29">با</text:span><text:span text:style-name="T87_30"><text:s/>*<text:s text:c="2"/></text:span><text:span text:style-name="T87_31">شروع</text:span><text:span text:style-name="T87_32"><text:s/></text:span><text:span text:style-name="T87_33">شود</text:span><text:span text:style-name="T87_34"><text:s/></text:span><text:span text:style-name="T87_35">آرگومان</text:span><text:span text:style-name="T87_36"><text:s/></text:span><text:span text:style-name="T87_37">ها</text:span><text:span text:style-name="T87_38"><text:s/></text:span><text:span text:style-name="T87_39">را</text:span><text:span text:style-name="T87_40"><text:s/></text:span><text:span text:style-name="T87_41">جمع</text:span><text:span text:style-name="T87_42"><text:s/></text:span><text:span text:style-name="T87_43">آوری</text:span><text:span text:style-name="T87_44"><text:s/></text:span><text:span text:style-name="T87_45">کرده</text:span><text:span text:style-name="T87_46"><text:s/></text:span><text:span text:style-name="T87_47">و</text:span><text:span text:style-name="T87_48"><text:s/></text:span><text:span text:style-name="T87_49">در</text:span><text:span text:style-name="T87_50"><text:s/></text:span><text:span text:style-name="T87_51">یک</text:span><text:span text:style-name="T87_52"><text:s/></text:span><text:span text:style-name="T87_53">تاپل</text:span><text:span text:style-name="T87_54"><text:s/></text:span><text:span text:style-name="T87_55">می</text:span><text:span text:style-name="T87_56">‌</text:span><text:span text:style-name="T87_57">ریزد</text:span><text:span text:style-name="T87_58">.<text:s/></text:span><text:span text:style-name="T87_59">برای</text:span><text:span text:style-name="T87_60"><text:s/></text:span><text:span text:style-name="T87_61">مثال</text:span><text:span text:style-name="T87_62"><text:s/></text:span><text:span text:style-name="T87_63">printall</text:span><text:span text:style-name="T87_64"><text:s/></text:span><text:span text:style-name="T87_65">هر</text:span><text:span text:style-name="T87_66"><text:s/></text:span><text:span text:style-name="T87_67">تعدادی</text:span><text:span text:style-name="T87_68"><text:s/></text:span><text:span text:style-name="T87_69">آرگومان</text:span><text:span text:style-name="T87_70"><text:s/></text:span><text:span text:style-name="T87_71">دریافت</text:span><text:span text:style-name="T87_72"><text:s/></text:span><text:span text:style-name="T87_73">می</text:span><text:span text:style-name="T87_74">‌</text:span><text:span text:style-name="T87_75">کند</text:span><text:span text:style-name="T87_76"><text:s/></text:span><text:span text:style-name="T87_77">و</text:span><text:span text:style-name="T87_78"><text:s/></text:span><text:span text:style-name="T87_79">همه</text:span><text:span text:style-name="T87_80"><text:s/></text:span><text:span text:style-name="T87_81">را</text:span><text:span text:style-name="T87_82"><text:s/></text:span><text:span text:style-name="T87_83">چاپ</text:span><text:span text:style-name="T87_84"><text:s/></text:span><text:span text:style-name="T87_85">می</text:span><text:span text:style-name="T87_86">‌</text:span><text:span text:style-name="T87_87">کند</text:span><text:span text:style-name="T87_88">:</text:span></text:p>
      <text:p text:style-name="P88"><text:span text:style-name="T88_1">def</text:span><text:span text:style-name="T88_2"><text:s/></text:span><text:span text:style-name="T88_3">printall</text:span><text:span text:style-name="T88_4">(*</text:span><text:span text:style-name="T88_5">arg</text:span><text:span text:style-name="T88_6">):</text:span></text:p>
      <text:p text:style-name="P89"><text:span text:style-name="T89_1"><text:tab/></text:span><text:span text:style-name="T89_2">print</text:span><text:span text:style-name="T89_3"><text:s/></text:span><text:span text:style-name="T89_4">args</text:span></text:p>
      <text:p text:style-name="P90"><text:span text:style-name="T90_1">برای</text:span><text:span text:style-name="T90_2"><text:s/></text:span><text:span text:style-name="T90_3">پارامتر</text:span><text:span text:style-name="T90_4"><text:s/></text:span><text:span text:style-name="T90_5">جمع</text:span><text:span text:style-name="T90_6"><text:s/></text:span><text:span text:style-name="T90_7">آوری</text:span><text:span text:style-name="T90_8"><text:s/></text:span><text:span text:style-name="T90_9">کننده</text:span><text:span text:style-name="T90_10"><text:s/></text:span><text:span text:style-name="T90_11">می</text:span><text:span text:style-name="T90_12">‌</text:span><text:span text:style-name="T90_13">توانید</text:span><text:span text:style-name="T90_14"><text:s/></text:span><text:span text:style-name="T90_15">هر</text:span><text:span text:style-name="T90_16"><text:s/></text:span><text:span text:style-name="T90_17">نامی</text:span><text:span text:style-name="T90_18"><text:s/></text:span><text:span text:style-name="T90_19">که</text:span><text:span text:style-name="T90_20"><text:s/></text:span><text:span text:style-name="T90_21">دوست</text:span><text:span text:style-name="T90_22"><text:s/></text:span><text:span text:style-name="T90_23">دارید</text:span><text:span text:style-name="T90_24"><text:s/></text:span><text:span text:style-name="T90_25">انتخاب</text:span><text:span text:style-name="T90_26"><text:s/></text:span><text:span text:style-name="T90_27">کنید</text:span><text:span text:style-name="T90_28">،<text:s/></text:span><text:span text:style-name="T90_29">اما</text:span><text:span text:style-name="T90_30"><text:s/></text:span><text:span text:style-name="T90_31">args</text:span><text:span text:style-name="T90_32"><text:s/></text:span><text:span text:style-name="T90_33">متعارف</text:span><text:span text:style-name="T90_34"><text:s/></text:span><text:span text:style-name="T90_35">است</text:span><text:span text:style-name="T90_36">.<text:s/></text:span><text:span text:style-name="T90_37">تابع</text:span><text:span text:style-name="T90_38"><text:s/></text:span><text:span text:style-name="T90_39">به</text:span><text:span text:style-name="T90_40"><text:s/></text:span><text:span text:style-name="T90_41">صورت</text:span><text:span text:style-name="T90_42"><text:s/></text:span><text:span text:style-name="T90_43">زیر</text:span><text:span text:style-name="T90_44"><text:s/></text:span><text:span text:style-name="T90_45">کار</text:span><text:span text:style-name="T90_46"><text:s/></text:span><text:span text:style-name="T90_47">می</text:span><text:span text:style-name="T90_48">‌</text:span><text:span text:style-name="T90_49">کند</text:span><text:span text:style-name="T90_50">:</text:span></text:p>
      <text:p text:style-name="P91"><text:span text:style-name="T91_1">&gt;&gt;&gt;<text:s/></text:span><text:span text:style-name="T91_2">printall</text:span><text:span text:style-name="T91_3">(1,<text:s/>2.0,<text:s/>’3’)</text:span></text:p>
      <text:p text:style-name="P92"><text:span text:style-name="T92_1">(1,<text:s/>2.0,<text:s/>‘3’)</text:span></text:p>
      <text:p text:style-name="P93"><text:span text:style-name="T93_1">مکمل</text:span><text:span text:style-name="T93_2"><text:s/></text:span><text:span text:style-name="T93_3">جمع</text:span><text:span text:style-name="T93_4"><text:s/></text:span><text:span text:style-name="T93_5">آوری</text:span><text:span text:style-name="T93_6"><text:s/></text:span><text:span text:style-name="T93_7">کننده</text:span><text:span text:style-name="T93_8">،<text:s/></text:span><text:span text:style-name="T93_9">پخش</text:span><text:span text:style-name="T93_10"><text:s/></text:span><text:span text:style-name="T93_11">کننده</text:span><text:span text:style-name="T93_12"><text:s/></text:span><text:span text:style-name="T93_13">است</text:span><text:span text:style-name="T93_14">.<text:s/></text:span><text:span text:style-name="T93_15">اگر</text:span><text:span text:style-name="T93_16"><text:s/></text:span><text:span text:style-name="T93_17">یک</text:span><text:span text:style-name="T93_18"><text:s/></text:span><text:span text:style-name="T93_19">دنباله</text:span><text:span text:style-name="T93_20"><text:s/></text:span><text:span text:style-name="T93_21">از</text:span><text:span text:style-name="T93_22"><text:s/></text:span><text:span text:style-name="T93_23">مقدارها</text:span><text:span text:style-name="T93_24"><text:s/></text:span><text:span text:style-name="T93_25">داشته</text:span><text:span text:style-name="T93_26"><text:s/></text:span><text:span text:style-name="T93_27">باشیم</text:span><text:span text:style-name="T93_28"><text:s/></text:span><text:span text:style-name="T93_29">و</text:span><text:span text:style-name="T93_30"><text:s/></text:span><text:span text:style-name="T93_31">بخواهیم</text:span><text:span text:style-name="T93_32"><text:s/></text:span><text:span text:style-name="T93_33">که</text:span><text:span text:style-name="T93_34"><text:s/></text:span><text:span text:style-name="T93_35">به</text:span><text:span text:style-name="T93_36"><text:s/></text:span><text:span text:style-name="T93_37">عنوان</text:span><text:span text:style-name="T93_38"><text:s/></text:span><text:span text:style-name="T93_39">یک</text:span><text:span text:style-name="T93_40"><text:s/></text:span><text:span text:style-name="T93_41">مجموعه</text:span><text:span text:style-name="T93_42"><text:s/></text:span><text:span text:style-name="T93_43">ورودی</text:span><text:span text:style-name="T93_44">‌</text:span><text:span text:style-name="T93_45">ها</text:span><text:span text:style-name="T93_46"><text:s/></text:span><text:span text:style-name="T93_47">به</text:span><text:span text:style-name="T93_48"><text:s/></text:span><text:span text:style-name="T93_49">یک</text:span><text:span text:style-name="T93_50"><text:s/></text:span><text:span text:style-name="T93_51">تابع</text:span><text:span text:style-name="T93_52"><text:s/></text:span><text:span text:style-name="T93_53">ارسال</text:span><text:span text:style-name="T93_54"><text:s/></text:span><text:span text:style-name="T93_55">کنیم</text:span><text:span text:style-name="T93_56">*<text:s/></text:span><text:span text:style-name="T93_57">می</text:span><text:span text:style-name="T93_58">‌</text:span><text:span text:style-name="T93_59">توان</text:span><text:span text:style-name="T93_60"><text:s/></text:span><text:span text:style-name="T93_61">از</text:span><text:span text:style-name="T93_62"><text:s/></text:span><text:span text:style-name="T93_63">عملگر</text:span><text:span text:style-name="T93_64"><text:s/>*<text:s/></text:span><text:span text:style-name="T93_65">استفاده</text:span><text:span text:style-name="T93_66"><text:s/></text:span><text:span text:style-name="T93_67">کرد</text:span><text:span text:style-name="T93_68"><text:s/></text:span><text:span text:style-name="T93_69">برای</text:span><text:span text:style-name="T93_70"><text:s/></text:span><text:span text:style-name="T93_71">مثال</text:span><text:span text:style-name="T93_72"><text:s/></text:span><text:span text:style-name="T93_73">divmod</text:span><text:span text:style-name="T93_74"><text:s/></text:span><text:span text:style-name="T93_75">دقیقا</text:span><text:span text:style-name="T93_76"><text:s/></text:span><text:span text:style-name="T93_77">دو</text:span><text:span text:style-name="T93_78"><text:s/></text:span><text:span text:style-name="T93_79">ورودی</text:span><text:span text:style-name="T93_80"><text:s/></text:span><text:span text:style-name="T93_81">می</text:span><text:span text:style-name="T93_82">‌</text:span><text:span text:style-name="T93_83">گیرد</text:span><text:span text:style-name="T93_84">،<text:s/></text:span><text:span text:style-name="T93_85">با</text:span><text:span text:style-name="T93_86"><text:s/></text:span><text:span text:style-name="T93_87">یک</text:span><text:span text:style-name="T93_88"><text:s/></text:span><text:span text:style-name="T93_89">تاپل</text:span><text:span text:style-name="T93_90"><text:s/></text:span><text:span text:style-name="T93_91">به</text:span><text:span text:style-name="T93_92"><text:s/></text:span><text:span text:style-name="T93_93">عنوان</text:span><text:span text:style-name="T93_94"><text:s/></text:span><text:span text:style-name="T93_95">ورودی</text:span><text:span text:style-name="T93_96"><text:s/></text:span><text:span text:style-name="T93_97">کار</text:span><text:span text:style-name="T93_98"><text:s/></text:span><text:span text:style-name="T93_99">نمی</text:span><text:span text:style-name="T93_100">‌</text:span><text:span text:style-name="T93_101">کند</text:span><text:span text:style-name="T93_102">:</text:span></text:p>
      <text:p text:style-name="P94"><text:span text:style-name="T94_1">&gt;&gt;&gt;<text:s/></text:span><text:span text:style-name="T94_2">t</text:span><text:span text:style-name="T94_3"><text:s/>=<text:s/>(7,<text:s/>3)</text:span></text:p>
      <text:p text:style-name="P95"><text:span text:style-name="T95_1">&gt;&gt;&gt;<text:s/></text:span><text:span text:style-name="T95_2">divmod</text:span><text:span text:style-name="T95_3">(</text:span><text:span text:style-name="T95_4">t</text:span><text:span text:style-name="T95_5">)</text:span></text:p>
      <text:p text:style-name="P96"><text:span text:style-name="T96_1">TypeError</text:span><text:span text:style-name="T96_2">:<text:s/></text:span><text:span text:style-name="T96_3">divmod</text:span><text:span text:style-name="T96_4"><text:s/></text:span><text:span text:style-name="T96_5">expected</text:span><text:span text:style-name="T96_6"><text:s/>2<text:s/></text:span><text:span text:style-name="T96_7">arguments</text:span><text:span text:style-name="T96_8">,<text:s/></text:span><text:span text:style-name="T96_9">got</text:span><text:span text:style-name="T96_10"><text:s/>1</text:span></text:p>
      <text:p text:style-name="P97"><text:span text:style-name="T97_1">اما</text:span><text:span text:style-name="T97_2"><text:s/></text:span><text:span text:style-name="T97_3">اگر</text:span><text:span text:style-name="T97_4"><text:s/></text:span><text:span text:style-name="T97_5">تاپل</text:span><text:span text:style-name="T97_6"><text:s/></text:span><text:span text:style-name="T97_7">را</text:span><text:span text:style-name="T97_8"><text:s/></text:span><text:span text:style-name="T97_9">پخش</text:span><text:span text:style-name="T97_10"><text:s/></text:span><text:span text:style-name="T97_11">کنید</text:span><text:span text:style-name="T97_12"><text:s/></text:span><text:span text:style-name="T97_13">کار</text:span><text:span text:style-name="T97_14"><text:s/></text:span><text:span text:style-name="T97_15">می</text:span><text:span text:style-name="T97_16">‌</text:span><text:span text:style-name="T97_17">کند</text:span><text:span text:style-name="T97_18">:</text:span></text:p>
      <text:p text:style-name="P98"><text:span text:style-name="T98_1">&gt;&gt;&gt;<text:s/></text:span><text:span text:style-name="T98_2">divmod</text:span><text:span text:style-name="T98_3">(*</text:span><text:span text:style-name="T98_4">t</text:span><text:span text:style-name="T98_5">)</text:span></text:p>
      <text:p text:style-name="P99"><text:span text:style-name="T99_1">(2,<text:s/>1)</text:span></text:p>
      <text:p text:style-name="P100"><text:span text:style-name="T100_1">تمرین</text:span><text:span text:style-name="T100_2"><text:s/>۱۲.۱:<text:s/></text:span><text:span text:style-name="T100_3">بسیاری</text:span><text:span text:style-name="T100_4"><text:s/></text:span><text:span text:style-name="T100_5">از</text:span><text:span text:style-name="T100_6"><text:s/></text:span><text:span text:style-name="T100_7">توابع</text:span><text:span text:style-name="T100_8"><text:s/></text:span><text:span text:style-name="T100_9">درون</text:span><text:span text:style-name="T100_10"><text:s/></text:span><text:span text:style-name="T100_11">سازی</text:span><text:span text:style-name="T100_12"><text:s/></text:span><text:span text:style-name="T100_13">شده</text:span><text:span text:style-name="T100_14"><text:s/></text:span><text:span text:style-name="T100_15">از</text:span><text:span text:style-name="T100_16"><text:s/></text:span><text:span text:style-name="T100_17">آرگومان</text:span><text:span text:style-name="T100_18">‌</text:span><text:span text:style-name="T100_19">های</text:span><text:span text:style-name="T100_20"><text:s/></text:span><text:span text:style-name="T100_21">تاپلی</text:span><text:span text:style-name="T100_22"><text:s/></text:span><text:span text:style-name="T100_23">به</text:span><text:span text:style-name="T100_24"><text:s/></text:span><text:span text:style-name="T100_25">طول</text:span><text:span text:style-name="T100_26"><text:s/></text:span><text:span text:style-name="T100_27">متغییر</text:span><text:span text:style-name="T100_28"><text:s/></text:span><text:span text:style-name="T100_29">استفاده</text:span><text:span text:style-name="T100_30"><text:s/></text:span><text:span text:style-name="T100_31">می</text:span><text:span text:style-name="T100_32">‌</text:span><text:span text:style-name="T100_33">کنند</text:span><text:span text:style-name="T100_34"><text:s/></text:span><text:span text:style-name="T100_35">برای</text:span><text:span text:style-name="T100_36"><text:s/></text:span><text:span text:style-name="T100_37">مثال</text:span><text:span text:style-name="T100_38"><text:s/></text:span><text:span text:style-name="T100_39">max</text:span><text:span text:style-name="T100_40"><text:s/></text:span><text:span text:style-name="T100_41">و</text:span><text:span text:style-name="T100_42"><text:s/></text:span><text:span text:style-name="T100_43">min</text:span><text:span text:style-name="T100_44"><text:s/></text:span><text:span text:style-name="T100_45">می</text:span><text:span text:style-name="T100_46">‌</text:span><text:span text:style-name="T100_47">توانند</text:span><text:span text:style-name="T100_48"><text:s/></text:span><text:span text:style-name="T100_49">هر</text:span><text:span text:style-name="T100_50"><text:s/></text:span><text:span text:style-name="T100_51">تعدادی</text:span><text:span text:style-name="T100_52"><text:s/></text:span><text:span text:style-name="T100_53">از</text:span><text:span text:style-name="T100_54"><text:s/></text:span><text:span text:style-name="T100_55">رورودی</text:span><text:span text:style-name="T100_56"><text:s/></text:span><text:span text:style-name="T100_57">را</text:span><text:span text:style-name="T100_58"><text:s/></text:span><text:span text:style-name="T100_59">دریافت</text:span><text:span text:style-name="T100_60"><text:s/></text:span><text:span text:style-name="T100_61">کنند</text:span><text:span text:style-name="T100_62">:</text:span></text:p>
      <text:p text:style-name="P101"><text:span text:style-name="T101_1">&gt;&gt;&gt;<text:s/></text:span><text:span text:style-name="T101_2">max</text:span><text:span text:style-name="T101_3">(1,<text:s/>2,<text:s/>3)</text:span></text:p>
      <text:p text:style-name="P102"><text:span text:style-name="T102_1">3</text:span></text:p>
      <text:p text:style-name="P103"><text:span text:style-name="T103_1">اما</text:span><text:span text:style-name="T103_2"><text:s/></text:span><text:span text:style-name="T103_3">sum</text:span><text:span text:style-name="T103_4"><text:s/></text:span><text:span text:style-name="T103_5">نمی</text:span><text:span text:style-name="T103_6">‌</text:span><text:span text:style-name="T103_7">تواند</text:span><text:span text:style-name="T103_8">:</text:span></text:p>
      <text:p text:style-name="P104"><text:span text:style-name="T104_1">&gt;&gt;&gt;<text:s/></text:span><text:span text:style-name="T104_2">sum</text:span><text:span text:style-name="T104_3">(1,<text:s/>2,<text:s/>3)</text:span></text:p>
      <text:p text:style-name="P105"><text:span text:style-name="T105_1">TypeError</text:span><text:span text:style-name="T105_2">:<text:s/></text:span><text:span text:style-name="T105_3">sum</text:span><text:span text:style-name="T105_4"><text:s/></text:span><text:span text:style-name="T105_5">expected</text:span><text:span text:style-name="T105_6"><text:s/></text:span><text:span text:style-name="T105_7">at</text:span><text:span text:style-name="T105_8"><text:s/></text:span><text:span text:style-name="T105_9">most</text:span><text:span text:style-name="T105_10"><text:s/>2<text:s/></text:span><text:span text:style-name="T105_11">arguments</text:span><text:span text:style-name="T105_12">,<text:s/></text:span><text:span text:style-name="T105_13">got</text:span><text:span text:style-name="T105_14"><text:s/>3</text:span></text:p>
      <text:p text:style-name="P106"><text:span text:style-name="T106_1">یک</text:span><text:span text:style-name="T106_2"><text:s/></text:span><text:span text:style-name="T106_3">تابع</text:span><text:span text:style-name="T106_4"><text:s/></text:span><text:span text:style-name="T106_5">بنویسید</text:span><text:span text:style-name="T106_6"><text:s/></text:span><text:span text:style-name="T106_7">به</text:span><text:span text:style-name="T106_8"><text:s/></text:span><text:span text:style-name="T106_9">نام</text:span><text:span text:style-name="T106_10"><text:s/></text:span><text:span text:style-name="T106_11">sumall</text:span><text:span text:style-name="T106_12"><text:s/></text:span><text:span text:style-name="T106_13">که</text:span><text:span text:style-name="T106_14"><text:s/></text:span><text:span text:style-name="T106_15">هر</text:span><text:span text:style-name="T106_16"><text:s/></text:span><text:span text:style-name="T106_17">تعدادی</text:span><text:span text:style-name="T106_18"><text:s/></text:span><text:span text:style-name="T106_19">از</text:span><text:span text:style-name="T106_20"><text:s/></text:span><text:span text:style-name="T106_21">ورودی</text:span><text:span text:style-name="T106_22"><text:s/></text:span><text:span text:style-name="T106_23">را</text:span><text:span text:style-name="T106_24"><text:s/></text:span><text:span text:style-name="T106_25">دریافت</text:span><text:span text:style-name="T106_26"><text:s/></text:span><text:span text:style-name="T106_27">کرده</text:span><text:span text:style-name="T106_28"><text:s/></text:span><text:span text:style-name="T106_29">و</text:span><text:span text:style-name="T106_30"><text:s/></text:span><text:span text:style-name="T106_31">جمع</text:span><text:span text:style-name="T106_32"><text:s/></text:span><text:span text:style-name="T106_33">آنها</text:span><text:span text:style-name="T106_34"><text:s/></text:span><text:span text:style-name="T106_35">را</text:span><text:span text:style-name="T106_36"><text:s/></text:span><text:span text:style-name="T106_37">برگرداند</text:span><text:span text:style-name="T106_38">.</text:span></text:p>
      <text:p text:style-name="P107"/>
      <text:p text:style-name="P108"/>
      <text:p text:style-name="P109"><text:span text:style-name="T109_1">۱۲.۵<text:s/></text:span><text:span text:style-name="T109_2">لیست</text:span><text:span text:style-name="T109_3">‌</text:span><text:span text:style-name="T109_4">ها</text:span><text:span text:style-name="T109_5"><text:s/></text:span><text:span text:style-name="T109_6">و</text:span><text:span text:style-name="T109_7"><text:s/></text:span><text:span text:style-name="T109_8">تاپل</text:span><text:span text:style-name="T109_9">‌</text:span><text:span text:style-name="T109_10">ها</text:span></text:p>
      <text:p text:style-name="P110"><text:span text:style-name="T110_1">تابع</text:span><text:span text:style-name="T110_2"><text:s/></text:span><text:span text:style-name="T110_3">zip</text:span><text:span text:style-name="T110_4"><text:s/></text:span><text:span text:style-name="T110_5">یک</text:span><text:span text:style-name="T110_6"><text:s/></text:span><text:span text:style-name="T110_7">تابع</text:span><text:span text:style-name="T110_8"><text:s/></text:span><text:span text:style-name="T110_9">درون</text:span><text:span text:style-name="T110_10"><text:s/></text:span><text:span text:style-name="T110_11">سازی</text:span><text:span text:style-name="T110_12"><text:s/></text:span><text:span text:style-name="T110_13">شده</text:span><text:span text:style-name="T110_14"><text:s/></text:span><text:span text:style-name="T110_15">است</text:span><text:span text:style-name="T110_16"><text:s/></text:span><text:span text:style-name="T110_17">که</text:span><text:span text:style-name="T110_18"><text:s/></text:span><text:span text:style-name="T110_19">دو</text:span><text:span text:style-name="T110_20"><text:s/></text:span><text:span text:style-name="T110_21">یا</text:span><text:span text:style-name="T110_22"><text:s/></text:span><text:span text:style-name="T110_23">بیشتر</text:span><text:span text:style-name="T110_24"><text:s/></text:span><text:span text:style-name="T110_25">دنباله</text:span><text:span text:style-name="T110_26"><text:s/></text:span><text:span text:style-name="T110_27">را</text:span><text:span text:style-name="T110_28"><text:s/></text:span><text:span text:style-name="T110_29">گرفته</text:span><text:span text:style-name="T110_30"><text:s/></text:span><text:span text:style-name="T110_31">و</text:span><text:span text:style-name="T110_32"><text:s/></text:span><text:span text:style-name="T110_33">در</text:span><text:span text:style-name="T110_34"><text:s/></text:span><text:span text:style-name="T110_35">یک</text:span><text:span text:style-name="T110_36"><text:s/></text:span><text:span text:style-name="T110_37">لیستی</text:span><text:span text:style-name="T110_38"><text:s/></text:span><text:span text:style-name="T110_39">از</text:span><text:span text:style-name="T110_40"><text:s/></text:span><text:span text:style-name="T110_41">از</text:span><text:span text:style-name="T110_42"><text:s/></text:span><text:span text:style-name="T110_43">تاپل</text:span><text:span text:style-name="T110_44">‌</text:span><text:span text:style-name="T110_45">ها</text:span><text:span text:style-name="T110_46"><text:s/></text:span><text:span text:style-name="T110_47">که</text:span><text:span text:style-name="T110_48"><text:s/></text:span><text:span text:style-name="T110_49">هر</text:span><text:span text:style-name="T110_50"><text:s/></text:span><text:span text:style-name="T110_51">تاپل</text:span><text:span text:style-name="T110_52"><text:s/></text:span><text:span text:style-name="T110_53">شامل</text:span><text:span text:style-name="T110_54"><text:s/></text:span><text:span text:style-name="T110_55">یک</text:span><text:span text:style-name="T110_56"><text:s/></text:span><text:span text:style-name="T110_57">عنصر</text:span><text:span text:style-name="T110_58"><text:s/></text:span><text:span text:style-name="T110_59">از</text:span><text:span text:style-name="T110_60"><text:s/></text:span><text:span text:style-name="T110_61">رشته</text:span><text:span text:style-name="T110_62"><text:s/></text:span><text:span text:style-name="T110_63">است</text:span><text:span text:style-name="T110_64"><text:s/></text:span><text:span text:style-name="T110_65">"</text:span><text:span text:style-name="T110_66">فشرده</text:span><text:span text:style-name="T110_67">"</text:span><text:span text:style-name="T110_68"><text:s/></text:span><text:span text:style-name="T110_69">می</text:span><text:span text:style-name="T110_70">‌</text:span><text:span text:style-name="T110_71">کند</text:span><text:span text:style-name="T110_72">.<text:s/></text:span><text:span text:style-name="T110_73">در</text:span><text:span text:style-name="T110_74"><text:s/></text:span><text:span text:style-name="T110_75">پایتون</text:span><text:span text:style-name="T110_76"><text:s/>۳<text:s/></text:span><text:span text:style-name="T110_77">zip</text:span><text:span text:style-name="T110_78"><text:s/></text:span><text:span text:style-name="T110_79">یک</text:span><text:span text:style-name="T110_80"><text:s text:c="2"/></text:span><text:span text:style-name="T110_81">iterator</text:span><text:span text:style-name="T110_82"><text:s/></text:span><text:span text:style-name="T110_83">از</text:span><text:span text:style-name="T110_84"><text:s/></text:span><text:span text:style-name="T110_85">تاپل</text:span><text:span text:style-name="T110_86">‌</text:span><text:span text:style-name="T110_87">ها</text:span><text:span text:style-name="T110_88"><text:s/></text:span><text:span text:style-name="T110_89">را</text:span><text:span text:style-name="T110_90"><text:s/></text:span><text:span text:style-name="T110_91">بر</text:span><text:span text:style-name="T110_92"><text:s/></text:span><text:span text:style-name="T110_93">می</text:span><text:span text:style-name="T110_94">‌</text:span><text:span text:style-name="T110_95">گرداند</text:span><text:span text:style-name="T110_96">،<text:s/></text:span><text:span text:style-name="T110_97">برای</text:span><text:span text:style-name="T110_98"><text:s/></text:span><text:span text:style-name="T110_99">اغلب</text:span><text:span text:style-name="T110_100"><text:s/></text:span><text:span text:style-name="T110_101">اهداف</text:span><text:span text:style-name="T110_102"><text:s/></text:span><text:span text:style-name="T110_103">iterator</text:span><text:span text:style-name="T110_104"><text:s/></text:span><text:span text:style-name="T110_105">مانند</text:span><text:span text:style-name="T110_106"><text:s/></text:span><text:span text:style-name="T110_107">یک</text:span><text:span text:style-name="T110_108"><text:s/></text:span><text:span text:style-name="T110_109">لیست</text:span><text:span text:style-name="T110_110"><text:s/></text:span><text:span text:style-name="T110_111">رفتار</text:span><text:span text:style-name="T110_112"><text:s/></text:span><text:span text:style-name="T110_113">می</text:span><text:span text:style-name="T110_114">‌</text:span><text:span text:style-name="T110_115">کند</text:span><text:span text:style-name="T110_116">.</text:span></text:p>
      <text:p text:style-name="P111"/>
      <text:p text:style-name="P112"><text:span text:style-name="T112_1">بک</text:span><text:span text:style-name="T112_2"><text:s/></text:span><text:span text:style-name="T112_3">نمونه</text:span><text:span text:style-name="T112_4"><text:s/></text:span><text:span text:style-name="T112_5">فشرده</text:span><text:span text:style-name="T112_6"><text:s/></text:span><text:span text:style-name="T112_7">شده</text:span><text:span text:style-name="T112_8"><text:s/></text:span><text:span text:style-name="T112_9">از</text:span><text:span text:style-name="T112_10"><text:s/></text:span><text:span text:style-name="T112_11">یک</text:span><text:span text:style-name="T112_12"><text:s/></text:span><text:span text:style-name="T112_13">رشته</text:span><text:span text:style-name="T112_14"><text:s/></text:span><text:span text:style-name="T112_15">و</text:span><text:span text:style-name="T112_16"><text:s/></text:span><text:span text:style-name="T112_17">یک</text:span><text:span text:style-name="T112_18"><text:s/></text:span><text:span text:style-name="T112_19">لیست</text:span><text:span text:style-name="T112_20">:</text:span></text:p>
      <text:p text:style-name="P113"/>
      <text:p text:style-name="P114"><text:span text:style-name="T114_1">&gt;&gt;&gt;<text:s/></text:span><text:span text:style-name="T114_2">s</text:span><text:span text:style-name="T114_3"><text:s/>=<text:s/>‘</text:span><text:span text:style-name="T114_4">abc</text:span><text:span text:style-name="T114_5">’</text:span></text:p>
      <text:p text:style-name="P115"><text:span text:style-name="T115_1">&gt;&gt;&gt;<text:s/></text:span><text:span text:style-name="T115_2">t</text:span><text:span text:style-name="T115_3"><text:s/>=<text:s/>[0,<text:s/>1,<text:s/>2]</text:span></text:p>
      <text:p text:style-name="P116"><text:span text:style-name="T116_1">&gt;&gt;&gt;<text:s/></text:span><text:span text:style-name="T116_2">zip</text:span><text:span text:style-name="T116_3">(</text:span><text:span text:style-name="T116_4">s</text:span><text:span text:style-name="T116_5">,<text:s/></text:span><text:span text:style-name="T116_6">t</text:span><text:span text:style-name="T116_7">)</text:span></text:p>
      <text:p text:style-name="P117"><text:span text:style-name="T117_1">[(‘</text:span><text:span text:style-name="T117_2">a</text:span><text:span text:style-name="T117_3">’,<text:s/>0),<text:s/>(‘</text:span><text:span text:style-name="T117_4">b</text:span><text:span text:style-name="T117_5">’,<text:s/>1),<text:s/>(‘</text:span><text:span text:style-name="T117_6">c</text:span><text:span text:style-name="T117_7">’,<text:s/>2)]</text:span></text:p>
      <text:p text:style-name="P118"><text:span text:style-name="T118_1">نتیجه</text:span><text:span text:style-name="T118_2"><text:s/></text:span><text:span text:style-name="T118_3">یک</text:span><text:span text:style-name="T118_4"><text:s/></text:span><text:span text:style-name="T118_5">لیست</text:span><text:span text:style-name="T118_6"><text:s/></text:span><text:span text:style-name="T118_7">از</text:span><text:span text:style-name="T118_8"><text:s/></text:span><text:span text:style-name="T118_9">تاپل</text:span><text:span text:style-name="T118_10">‌</text:span><text:span text:style-name="T118_11">ها</text:span><text:span text:style-name="T118_12"><text:s/></text:span><text:span text:style-name="T118_13">است</text:span><text:span text:style-name="T118_14"><text:s/></text:span><text:span text:style-name="T118_15">که</text:span><text:span text:style-name="T118_16"><text:s/></text:span><text:span text:style-name="T118_17">هر</text:span><text:span text:style-name="T118_18"><text:s/></text:span><text:span text:style-name="T118_19">تاپل</text:span><text:span text:style-name="T118_20"><text:s/></text:span><text:span text:style-name="T118_21">شامل</text:span><text:span text:style-name="T118_22"><text:s/></text:span><text:span text:style-name="T118_23">یک</text:span><text:span text:style-name="T118_24"><text:s/></text:span><text:span text:style-name="T118_25">کاراکتر</text:span><text:span text:style-name="T118_26"><text:s/></text:span><text:span text:style-name="T118_27">از</text:span><text:span text:style-name="T118_28"><text:s/></text:span><text:span text:style-name="T118_29">رشته</text:span><text:span text:style-name="T118_30"><text:s/></text:span><text:span text:style-name="T118_31">و</text:span><text:span text:style-name="T118_32"><text:s/></text:span><text:span text:style-name="T118_33">عنصر</text:span><text:span text:style-name="T118_34"><text:s/></text:span><text:span text:style-name="T118_35">متناضر</text:span><text:span text:style-name="T118_36"><text:s/></text:span><text:span text:style-name="T118_37">آن</text:span><text:span text:style-name="T118_38"><text:s/></text:span><text:span text:style-name="T118_39">از</text:span><text:span text:style-name="T118_40"><text:s/></text:span><text:span text:style-name="T118_41">لیست</text:span><text:span text:style-name="T118_42"><text:s/></text:span><text:span text:style-name="T118_43">است</text:span><text:span text:style-name="T118_44">.</text:span></text:p>
      <text:p text:style-name="P119"/>
      <text:p text:style-name="P120"><text:span text:style-name="T120_1">اگر</text:span><text:span text:style-name="T120_2"><text:s/></text:span><text:span text:style-name="T120_3">دنباله</text:span><text:span text:style-name="T120_4"><text:s/></text:span><text:span text:style-name="T120_5">ها</text:span><text:span text:style-name="T120_6"><text:s/></text:span><text:span text:style-name="T120_7">طول</text:span><text:span text:style-name="T120_8"><text:s/></text:span><text:span text:style-name="T120_9">یکسان</text:span><text:span text:style-name="T120_10"><text:s/></text:span><text:span text:style-name="T120_11">نداشته</text:span><text:span text:style-name="T120_12"><text:s/></text:span><text:span text:style-name="T120_13">باشند</text:span><text:span text:style-name="T120_14">،<text:s/></text:span><text:span text:style-name="T120_15">نتیجه</text:span><text:span text:style-name="T120_16"><text:s/></text:span><text:span text:style-name="T120_17">هم</text:span><text:span text:style-name="T120_18"><text:s/></text:span><text:span text:style-name="T120_19">اندازه</text:span><text:span text:style-name="T120_20"><text:s/></text:span><text:span text:style-name="T120_21">دنباله</text:span><text:span text:style-name="T120_22"><text:s/></text:span><text:span text:style-name="T120_23">با</text:span><text:span text:style-name="T120_24"><text:s/></text:span><text:span text:style-name="T120_25">طول</text:span><text:span text:style-name="T120_26"><text:s/></text:span><text:span text:style-name="T120_27">کوچکتر</text:span><text:span text:style-name="T120_28"><text:s/></text:span><text:span text:style-name="T120_29">خواهد</text:span><text:span text:style-name="T120_30"><text:s/></text:span><text:span text:style-name="T120_31">بود</text:span><text:span text:style-name="T120_32">.</text:span></text:p>
      <text:p text:style-name="P121"><text:span text:style-name="T121_1">&gt;&gt;&gt;<text:s/></text:span><text:span text:style-name="T121_2">zip</text:span><text:span text:style-name="T121_3">(‘</text:span><text:span text:style-name="T121_4">Anne</text:span><text:span text:style-name="T121_5">’,<text:s/>‘</text:span><text:span text:style-name="T121_6">Elk</text:span><text:span text:style-name="T121_7">’)</text:span></text:p>
      <text:p text:style-name="P122"><text:span text:style-name="T122_1">[(‘</text:span><text:span text:style-name="T122_2">A</text:span><text:span text:style-name="T122_3">’,<text:s/>‘</text:span><text:span text:style-name="T122_4">E</text:span><text:span text:style-name="T122_5">’),<text:s/>(‘</text:span><text:span text:style-name="T122_6">n</text:span><text:span text:style-name="T122_7">’,<text:s/>‘</text:span><text:span text:style-name="T122_8">l</text:span><text:span text:style-name="T122_9">’),<text:s/>(‘</text:span><text:span text:style-name="T122_10">n</text:span><text:span text:style-name="T122_11">’,<text:s/>‘</text:span><text:span text:style-name="T122_12">k</text:span><text:span text:style-name="T122_13">’)]</text:span></text:p>
      <text:p text:style-name="P123"><text:span text:style-name="T123_1">می</text:span><text:span text:style-name="T123_2">‌</text:span><text:span text:style-name="T123_3">توانید</text:span><text:span text:style-name="T123_4"><text:s/></text:span><text:span text:style-name="T123_5">از</text:span><text:span text:style-name="T123_6"><text:s/></text:span><text:span text:style-name="T123_7">انتصاب</text:span><text:span text:style-name="T123_8"><text:s/></text:span><text:span text:style-name="T123_9">تاپلی</text:span><text:span text:style-name="T123_10"><text:s/></text:span><text:span text:style-name="T123_11">در</text:span><text:span text:style-name="T123_12"><text:s/></text:span><text:span text:style-name="T123_13">یک</text:span><text:span text:style-name="T123_14"><text:s/></text:span><text:span text:style-name="T123_15">حلقه</text:span><text:span text:style-name="T123_16"><text:s/></text:span><text:span text:style-name="T123_17">for</text:span><text:span text:style-name="T123_18"><text:s/></text:span><text:span text:style-name="T123_19">برای</text:span><text:span text:style-name="T123_20"><text:s/></text:span><text:span text:style-name="T123_21">پیمایش</text:span><text:span text:style-name="T123_22"><text:s/></text:span><text:span text:style-name="T123_23">یک</text:span><text:span text:style-name="T123_24"><text:s/></text:span><text:span text:style-name="T123_25">لیست</text:span><text:span text:style-name="T123_26"><text:s/></text:span><text:span text:style-name="T123_27">از</text:span><text:span text:style-name="T123_28"><text:s/></text:span><text:span text:style-name="T123_29">تاپل</text:span><text:span text:style-name="T123_30">‌</text:span><text:span text:style-name="T123_31">ها</text:span><text:span text:style-name="T123_32"><text:s/></text:span><text:span text:style-name="T123_33">استفاده</text:span><text:span text:style-name="T123_34"><text:s/></text:span><text:span text:style-name="T123_35">کنید</text:span><text:span text:style-name="T123_36">:</text:span></text:p>
      <text:p text:style-name="P124"><text:span text:style-name="T124_1">t</text:span><text:span text:style-name="T124_2"><text:s/>=<text:s/>[(‘1’,<text:s/>0),<text:s/>(‘</text:span><text:span text:style-name="T124_3">b</text:span><text:span text:style-name="T124_4">’,<text:s/>1),<text:s/>(‘</text:span><text:span text:style-name="T124_5">c</text:span><text:span text:style-name="T124_6">’,<text:s/>2)]</text:span></text:p>
      <text:p text:style-name="P125"><text:span text:style-name="T125_1">for</text:span><text:span text:style-name="T125_2"><text:s/></text:span><text:span text:style-name="T125_3">letter</text:span><text:span text:style-name="T125_4">,<text:s/></text:span><text:span text:style-name="T125_5">number</text:span><text:span text:style-name="T125_6"><text:s/></text:span><text:span text:style-name="T125_7">in</text:span><text:span text:style-name="T125_8"><text:s/></text:span><text:span text:style-name="T125_9">t</text:span><text:span text:style-name="T125_10">:</text:span></text:p>
      <text:p text:style-name="P126"><text:span text:style-name="T126_1">print</text:span><text:span text:style-name="T126_2"><text:s/></text:span><text:span text:style-name="T126_3">number</text:span><text:span text:style-name="T126_4">,<text:s/></text:span><text:span text:style-name="T126_5">letter</text:span></text:p>
      <text:p text:style-name="P127"><text:span text:style-name="T127_1">هر</text:span><text:span text:style-name="T127_2"><text:s/></text:span><text:span text:style-name="T127_3">بار</text:span><text:span text:style-name="T127_4"><text:s/></text:span><text:span text:style-name="T127_5">که</text:span><text:span text:style-name="T127_6"><text:s/></text:span><text:span text:style-name="T127_7">حلقه</text:span><text:span text:style-name="T127_8"><text:s/></text:span><text:span text:style-name="T127_9">اجرا</text:span><text:span text:style-name="T127_10"><text:s/></text:span><text:span text:style-name="T127_11">می</text:span><text:span text:style-name="T127_12">‌</text:span><text:span text:style-name="T127_13">شود</text:span><text:span text:style-name="T127_14">،<text:s/></text:span><text:span text:style-name="T127_15">پایتون</text:span><text:span text:style-name="T127_16"><text:s/></text:span><text:span text:style-name="T127_17">تاپل</text:span><text:span text:style-name="T127_18"><text:s/></text:span><text:span text:style-name="T127_19">بعدی</text:span><text:span text:style-name="T127_20"><text:s/></text:span><text:span text:style-name="T127_21">در</text:span><text:span text:style-name="T127_22"><text:s/></text:span><text:span text:style-name="T127_23">لیست</text:span><text:span text:style-name="T127_24"><text:s/></text:span><text:span text:style-name="T127_25">را</text:span><text:span text:style-name="T127_26"><text:s/></text:span><text:span text:style-name="T127_27">انتخاب</text:span><text:span text:style-name="T127_28"><text:s/></text:span><text:span text:style-name="T127_29">می</text:span><text:span text:style-name="T127_30">‌</text:span><text:span text:style-name="T127_31">کند</text:span><text:span text:style-name="T127_32"><text:s/></text:span><text:span text:style-name="T127_33">و</text:span><text:span text:style-name="T127_34"><text:s/></text:span><text:span text:style-name="T127_35">عناصر</text:span><text:span text:style-name="T127_36"><text:s/></text:span><text:span text:style-name="T127_37">آن</text:span><text:span text:style-name="T127_38"><text:s/></text:span><text:span text:style-name="T127_39">را</text:span><text:span text:style-name="T127_40"><text:s/></text:span><text:span text:style-name="T127_41">به</text:span><text:span text:style-name="T127_42"><text:s/></text:span><text:span text:style-name="T127_43">letter</text:span><text:span text:style-name="T127_44"><text:s/></text:span><text:span text:style-name="T127_45">و</text:span><text:span text:style-name="T127_46"><text:s/></text:span><text:span text:style-name="T127_47">number</text:span><text:span text:style-name="T127_48"><text:s/></text:span><text:span text:style-name="T127_49">نسبت</text:span><text:span text:style-name="T127_50"><text:s/></text:span><text:span text:style-name="T127_51">می</text:span><text:span text:style-name="T127_52">‌</text:span><text:span text:style-name="T127_53">دهد</text:span><text:span text:style-name="T127_54">.<text:s/></text:span><text:span text:style-name="T127_55">خروجی</text:span><text:span text:style-name="T127_56"><text:s/></text:span><text:span text:style-name="T127_57">حلقه</text:span><text:span text:style-name="T127_58"><text:s/></text:span><text:span text:style-name="T127_59">به</text:span><text:span text:style-name="T127_60"><text:s/></text:span><text:span text:style-name="T127_61">شکل</text:span><text:span text:style-name="T127_62"><text:s/></text:span><text:span text:style-name="T127_63">زیر</text:span><text:span text:style-name="T127_64"><text:s/></text:span><text:span text:style-name="T127_65">است</text:span><text:span text:style-name="T127_66">:</text:span></text:p>
      <text:p text:style-name="P128"><text:span text:style-name="T128_1">0<text:s/></text:span><text:span text:style-name="T128_2">a</text:span></text:p>
      <text:p text:style-name="P129"><text:span text:style-name="T129_1">1<text:s/></text:span><text:span text:style-name="T129_2">b</text:span></text:p>
      <text:p text:style-name="P130"><text:span text:style-name="T130_1">2<text:s/></text:span><text:span text:style-name="T130_2">c</text:span></text:p>
      <text:p text:style-name="P131"><text:span text:style-name="T131_1">اگر</text:span><text:span text:style-name="T131_2"><text:s/></text:span><text:span text:style-name="T131_3">zip</text:span><text:span text:style-name="T131_4">،<text:s/></text:span><text:span text:style-name="T131_5">for</text:span><text:span text:style-name="T131_6"><text:s/></text:span><text:span text:style-name="T131_7">و</text:span><text:span text:style-name="T131_8"><text:s/></text:span><text:span text:style-name="T131_9">انتصاب</text:span><text:span text:style-name="T131_10"><text:s/></text:span><text:span text:style-name="T131_11">تاپلی</text:span><text:span text:style-name="T131_12"><text:s/></text:span><text:span text:style-name="T131_13">را</text:span><text:span text:style-name="T131_14"><text:s/></text:span><text:span text:style-name="T131_15">ترکیب</text:span><text:span text:style-name="T131_16"><text:s/></text:span><text:span text:style-name="T131_17">کنید</text:span><text:span text:style-name="T131_18">،<text:s/></text:span><text:span text:style-name="T131_19">یک</text:span><text:span text:style-name="T131_20"><text:s/></text:span><text:span text:style-name="T131_21">چیز</text:span><text:span text:style-name="T131_22"><text:s/></text:span><text:span text:style-name="T131_23">کاربردی</text:span><text:span text:style-name="T131_24"><text:s/></text:span><text:span text:style-name="T131_25">برای</text:span><text:span text:style-name="T131_26"><text:s/></text:span><text:span text:style-name="T131_27">پیمایش</text:span><text:span text:style-name="T131_28"><text:s/></text:span><text:span text:style-name="T131_29">دو</text:span><text:span text:style-name="T131_30"><text:s/>(</text:span><text:span text:style-name="T131_31">یا</text:span><text:span text:style-name="T131_32"><text:s/></text:span><text:span text:style-name="T131_33">بیشتر</text:span><text:span text:style-name="T131_34">)<text:s/></text:span><text:span text:style-name="T131_35">دنباله</text:span><text:span text:style-name="T131_36"><text:s/></text:span><text:span text:style-name="T131_37">در</text:span><text:span text:style-name="T131_38"><text:s/></text:span><text:span text:style-name="T131_39">یک</text:span><text:span text:style-name="T131_40"><text:s/></text:span><text:span text:style-name="T131_41">زمان</text:span><text:span text:style-name="T131_42"><text:s/></text:span><text:span text:style-name="T131_43">بدست</text:span><text:span text:style-name="T131_44"><text:s/></text:span><text:span text:style-name="T131_45">می</text:span><text:span text:style-name="T131_46">‌</text:span><text:span text:style-name="T131_47">آورید</text:span><text:span text:style-name="T131_48">.<text:s/></text:span><text:span text:style-name="T131_49">برای</text:span><text:span text:style-name="T131_50"><text:s/></text:span><text:span text:style-name="T131_51">مثال</text:span><text:span text:style-name="T131_52"><text:s/></text:span><text:span text:style-name="T131_53">has</text:span><text:span text:style-name="T131_54">_</text:span><text:span text:style-name="T131_55">match</text:span><text:span text:style-name="T131_56"><text:s/></text:span><text:span text:style-name="T131_57">دو</text:span><text:span text:style-name="T131_58"><text:s/></text:span><text:span text:style-name="T131_59">دنباله</text:span><text:span text:style-name="T131_60">‌<text:s/></text:span><text:span text:style-name="T131_61">t</text:span><text:span text:style-name="T131_62">1<text:s/></text:span><text:span text:style-name="T131_63">و</text:span><text:span text:style-name="T131_64"><text:s/></text:span><text:span text:style-name="T131_65">t</text:span><text:span text:style-name="T131_66">2<text:s/></text:span><text:span text:style-name="T131_67">را</text:span><text:span text:style-name="T131_68"><text:s/></text:span><text:span text:style-name="T131_69">گرفته</text:span><text:span text:style-name="T131_70"><text:s/></text:span><text:span text:style-name="T131_71">و</text:span><text:span text:style-name="T131_72"><text:s/></text:span><text:span text:style-name="T131_73">مقدار</text:span><text:span text:style-name="T131_74"><text:s/></text:span><text:span text:style-name="T131_75">true</text:span><text:span text:style-name="T131_76"><text:s/></text:span><text:span text:style-name="T131_77">را</text:span><text:span text:style-name="T131_78"><text:s/></text:span><text:span text:style-name="T131_79">درصورتی</text:span><text:span text:style-name="T131_80"><text:s/></text:span><text:span text:style-name="T131_81">که</text:span><text:span text:style-name="T131_82"><text:s/></text:span><text:span text:style-name="T131_83">بر</text:span><text:span text:style-name="T131_84"><text:s/></text:span><text:span text:style-name="T131_85">میگردانند</text:span><text:span text:style-name="T131_86"><text:s/></text:span><text:span text:style-name="T131_87">به</text:span><text:span text:style-name="T131_88"><text:s/></text:span><text:span text:style-name="T131_89">شرطی</text:span><text:span text:style-name="T131_90"><text:s/></text:span><text:span text:style-name="T131_91">که</text:span><text:span text:style-name="T131_92"><text:s/></text:span><text:span text:style-name="T131_93">شاخص</text:span><text:span text:style-name="T131_94"><text:s/></text:span><text:span text:style-name="T131_95">i</text:span><text:span text:style-name="T131_96"><text:s/></text:span><text:span text:style-name="T131_97">ای</text:span><text:span text:style-name="T131_98"><text:s/></text:span><text:span text:style-name="T131_99">وجود</text:span><text:span text:style-name="T131_100"><text:s/></text:span><text:span text:style-name="T131_101">داشته</text:span><text:span text:style-name="T131_102"><text:s/></text:span><text:span text:style-name="T131_103">باشد</text:span><text:span text:style-name="T131_104"><text:s/></text:span><text:span text:style-name="T131_105">که</text:span><text:span text:style-name="T131_106"><text:s/></text:span><text:span text:style-name="T131_107">به</text:span><text:span text:style-name="T131_108"><text:s/></text:span><text:span text:style-name="T131_109">ازای</text:span><text:span text:style-name="T131_110"><text:s/></text:span><text:span text:style-name="T131_111">آن</text:span><text:span text:style-name="T131_112"><text:s/></text:span><text:span text:style-name="T131_113">داشته</text:span><text:span text:style-name="T131_114"><text:s/></text:span><text:span text:style-name="T131_115">باشیم</text:span><text:span text:style-name="T131_116"><text:s/></text:span><text:span text:style-name="T131_117">t</text:span><text:span text:style-name="T131_118">1[</text:span><text:span text:style-name="T131_119">i</text:span><text:span text:style-name="T131_120">]==<text:s/></text:span><text:span text:style-name="T131_121">t</text:span><text:span text:style-name="T131_122">2[</text:span><text:span text:style-name="T131_123">i</text:span><text:span text:style-name="T131_124">]:</text:span></text:p>
      <text:p text:style-name="P132"><text:span text:style-name="T132_1">def</text:span><text:span text:style-name="T132_2"><text:s/></text:span><text:span text:style-name="T132_3">has</text:span><text:span text:style-name="T132_4">_</text:span><text:span text:style-name="T132_5">match</text:span><text:span text:style-name="T132_6">(</text:span><text:span text:style-name="T132_7">t</text:span><text:span text:style-name="T132_8">1,<text:s/></text:span><text:span text:style-name="T132_9">t</text:span><text:span text:style-name="T132_10">2):</text:span></text:p>
      <text:p text:style-name="P133"><text:span text:style-name="T133_1"><text:tab/></text:span><text:span text:style-name="T133_2">for</text:span><text:span text:style-name="T133_3"><text:s/></text:span><text:span text:style-name="T133_4">x</text:span><text:span text:style-name="T133_5">,<text:s/></text:span><text:span text:style-name="T133_6">y</text:span><text:span text:style-name="T133_7"><text:s/></text:span><text:span text:style-name="T133_8">in</text:span><text:span text:style-name="T133_9"><text:s/></text:span><text:span text:style-name="T133_10">zip</text:span><text:span text:style-name="T133_11">(</text:span><text:span text:style-name="T133_12">t</text:span><text:span text:style-name="T133_13">1,<text:s/></text:span><text:span text:style-name="T133_14">t</text:span><text:span text:style-name="T133_15">2):</text:span></text:p>
      <text:p text:style-name="P134"><text:span text:style-name="T134_1"><text:tab/><text:tab/></text:span><text:span text:style-name="T134_2">if</text:span><text:span text:style-name="T134_3"><text:s/></text:span><text:span text:style-name="T134_4">x</text:span><text:span text:style-name="T134_5"><text:s/>==<text:s/></text:span><text:span text:style-name="T134_6">y</text:span><text:span text:style-name="T134_7">:</text:span></text:p>
      <text:p text:style-name="P135"><text:span text:style-name="T135_1"><text:tab/><text:tab/><text:tab/></text:span><text:span text:style-name="T135_2">return</text:span><text:span text:style-name="T135_3"><text:s/></text:span><text:span text:style-name="T135_4">True</text:span></text:p>
      <text:p text:style-name="P136"><text:span text:style-name="T136_1"><text:tab/></text:span><text:span text:style-name="T136_2">return</text:span><text:span text:style-name="T136_3"><text:s/></text:span><text:span text:style-name="T136_4">False</text:span></text:p>
      <text:p text:style-name="P137"><text:span text:style-name="T137_1">اگر</text:span><text:span text:style-name="T137_2"><text:s/></text:span><text:span text:style-name="T137_3">نیاز</text:span><text:span text:style-name="T137_4"><text:s/></text:span><text:span text:style-name="T137_5">دارید</text:span><text:span text:style-name="T137_6"><text:s/></text:span><text:span text:style-name="T137_7">که</text:span><text:span text:style-name="T137_8"><text:s/></text:span><text:span text:style-name="T137_9">عناصر</text:span><text:span text:style-name="T137_10"><text:s/></text:span><text:span text:style-name="T137_11">یک</text:span><text:span text:style-name="T137_12"><text:s/></text:span><text:span text:style-name="T137_13">دنباله</text:span><text:span text:style-name="T137_14"><text:s/></text:span><text:span text:style-name="T137_15">و</text:span><text:span text:style-name="T137_16"><text:s/></text:span><text:span text:style-name="T137_17">شاخص</text:span><text:span text:style-name="T137_18">‌</text:span><text:span text:style-name="T137_19">های</text:span><text:span text:style-name="T137_20"><text:s/></text:span><text:span text:style-name="T137_21">آن</text:span><text:span text:style-name="T137_22"><text:s/></text:span><text:span text:style-name="T137_23">را</text:span><text:span text:style-name="T137_24"><text:s/></text:span><text:span text:style-name="T137_25">پیمایش</text:span><text:span text:style-name="T137_26"><text:s/></text:span><text:span text:style-name="T137_27">کنید</text:span><text:span text:style-name="T137_28">،<text:s/></text:span><text:span text:style-name="T137_29">می</text:span><text:span text:style-name="T137_30">‌</text:span><text:span text:style-name="T137_31">توانید</text:span><text:span text:style-name="T137_32"><text:s/></text:span><text:span text:style-name="T137_33">از</text:span><text:span text:style-name="T137_34"><text:s/></text:span><text:span text:style-name="T137_35">تابع</text:span><text:span text:style-name="T137_36"><text:s/></text:span><text:span text:style-name="T137_37">درون</text:span><text:span text:style-name="T137_38"><text:s/></text:span><text:span text:style-name="T137_39">سازی</text:span><text:span text:style-name="T137_40"><text:s/></text:span><text:span text:style-name="T137_41">شده</text:span><text:span text:style-name="T137_42"><text:s/></text:span><text:span text:style-name="T137_43">enumerate</text:span><text:span text:style-name="T137_44"><text:s/></text:span><text:span text:style-name="T137_45">استفاده</text:span><text:span text:style-name="T137_46"><text:s/></text:span><text:span text:style-name="T137_47">کنید</text:span><text:span text:style-name="T137_48">:</text:span></text:p>
      <text:p text:style-name="P138"><text:span text:style-name="T138_1">for</text:span><text:span text:style-name="T138_2"><text:s/></text:span><text:span text:style-name="T138_3">index</text:span><text:span text:style-name="T138_4">,<text:s/></text:span><text:span text:style-name="T138_5">element</text:span><text:span text:style-name="T138_6"><text:s/></text:span><text:span text:style-name="T138_7">in</text:span><text:span text:style-name="T138_8"><text:s/></text:span><text:span text:style-name="T138_9">enumerate</text:span><text:span text:style-name="T138_10">(‘</text:span><text:span text:style-name="T138_11">abc</text:span><text:span text:style-name="T138_12">’):</text:span></text:p>
      <text:p text:style-name="P139"><text:span text:style-name="T139_1"><text:tab/></text:span><text:span text:style-name="T139_2">print</text:span><text:span text:style-name="T139_3"><text:s/></text:span><text:span text:style-name="T139_4">index</text:span><text:span text:style-name="T139_5">,<text:s/></text:span><text:span text:style-name="T139_6">element</text:span></text:p>
      <text:p text:style-name="P140"><text:span text:style-name="T140_1">خروجی</text:span><text:span text:style-name="T140_2"><text:s/></text:span><text:span text:style-name="T140_3">این</text:span><text:span text:style-name="T140_4"><text:s/></text:span><text:span text:style-name="T140_5">حلقه</text:span><text:span text:style-name="T140_6"><text:s/></text:span><text:span text:style-name="T140_7">بصورت</text:span><text:span text:style-name="T140_8"><text:s/></text:span><text:span text:style-name="T140_9">زیر</text:span><text:span text:style-name="T140_10"><text:s/></text:span><text:span text:style-name="T140_11">است</text:span><text:span text:style-name="T140_12">:</text:span></text:p>
      <text:p text:style-name="P141"><text:span text:style-name="T141_1">0<text:s/></text:span><text:span text:style-name="T141_2">a</text:span></text:p>
      <text:p text:style-name="P142"><text:span text:style-name="T142_1">1<text:s/></text:span><text:span text:style-name="T142_2">b</text:span></text:p>
      <text:p text:style-name="P143"><text:span text:style-name="T143_1">2<text:s/></text:span><text:span text:style-name="T143_2">c</text:span></text:p>
      <text:p text:style-name="P144"/>
      <text:p text:style-name="P145"/>
      <text:p text:style-name="P146"><text:span text:style-name="T146_1">۱۲.۶<text:s/></text:span><text:span text:style-name="T146_2">دیکشنری</text:span><text:span text:style-name="T146_3">‌</text:span><text:span text:style-name="T146_4">ها</text:span><text:span text:style-name="T146_5"><text:s/></text:span><text:span text:style-name="T146_6">و</text:span><text:span text:style-name="T146_7"><text:s/></text:span><text:span text:style-name="T146_8">تاپل</text:span><text:span text:style-name="T146_9">‌</text:span><text:span text:style-name="T146_10">ها</text:span></text:p>
      <text:p text:style-name="P147"><text:span text:style-name="T147_1">دیکشنری</text:span><text:span text:style-name="T147_2">‌</text:span><text:span text:style-name="T147_3">ها</text:span><text:span text:style-name="T147_4"><text:s/></text:span><text:span text:style-name="T147_5">متدی</text:span><text:span text:style-name="T147_6"><text:s/></text:span><text:span text:style-name="T147_7">بنام</text:span><text:span text:style-name="T147_8"><text:s/></text:span><text:span text:style-name="T147_9">item</text:span><text:span text:style-name="T147_10"><text:s/></text:span><text:span text:style-name="T147_11">دارند</text:span><text:span text:style-name="T147_12"><text:s/></text:span><text:span text:style-name="T147_13">که</text:span><text:span text:style-name="T147_14"><text:s/></text:span><text:span text:style-name="T147_15">لیستی</text:span><text:span text:style-name="T147_16"><text:s/></text:span><text:span text:style-name="T147_17">از</text:span><text:span text:style-name="T147_18"><text:s/></text:span><text:span text:style-name="T147_19">تاپل</text:span><text:span text:style-name="T147_20">‌</text:span><text:span text:style-name="T147_21">ها</text:span><text:span text:style-name="T147_22"><text:s/></text:span><text:span text:style-name="T147_23">را</text:span><text:span text:style-name="T147_24"><text:s/></text:span><text:span text:style-name="T147_25">برمی</text:span><text:span text:style-name="T147_26">‌</text:span><text:span text:style-name="T147_27">گرداند</text:span><text:span text:style-name="T147_28"><text:s/></text:span><text:span text:style-name="T147_29">بطوری</text:span><text:span text:style-name="T147_30"><text:s/></text:span><text:span text:style-name="T147_31">که</text:span><text:span text:style-name="T147_32"><text:s/></text:span><text:span text:style-name="T147_33">هر</text:span><text:span text:style-name="T147_34"><text:s/></text:span><text:span text:style-name="T147_35">تاپل</text:span><text:span text:style-name="T147_36"><text:s/></text:span><text:span text:style-name="T147_37">یک</text:span><text:span text:style-name="T147_38"><text:s/></text:span><text:span text:style-name="T147_39">جفت</text:span><text:span text:style-name="T147_40"><text:s/></text:span><text:span text:style-name="T147_41">کلید</text:span><text:span text:style-name="T147_42">-</text:span><text:span text:style-name="T147_43">مقدار</text:span><text:span text:style-name="T147_44"><text:s/></text:span><text:span text:style-name="T147_45">است</text:span><text:span text:style-name="T147_46">.</text:span></text:p>
      <text:p text:style-name="P148"><text:span text:style-name="T148_1">&gt;&gt;&gt;<text:s/></text:span><text:span text:style-name="T148_2">d</text:span><text:span text:style-name="T148_3"><text:s/>=<text:s/>{‘</text:span><text:span text:style-name="T148_4">a</text:span><text:span text:style-name="T148_5">’:0,<text:s/>‘</text:span><text:span text:style-name="T148_6">b</text:span><text:span text:style-name="T148_7">’:1,<text:s/>‘</text:span><text:span text:style-name="T148_8">c</text:span><text:span text:style-name="T148_9">’:2}</text:span></text:p>
      <text:p text:style-name="P149"><text:span text:style-name="T149_1">&gt;&gt;&gt;<text:s/></text:span><text:span text:style-name="T149_2">t</text:span><text:span text:style-name="T149_3"><text:s/>=<text:s/></text:span><text:span text:style-name="T149_4">d</text:span><text:span text:style-name="T149_5">.</text:span><text:span text:style-name="T149_6">items</text:span><text:span text:style-name="T149_7">()</text:span></text:p>
      <text:p text:style-name="P150"><text:span text:style-name="T150_1">&gt;&gt;&gt;<text:s/></text:span><text:span text:style-name="T150_2">print</text:span><text:span text:style-name="T150_3"><text:s/></text:span><text:span text:style-name="T150_4">t</text:span></text:p>
      <text:p text:style-name="P151"><text:span text:style-name="T151_1">[(‘</text:span><text:span text:style-name="T151_2">a</text:span><text:span text:style-name="T151_3">’,<text:s/>0),<text:s/>(‘</text:span><text:span text:style-name="T151_4">c</text:span><text:span text:style-name="T151_5">’,<text:s/>2),<text:s/>(‘</text:span><text:span text:style-name="T151_6">b</text:span><text:span text:style-name="T151_7">’,<text:s/>1)]</text:span></text:p>
      <text:p text:style-name="P152"/>
      <text:p text:style-name="P153"><text:span text:style-name="T153_1">همان</text:span><text:span text:style-name="T153_2"><text:s/></text:span><text:span text:style-name="T153_3">طوری</text:span><text:span text:style-name="T153_4"><text:s/></text:span><text:span text:style-name="T153_5">که</text:span><text:span text:style-name="T153_6"><text:s/></text:span><text:span text:style-name="T153_7">از</text:span><text:span text:style-name="T153_8"><text:s/></text:span><text:span text:style-name="T153_9">دیکشنری</text:span><text:span text:style-name="T153_10"><text:s/></text:span><text:span text:style-name="T153_11">انتظار</text:span><text:span text:style-name="T153_12"><text:s/></text:span><text:span text:style-name="T153_13">می</text:span><text:span text:style-name="T153_14">‌</text:span><text:span text:style-name="T153_15">رود</text:span><text:span text:style-name="T153_16"><text:s/></text:span><text:span text:style-name="T153_17">هیچ</text:span><text:span text:style-name="T153_18"><text:s/></text:span><text:span text:style-name="T153_19">ترتیب</text:span><text:span text:style-name="T153_20"><text:s/></text:span><text:span text:style-name="T153_21">خاصی</text:span><text:span text:style-name="T153_22"><text:s/></text:span><text:span text:style-name="T153_23">در</text:span><text:span text:style-name="T153_24"><text:s/></text:span><text:span text:style-name="T153_25">آن</text:span><text:span text:style-name="T153_26"><text:s/></text:span><text:span text:style-name="T153_27">وجود</text:span><text:span text:style-name="T153_28"><text:s/></text:span><text:span text:style-name="T153_29">ندارد</text:span><text:span text:style-name="T153_30">.<text:s/></text:span><text:span text:style-name="T153_31">در</text:span><text:span text:style-name="T153_32"><text:s/></text:span><text:span text:style-name="T153_33">پایتون</text:span><text:span text:style-name="T153_34"><text:s/>۳<text:s/></text:span><text:span text:style-name="T153_35">items</text:span><text:span text:style-name="T153_36"><text:s/></text:span><text:span text:style-name="T153_37">یک</text:span><text:span text:style-name="T153_38"><text:s/></text:span><text:span text:style-name="T153_39">iterator</text:span><text:span text:style-name="T153_40"><text:s/></text:span><text:span text:style-name="T153_41">برمی</text:span><text:span text:style-name="T153_42">‌</text:span><text:span text:style-name="T153_43">گرداند</text:span><text:span text:style-name="T153_44">،<text:s text:c="2"/></text:span><text:span text:style-name="T153_45">برای</text:span><text:span text:style-name="T153_46"><text:s/></text:span><text:span text:style-name="T153_47">اغلب</text:span><text:span text:style-name="T153_48"><text:s/></text:span><text:span text:style-name="T153_49">اهداف</text:span><text:span text:style-name="T153_50"><text:s/></text:span><text:span text:style-name="T153_51">iterator</text:span><text:span text:style-name="T153_52"><text:s/></text:span><text:span text:style-name="T153_53">مانند</text:span><text:span text:style-name="T153_54"><text:s/></text:span><text:span text:style-name="T153_55">یک</text:span><text:span text:style-name="T153_56"><text:s/></text:span><text:span text:style-name="T153_57">لیست</text:span><text:span text:style-name="T153_58"><text:s/></text:span><text:span text:style-name="T153_59">رفتار</text:span><text:span text:style-name="T153_60"><text:s/></text:span><text:span text:style-name="T153_61">می</text:span><text:span text:style-name="T153_62">‌</text:span><text:span text:style-name="T153_63">کند</text:span><text:span text:style-name="T153_64">.</text:span></text:p>
      <text:p text:style-name="P154"><text:span text:style-name="T154_1">از</text:span><text:span text:style-name="T154_2"><text:s/></text:span><text:span text:style-name="T154_3">طرف</text:span><text:span text:style-name="T154_4"><text:s/></text:span><text:span text:style-name="T154_5">دیگر</text:span><text:span text:style-name="T154_6"><text:s/></text:span><text:span text:style-name="T154_7">می</text:span><text:span text:style-name="T154_8">‌</text:span><text:span text:style-name="T154_9">توانید</text:span><text:span text:style-name="T154_10"><text:s/></text:span><text:span text:style-name="T154_11">از</text:span><text:span text:style-name="T154_12"><text:s/></text:span><text:span text:style-name="T154_13">یک</text:span><text:span text:style-name="T154_14"><text:s/></text:span><text:span text:style-name="T154_15">لیست</text:span><text:span text:style-name="T154_16"><text:s/></text:span><text:span text:style-name="T154_17">برای</text:span><text:span text:style-name="T154_18"><text:s/></text:span><text:span text:style-name="T154_19">مقدار</text:span><text:span text:style-name="T154_20"><text:s/></text:span><text:span text:style-name="T154_21">دهی</text:span><text:span text:style-name="T154_22"><text:s/></text:span><text:span text:style-name="T154_23">اولیه</text:span><text:span text:style-name="T154_24"><text:s/></text:span><text:span text:style-name="T154_25">یک</text:span><text:span text:style-name="T154_26"><text:s/></text:span><text:span text:style-name="T154_27">دیکشنری</text:span><text:span text:style-name="T154_28"><text:s/></text:span><text:span text:style-name="T154_29">جدید</text:span><text:span text:style-name="T154_30"><text:s/></text:span><text:span text:style-name="T154_31">استفاده</text:span><text:span text:style-name="T154_32"><text:s/></text:span><text:span text:style-name="T154_33">کنید</text:span><text:span text:style-name="T154_34">:</text:span></text:p>
      <text:p text:style-name="P155"><text:span text:style-name="T155_1">&gt;&gt;&gt;<text:s/></text:span><text:span text:style-name="T155_2">t</text:span><text:span text:style-name="T155_3"><text:s/>=<text:s/>[(‘</text:span><text:span text:style-name="T155_4">a</text:span><text:span text:style-name="T155_5">’,<text:s/>0),<text:s/>(‘</text:span><text:span text:style-name="T155_6">c</text:span><text:span text:style-name="T155_7">’,<text:s/>2),<text:s/>(‘</text:span><text:span text:style-name="T155_8">b</text:span><text:span text:style-name="T155_9">’,<text:s/>1)]</text:span></text:p>
      <text:p text:style-name="P156"><text:span text:style-name="T156_1">&gt;&gt;&gt;<text:s/></text:span><text:span text:style-name="T156_2">d</text:span><text:span text:style-name="T156_3"><text:s/>=<text:s/></text:span><text:span text:style-name="T156_4">dict</text:span><text:span text:style-name="T156_5">(</text:span><text:span text:style-name="T156_6">t</text:span><text:span text:style-name="T156_7">)</text:span></text:p>
      <text:p text:style-name="P157"><text:span text:style-name="T157_1">&gt;&gt;&gt;<text:s/></text:span><text:span text:style-name="T157_2">print</text:span><text:span text:style-name="T157_3"><text:s/></text:span><text:span text:style-name="T157_4">d</text:span></text:p>
      <text:p text:style-name="P158"><text:span text:style-name="T158_1">{‘</text:span><text:span text:style-name="T158_2">a</text:span><text:span text:style-name="T158_3">’:0,<text:s/>‘</text:span><text:span text:style-name="T158_4">c</text:span><text:span text:style-name="T158_5">’:2,<text:s/>‘</text:span><text:span text:style-name="T158_6">b</text:span><text:span text:style-name="T158_7">’:1}</text:span></text:p>
      <text:p text:style-name="P159"/>
      <text:p text:style-name="P160"><text:span text:style-name="T160_1">ترکیب</text:span><text:span text:style-name="T160_2"><text:s/></text:span><text:span text:style-name="T160_3">dict</text:span><text:span text:style-name="T160_4"><text:s/></text:span><text:span text:style-name="T160_5">با</text:span><text:span text:style-name="T160_6"><text:s/></text:span><text:span text:style-name="T160_7">zip</text:span><text:span text:style-name="T160_8"><text:s/></text:span><text:span text:style-name="T160_9">یک</text:span><text:span text:style-name="T160_10"><text:s/></text:span><text:span text:style-name="T160_11">راه</text:span><text:span text:style-name="T160_12"><text:s/></text:span><text:span text:style-name="T160_13">دقیق</text:span><text:span text:style-name="T160_14"><text:s/></text:span><text:span text:style-name="T160_15">برای</text:span><text:span text:style-name="T160_16"><text:s/></text:span><text:span text:style-name="T160_17">ایجاد</text:span><text:span text:style-name="T160_18"><text:s/></text:span><text:span text:style-name="T160_19">دیکشنری</text:span><text:span text:style-name="T160_20"><text:s/></text:span><text:span text:style-name="T160_21">نتیجه</text:span><text:span text:style-name="T160_22"><text:s/></text:span><text:span text:style-name="T160_23">می</text:span><text:span text:style-name="T160_24">‌</text:span><text:span text:style-name="T160_25">دهد</text:span><text:span text:style-name="T160_26">:</text:span></text:p>
      <text:p text:style-name="P161"><text:span text:style-name="T161_1">&gt;&gt;&gt;<text:s/></text:span><text:span text:style-name="T161_2">d</text:span><text:span text:style-name="T161_3"><text:s/>=<text:s/></text:span><text:span text:style-name="T161_4">dict</text:span><text:span text:style-name="T161_5">(</text:span><text:span text:style-name="T161_6">zip</text:span><text:span text:style-name="T161_7">(‘</text:span><text:span text:style-name="T161_8">abc</text:span><text:span text:style-name="T161_9">’,<text:s/></text:span><text:span text:style-name="T161_10">range</text:span><text:span text:style-name="T161_11">(3))</text:span></text:p>
      <text:p text:style-name="P162"><text:span text:style-name="T162_1">&gt;&gt;&gt;<text:s/></text:span><text:span text:style-name="T162_2">print</text:span><text:span text:style-name="T162_3"><text:s/></text:span><text:span text:style-name="T162_4">d</text:span></text:p>
      <text:p text:style-name="P163"><text:span text:style-name="T163_1">{'</text:span><text:span text:style-name="T163_2">a</text:span><text:span text:style-name="T163_3">':0,<text:s/>'</text:span><text:span text:style-name="T163_4">b</text:span><text:span text:style-name="T163_5">':1,<text:s/>'</text:span><text:span text:style-name="T163_6">c</text:span><text:span text:style-name="T163_7">':2}</text:span></text:p>
      <text:p text:style-name="P164"/>
      <text:p text:style-name="P165"><text:span text:style-name="T165_1">همچنین</text:span><text:span text:style-name="T165_2"><text:s/></text:span><text:span text:style-name="T165_3">متد</text:span><text:span text:style-name="T165_4"><text:s/></text:span><text:span text:style-name="T165_5">update</text:span><text:span text:style-name="T165_6"><text:s/></text:span><text:span text:style-name="T165_7">دیکشنری</text:span><text:span text:style-name="T165_8"><text:s/></text:span><text:span text:style-name="T165_9">یک</text:span><text:span text:style-name="T165_10"><text:s/></text:span><text:span text:style-name="T165_11">لیستی</text:span><text:span text:style-name="T165_12"><text:s/></text:span><text:span text:style-name="T165_13">از</text:span><text:span text:style-name="T165_14"><text:s/></text:span><text:span text:style-name="T165_15">تاپل</text:span><text:span text:style-name="T165_16"><text:s/></text:span><text:span text:style-name="T165_17">ها</text:span><text:span text:style-name="T165_18"><text:s/></text:span><text:span text:style-name="T165_19">را</text:span><text:span text:style-name="T165_20"><text:s/></text:span><text:span text:style-name="T165_21">گرفته</text:span><text:span text:style-name="T165_22"><text:s/></text:span><text:span text:style-name="T165_23">و</text:span><text:span text:style-name="T165_24"><text:s/></text:span><text:span text:style-name="T165_25">به</text:span><text:span text:style-name="T165_26"><text:s/></text:span><text:span text:style-name="T165_27">صورت</text:span><text:span text:style-name="T165_28"><text:s/></text:span><text:span text:style-name="T165_29">جفت</text:span><text:span text:style-name="T165_30"><text:s/></text:span><text:span text:style-name="T165_31">کلید</text:span><text:span text:style-name="T165_32">-</text:span><text:span text:style-name="T165_33">مقدار</text:span><text:span text:style-name="T165_34"><text:s/></text:span><text:span text:style-name="T165_35">به</text:span><text:span text:style-name="T165_36"><text:s/></text:span><text:span text:style-name="T165_37">انتهای</text:span><text:span text:style-name="T165_38"><text:s/></text:span><text:span text:style-name="T165_39">آنها</text:span><text:span text:style-name="T165_40"><text:s/></text:span><text:span text:style-name="T165_41">اضافه</text:span><text:span text:style-name="T165_42"><text:s/></text:span><text:span text:style-name="T165_43">می</text:span><text:span text:style-name="T165_44">‌</text:span><text:span text:style-name="T165_45">کند</text:span><text:span text:style-name="T165_46">:<text:tab/></text:span></text:p>
      <text:p text:style-name="P166"><text:span text:style-name="T166_1">for</text:span><text:span text:style-name="T166_2"><text:s/></text:span><text:span text:style-name="T166_3">key</text:span><text:span text:style-name="T166_4">,<text:s/></text:span><text:span text:style-name="T166_5">val</text:span><text:span text:style-name="T166_6"><text:s/></text:span><text:span text:style-name="T166_7">in</text:span><text:span text:style-name="T166_8"><text:s/></text:span><text:span text:style-name="T166_9">d</text:span><text:span text:style-name="T166_10">.</text:span><text:span text:style-name="T166_11">items</text:span><text:span text:style-name="T166_12">():<text:line-break/><text:tab/></text:span><text:span text:style-name="T166_13">print</text:span><text:span text:style-name="T166_14"><text:s/></text:span><text:span text:style-name="T166_15">val</text:span><text:span text:style-name="T166_16">,<text:s/></text:span><text:span text:style-name="T166_17">key</text:span></text:p>
      <text:p text:style-name="P167"/>
      <text:p text:style-name="P168"><text:span text:style-name="T168_1">خروجی</text:span><text:span text:style-name="T168_2"><text:s/></text:span><text:span text:style-name="T168_3">حلقه</text:span><text:span text:style-name="T168_4"><text:s/></text:span><text:span text:style-name="T168_5">به</text:span><text:span text:style-name="T168_6"><text:s/></text:span><text:span text:style-name="T168_7">صورت</text:span><text:span text:style-name="T168_8"><text:s/></text:span><text:span text:style-name="T168_9">زیر</text:span><text:span text:style-name="T168_10"><text:s/></text:span><text:span text:style-name="T168_11">است</text:span><text:span text:style-name="T168_12">:<text:tab/></text:span></text:p>
      <text:p text:style-name="P169"><text:span text:style-name="T169_1">0<text:s/></text:span><text:span text:style-name="T169_2">a</text:span></text:p>
      <text:p text:style-name="P170"><text:span text:style-name="T170_1">1<text:s/></text:span><text:span text:style-name="T170_2">c</text:span></text:p>
      <text:p text:style-name="P171"><text:span text:style-name="T171_1">2<text:s/></text:span><text:span text:style-name="T171_2">b</text:span></text:p>
      <text:p text:style-name="P172"/>
      <text:p text:style-name="P173"><text:span text:style-name="T173_1">استفاده</text:span><text:span text:style-name="T173_2"><text:s/></text:span><text:span text:style-name="T173_3">از</text:span><text:span text:style-name="T173_4"><text:s/></text:span><text:span text:style-name="T173_5">تاپل</text:span><text:span text:style-name="T173_6"><text:s/></text:span><text:span text:style-name="T173_7">به</text:span><text:span text:style-name="T173_8"><text:s/></text:span><text:span text:style-name="T173_9">عنوان</text:span><text:span text:style-name="T173_10"><text:s/></text:span><text:span text:style-name="T173_11">کلید</text:span><text:span text:style-name="T173_12"><text:s/></text:span><text:span text:style-name="T173_13">در</text:span><text:span text:style-name="T173_14"><text:s/></text:span><text:span text:style-name="T173_15">دیکشنری</text:span><text:span text:style-name="T173_16"><text:s/></text:span><text:span text:style-name="T173_17">متداول</text:span><text:span text:style-name="T173_18"><text:s/></text:span><text:span text:style-name="T173_19">است</text:span><text:span text:style-name="T173_20"><text:s/>(<text:s/></text:span><text:span text:style-name="T173_21">در</text:span><text:span text:style-name="T173_22"><text:s/></text:span><text:span text:style-name="T173_23">درجه</text:span><text:span text:style-name="T173_24"><text:s/></text:span><text:span text:style-name="T173_25">اول</text:span><text:span text:style-name="T173_26"><text:s/></text:span><text:span text:style-name="T173_27">چون</text:span><text:span text:style-name="T173_28"><text:s/></text:span><text:span text:style-name="T173_29">نمی</text:span><text:span text:style-name="T173_30">‌</text:span><text:span text:style-name="T173_31">توان</text:span><text:span text:style-name="T173_32"><text:s/></text:span><text:span text:style-name="T173_33">از</text:span><text:span text:style-name="T173_34"><text:s/></text:span><text:span text:style-name="T173_35">لیست</text:span><text:span text:style-name="T173_36"><text:s/></text:span><text:span text:style-name="T173_37">استفاده</text:span><text:span text:style-name="T173_38"><text:s/></text:span><text:span text:style-name="T173_39">کرد</text:span><text:span text:style-name="T173_40">).<text:s/></text:span><text:span text:style-name="T173_41">برای</text:span><text:span text:style-name="T173_42"><text:s/></text:span><text:span text:style-name="T173_43">مثال</text:span><text:span text:style-name="T173_44"><text:s/></text:span><text:span text:style-name="T173_45">یک</text:span><text:span text:style-name="T173_46"><text:s/></text:span><text:span text:style-name="T173_47">دفترچه</text:span><text:span text:style-name="T173_48"><text:s/></text:span><text:span text:style-name="T173_49">تلفن</text:span><text:span text:style-name="T173_50"><text:s/></text:span><text:span text:style-name="T173_51">احتمالا</text:span><text:span text:style-name="T173_52"><text:s/></text:span><text:span text:style-name="T173_53">بصورت</text:span><text:span text:style-name="T173_54"><text:s/></text:span><text:span text:style-name="T173_55">نگاشت</text:span><text:span text:style-name="T173_56"><text:s/></text:span><text:span text:style-name="T173_57">جفت</text:span><text:span text:style-name="T173_58"><text:s/></text:span><text:span text:style-name="T173_59">نام</text:span><text:span text:style-name="T173_60"><text:s/></text:span><text:span text:style-name="T173_61">خوانوادگی</text:span><text:span text:style-name="T173_62">،<text:s/></text:span><text:span text:style-name="T173_63">نام</text:span><text:span text:style-name="T173_64"><text:s/></text:span><text:span text:style-name="T173_65">به</text:span><text:span text:style-name="T173_66"><text:s/></text:span><text:span text:style-name="T173_67">شماره</text:span><text:span text:style-name="T173_68"><text:s/></text:span><text:span text:style-name="T173_69">تلفن</text:span><text:span text:style-name="T173_70"><text:s/></text:span><text:span text:style-name="T173_71">در</text:span><text:span text:style-name="T173_72"><text:s/></text:span><text:span text:style-name="T173_73">نظر</text:span><text:span text:style-name="T173_74"><text:s/></text:span><text:span text:style-name="T173_75">گرفته</text:span><text:span text:style-name="T173_76"><text:s/></text:span><text:span text:style-name="T173_77">شده</text:span><text:span text:style-name="T173_78">.<text:s/></text:span><text:span text:style-name="T173_79">فرض</text:span><text:span text:style-name="T173_80"><text:s/></text:span><text:span text:style-name="T173_81">کنید</text:span><text:span text:style-name="T173_82"><text:s/></text:span><text:span text:style-name="T173_83">ما</text:span><text:span text:style-name="T173_84"><text:s/></text:span><text:span text:style-name="T173_85">last</text:span><text:span text:style-name="T173_86"><text:s/></text:span><text:span text:style-name="T173_87">و</text:span><text:span text:style-name="T173_88"><text:s/></text:span><text:span text:style-name="T173_89">first</text:span><text:span text:style-name="T173_90"><text:s text:c="2"/></text:span><text:span text:style-name="T173_91">و</text:span><text:span text:style-name="T173_92"><text:s/></text:span><text:span text:style-name="T173_93">number</text:span><text:span text:style-name="T173_94"><text:s/></text:span><text:span text:style-name="T173_95">را</text:span><text:span text:style-name="T173_96"><text:s/></text:span><text:span text:style-name="T173_97">تعریف</text:span><text:span text:style-name="T173_98"><text:s/></text:span><text:span text:style-name="T173_99">کردیم</text:span><text:span text:style-name="T173_100">،<text:s/></text:span><text:span text:style-name="T173_101">می</text:span><text:span text:style-name="T173_102">‌</text:span><text:span text:style-name="T173_103">توان</text:span><text:span text:style-name="T173_104"><text:s/></text:span><text:span text:style-name="T173_105">نوشت</text:span><text:span text:style-name="T173_106">:</text:span></text:p>
      <text:p text:style-name="P174"><text:span text:style-name="T174_1">directory</text:span><text:span text:style-name="T174_2">[</text:span><text:span text:style-name="T174_3">last</text:span><text:span text:style-name="T174_4">,<text:s/></text:span><text:span text:style-name="T174_5">first</text:span><text:span text:style-name="T174_6">]<text:s/>=<text:s/></text:span><text:span text:style-name="T174_7">number</text:span></text:p>
      <text:p text:style-name="P175"><text:span text:style-name="T175_1">عبارت</text:span><text:span text:style-name="T175_2"><text:s/></text:span><text:span text:style-name="T175_3">داخل</text:span><text:span text:style-name="T175_4"><text:s/></text:span><text:span text:style-name="T175_5">براکت</text:span><text:span text:style-name="T175_6"><text:s/></text:span><text:span text:style-name="T175_7">یک</text:span><text:span text:style-name="T175_8"><text:s/></text:span><text:span text:style-name="T175_9">تاپل</text:span><text:span text:style-name="T175_10"><text:s/></text:span><text:span text:style-name="T175_11">است</text:span><text:span text:style-name="T175_12">.<text:s/></text:span><text:span text:style-name="T175_13">می</text:span><text:span text:style-name="T175_14">‌</text:span><text:span text:style-name="T175_15">توان</text:span><text:span text:style-name="T175_16"><text:s/></text:span><text:span text:style-name="T175_17">از</text:span><text:span text:style-name="T175_18"><text:s/></text:span><text:span text:style-name="T175_19">انتصاب</text:span><text:span text:style-name="T175_20"><text:s/></text:span><text:span text:style-name="T175_21">تاپلی</text:span><text:span text:style-name="T175_22"><text:s/></text:span><text:span text:style-name="T175_23">برای</text:span><text:span text:style-name="T175_24"><text:s/></text:span><text:span text:style-name="T175_25">پیمایش</text:span><text:span text:style-name="T175_26"><text:s/></text:span><text:span text:style-name="T175_27">این</text:span><text:span text:style-name="T175_28"><text:s/></text:span><text:span text:style-name="T175_29">دفتر</text:span><text:span text:style-name="T175_30"><text:s/></text:span><text:span text:style-name="T175_31">تلفن</text:span><text:span text:style-name="T175_32"><text:s/></text:span><text:span text:style-name="T175_33">استفاده</text:span><text:span text:style-name="T175_34"><text:s/></text:span><text:span text:style-name="T175_35">کرد</text:span><text:span text:style-name="T175_36">.</text:span></text:p>
      <text:p text:style-name="P176"/>
      <text:p text:style-name="P177"/>
      <text:p text:style-name="P178"/>
      <text:p text:style-name="P179"><text:span text:style-name="T179_1"><text:tab/><text:tab/><text:tab/></text:span></text:p>
      <text:p text:style-name="P180"><text:span text:style-name="T180_1">for</text:span><text:span text:style-name="T180_2"><text:s/></text:span><text:span text:style-name="T180_3">last</text:span><text:span text:style-name="T180_4">,<text:s/></text:span><text:span text:style-name="T180_5">first</text:span><text:span text:style-name="T180_6"><text:s/></text:span><text:span text:style-name="T180_7">in</text:span><text:span text:style-name="T180_8"><text:s/></text:span><text:span text:style-name="T180_9">directory</text:span><text:span text:style-name="T180_10">:<text:line-break/><text:tab/></text:span><text:span text:style-name="T180_11">print</text:span><text:span text:style-name="T180_12"><text:s/></text:span><text:span text:style-name="T180_13">first</text:span><text:span text:style-name="T180_14">,<text:s/></text:span><text:span text:style-name="T180_15">last</text:span><text:span text:style-name="T180_16">,<text:s/></text:span><text:span text:style-name="T180_17">directory</text:span><text:span text:style-name="T180_18">[</text:span><text:span text:style-name="T180_19">last</text:span><text:span text:style-name="T180_20">,</text:span><text:span text:style-name="T180_21">first</text:span><text:span text:style-name="T180_22">]</text:span></text:p>
      <text:p text:style-name="P181"><text:span text:style-name="T181_1">این</text:span><text:span text:style-name="T181_2"><text:s/></text:span><text:span text:style-name="T181_3">حلقه</text:span><text:span text:style-name="T181_4"><text:s/></text:span><text:span text:style-name="T181_5">کلیدها</text:span><text:span text:style-name="T181_6"><text:s/></text:span><text:span text:style-name="T181_7">را</text:span><text:span text:style-name="T181_8"><text:s/></text:span><text:span text:style-name="T181_9">در</text:span><text:span text:style-name="T181_10"><text:s/></text:span><text:span text:style-name="T181_11">دیکشنری</text:span><text:span text:style-name="T181_12"><text:s/></text:span><text:span text:style-name="T181_13">پیمایش</text:span><text:span text:style-name="T181_14"><text:s/></text:span><text:span text:style-name="T181_15">می</text:span><text:span text:style-name="T181_16">‌</text:span><text:span text:style-name="T181_17">کند</text:span><text:span text:style-name="T181_18">،<text:s/></text:span><text:span text:style-name="T181_19">که</text:span><text:span text:style-name="T181_20"><text:s/></text:span><text:span text:style-name="T181_21">تاپل</text:span><text:span text:style-name="T181_22"><text:s/></text:span><text:span text:style-name="T181_23">هستند</text:span><text:span text:style-name="T181_24">.<text:s/></text:span><text:span text:style-name="T181_25">هر</text:span><text:span text:style-name="T181_26"><text:s/></text:span><text:span text:style-name="T181_27">عنصر</text:span><text:span text:style-name="T181_28"><text:s/></text:span><text:span text:style-name="T181_29">از</text:span><text:span text:style-name="T181_30"><text:s/></text:span><text:span text:style-name="T181_31">هر</text:span><text:span text:style-name="T181_32"><text:s/></text:span><text:span text:style-name="T181_33">تاپلی</text:span><text:span text:style-name="T181_34"><text:s/></text:span><text:span text:style-name="T181_35">را</text:span><text:span text:style-name="T181_36"><text:s/></text:span><text:span text:style-name="T181_37">به</text:span><text:span text:style-name="T181_38"><text:s/></text:span><text:span text:style-name="T181_39">last</text:span><text:span text:style-name="T181_40"><text:s/></text:span><text:span text:style-name="T181_41">و</text:span><text:span text:style-name="T181_42"><text:s/></text:span><text:span text:style-name="T181_43">first</text:span><text:span text:style-name="T181_44"><text:s/></text:span><text:span text:style-name="T181_45">نسبت</text:span><text:span text:style-name="T181_46"><text:s/></text:span><text:span text:style-name="T181_47">می</text:span><text:span text:style-name="T181_48">‌</text:span><text:span text:style-name="T181_49">دهد</text:span><text:span text:style-name="T181_50"><text:s/></text:span><text:span text:style-name="T181_51">سپس</text:span><text:span text:style-name="T181_52"><text:s/></text:span><text:span text:style-name="T181_53">نام</text:span><text:span text:style-name="T181_54"><text:s/></text:span><text:span text:style-name="T181_55">و</text:span><text:span text:style-name="T181_56"><text:s/></text:span><text:span text:style-name="T181_57">شماره</text:span><text:span text:style-name="T181_58"><text:s/></text:span><text:span text:style-name="T181_59">تلفن</text:span><text:span text:style-name="T181_60"><text:s/></text:span><text:span text:style-name="T181_61">مربوط</text:span><text:span text:style-name="T181_62"><text:s/></text:span><text:span text:style-name="T181_63">به</text:span><text:span text:style-name="T181_64"><text:s/></text:span><text:span text:style-name="T181_65">آن</text:span><text:span text:style-name="T181_66"><text:s/></text:span><text:span text:style-name="T181_67">را</text:span><text:span text:style-name="T181_68"><text:s/></text:span><text:span text:style-name="T181_69">چاپ</text:span><text:span text:style-name="T181_70"><text:s/></text:span><text:span text:style-name="T181_71">می</text:span><text:span text:style-name="T181_72">‌</text:span><text:span text:style-name="T181_73">کند</text:span><text:span text:style-name="T181_74">.</text:span></text:p>
      <text:p text:style-name="P182"/>
      <text:p text:style-name="P183"><text:span text:style-name="T183_1">دو</text:span><text:span text:style-name="T183_2"><text:s/></text:span><text:span text:style-name="T183_3">روش</text:span><text:span text:style-name="T183_4"><text:s/></text:span><text:span text:style-name="T183_5">برای</text:span><text:span text:style-name="T183_6"><text:s/></text:span><text:span text:style-name="T183_7">نمایش</text:span><text:span text:style-name="T183_8"><text:s/></text:span><text:span text:style-name="T183_9">تاپل</text:span><text:span text:style-name="T183_10"><text:s/></text:span><text:span text:style-name="T183_11">در</text:span><text:span text:style-name="T183_12"><text:s/></text:span><text:span text:style-name="T183_13">دیاگرام</text:span><text:span text:style-name="T183_14"><text:s/></text:span><text:span text:style-name="T183_15">حالت</text:span><text:span text:style-name="T183_16"><text:s/></text:span><text:span text:style-name="T183_17">وجود</text:span><text:span text:style-name="T183_18"><text:s/></text:span><text:span text:style-name="T183_19">دارد</text:span><text:span text:style-name="T183_20">.<text:s/></text:span><text:span text:style-name="T183_21">نسخه</text:span><text:span text:style-name="T183_22"><text:s/></text:span><text:span text:style-name="T183_23">مفصل</text:span><text:span text:style-name="T183_24"><text:s/></text:span><text:span text:style-name="T183_25">تر</text:span><text:span text:style-name="T183_26"><text:s/></text:span><text:span text:style-name="T183_27">شاخص</text:span><text:span text:style-name="T183_28">‌</text:span><text:span text:style-name="T183_29">ها</text:span><text:span text:style-name="T183_30"><text:s text:c="2"/></text:span><text:span text:style-name="T183_31">و</text:span><text:span text:style-name="T183_32"><text:s/></text:span><text:span text:style-name="T183_33">عناصر</text:span><text:span text:style-name="T183_34"><text:s/></text:span><text:span text:style-name="T183_35">را</text:span><text:span text:style-name="T183_36"><text:s/></text:span><text:span text:style-name="T183_37">بصورتی</text:span><text:span text:style-name="T183_38"><text:s/></text:span><text:span text:style-name="T183_39">که</text:span><text:span text:style-name="T183_40"><text:s/></text:span><text:span text:style-name="T183_41">در</text:span><text:span text:style-name="T183_42"><text:s/></text:span><text:span text:style-name="T183_43">یک</text:span><text:span text:style-name="T183_44"><text:s/></text:span><text:span text:style-name="T183_45">لیست</text:span><text:span text:style-name="T183_46"><text:s/></text:span><text:span text:style-name="T183_47">ظاهر</text:span><text:span text:style-name="T183_48"><text:s/></text:span><text:span text:style-name="T183_49">می</text:span><text:span text:style-name="T183_50">‌</text:span><text:span text:style-name="T183_51">شوند</text:span><text:span text:style-name="T183_52"><text:s/></text:span><text:span text:style-name="T183_53">نمایش</text:span><text:span text:style-name="T183_54"><text:s/></text:span><text:span text:style-name="T183_55">داده</text:span><text:span text:style-name="T183_56"><text:s/></text:span><text:span text:style-name="T183_57">شده</text:span><text:span text:style-name="T183_58">.<text:s/></text:span><text:span text:style-name="T183_59">برای</text:span><text:span text:style-name="T183_60"><text:s/></text:span><text:span text:style-name="T183_61">مثال</text:span><text:span text:style-name="T183_62"><text:s/></text:span><text:span text:style-name="T183_63">تاپل</text:span><text:span text:style-name="T183_64"><text:s/>('</text:span><text:span text:style-name="T183_65">Cleese</text:span><text:span text:style-name="T183_66">',<text:s/>'</text:span><text:span text:style-name="T183_67">John</text:span><text:span text:style-name="T183_68">')<text:s/></text:span><text:span text:style-name="T183_69">در</text:span><text:span text:style-name="T183_70"><text:s/></text:span><text:span text:style-name="T183_71">شکل</text:span><text:span text:style-name="T183_72"><text:s/>۱۲.۲<text:s/></text:span><text:span text:style-name="T183_73">شاهر</text:span><text:span text:style-name="T183_74"><text:s/></text:span><text:span text:style-name="T183_75">شده</text:span><text:span text:style-name="T183_76">.</text:span></text:p>
      <text:p text:style-name="P184"/>
      <text:p text:style-name="P185"><text:span text:style-name="T185_1">اما</text:span><text:span text:style-name="T185_2"><text:s/></text:span><text:span text:style-name="T185_3">در</text:span><text:span text:style-name="T185_4"><text:s/></text:span><text:span text:style-name="T185_5">یک</text:span><text:span text:style-name="T185_6"><text:s/></text:span><text:span text:style-name="T185_7">دیاگارم</text:span><text:span text:style-name="T185_8"><text:s/></text:span><text:span text:style-name="T185_9">بزرگتر</text:span><text:span text:style-name="T185_10"><text:s/></text:span><text:span text:style-name="T185_11">احتمالا</text:span><text:span text:style-name="T185_12"><text:s/></text:span><text:span text:style-name="T185_13">می</text:span><text:span text:style-name="T185_14">‌</text:span><text:span text:style-name="T185_15">خواهید</text:span><text:span text:style-name="T185_16"><text:s/></text:span><text:span text:style-name="T185_17">که</text:span><text:span text:style-name="T185_18"><text:s/></text:span><text:span text:style-name="T185_19">جزییات</text:span><text:span text:style-name="T185_20"><text:s/></text:span><text:span text:style-name="T185_21">را</text:span><text:span text:style-name="T185_22"><text:s/></text:span><text:span text:style-name="T185_23">رها</text:span><text:span text:style-name="T185_24"><text:s/></text:span><text:span text:style-name="T185_25">کنید</text:span><text:span text:style-name="T185_26">.<text:s/></text:span><text:span text:style-name="T185_27">برای</text:span><text:span text:style-name="T185_28"><text:s/></text:span><text:span text:style-name="T185_29">مثال</text:span><text:span text:style-name="T185_30"><text:s/></text:span><text:span text:style-name="T185_31">دیاگرام</text:span><text:span text:style-name="T185_32"><text:s/></text:span><text:span text:style-name="T185_33">دفترچه</text:span><text:span text:style-name="T185_34"><text:s/></text:span><text:span text:style-name="T185_35">تلفن</text:span><text:span text:style-name="T185_36"><text:s/></text:span><text:span text:style-name="T185_37">به</text:span><text:span text:style-name="T185_38"><text:s/></text:span><text:span text:style-name="T185_39">شکل</text:span><text:span text:style-name="T185_40"><text:s/>۱۲.۱<text:s/></text:span><text:span text:style-name="T185_41">ظاهر</text:span><text:span text:style-name="T185_42"><text:s/></text:span><text:span text:style-name="T185_43">می</text:span><text:span text:style-name="T185_44">‌</text:span><text:span text:style-name="T185_45">شود</text:span><text:span text:style-name="T185_46">.</text:span></text:p>
      <text:p text:style-name="P186"/>
      <text:p text:style-name="P187"><text:span text:style-name="T187_1">اینجا</text:span><text:span text:style-name="T187_2"><text:s/></text:span><text:span text:style-name="T187_3">تاپل</text:span><text:span text:style-name="T187_4">‌</text:span><text:span text:style-name="T187_5">ها</text:span><text:span text:style-name="T187_6"><text:s/></text:span><text:span text:style-name="T187_7">با</text:span><text:span text:style-name="T187_8"><text:s/></text:span><text:span text:style-name="T187_9">استفاده</text:span><text:span text:style-name="T187_10"><text:s/></text:span><text:span text:style-name="T187_11">از</text:span><text:span text:style-name="T187_12"><text:s/></text:span><text:span text:style-name="T187_13">نحو</text:span><text:span text:style-name="T187_14"><text:s/></text:span><text:span text:style-name="T187_15">پایتون</text:span><text:span text:style-name="T187_16"><text:s/></text:span><text:span text:style-name="T187_17">به</text:span><text:span text:style-name="T187_18"><text:s/></text:span><text:span text:style-name="T187_19">صورت</text:span><text:span text:style-name="T187_20"><text:s/></text:span><text:span text:style-name="T187_21">مختصر</text:span><text:span text:style-name="T187_22"><text:s/></text:span><text:span text:style-name="T187_23">نویسی</text:span><text:span text:style-name="T187_24"><text:s/></text:span><text:span text:style-name="T187_25">گرافیکی</text:span><text:span text:style-name="T187_26"><text:s/></text:span><text:span text:style-name="T187_27">نمایش</text:span><text:span text:style-name="T187_28"><text:s/></text:span><text:span text:style-name="T187_29">داده</text:span><text:span text:style-name="T187_30"><text:s/></text:span><text:span text:style-name="T187_31">شده</text:span><text:span text:style-name="T187_32">‌</text:span><text:span text:style-name="T187_33">اند</text:span><text:span text:style-name="T187_34">.</text:span></text:p>
      <text:p text:style-name="P188"/>
      <text:p text:style-name="P189"><text:span text:style-name="T189_1">شماره</text:span><text:span text:style-name="T189_2"><text:s/></text:span><text:span text:style-name="T189_3">تلفن</text:span><text:span text:style-name="T189_4"><text:s/></text:span><text:span text:style-name="T189_5">استفاده</text:span><text:span text:style-name="T189_6"><text:s/></text:span><text:span text:style-name="T189_7">شده</text:span><text:span text:style-name="T189_8"><text:s/></text:span><text:span text:style-name="T189_9">در</text:span><text:span text:style-name="T189_10"><text:s/></text:span><text:span text:style-name="T189_11">این</text:span><text:span text:style-name="T189_12"><text:s/></text:span><text:span text:style-name="T189_13">دیاگرام</text:span><text:span text:style-name="T189_14"><text:s/></text:span><text:span text:style-name="T189_15">شماره</text:span><text:span text:style-name="T189_16"><text:s/></text:span><text:span text:style-name="T189_17">شکایات</text:span><text:span text:style-name="T189_18"><text:s/></text:span><text:span text:style-name="T189_19">بی</text:span><text:span text:style-name="T189_20"><text:s/></text:span><text:span text:style-name="T189_21">بی</text:span><text:span text:style-name="T189_22"><text:s/></text:span><text:span text:style-name="T189_23">سی</text:span><text:span text:style-name="T189_24"><text:s/></text:span><text:span text:style-name="T189_25">است</text:span><text:span text:style-name="T189_26"><text:s/></text:span><text:span text:style-name="T189_27">به</text:span><text:span text:style-name="T189_28"><text:s/></text:span><text:span text:style-name="T189_29">همین</text:span><text:span text:style-name="T189_30"><text:s/></text:span><text:span text:style-name="T189_31">خاطر</text:span><text:span text:style-name="T189_32"><text:s/></text:span><text:span text:style-name="T189_33">لطفا</text:span><text:span text:style-name="T189_34"><text:s/></text:span><text:span text:style-name="T189_35">زنگ</text:span><text:span text:style-name="T189_36"><text:s/></text:span><text:span text:style-name="T189_37">نزنید</text:span><text:span text:style-name="T189_38">.</text:span></text:p>
      <text:p text:style-name="P190"/>
      <text:p text:style-name="P191"/>
      <text:p text:style-name="P192"><text:span text:style-name="T192_1">۱۲.۷<text:s/></text:span><text:span text:style-name="T192_2">مقایسه</text:span><text:span text:style-name="T192_3"><text:s/></text:span><text:span text:style-name="T192_4">تاپل</text:span><text:span text:style-name="T192_5">‌</text:span><text:span text:style-name="T192_6">ها</text:span></text:p>
      <text:p text:style-name="P193"><text:span text:style-name="T193_1">اوپراتورهای</text:span><text:span text:style-name="T193_2"><text:s/></text:span><text:span text:style-name="T193_3">رابطه</text:span><text:span text:style-name="T193_4">‌</text:span><text:span text:style-name="T193_5">ای</text:span><text:span text:style-name="T193_6"><text:s/></text:span><text:span text:style-name="T193_7">بر</text:span><text:span text:style-name="T193_8"><text:s/></text:span><text:span text:style-name="T193_9">روی</text:span><text:span text:style-name="T193_10"><text:s/></text:span><text:span text:style-name="T193_11">تاپل</text:span><text:span text:style-name="T193_12">‌</text:span><text:span text:style-name="T193_13">ها</text:span><text:span text:style-name="T193_14"><text:s/></text:span><text:span text:style-name="T193_15">و</text:span><text:span text:style-name="T193_16"><text:s/></text:span><text:span text:style-name="T193_17">بقیه</text:span><text:span text:style-name="T193_18"><text:s/></text:span><text:span text:style-name="T193_19">دنباله</text:span><text:span text:style-name="T193_20">‌</text:span><text:span text:style-name="T193_21">ها</text:span><text:span text:style-name="T193_22"><text:s/></text:span><text:span text:style-name="T193_23">کار</text:span><text:span text:style-name="T193_24"><text:s/></text:span><text:span text:style-name="T193_25">می</text:span><text:span text:style-name="T193_26">‌</text:span><text:span text:style-name="T193_27">کنند</text:span><text:span text:style-name="T193_28">.<text:s/></text:span><text:span text:style-name="T193_29">پایتون</text:span><text:span text:style-name="T193_30"><text:s/></text:span><text:span text:style-name="T193_31">مقایسه</text:span><text:span text:style-name="T193_32"><text:s/></text:span><text:span text:style-name="T193_33">را</text:span><text:span text:style-name="T193_34"><text:s/></text:span><text:span text:style-name="T193_35">با</text:span><text:span text:style-name="T193_36"><text:s/></text:span><text:span text:style-name="T193_37">اولین</text:span><text:span text:style-name="T193_38"><text:s/></text:span><text:span text:style-name="T193_39">عنصر</text:span><text:span text:style-name="T193_40"><text:s/></text:span><text:span text:style-name="T193_41">از</text:span><text:span text:style-name="T193_42"><text:s/></text:span><text:span text:style-name="T193_43">هر</text:span><text:span text:style-name="T193_44"><text:s/></text:span><text:span text:style-name="T193_45">دنباله</text:span><text:span text:style-name="T193_46"><text:s/></text:span><text:span text:style-name="T193_47">شروع</text:span><text:span text:style-name="T193_48"><text:s/></text:span><text:span text:style-name="T193_49">می</text:span><text:span text:style-name="T193_50">‌</text:span><text:span text:style-name="T193_51">کند</text:span><text:span text:style-name="T193_52">.<text:s/></text:span><text:span text:style-name="T193_53">اگر</text:span><text:span text:style-name="T193_54"><text:s/></text:span><text:span text:style-name="T193_55">برابر</text:span><text:span text:style-name="T193_56"><text:s/></text:span><text:span text:style-name="T193_57">بودند</text:span><text:span text:style-name="T193_58"><text:s/></text:span><text:span text:style-name="T193_59">عنصر</text:span><text:span text:style-name="T193_60"><text:s/></text:span><text:span text:style-name="T193_61">بعدی</text:span><text:span text:style-name="T193_62"><text:s/></text:span><text:span text:style-name="T193_63">چک</text:span><text:span text:style-name="T193_64"><text:s/></text:span><text:span text:style-name="T193_65">می</text:span><text:span text:style-name="T193_66">‌</text:span><text:span text:style-name="T193_67">شود</text:span><text:span text:style-name="T193_68"><text:s/></text:span><text:span text:style-name="T193_69">و</text:span><text:span text:style-name="T193_70"><text:s/></text:span><text:span text:style-name="T193_71">به</text:span><text:span text:style-name="T193_72"><text:s/></text:span><text:span text:style-name="T193_73">همین</text:span><text:span text:style-name="T193_74"><text:s/></text:span><text:span text:style-name="T193_75">ترتیب</text:span><text:span text:style-name="T193_76"><text:s/></text:span><text:span text:style-name="T193_77">ادامه</text:span><text:span text:style-name="T193_78"><text:s/></text:span><text:span text:style-name="T193_79">پیدا</text:span><text:span text:style-name="T193_80"><text:s/></text:span><text:span text:style-name="T193_81">می</text:span><text:span text:style-name="T193_82">‌</text:span><text:span text:style-name="T193_83">کند</text:span><text:span text:style-name="T193_84"><text:s/></text:span><text:span text:style-name="T193_85">تا</text:span><text:span text:style-name="T193_86"><text:s/></text:span><text:span text:style-name="T193_87">زمانی</text:span><text:span text:style-name="T193_88"><text:s/></text:span><text:span text:style-name="T193_89">که</text:span><text:span text:style-name="T193_90"><text:s/></text:span><text:span text:style-name="T193_91">اولین</text:span><text:span text:style-name="T193_92"><text:s/></text:span><text:span text:style-name="T193_93">عنصر</text:span><text:span text:style-name="T193_94"><text:s/></text:span><text:span text:style-name="T193_95">متفاوت</text:span><text:span text:style-name="T193_96"><text:s/></text:span><text:span text:style-name="T193_97">پیدا</text:span><text:span text:style-name="T193_98"><text:s/></text:span><text:span text:style-name="T193_99">شود</text:span><text:span text:style-name="T193_100">.<text:s/></text:span><text:span text:style-name="T193_101">عناصر</text:span><text:span text:style-name="T193_102"><text:s/></text:span><text:span text:style-name="T193_103">بعدی</text:span><text:span text:style-name="T193_104"><text:s/></text:span><text:span text:style-name="T193_105">در</text:span><text:span text:style-name="T193_106"><text:s/></text:span><text:span text:style-name="T193_107">نظر</text:span><text:span text:style-name="T193_108"><text:s/></text:span><text:span text:style-name="T193_109">گرفته</text:span><text:span text:style-name="T193_110"><text:s/></text:span><text:span text:style-name="T193_111">نمی</text:span><text:span text:style-name="T193_112">‌</text:span><text:span text:style-name="T193_113">شوند</text:span><text:span text:style-name="T193_114"><text:s/>(</text:span><text:span text:style-name="T193_115">حتی</text:span><text:span text:style-name="T193_116"><text:s/></text:span><text:span text:style-name="T193_117">اگر</text:span><text:span text:style-name="T193_118"><text:s/></text:span><text:span text:style-name="T193_119">خیلی</text:span><text:span text:style-name="T193_120"><text:s/></text:span><text:span text:style-name="T193_121">بزرگتر</text:span><text:span text:style-name="T193_122"><text:s/></text:span><text:span text:style-name="T193_123">باشند</text:span><text:span text:style-name="T193_124">).</text:span></text:p>
      <text:p text:style-name="P194"><text:span text:style-name="T194_1">&gt;&gt;&gt;<text:s/>(0,<text:s/>1,<text:s/>2)<text:s/>&lt;<text:s/>(0,<text:s/>3,<text:s/>4)</text:span></text:p>
      <text:p text:style-name="P195"><text:span text:style-name="T195_1">True</text:span></text:p>
      <text:p text:style-name="P196"><text:span text:style-name="T196_1">&gt;&gt;&gt;<text:s/>(0,<text:s/>1,<text:s/>2000000)<text:s/>&lt;<text:s/>(0,<text:s/>3,<text:s/>4)</text:span></text:p>
      <text:p text:style-name="P197"><text:span text:style-name="T197_1">True</text:span></text:p>
      <text:p text:style-name="P198"/>
      <text:p text:style-name="P199"><text:span text:style-name="T199_1">تابع</text:span><text:span text:style-name="T199_2"><text:s/></text:span><text:span text:style-name="T199_3">sort</text:span><text:span text:style-name="T199_4"><text:s/></text:span><text:span text:style-name="T199_5">نیز</text:span><text:span text:style-name="T199_6"><text:s/></text:span><text:span text:style-name="T199_7">همانگونه</text:span><text:span text:style-name="T199_8"><text:s/></text:span><text:span text:style-name="T199_9">عمل</text:span><text:span text:style-name="T199_10"><text:s/></text:span><text:span text:style-name="T199_11">می</text:span><text:span text:style-name="T199_12"><text:s/></text:span><text:span text:style-name="T199_13">کند</text:span><text:span text:style-name="T199_14">.<text:s/></text:span><text:span text:style-name="T199_15">در</text:span><text:span text:style-name="T199_16"><text:s/></text:span><text:span text:style-name="T199_17">درجه</text:span><text:span text:style-name="T199_18"><text:s/></text:span><text:span text:style-name="T199_19">ی</text:span><text:span text:style-name="T199_20"><text:s/></text:span><text:span text:style-name="T199_21">اول</text:span><text:span text:style-name="T199_22"><text:s/></text:span><text:span text:style-name="T199_23">بر</text:span><text:span text:style-name="T199_24"><text:s/></text:span><text:span text:style-name="T199_25">اساس</text:span><text:span text:style-name="T199_26"><text:s/></text:span><text:span text:style-name="T199_27">عنصر</text:span><text:span text:style-name="T199_28"><text:s/></text:span><text:span text:style-name="T199_29">اول</text:span><text:span text:style-name="T199_30"><text:s/></text:span><text:span text:style-name="T199_31">اقدام</text:span><text:span text:style-name="T199_32"><text:s/></text:span><text:span text:style-name="T199_33">به</text:span><text:span text:style-name="T199_34"><text:s/></text:span><text:span text:style-name="T199_35">مرتب</text:span><text:span text:style-name="T199_36"><text:s/></text:span><text:span text:style-name="T199_37">کردن</text:span><text:span text:style-name="T199_38"><text:s/></text:span><text:span text:style-name="T199_39">می</text:span><text:span text:style-name="T199_40"><text:s/></text:span><text:span text:style-name="T199_41">نماید</text:span><text:span text:style-name="T199_42">،<text:s/></text:span><text:span text:style-name="T199_43">اما</text:span><text:span text:style-name="T199_44"><text:s/></text:span><text:span text:style-name="T199_45">در</text:span><text:span text:style-name="T199_46"><text:s/></text:span><text:span text:style-name="T199_47">صورت</text:span><text:span text:style-name="T199_48"><text:s/></text:span><text:span text:style-name="T199_49">یکسانی</text:span><text:span text:style-name="T199_50"><text:s/></text:span><text:span text:style-name="T199_51">کلمات</text:span><text:span text:style-name="T199_52">،<text:s/></text:span><text:span text:style-name="T199_53">بر</text:span><text:span text:style-name="T199_54"><text:s/></text:span><text:span text:style-name="T199_55">اساس</text:span><text:span text:style-name="T199_56"><text:s/></text:span><text:span text:style-name="T199_57">عنصر</text:span><text:span text:style-name="T199_58"><text:s/></text:span><text:span text:style-name="T199_59">دوم</text:span><text:span text:style-name="T199_60"><text:s/></text:span><text:span text:style-name="T199_61">مرتب</text:span><text:span text:style-name="T199_62"><text:s/></text:span><text:span text:style-name="T199_63">می</text:span><text:span text:style-name="T199_64"><text:s/></text:span><text:span text:style-name="T199_65">کند</text:span><text:span text:style-name="T199_66"><text:s/></text:span><text:span text:style-name="T199_67">و</text:span><text:span text:style-name="T199_68"><text:s/></text:span><text:span text:style-name="T199_69">به</text:span><text:span text:style-name="T199_70"><text:s/></text:span><text:span text:style-name="T199_71">همین</text:span><text:span text:style-name="T199_72"><text:s/></text:span><text:span text:style-name="T199_73">ترتیب</text:span><text:span text:style-name="T199_74"><text:s/></text:span><text:span text:style-name="T199_75">ادامه</text:span><text:span text:style-name="T199_76"><text:s/></text:span><text:span text:style-name="T199_77">می</text:span><text:span text:style-name="T199_78"><text:s/></text:span><text:span text:style-name="T199_79">دهد</text:span><text:span text:style-name="T199_80">.</text:span></text:p>
      <text:p text:style-name="P200"/>
      <text:p text:style-name="P201"><text:span text:style-name="T201_1">این</text:span><text:span text:style-name="T201_2"><text:s/></text:span><text:span text:style-name="T201_3">ویژگی</text:span><text:span text:style-name="T201_4"><text:s/></text:span><text:span text:style-name="T201_5">خود</text:span><text:span text:style-name="T201_6"><text:s/></text:span><text:span text:style-name="T201_7">را</text:span><text:span text:style-name="T201_8"><text:s/></text:span><text:span text:style-name="T201_9">به</text:span><text:span text:style-name="T201_10"><text:s/></text:span><text:span text:style-name="T201_11">یک</text:span><text:span text:style-name="T201_12"><text:s/></text:span><text:span text:style-name="T201_13">الگو</text:span><text:span text:style-name="T201_14"><text:s/></text:span><text:span text:style-name="T201_15">به</text:span><text:span text:style-name="T201_16"><text:s/></text:span><text:span text:style-name="T201_17">نام</text:span><text:span text:style-name="T201_18"><text:s/></text:span><text:span text:style-name="T201_19">DSU</text:span><text:span text:style-name="T201_20"><text:s/></text:span><text:span text:style-name="T201_21">به</text:span><text:span text:style-name="T201_22"><text:s/></text:span><text:span text:style-name="T201_23">شکل</text:span><text:span text:style-name="T201_24"><text:s/></text:span><text:span text:style-name="T201_25">زیر</text:span><text:span text:style-name="T201_26"><text:s/></text:span><text:span text:style-name="T201_27">تعریف</text:span><text:span text:style-name="T201_28"><text:s/></text:span><text:span text:style-name="T201_29">می</text:span><text:span text:style-name="T201_30">‌</text:span><text:span text:style-name="T201_31">کند</text:span><text:span text:style-name="T201_32">:</text:span></text:p>
      <text:p text:style-name="P202"><text:span text:style-name="T202_1">Decorate</text:span><text:span text:style-name="T202_2">:<text:s/></text:span><text:span text:style-name="T202_3">تزیین</text:span><text:span text:style-name="T202_4"><text:s/></text:span><text:span text:style-name="T202_5">کردن</text:span><text:span text:style-name="T202_6"><text:s/></text:span><text:span text:style-name="T202_7">یک</text:span><text:span text:style-name="T202_8"><text:s/></text:span><text:span text:style-name="T202_9">دنباله</text:span><text:span text:style-name="T202_10"><text:s/></text:span><text:span text:style-name="T202_11">بوسیله</text:span><text:span text:style-name="T202_12"><text:s/></text:span><text:span text:style-name="T202_13">ساختن</text:span><text:span text:style-name="T202_14"><text:s/></text:span><text:span text:style-name="T202_15">لیستی</text:span><text:span text:style-name="T202_16"><text:s/></text:span><text:span text:style-name="T202_17">از</text:span><text:span text:style-name="T202_18"><text:s/></text:span><text:span text:style-name="T202_19">تاپل</text:span><text:span text:style-name="T202_20">‌</text:span><text:span text:style-name="T202_21">ها</text:span><text:span text:style-name="T202_22"><text:s/></text:span><text:span text:style-name="T202_23">با</text:span><text:span text:style-name="T202_24"><text:s/></text:span><text:span text:style-name="T202_25">یک</text:span><text:span text:style-name="T202_26"><text:s/></text:span><text:span text:style-name="T202_27">یا</text:span><text:span text:style-name="T202_28"><text:s/></text:span><text:span text:style-name="T202_29">بیشتر</text:span><text:span text:style-name="T202_30"><text:s/></text:span><text:span text:style-name="T202_31">کلیدهای</text:span><text:span text:style-name="T202_32"><text:s/></text:span><text:span text:style-name="T202_33">مرتب</text:span><text:span text:style-name="T202_34"><text:s/></text:span><text:span text:style-name="T202_35">شده</text:span><text:span text:style-name="T202_36"><text:s/></text:span><text:span text:style-name="T202_37">که</text:span><text:span text:style-name="T202_38"><text:s/></text:span><text:span text:style-name="T202_39">در</text:span><text:span text:style-name="T202_40"><text:s/></text:span><text:span text:style-name="T202_41">پی</text:span><text:span text:style-name="T202_42"><text:s/></text:span><text:span text:style-name="T202_43">عناصر</text:span><text:span text:style-name="T202_44"><text:s/></text:span><text:span text:style-name="T202_45">دنباله</text:span><text:span text:style-name="T202_46"><text:s/></text:span><text:span text:style-name="T202_47">می</text:span><text:span text:style-name="T202_48">‌</text:span><text:span text:style-name="T202_49">ایند</text:span><text:span text:style-name="T202_50">.</text:span></text:p>
      <text:p text:style-name="P203"><text:span text:style-name="T203_1">Sort</text:span><text:span text:style-name="T203_2">:<text:s/></text:span><text:span text:style-name="T203_3">لیستی</text:span><text:span text:style-name="T203_4"><text:s/></text:span><text:span text:style-name="T203_5">از</text:span><text:span text:style-name="T203_6"><text:s/></text:span><text:span text:style-name="T203_7">تاپل</text:span><text:span text:style-name="T203_8"><text:s/></text:span><text:span text:style-name="T203_9">ها</text:span></text:p>
      <text:p text:style-name="P204"><text:span text:style-name="T204_1">Undecorate</text:span><text:span text:style-name="T204_2">:<text:s/></text:span><text:span text:style-name="T204_3">استخراج</text:span><text:span text:style-name="T204_4"><text:s/></text:span><text:span text:style-name="T204_5">عناصر</text:span><text:span text:style-name="T204_6"><text:s/></text:span><text:span text:style-name="T204_7">مرتب</text:span><text:span text:style-name="T204_8"><text:s/></text:span><text:span text:style-name="T204_9">شده</text:span><text:span text:style-name="T204_10"><text:s/></text:span><text:span text:style-name="T204_11">از</text:span><text:span text:style-name="T204_12"><text:s/></text:span><text:span text:style-name="T204_13">دنباله</text:span></text:p>
      <text:p text:style-name="P205"/>
      <text:p text:style-name="P206"><text:span text:style-name="T206_1">برای</text:span><text:span text:style-name="T206_2"><text:s/></text:span><text:span text:style-name="T206_3">مثال</text:span><text:span text:style-name="T206_4"><text:s/></text:span><text:span text:style-name="T206_5">فرض</text:span><text:span text:style-name="T206_6"><text:s/></text:span><text:span text:style-name="T206_7">کنید</text:span><text:span text:style-name="T206_8"><text:s/></text:span><text:span text:style-name="T206_9">یک</text:span><text:span text:style-name="T206_10"><text:s/></text:span><text:span text:style-name="T206_11">لیست</text:span><text:span text:style-name="T206_12"><text:s/></text:span><text:span text:style-name="T206_13">از</text:span><text:span text:style-name="T206_14"><text:s/></text:span><text:span text:style-name="T206_15">کلمات</text:span><text:span text:style-name="T206_16"><text:s/></text:span><text:span text:style-name="T206_17">دارید</text:span><text:span text:style-name="T206_18"><text:s/></text:span><text:span text:style-name="T206_19">و</text:span><text:span text:style-name="T206_20"><text:s/></text:span><text:span text:style-name="T206_21">می</text:span><text:span text:style-name="T206_22">‌</text:span><text:span text:style-name="T206_23">خواهید</text:span><text:span text:style-name="T206_24"><text:s/></text:span><text:span text:style-name="T206_25">به</text:span><text:span text:style-name="T206_26"><text:s/></text:span><text:span text:style-name="T206_27">ترتیب</text:span><text:span text:style-name="T206_28"><text:s/></text:span><text:span text:style-name="T206_29">از</text:span><text:span text:style-name="T206_30"><text:s/></text:span><text:span text:style-name="T206_31">طولانی</text:span><text:span text:style-name="T206_32"><text:s/></text:span><text:span text:style-name="T206_33">ترین</text:span><text:span text:style-name="T206_34"><text:s/></text:span><text:span text:style-name="T206_35">نا</text:span><text:span text:style-name="T206_36"><text:s/></text:span><text:span text:style-name="T206_37">کوتاه</text:span><text:span text:style-name="T206_38"><text:s/></text:span><text:span text:style-name="T206_39">ترین</text:span><text:span text:style-name="T206_40"><text:s/></text:span><text:span text:style-name="T206_41">آنها</text:span><text:span text:style-name="T206_42"><text:s/></text:span><text:span text:style-name="T206_43">را</text:span><text:span text:style-name="T206_44"><text:s/></text:span><text:span text:style-name="T206_45">مرتب</text:span><text:span text:style-name="T206_46"><text:s/></text:span><text:span text:style-name="T206_47">کنید</text:span><text:span text:style-name="T206_48">:</text:span></text:p>
      <text:p text:style-name="P207"/>
      <text:p text:style-name="P208"><text:span text:style-name="T208_1">def</text:span><text:span text:style-name="T208_2"><text:s/></text:span><text:span text:style-name="T208_3">sort</text:span><text:span text:style-name="T208_4">_</text:span><text:span text:style-name="T208_5">by</text:span><text:span text:style-name="T208_6">_</text:span><text:span text:style-name="T208_7">lenght</text:span><text:span text:style-name="T208_8">(</text:span><text:span text:style-name="T208_9">words</text:span><text:span text:style-name="T208_10">):</text:span></text:p>
      <text:p text:style-name="P209"><text:span text:style-name="T209_1"><text:tab/></text:span><text:span text:style-name="T209_2">t</text:span><text:span text:style-name="T209_3"><text:s/>=<text:s/>[]</text:span></text:p>
      <text:p text:style-name="P210"><text:span text:style-name="T210_1"><text:tab/></text:span><text:span text:style-name="T210_2">for</text:span><text:span text:style-name="T210_3"><text:s/></text:span><text:span text:style-name="T210_4">word</text:span><text:span text:style-name="T210_5"><text:s/></text:span><text:span text:style-name="T210_6">in</text:span><text:span text:style-name="T210_7"><text:s/></text:span><text:span text:style-name="T210_8">words</text:span><text:span text:style-name="T210_9">:</text:span></text:p>
      <text:p text:style-name="P211"><text:span text:style-name="T211_1"><text:tab/><text:tab/></text:span><text:span text:style-name="T211_2">t</text:span><text:span text:style-name="T211_3">.</text:span><text:span text:style-name="T211_4">append</text:span><text:span text:style-name="T211_5">((</text:span><text:span text:style-name="T211_6">len</text:span><text:span text:style-name="T211_7">(</text:span><text:span text:style-name="T211_8">word</text:span><text:span text:style-name="T211_9">),<text:s/></text:span><text:span text:style-name="T211_10">word</text:span><text:span text:style-name="T211_11">))</text:span></text:p>
      <text:p text:style-name="P212"/>
      <text:p text:style-name="P213"><text:span text:style-name="T213_1"><text:tab/></text:span><text:span text:style-name="T213_2">t</text:span><text:span text:style-name="T213_3">.</text:span><text:span text:style-name="T213_4">sort</text:span><text:span text:style-name="T213_5">(</text:span><text:span text:style-name="T213_6">reverse</text:span><text:span text:style-name="T213_7">=</text:span><text:span text:style-name="T213_8">True</text:span><text:span text:style-name="T213_9">)</text:span></text:p>
      <text:p text:style-name="P214"><text:span text:style-name="T214_1"><text:tab/></text:span></text:p>
      <text:p text:style-name="P215"><text:span text:style-name="T215_1"><text:tab/></text:span><text:span text:style-name="T215_2">res</text:span><text:span text:style-name="T215_3"><text:s/>=<text:s/>[]</text:span></text:p>
      <text:p text:style-name="P216"><text:span text:style-name="T216_1"><text:tab/></text:span><text:span text:style-name="T216_2">for</text:span><text:span text:style-name="T216_3"><text:s/></text:span><text:span text:style-name="T216_4">length</text:span><text:span text:style-name="T216_5">,<text:s/></text:span><text:span text:style-name="T216_6">word</text:span><text:span text:style-name="T216_7"><text:s/></text:span><text:span text:style-name="T216_8">in</text:span><text:span text:style-name="T216_9"><text:s/></text:span><text:span text:style-name="T216_10">t</text:span><text:span text:style-name="T216_11">:</text:span></text:p>
      <text:p text:style-name="P217"><text:span text:style-name="T217_1"><text:tab/><text:tab/></text:span><text:span text:style-name="T217_2">res</text:span><text:span text:style-name="T217_3">.</text:span><text:span text:style-name="T217_4">append</text:span><text:span text:style-name="T217_5">(</text:span><text:span text:style-name="T217_6">word</text:span><text:span text:style-name="T217_7">)</text:span></text:p>
      <text:p text:style-name="P218"><text:span text:style-name="T218_1"><text:tab/></text:span><text:span text:style-name="T218_2">return</text:span><text:span text:style-name="T218_3"><text:s/></text:span><text:span text:style-name="T218_4">res</text:span></text:p>
      <text:p text:style-name="P219"/>
      <text:p text:style-name="P220"><text:span text:style-name="T220_1">اولین</text:span><text:span text:style-name="T220_2"><text:s/></text:span><text:span text:style-name="T220_3">حلقه</text:span><text:span text:style-name="T220_4"><text:s/></text:span><text:span text:style-name="T220_5">لیستی</text:span><text:span text:style-name="T220_6"><text:s/></text:span><text:span text:style-name="T220_7">از</text:span><text:span text:style-name="T220_8"><text:s/></text:span><text:span text:style-name="T220_9">تاپل</text:span><text:span text:style-name="T220_10"><text:s/></text:span><text:span text:style-name="T220_11">ها</text:span><text:span text:style-name="T220_12"><text:s/></text:span><text:span text:style-name="T220_13">می</text:span><text:span text:style-name="T220_14">‌</text:span><text:span text:style-name="T220_15">سازد</text:span><text:span text:style-name="T220_16"><text:s/></text:span><text:span text:style-name="T220_17">که</text:span><text:span text:style-name="T220_18"><text:s/></text:span><text:span text:style-name="T220_19">هر</text:span><text:span text:style-name="T220_20"><text:s/></text:span><text:span text:style-name="T220_21">تاپل</text:span><text:span text:style-name="T220_22"><text:s/></text:span><text:span text:style-name="T220_23">یک</text:span><text:span text:style-name="T220_24"><text:s/></text:span><text:span text:style-name="T220_25">کلمه</text:span><text:span text:style-name="T220_26"><text:s/></text:span><text:span text:style-name="T220_27">است</text:span><text:span text:style-name="T220_28"><text:s/></text:span><text:span text:style-name="T220_29">که</text:span><text:span text:style-name="T220_30"><text:s/></text:span><text:span text:style-name="T220_31">در</text:span><text:span text:style-name="T220_32"><text:s/></text:span><text:span text:style-name="T220_33">پی</text:span><text:span text:style-name="T220_34"><text:s/></text:span><text:span text:style-name="T220_35">اندازه</text:span><text:span text:style-name="T220_36"><text:s/></text:span><text:span text:style-name="T220_37">طولش</text:span><text:span text:style-name="T220_38"><text:s/></text:span><text:span text:style-name="T220_39">می</text:span><text:span text:style-name="T220_40">‌</text:span><text:span text:style-name="T220_41">آید</text:span><text:span text:style-name="T220_42">.</text:span></text:p>
      <text:p text:style-name="P221"/>
      <text:p text:style-name="P222"><text:span text:style-name="T222_1">تابع</text:span><text:span text:style-name="T222_2"><text:s/></text:span><text:span text:style-name="T222_3">sort</text:span><text:span text:style-name="T222_4"><text:s/></text:span><text:span text:style-name="T222_5">طول</text:span><text:span text:style-name="T222_6"><text:s/></text:span><text:span text:style-name="T222_7">اولین</text:span><text:span text:style-name="T222_8"><text:s/></text:span><text:span text:style-name="T222_9">عنصر</text:span><text:span text:style-name="T222_10"><text:s/></text:span><text:span text:style-name="T222_11">را</text:span><text:span text:style-name="T222_12"><text:s/></text:span><text:span text:style-name="T222_13">مقایسه</text:span><text:span text:style-name="T222_14"><text:s/></text:span><text:span text:style-name="T222_15">می</text:span><text:span text:style-name="T222_16">‌</text:span><text:span text:style-name="T222_17">کند</text:span><text:span text:style-name="T222_18"><text:s/></text:span><text:span text:style-name="T222_19">و</text:span><text:span text:style-name="T222_20"><text:s/></text:span><text:span text:style-name="T222_21">فقط</text:span><text:span text:style-name="T222_22"><text:s/></text:span><text:span text:style-name="T222_23">در</text:span><text:span text:style-name="T222_24"><text:s/></text:span><text:span text:style-name="T222_25">صورتی</text:span><text:span text:style-name="T222_26"><text:s/></text:span><text:span text:style-name="T222_27">عنصر</text:span><text:span text:style-name="T222_28"><text:s/></text:span><text:span text:style-name="T222_29">دوم</text:span><text:span text:style-name="T222_30"><text:s/></text:span><text:span text:style-name="T222_31">را</text:span><text:span text:style-name="T222_32"><text:s/></text:span><text:span text:style-name="T222_33">در</text:span><text:span text:style-name="T222_34"><text:s/></text:span><text:span text:style-name="T222_35">نظر</text:span><text:span text:style-name="T222_36"><text:s/></text:span><text:span text:style-name="T222_37">می</text:span><text:span text:style-name="T222_38">‌</text:span><text:span text:style-name="T222_39">گیرد</text:span><text:span text:style-name="T222_40"><text:s/></text:span><text:span text:style-name="T222_41">که</text:span><text:span text:style-name="T222_42"><text:s/></text:span><text:span text:style-name="T222_43">برابر</text:span><text:span text:style-name="T222_44"><text:s/></text:span><text:span text:style-name="T222_45">باشند</text:span><text:span text:style-name="T222_46">.<text:s/></text:span><text:span text:style-name="T222_47">کلمه</text:span><text:span text:style-name="T222_48"><text:s/></text:span><text:span text:style-name="T222_49">کلیدی</text:span><text:span text:style-name="T222_50"><text:s/></text:span><text:span text:style-name="T222_51">ورودی</text:span><text:span text:style-name="T222_52"><text:s/></text:span><text:span text:style-name="T222_53">reverse</text:span><text:span text:style-name="T222_54">=</text:span><text:span text:style-name="T222_55">True</text:span><text:span text:style-name="T222_56"><text:s/></text:span><text:span text:style-name="T222_57">به</text:span><text:span text:style-name="T222_58"><text:s/></text:span><text:span text:style-name="T222_59">sort</text:span><text:span text:style-name="T222_60"><text:s/></text:span><text:span text:style-name="T222_61">می</text:span><text:span text:style-name="T222_62">‌</text:span><text:span text:style-name="T222_63">گویید</text:span><text:span text:style-name="T222_64"><text:s/></text:span><text:span text:style-name="T222_65">به</text:span><text:span text:style-name="T222_66"><text:s/></text:span><text:span text:style-name="T222_67">ترتیب</text:span><text:span text:style-name="T222_68"><text:s/></text:span><text:span text:style-name="T222_69">کم</text:span><text:span text:style-name="T222_70"><text:s/></text:span><text:span text:style-name="T222_71">شدن</text:span><text:span text:style-name="T222_72"><text:s/></text:span><text:span text:style-name="T222_73">عمل</text:span><text:span text:style-name="T222_74"><text:s/></text:span><text:span text:style-name="T222_75">کند</text:span><text:span text:style-name="T222_76">.</text:span></text:p>
      <text:p text:style-name="P223"/>
      <text:p text:style-name="P224"><text:span text:style-name="T224_1">حلقه</text:span><text:span text:style-name="T224_2"><text:s/></text:span><text:span text:style-name="T224_3">دوم</text:span><text:span text:style-name="T224_4"><text:s/></text:span><text:span text:style-name="T224_5">لیست</text:span><text:span text:style-name="T224_6"><text:s/></text:span><text:span text:style-name="T224_7">تاپل</text:span><text:span text:style-name="T224_8"><text:s/></text:span><text:span text:style-name="T224_9">ها</text:span><text:span text:style-name="T224_10"><text:s/></text:span><text:span text:style-name="T224_11">را</text:span><text:span text:style-name="T224_12"><text:s/></text:span><text:span text:style-name="T224_13">پیمایش</text:span><text:span text:style-name="T224_14"><text:s/></text:span><text:span text:style-name="T224_15">کرده</text:span><text:span text:style-name="T224_16"><text:s/></text:span><text:span text:style-name="T224_17">و</text:span><text:span text:style-name="T224_18"><text:s/></text:span><text:span text:style-name="T224_19">یک</text:span><text:span text:style-name="T224_20"><text:s/></text:span><text:span text:style-name="T224_21">لیست</text:span><text:span text:style-name="T224_22"><text:s/></text:span><text:span text:style-name="T224_23">از</text:span><text:span text:style-name="T224_24"><text:s/></text:span><text:span text:style-name="T224_25">کلمات</text:span><text:span text:style-name="T224_26"><text:s/></text:span><text:span text:style-name="T224_27">به</text:span><text:span text:style-name="T224_28"><text:s/></text:span><text:span text:style-name="T224_29">صورت</text:span><text:span text:style-name="T224_30"><text:s/></text:span><text:span text:style-name="T224_31">نزولی</text:span><text:span text:style-name="T224_32"><text:s/></text:span><text:span text:style-name="T224_33">از</text:span><text:span text:style-name="T224_34"><text:s/></text:span><text:span text:style-name="T224_35">طولشان</text:span><text:span text:style-name="T224_36"><text:s/></text:span><text:span text:style-name="T224_37">می</text:span><text:span text:style-name="T224_38">‌</text:span><text:span text:style-name="T224_39">سازد</text:span><text:span text:style-name="T224_40">.</text:span></text:p>
      <text:p text:style-name="P225"/>
      <text:p text:style-name="P226"><text:span text:style-name="T226_1">تمرین</text:span><text:span text:style-name="T226_2"><text:s/>۱۲.۲:<text:s/></text:span><text:span text:style-name="T226_3">در</text:span><text:span text:style-name="T226_4"><text:s/></text:span><text:span text:style-name="T226_5">این</text:span><text:span text:style-name="T226_6"><text:s/></text:span><text:span text:style-name="T226_7">مثال</text:span><text:span text:style-name="T226_8"><text:s/></text:span><text:span text:style-name="T226_9">با</text:span><text:span text:style-name="T226_10"><text:s/></text:span><text:span text:style-name="T226_11">مقایسه</text:span><text:span text:style-name="T226_12"><text:s/></text:span><text:span text:style-name="T226_13">کلمات</text:span><text:span text:style-name="T226_14"><text:s/></text:span><text:span text:style-name="T226_15">مشکل</text:span><text:span text:style-name="T226_16"><text:s/></text:span><text:span text:style-name="T226_17">برابری</text:span><text:span text:style-name="T226_18"><text:s/></text:span><text:span text:style-name="T226_19">حل</text:span><text:span text:style-name="T226_20"><text:s/></text:span><text:span text:style-name="T226_21">شد</text:span><text:span text:style-name="T226_22">،<text:s/></text:span><text:span text:style-name="T226_23">به</text:span><text:span text:style-name="T226_24"><text:s/></text:span><text:span text:style-name="T226_25">این</text:span><text:span text:style-name="T226_26"><text:s/></text:span><text:span text:style-name="T226_27">شکل</text:span><text:span text:style-name="T226_28"><text:s/></text:span><text:span text:style-name="T226_29">که</text:span><text:span text:style-name="T226_30"><text:s/></text:span><text:span text:style-name="T226_31">کلمات</text:span><text:span text:style-name="T226_32"><text:s/></text:span><text:span text:style-name="T226_33">با</text:span><text:span text:style-name="T226_34"><text:s/></text:span><text:span text:style-name="T226_35">طول</text:span><text:span text:style-name="T226_36"><text:s/></text:span><text:span text:style-name="T226_37">یکسان</text:span><text:span text:style-name="T226_38"><text:s/></text:span><text:span text:style-name="T226_39">بر</text:span><text:span text:style-name="T226_40"><text:s/></text:span><text:span text:style-name="T226_41">اساس</text:span><text:span text:style-name="T226_42"><text:s/></text:span><text:span text:style-name="T226_43">حروف</text:span><text:span text:style-name="T226_44"><text:s/></text:span><text:span text:style-name="T226_45">الفبا</text:span><text:span text:style-name="T226_46"><text:s/></text:span><text:span text:style-name="T226_47">به</text:span><text:span text:style-name="T226_48"><text:s/></text:span><text:span text:style-name="T226_49">صورت</text:span><text:span text:style-name="T226_50"><text:s/></text:span><text:span text:style-name="T226_51">برعکس</text:span><text:span text:style-name="T226_52"><text:s/></text:span><text:span text:style-name="T226_53">مرتب</text:span><text:span text:style-name="T226_54"><text:s/></text:span><text:span text:style-name="T226_55">می</text:span><text:span text:style-name="T226_56">‌</text:span><text:span text:style-name="T226_57">شدند</text:span><text:span text:style-name="T226_58">.<text:s/></text:span><text:span text:style-name="T226_59">برای</text:span><text:span text:style-name="T226_60"><text:s/></text:span><text:span text:style-name="T226_61">یک</text:span><text:span text:style-name="T226_62"><text:s/></text:span><text:span text:style-name="T226_63">برنامه</text:span><text:span text:style-name="T226_64"><text:s/></text:span><text:span text:style-name="T226_65">دیگه</text:span><text:span text:style-name="T226_66"><text:s/></text:span><text:span text:style-name="T226_67">ممکنه</text:span><text:span text:style-name="T226_68"><text:s/></text:span><text:span text:style-name="T226_69">بخواهید</text:span><text:span text:style-name="T226_70"><text:s/></text:span><text:span text:style-name="T226_71">که</text:span><text:span text:style-name="T226_72"><text:s/></text:span><text:span text:style-name="T226_73">بصورت</text:span><text:span text:style-name="T226_74"><text:s/></text:span><text:span text:style-name="T226_75">تصادفی</text:span><text:span text:style-name="T226_76"><text:s/></text:span><text:span text:style-name="T226_77">مرتب</text:span><text:span text:style-name="T226_78"><text:s/></text:span><text:span text:style-name="T226_79">بشوند</text:span><text:span text:style-name="T226_80">.<text:s/></text:span><text:span text:style-name="T226_81">این</text:span><text:span text:style-name="T226_82"><text:s/></text:span><text:span text:style-name="T226_83">مثال</text:span><text:span text:style-name="T226_84"><text:s/></text:span><text:span text:style-name="T226_85">را</text:span><text:span text:style-name="T226_86"><text:s/></text:span><text:span text:style-name="T226_87">به</text:span><text:span text:style-name="T226_88"><text:s/></text:span><text:span text:style-name="T226_89">گونه</text:span><text:span text:style-name="T226_90"><text:s/></text:span><text:span text:style-name="T226_91">ای</text:span><text:span text:style-name="T226_92"><text:s/></text:span><text:span text:style-name="T226_93">تغییر</text:span><text:span text:style-name="T226_94"><text:s/></text:span><text:span text:style-name="T226_95">بدهید</text:span><text:span text:style-name="T226_96"><text:s/></text:span><text:span text:style-name="T226_97">که</text:span><text:span text:style-name="T226_98"><text:s/></text:span><text:span text:style-name="T226_99">کلمات</text:span><text:span text:style-name="T226_100"><text:s/></text:span><text:span text:style-name="T226_101">با</text:span><text:span text:style-name="T226_102"><text:s/></text:span><text:span text:style-name="T226_103">طول</text:span><text:span text:style-name="T226_104"><text:s/></text:span><text:span text:style-name="T226_105">یکسان</text:span><text:span text:style-name="T226_106"><text:s/></text:span><text:span text:style-name="T226_107">به</text:span><text:span text:style-name="T226_108"><text:s/></text:span><text:span text:style-name="T226_109">صورت</text:span><text:span text:style-name="T226_110"><text:s/></text:span><text:span text:style-name="T226_111">تصادفی</text:span><text:span text:style-name="T226_112"><text:s/></text:span><text:span text:style-name="T226_113">مرتب</text:span><text:span text:style-name="T226_114"><text:s/></text:span><text:span text:style-name="T226_115">شوند</text:span><text:span text:style-name="T226_116">.<text:s/></text:span><text:span text:style-name="T226_117">راهنمایی</text:span><text:span text:style-name="T226_118">:<text:s/></text:span><text:span text:style-name="T226_119">تابع</text:span><text:span text:style-name="T226_120"><text:s/></text:span><text:span text:style-name="T226_121">random</text:span><text:span text:style-name="T226_122"><text:s/></text:span><text:span text:style-name="T226_123">در</text:span><text:span text:style-name="T226_124"><text:s/></text:span><text:span text:style-name="T226_125">ماژول</text:span><text:span text:style-name="T226_126"><text:s/></text:span><text:span text:style-name="T226_127">random</text:span><text:span text:style-name="T226_128"><text:s/></text:span><text:span text:style-name="T226_129">را</text:span><text:span text:style-name="T226_130"><text:s/></text:span><text:span text:style-name="T226_131">نگاه</text:span><text:span text:style-name="T226_132"><text:s/></text:span><text:span text:style-name="T226_133">کنید</text:span><text:span text:style-name="T226_134">.<text:s/></text:span><text:span text:style-name="T226_135">جواب</text:span><text:span text:style-name="T226_136">:<text:s/></text:span><text:span text:style-name="T226_137">http</text:span><text:span text:style-name="T226_138">://</text:span><text:span text:style-name="T226_139">thinkpython</text:span><text:span text:style-name="T226_140">.</text:span><text:span text:style-name="T226_141">com</text:span><text:span text:style-name="T226_142">/</text:span><text:span text:style-name="T226_143">code</text:span><text:span text:style-name="T226_144">/</text:span><text:span text:style-name="T226_145">unstable</text:span><text:span text:style-name="T226_146">_<text:s/></text:span><text:span text:style-name="T226_147">sort</text:span><text:span text:style-name="T226_148">.</text:span><text:span text:style-name="T226_149">py</text:span></text:p>
      <text:p text:style-name="P227"/>
      <text:p text:style-name="P228"><text:span text:style-name="T228_1">۱۲.۸<text:s/></text:span><text:span text:style-name="T228_2">دنباله</text:span><text:span text:style-name="T228_3">‌</text:span><text:span text:style-name="T228_4">ای</text:span><text:span text:style-name="T228_5"><text:s/></text:span><text:span text:style-name="T228_6">از</text:span><text:span text:style-name="T228_7"><text:s/></text:span><text:span text:style-name="T228_8">دنباله</text:span><text:span text:style-name="T228_9">‌</text:span><text:span text:style-name="T228_10">ها</text:span></text:p>
      <text:p text:style-name="P229"><text:span text:style-name="T229_1">من</text:span><text:span text:style-name="T229_2"><text:s/></text:span><text:span text:style-name="T229_3">بیشتر</text:span><text:span text:style-name="T229_4"><text:s/></text:span><text:span text:style-name="T229_5">روی</text:span><text:span text:style-name="T229_6"><text:s/></text:span><text:span text:style-name="T229_7">لیستی</text:span><text:span text:style-name="T229_8"><text:s/></text:span><text:span text:style-name="T229_9">از</text:span><text:span text:style-name="T229_10"><text:s/></text:span><text:span text:style-name="T229_11">تاپل</text:span><text:span text:style-name="T229_12">‌</text:span><text:span text:style-name="T229_13">ها</text:span><text:span text:style-name="T229_14"><text:s/></text:span><text:span text:style-name="T229_15">متمرکز</text:span><text:span text:style-name="T229_16"><text:s/></text:span><text:span text:style-name="T229_17">شدم</text:span><text:span text:style-name="T229_18"><text:s/></text:span><text:span text:style-name="T229_19">درحالی</text:span><text:span text:style-name="T229_20"><text:s/></text:span><text:span text:style-name="T229_21">که</text:span><text:span text:style-name="T229_22"><text:s/></text:span><text:span text:style-name="T229_23">همه</text:span><text:span text:style-name="T229_24"><text:s/></text:span><text:span text:style-name="T229_25">مثال</text:span><text:span text:style-name="T229_26"><text:s/></text:span><text:span text:style-name="T229_27">های</text:span><text:span text:style-name="T229_28"><text:s/></text:span><text:span text:style-name="T229_29">این</text:span><text:span text:style-name="T229_30"><text:s/></text:span><text:span text:style-name="T229_31">فصل</text:span><text:span text:style-name="T229_32"><text:s/></text:span><text:span text:style-name="T229_33">روی</text:span><text:span text:style-name="T229_34"><text:s/></text:span><text:span text:style-name="T229_35">لیستی</text:span><text:span text:style-name="T229_36"><text:s/></text:span><text:span text:style-name="T229_37">از</text:span><text:span text:style-name="T229_38"><text:s/></text:span><text:span text:style-name="T229_39">لیست</text:span><text:span text:style-name="T229_40">‌</text:span><text:span text:style-name="T229_41">ها</text:span><text:span text:style-name="T229_42"><text:s/></text:span><text:span text:style-name="T229_43">نیز</text:span><text:span text:style-name="T229_44"><text:s/></text:span><text:span text:style-name="T229_45">کار</text:span><text:span text:style-name="T229_46"><text:s/></text:span><text:span text:style-name="T229_47">می</text:span><text:span text:style-name="T229_48">‌</text:span><text:span text:style-name="T229_49">کنند</text:span><text:span text:style-name="T229_50">.<text:s/></text:span><text:span text:style-name="T229_51">برای</text:span><text:span text:style-name="T229_52"><text:s/></text:span><text:span text:style-name="T229_53">فرار</text:span><text:span text:style-name="T229_54"><text:s/></text:span><text:span text:style-name="T229_55">کردن</text:span><text:span text:style-name="T229_56"><text:s/></text:span><text:span text:style-name="T229_57">از</text:span><text:span text:style-name="T229_58"><text:s/></text:span><text:span text:style-name="T229_59">شمارش</text:span><text:span text:style-name="T229_60"><text:s/></text:span><text:span text:style-name="T229_61">ترکیب</text:span><text:span text:style-name="T229_62">‌</text:span><text:span text:style-name="T229_63">های</text:span><text:span text:style-name="T229_64"><text:s/></text:span><text:span text:style-name="T229_65">احتمالی</text:span><text:span text:style-name="T229_66">،<text:s/></text:span><text:span text:style-name="T229_67">بعضی</text:span><text:span text:style-name="T229_68"><text:s/></text:span><text:span text:style-name="T229_69">وقت</text:span><text:span text:style-name="T229_70">‌</text:span><text:span text:style-name="T229_71">ها</text:span><text:span text:style-name="T229_72"><text:s/></text:span><text:span text:style-name="T229_73">استفاده</text:span><text:span text:style-name="T229_74"><text:s/></text:span><text:span text:style-name="T229_75">از</text:span><text:span text:style-name="T229_76"><text:s/></text:span><text:span text:style-name="T229_77">لیستی</text:span><text:span text:style-name="T229_78"><text:s/></text:span><text:span text:style-name="T229_79">از</text:span><text:span text:style-name="T229_80"><text:s/></text:span><text:span text:style-name="T229_81">لیست</text:span><text:span text:style-name="T229_82">‌</text:span><text:span text:style-name="T229_83">ها</text:span><text:span text:style-name="T229_84"><text:s/></text:span><text:span text:style-name="T229_85">ساده</text:span><text:span text:style-name="T229_86"><text:s/></text:span><text:span text:style-name="T229_87">تر</text:span><text:span text:style-name="T229_88"><text:s/></text:span><text:span text:style-name="T229_89">است</text:span><text:span text:style-name="T229_90">.</text:span></text:p>
      <text:p text:style-name="P230"/>
      <text:p text:style-name="P231"><text:span text:style-name="T231_1">در</text:span><text:span text:style-name="T231_2"><text:s/></text:span><text:span text:style-name="T231_3">بسیاری</text:span><text:span text:style-name="T231_4"><text:s/></text:span><text:span text:style-name="T231_5">از</text:span><text:span text:style-name="T231_6"><text:s/></text:span><text:span text:style-name="T231_7">موارد</text:span><text:span text:style-name="T231_8"><text:s/></text:span><text:span text:style-name="T231_9">می</text:span><text:span text:style-name="T231_10">‌</text:span><text:span text:style-name="T231_11">توان</text:span><text:span text:style-name="T231_12"><text:s/></text:span><text:span text:style-name="T231_13">انواع</text:span><text:span text:style-name="T231_14"><text:s/></text:span><text:span text:style-name="T231_15">دنباله</text:span><text:span text:style-name="T231_16">‌</text:span><text:span text:style-name="T231_17">ها</text:span><text:span text:style-name="T231_18"><text:s/>(</text:span><text:span text:style-name="T231_19">رشته</text:span><text:span text:style-name="T231_20">،<text:s/></text:span><text:span text:style-name="T231_21">لیست</text:span><text:span text:style-name="T231_22">،<text:s/></text:span><text:span text:style-name="T231_23">تاپل</text:span><text:span text:style-name="T231_24">)<text:s/></text:span><text:span text:style-name="T231_25">را</text:span><text:span text:style-name="T231_26"><text:s/></text:span><text:span text:style-name="T231_27">به</text:span><text:span text:style-name="T231_28"><text:s/></text:span><text:span text:style-name="T231_29">جای</text:span><text:span text:style-name="T231_30"><text:s/></text:span><text:span text:style-name="T231_31">یکدیگر</text:span><text:span text:style-name="T231_32"><text:s/></text:span><text:span text:style-name="T231_33">استفاده</text:span><text:span text:style-name="T231_34"><text:s/></text:span><text:span text:style-name="T231_35">کرد</text:span><text:span text:style-name="T231_36">.<text:s/></text:span><text:span text:style-name="T231_37">پس</text:span><text:span text:style-name="T231_38"><text:s/></text:span><text:span text:style-name="T231_39">چرا</text:span><text:span text:style-name="T231_40"><text:s/></text:span><text:span text:style-name="T231_41">و</text:span><text:span text:style-name="T231_42"><text:s/></text:span><text:span text:style-name="T231_43">چطور</text:span><text:span text:style-name="T231_44"><text:s/></text:span><text:span text:style-name="T231_45">ما</text:span><text:span text:style-name="T231_46"><text:s/></text:span><text:span text:style-name="T231_47">یکی</text:span><text:span text:style-name="T231_48"><text:s/></text:span><text:span text:style-name="T231_49">را</text:span><text:span text:style-name="T231_50"><text:s/></text:span><text:span text:style-name="T231_51">از</text:span><text:span text:style-name="T231_52"><text:s/></text:span><text:span text:style-name="T231_53">بین</text:span><text:span text:style-name="T231_54"><text:s/></text:span><text:span text:style-name="T231_55">بقیه</text:span><text:span text:style-name="T231_56"><text:s/></text:span><text:span text:style-name="T231_57">انتخاب</text:span><text:span text:style-name="T231_58"><text:s/></text:span><text:span text:style-name="T231_59">کنیم</text:span><text:span text:style-name="T231_60">؟</text:span></text:p>
      <text:p text:style-name="P232"/>
      <text:p text:style-name="P233"><text:span text:style-name="T233_1">برای</text:span><text:span text:style-name="T233_2"><text:s/></text:span><text:span text:style-name="T233_3">شروع</text:span><text:span text:style-name="T233_4"><text:s/></text:span><text:span text:style-name="T233_5">واضح</text:span><text:span text:style-name="T233_6"><text:s/></text:span><text:span text:style-name="T233_7">است</text:span><text:span text:style-name="T233_8"><text:s/></text:span><text:span text:style-name="T233_9">که</text:span><text:span text:style-name="T233_10"><text:s/></text:span><text:span text:style-name="T233_11">رشته</text:span><text:span text:style-name="T233_12">‌</text:span><text:span text:style-name="T233_13">ها</text:span><text:span text:style-name="T233_14"><text:s/></text:span><text:span text:style-name="T233_15">محدودتر</text:span><text:span text:style-name="T233_16"><text:s/></text:span><text:span text:style-name="T233_17">از</text:span><text:span text:style-name="T233_18"><text:s/></text:span><text:span text:style-name="T233_19">بقیه</text:span><text:span text:style-name="T233_20"><text:s/></text:span><text:span text:style-name="T233_21">دنباله</text:span><text:span text:style-name="T233_22">‌</text:span><text:span text:style-name="T233_23">ها</text:span><text:span text:style-name="T233_24"><text:s/></text:span><text:span text:style-name="T233_25">هستند</text:span><text:span text:style-name="T233_26"><text:s/></text:span><text:span text:style-name="T233_27">چون</text:span><text:span text:style-name="T233_28"><text:s/></text:span><text:span text:style-name="T233_29">که</text:span><text:span text:style-name="T233_30"><text:s/></text:span><text:span text:style-name="T233_31">فقط</text:span><text:span text:style-name="T233_32"><text:s/></text:span><text:span text:style-name="T233_33">می</text:span><text:span text:style-name="T233_34"><text:s/></text:span><text:span text:style-name="T233_35">توانند</text:span><text:span text:style-name="T233_36"><text:s/></text:span><text:span text:style-name="T233_37">حروف</text:span><text:span text:style-name="T233_38"><text:s/></text:span><text:span text:style-name="T233_39">را</text:span><text:span text:style-name="T233_40"><text:s/></text:span><text:span text:style-name="T233_41">بپذیرند</text:span><text:span text:style-name="T233_42">.<text:s/></text:span><text:span text:style-name="T233_43">همچنین</text:span><text:span text:style-name="T233_44"><text:s/></text:span><text:span text:style-name="T233_45">غیر</text:span><text:span text:style-name="T233_46"><text:s/></text:span><text:span text:style-name="T233_47">قابل</text:span><text:span text:style-name="T233_48"><text:s/></text:span><text:span text:style-name="T233_49">تغییر</text:span><text:span text:style-name="T233_50"><text:s/></text:span><text:span text:style-name="T233_51">هستند</text:span><text:span text:style-name="T233_52">.<text:s/></text:span><text:span text:style-name="T233_53">اگر</text:span><text:span text:style-name="T233_54"><text:s/></text:span><text:span text:style-name="T233_55">بخواهید</text:span><text:span text:style-name="T233_56"><text:s/></text:span><text:span text:style-name="T233_57">توانایی</text:span><text:span text:style-name="T233_58"><text:s/></text:span><text:span text:style-name="T233_59">تغییر</text:span><text:span text:style-name="T233_60"><text:s/></text:span><text:span text:style-name="T233_61">کاراکترها</text:span><text:span text:style-name="T233_62"><text:s/></text:span><text:span text:style-name="T233_63">را</text:span><text:span text:style-name="T233_64"><text:s/></text:span><text:span text:style-name="T233_65">در</text:span><text:span text:style-name="T233_66"><text:s/></text:span><text:span text:style-name="T233_67">رشته</text:span><text:span text:style-name="T233_68"><text:s/></text:span><text:span text:style-name="T233_69">داشته</text:span><text:span text:style-name="T233_70"><text:s/></text:span><text:span text:style-name="T233_71">باشید</text:span><text:span text:style-name="T233_72"><text:s/>(<text:s/></text:span><text:span text:style-name="T233_73">نه</text:span><text:span text:style-name="T233_74"><text:s/></text:span><text:span text:style-name="T233_75">ایجاد</text:span><text:span text:style-name="T233_76"><text:s/></text:span><text:span text:style-name="T233_77">یک</text:span><text:span text:style-name="T233_78"><text:s/></text:span><text:span text:style-name="T233_79">رشته</text:span><text:span text:style-name="T233_80"><text:s/></text:span><text:span text:style-name="T233_81">جدید</text:span><text:span text:style-name="T233_82"><text:s/>)،<text:s/></text:span><text:span text:style-name="T233_83">احتمالا</text:span><text:span text:style-name="T233_84"><text:s/></text:span><text:span text:style-name="T233_85">از</text:span><text:span text:style-name="T233_86"><text:s/></text:span><text:span text:style-name="T233_87">یک</text:span><text:span text:style-name="T233_88"><text:s/></text:span><text:span text:style-name="T233_89">لیست</text:span><text:span text:style-name="T233_90"><text:s/></text:span><text:span text:style-name="T233_91">از</text:span><text:span text:style-name="T233_92"><text:s/></text:span><text:span text:style-name="T233_93">کاراکترها</text:span><text:span text:style-name="T233_94"><text:s/></text:span><text:span text:style-name="T233_95">استفاده</text:span><text:span text:style-name="T233_96"><text:s/></text:span><text:span text:style-name="T233_97">خواهید</text:span><text:span text:style-name="T233_98"><text:s/></text:span><text:span text:style-name="T233_99">کرد</text:span><text:span text:style-name="T233_100">.</text:span></text:p>
      <text:p text:style-name="P234"/>
      <text:p text:style-name="P235"><text:span text:style-name="T235_1">استفاده</text:span><text:span text:style-name="T235_2"><text:s/></text:span><text:span text:style-name="T235_3">از</text:span><text:span text:style-name="T235_4"><text:s/></text:span><text:span text:style-name="T235_5">لیست</text:span><text:span text:style-name="T235_6"><text:s/></text:span><text:span text:style-name="T235_7">خیلی</text:span><text:span text:style-name="T235_8"><text:s/></text:span><text:span text:style-name="T235_9">متداول</text:span><text:span text:style-name="T235_10"><text:s/></text:span><text:span text:style-name="T235_11">تر</text:span><text:span text:style-name="T235_12"><text:s/></text:span><text:span text:style-name="T235_13">از</text:span><text:span text:style-name="T235_14"><text:s/></text:span><text:span text:style-name="T235_15">تاپل</text:span><text:span text:style-name="T235_16"><text:s/></text:span><text:span text:style-name="T235_17">است</text:span><text:span text:style-name="T235_18">،<text:s/></text:span><text:span text:style-name="T235_19">بیشتر</text:span><text:span text:style-name="T235_20"><text:s/></text:span><text:span text:style-name="T235_21">چون</text:span><text:span text:style-name="T235_22"><text:s/></text:span><text:span text:style-name="T235_23">قابل</text:span><text:span text:style-name="T235_24"><text:s/></text:span><text:span text:style-name="T235_25">تغییر</text:span><text:span text:style-name="T235_26"><text:s/></text:span><text:span text:style-name="T235_27">هستند</text:span><text:span text:style-name="T235_28">.<text:s/></text:span><text:span text:style-name="T235_29">اما</text:span><text:span text:style-name="T235_30"><text:s/></text:span><text:span text:style-name="T235_31">موارد</text:span><text:span text:style-name="T235_32"><text:s/></text:span><text:span text:style-name="T235_33">کمی</text:span><text:span text:style-name="T235_34"><text:s/></text:span><text:span text:style-name="T235_35">هستند</text:span><text:span text:style-name="T235_36"><text:s/></text:span><text:span text:style-name="T235_37">که</text:span><text:span text:style-name="T235_38"><text:s/></text:span><text:span text:style-name="T235_39">تاپل</text:span><text:span text:style-name="T235_40"><text:s/></text:span><text:span text:style-name="T235_41">را</text:span><text:span text:style-name="T235_42"><text:s/></text:span><text:span text:style-name="T235_43">ترجیح</text:span><text:span text:style-name="T235_44"><text:s/></text:span><text:span text:style-name="T235_45">خواهید</text:span><text:span text:style-name="T235_46"><text:s/></text:span><text:span text:style-name="T235_47">داد</text:span><text:span text:style-name="T235_48">:</text:span></text:p>
      <text:list text:style-name="LS1" xml:id="list0">
        <text:list-item>
          <text:p text:style-name="P236"><text:span text:style-name="T236_1">در</text:span><text:span text:style-name="T236_2"><text:s/></text:span><text:span text:style-name="T236_3">بعضی</text:span><text:span text:style-name="T236_4"><text:s/></text:span><text:span text:style-name="T236_5">موارد</text:span><text:span text:style-name="T236_6"><text:s/></text:span><text:span text:style-name="T236_7">مانند</text:span><text:span text:style-name="T236_8"><text:s/></text:span><text:span text:style-name="T236_9">جمله</text:span><text:span text:style-name="T236_10"><text:s/></text:span><text:span text:style-name="T236_11">return</text:span><text:span text:style-name="T236_12"><text:s/></text:span><text:span text:style-name="T236_13">بصورت</text:span><text:span text:style-name="T236_14"><text:s/></text:span><text:span text:style-name="T236_15">نخوی</text:span><text:span text:style-name="T236_16"><text:s/></text:span><text:span text:style-name="T236_17">ساده</text:span><text:span text:style-name="T236_18"><text:s/></text:span><text:span text:style-name="T236_19">تر</text:span><text:span text:style-name="T236_20"><text:s/></text:span><text:span text:style-name="T236_21">است</text:span><text:span text:style-name="T236_22"><text:s/></text:span><text:span text:style-name="T236_23">که</text:span><text:span text:style-name="T236_24"><text:s/></text:span><text:span text:style-name="T236_25">یک</text:span><text:span text:style-name="T236_26"><text:s/></text:span><text:span text:style-name="T236_27">تاپل</text:span><text:span text:style-name="T236_28"><text:s/></text:span><text:span text:style-name="T236_29">ایجاد</text:span><text:span text:style-name="T236_30"><text:s/></text:span><text:span text:style-name="T236_31">کنیم</text:span><text:span text:style-name="T236_32"><text:s/></text:span><text:span text:style-name="T236_33">تا</text:span><text:span text:style-name="T236_34"><text:s/></text:span><text:span text:style-name="T236_35">یک</text:span><text:span text:style-name="T236_36"><text:s/></text:span><text:span text:style-name="T236_37">لیست</text:span><text:span text:style-name="T236_38">.<text:s/></text:span><text:span text:style-name="T236_39">در</text:span><text:span text:style-name="T236_40"><text:s/></text:span><text:span text:style-name="T236_41">بقیه</text:span><text:span text:style-name="T236_42"><text:s/></text:span><text:span text:style-name="T236_43">موارد</text:span><text:span text:style-name="T236_44"><text:s/></text:span><text:span text:style-name="T236_45">احتمالا</text:span><text:span text:style-name="T236_46"><text:s/></text:span><text:span text:style-name="T236_47">لیست</text:span><text:span text:style-name="T236_48"><text:s/></text:span><text:span text:style-name="T236_49">را</text:span><text:span text:style-name="T236_50"><text:s/></text:span><text:span text:style-name="T236_51">ترجیح</text:span><text:span text:style-name="T236_52"><text:s/></text:span><text:span text:style-name="T236_53">خواهید</text:span><text:span text:style-name="T236_54"><text:s/></text:span><text:span text:style-name="T236_55">داد</text:span><text:span text:style-name="T236_56">.</text:span></text:p>
        </text:list-item>
        <text:list-item>
          <text:p text:style-name="P237"><text:span text:style-name="T237_1">اگر</text:span><text:span text:style-name="T237_2"><text:s/></text:span><text:span text:style-name="T237_3">بخواهید</text:span><text:span text:style-name="T237_4"><text:s/></text:span><text:span text:style-name="T237_5">از</text:span><text:span text:style-name="T237_6"><text:s/></text:span><text:span text:style-name="T237_7">یک</text:span><text:span text:style-name="T237_8"><text:s/></text:span><text:span text:style-name="T237_9">دنباله</text:span><text:span text:style-name="T237_10"><text:s/></text:span><text:span text:style-name="T237_11">به</text:span><text:span text:style-name="T237_12"><text:s/></text:span><text:span text:style-name="T237_13">عنوان</text:span><text:span text:style-name="T237_14"><text:s/></text:span><text:span text:style-name="T237_15">کلید</text:span><text:span text:style-name="T237_16"><text:s/></text:span><text:span text:style-name="T237_17">دیکشنری</text:span><text:span text:style-name="T237_18"><text:s/></text:span><text:span text:style-name="T237_19">استفاده</text:span><text:span text:style-name="T237_20"><text:s/></text:span><text:span text:style-name="T237_21">کنید</text:span><text:span text:style-name="T237_22"><text:s/></text:span><text:span text:style-name="T237_23">باید</text:span><text:span text:style-name="T237_24"><text:s/></text:span><text:span text:style-name="T237_25">از</text:span><text:span text:style-name="T237_26"><text:s/></text:span><text:span text:style-name="T237_27">یک</text:span><text:span text:style-name="T237_28"><text:s/></text:span><text:span text:style-name="T237_29">نوع</text:span><text:span text:style-name="T237_30"><text:s/></text:span><text:span text:style-name="T237_31">غیرقابل</text:span><text:span text:style-name="T237_32"><text:s/></text:span><text:span text:style-name="T237_33">تغییر</text:span><text:span text:style-name="T237_34"><text:s/></text:span><text:span text:style-name="T237_35">مثل</text:span><text:span text:style-name="T237_36"><text:s/></text:span><text:span text:style-name="T237_37">تاپل</text:span><text:span text:style-name="T237_38"><text:s/></text:span><text:span text:style-name="T237_39">یا</text:span><text:span text:style-name="T237_40"><text:s/></text:span><text:span text:style-name="T237_41">لیست</text:span><text:span text:style-name="T237_42"><text:s/></text:span><text:span text:style-name="T237_43">استفاده</text:span><text:span text:style-name="T237_44"><text:s/></text:span><text:span text:style-name="T237_45">کنید</text:span><text:span text:style-name="T237_46">.</text:span></text:p>
        </text:list-item>
        <text:list-item>
          <text:p text:style-name="P238"><text:span text:style-name="T238_1">اگر</text:span><text:span text:style-name="T238_2"><text:s/></text:span><text:span text:style-name="T238_3">یک</text:span><text:span text:style-name="T238_4"><text:s/></text:span><text:span text:style-name="T238_5">دنباله</text:span><text:span text:style-name="T238_6"><text:s/></text:span><text:span text:style-name="T238_7">را</text:span><text:span text:style-name="T238_8"><text:s/></text:span><text:span text:style-name="T238_9">به</text:span><text:span text:style-name="T238_10"><text:s/></text:span><text:span text:style-name="T238_11">عنوان</text:span><text:span text:style-name="T238_12"><text:s/></text:span><text:span text:style-name="T238_13">ورودی</text:span><text:span text:style-name="T238_14"><text:s/></text:span><text:span text:style-name="T238_15">برای</text:span><text:span text:style-name="T238_16"><text:s/></text:span><text:span text:style-name="T238_17">یک</text:span><text:span text:style-name="T238_18"><text:s/></text:span><text:span text:style-name="T238_19">تابع</text:span><text:span text:style-name="T238_20"><text:s/></text:span><text:span text:style-name="T238_21">می</text:span><text:span text:style-name="T238_22">‌</text:span><text:span text:style-name="T238_23">فرستید</text:span><text:span text:style-name="T238_24">،<text:s/></text:span><text:span text:style-name="T238_25">استفاده</text:span><text:span text:style-name="T238_26"><text:s/></text:span><text:span text:style-name="T238_27">از</text:span><text:span text:style-name="T238_28"><text:s/></text:span><text:span text:style-name="T238_29">تاپل</text:span><text:span text:style-name="T238_30"><text:s/></text:span><text:span text:style-name="T238_31">پتانسیل</text:span><text:span text:style-name="T238_32"><text:s/></text:span><text:span text:style-name="T238_33">رخداد</text:span><text:span text:style-name="T238_34"><text:s/></text:span><text:span text:style-name="T238_35">رفتار</text:span><text:span text:style-name="T238_36"><text:s/></text:span><text:span text:style-name="T238_37">غیر</text:span><text:span text:style-name="T238_38"><text:s/></text:span><text:span text:style-name="T238_39">منتظره</text:span><text:span text:style-name="T238_40"><text:s/></text:span><text:span text:style-name="T238_41">را</text:span><text:span text:style-name="T238_42"><text:s/></text:span><text:span text:style-name="T238_43">جاهش</text:span><text:span text:style-name="T238_44"><text:s/></text:span><text:span text:style-name="T238_45">می</text:span><text:span text:style-name="T238_46">‌</text:span><text:span text:style-name="T238_47">دهد</text:span><text:span text:style-name="T238_48">.</text:span></text:p>
        </text:list-item>
      </text:list>
      <text:p text:style-name="P239"/>
      <text:p text:style-name="P240"><text:span text:style-name="T240_1">چون</text:span><text:span text:style-name="T240_2"><text:s/></text:span><text:span text:style-name="T240_3">تاپل</text:span><text:span text:style-name="T240_4">‌</text:span><text:span text:style-name="T240_5">ها</text:span><text:span text:style-name="T240_6"><text:s/></text:span><text:span text:style-name="T240_7">غیرقابل</text:span><text:span text:style-name="T240_8"><text:s/></text:span><text:span text:style-name="T240_9">تغییر</text:span><text:span text:style-name="T240_10"><text:s/></text:span><text:span text:style-name="T240_11">هستند</text:span><text:span text:style-name="T240_12">،<text:s/></text:span><text:span text:style-name="T240_13">متدهایی</text:span><text:span text:style-name="T240_14"><text:s/></text:span><text:span text:style-name="T240_15">مثل</text:span><text:span text:style-name="T240_16"><text:s/></text:span><text:span text:style-name="T240_17">sort</text:span><text:span text:style-name="T240_18"><text:s/></text:span><text:span text:style-name="T240_19">و</text:span><text:span text:style-name="T240_20"><text:s/></text:span><text:span text:style-name="T240_21">reverse</text:span><text:span text:style-name="T240_22"><text:s/></text:span><text:span text:style-name="T240_23">را</text:span><text:span text:style-name="T240_24"><text:s/></text:span><text:span text:style-name="T240_25">فراهم</text:span><text:span text:style-name="T240_26"><text:s/></text:span><text:span text:style-name="T240_27">نمی</text:span><text:span text:style-name="T240_28">‌</text:span><text:span text:style-name="T240_29">کند</text:span><text:span text:style-name="T240_30"><text:s/></text:span><text:span text:style-name="T240_31">در</text:span><text:span text:style-name="T240_32"><text:s/></text:span><text:span text:style-name="T240_33">حالی</text:span><text:span text:style-name="T240_34"><text:s/></text:span><text:span text:style-name="T240_35">که</text:span><text:span text:style-name="T240_36"><text:s/></text:span><text:span text:style-name="T240_37">در</text:span><text:span text:style-name="T240_38"><text:s/></text:span><text:span text:style-name="T240_39">لیست</text:span><text:span text:style-name="T240_40"><text:s/></text:span><text:span text:style-name="T240_41">وجود</text:span><text:span text:style-name="T240_42"><text:s/></text:span><text:span text:style-name="T240_43">دارند</text:span><text:span text:style-name="T240_44">.<text:s/></text:span><text:span text:style-name="T240_45">اما</text:span><text:span text:style-name="T240_46"><text:s/></text:span><text:span text:style-name="T240_47">پایتون</text:span><text:span text:style-name="T240_48"><text:s/></text:span><text:span text:style-name="T240_49">توابع</text:span><text:span text:style-name="T240_50"><text:s/></text:span><text:span text:style-name="T240_51">درونسازی</text:span><text:span text:style-name="T240_52"><text:s/></text:span><text:span text:style-name="T240_53">شده</text:span><text:span text:style-name="T240_54"><text:s/></text:span><text:span text:style-name="T240_55">sorted</text:span><text:span text:style-name="T240_56"><text:s/></text:span><text:span text:style-name="T240_57">و</text:span><text:span text:style-name="T240_58"><text:s/></text:span><text:span text:style-name="T240_59">reversed</text:span><text:span text:style-name="T240_60"><text:s/></text:span><text:span text:style-name="T240_61">را</text:span><text:span text:style-name="T240_62"><text:s/></text:span><text:span text:style-name="T240_63">فراهم</text:span><text:span text:style-name="T240_64"><text:s/></text:span><text:span text:style-name="T240_65">کرده</text:span><text:span text:style-name="T240_66"><text:s/></text:span><text:span text:style-name="T240_67">که</text:span><text:span text:style-name="T240_68"><text:s/></text:span><text:span text:style-name="T240_69">که</text:span><text:span text:style-name="T240_70"><text:s/></text:span><text:span text:style-name="T240_71">هر</text:span><text:span text:style-name="T240_72"><text:s/></text:span><text:span text:style-name="T240_73">نوع</text:span><text:span text:style-name="T240_74"><text:s/></text:span><text:span text:style-name="T240_75">دنباله</text:span><text:span text:style-name="T240_76"><text:s/></text:span><text:span text:style-name="T240_77">ای</text:span><text:span text:style-name="T240_78"><text:s/></text:span><text:span text:style-name="T240_79">را</text:span><text:span text:style-name="T240_80"><text:s/></text:span><text:span text:style-name="T240_81">به</text:span><text:span text:style-name="T240_82"><text:s/></text:span><text:span text:style-name="T240_83">عنوان</text:span><text:span text:style-name="T240_84"><text:s/></text:span><text:span text:style-name="T240_85">پارامتر</text:span><text:span text:style-name="T240_86"><text:s/></text:span><text:span text:style-name="T240_87">گرفته</text:span><text:span text:style-name="T240_88"><text:s/></text:span><text:span text:style-name="T240_89">و</text:span><text:span text:style-name="T240_90"><text:s/></text:span><text:span text:style-name="T240_91">یک</text:span><text:span text:style-name="T240_92"><text:s/></text:span><text:span text:style-name="T240_93">لیست</text:span><text:span text:style-name="T240_94"><text:s/></text:span><text:span text:style-name="T240_95">جدید</text:span><text:span text:style-name="T240_96"><text:s/></text:span><text:span text:style-name="T240_97">با</text:span><text:span text:style-name="T240_98"><text:s/></text:span><text:span text:style-name="T240_99">همان</text:span><text:span text:style-name="T240_100"><text:s/></text:span><text:span text:style-name="T240_101">عناصر</text:span><text:span text:style-name="T240_102"><text:s/></text:span><text:span text:style-name="T240_103">اما</text:span><text:span text:style-name="T240_104"><text:s/></text:span><text:span text:style-name="T240_105">با</text:span><text:span text:style-name="T240_106"><text:s/></text:span><text:span text:style-name="T240_107">ترتیب</text:span><text:span text:style-name="T240_108"><text:s/></text:span><text:span text:style-name="T240_109">متفاوتی</text:span><text:span text:style-name="T240_110"><text:s/></text:span><text:span text:style-name="T240_111">بر</text:span><text:span text:style-name="T240_112"><text:s/></text:span><text:span text:style-name="T240_113">می</text:span><text:span text:style-name="T240_114">‌</text:span><text:span text:style-name="T240_115">گرداند</text:span><text:span text:style-name="T240_116">.</text:span></text:p>
      <text:p text:style-name="P241"/>
      <text:p text:style-name="P242"><text:span text:style-name="T242_1">۱۲.۹<text:s/></text:span><text:span text:style-name="T242_2">خطایابی</text:span></text:p>
      <text:p text:style-name="P243"><text:span text:style-name="T243_1">لیست</text:span><text:span text:style-name="T243_2">‌</text:span><text:span text:style-name="T243_3">ها</text:span><text:span text:style-name="T243_4">،<text:s/></text:span><text:span text:style-name="T243_5">تاپل</text:span><text:span text:style-name="T243_6">‌</text:span><text:span text:style-name="T243_7">ها</text:span><text:span text:style-name="T243_8"><text:s/></text:span><text:span text:style-name="T243_9">و</text:span><text:span text:style-name="T243_10"><text:s/></text:span><text:span text:style-name="T243_11">دیکشنری</text:span><text:span text:style-name="T243_12">‌</text:span><text:span text:style-name="T243_13">ها</text:span><text:span text:style-name="T243_14"><text:s/></text:span><text:span text:style-name="T243_15">بطور</text:span><text:span text:style-name="T243_16"><text:s/></text:span><text:span text:style-name="T243_17">عمومی</text:span><text:span text:style-name="T243_18"><text:s/></text:span><text:span text:style-name="T243_19">به</text:span><text:span text:style-name="T243_20"><text:s/></text:span><text:span text:style-name="T243_21">عنوان</text:span><text:span text:style-name="T243_22"><text:s/></text:span><text:span text:style-name="T243_23">ساختمان</text:span><text:span text:style-name="T243_24"><text:s/></text:span><text:span text:style-name="T243_25">داده</text:span><text:span text:style-name="T243_26"><text:s/></text:span><text:span text:style-name="T243_27">شناخته</text:span><text:span text:style-name="T243_28"><text:s/></text:span><text:span text:style-name="T243_29">می</text:span><text:span text:style-name="T243_30">‌</text:span><text:span text:style-name="T243_31">شوند</text:span><text:span text:style-name="T243_32">.<text:s/></text:span><text:span text:style-name="T243_33">در</text:span><text:span text:style-name="T243_34"><text:s/></text:span><text:span text:style-name="T243_35">این</text:span><text:span text:style-name="T243_36"><text:s/></text:span><text:span text:style-name="T243_37">فصل</text:span><text:span text:style-name="T243_38"><text:s/></text:span><text:span text:style-name="T243_39">ساختمان</text:span><text:span text:style-name="T243_40">‌</text:span><text:span text:style-name="T243_41">های</text:span><text:span text:style-name="T243_42"><text:s/></text:span><text:span text:style-name="T243_43">داده</text:span><text:span text:style-name="T243_44">‌</text:span><text:span text:style-name="T243_45">ای</text:span><text:span text:style-name="T243_46"><text:s/></text:span><text:span text:style-name="T243_47">ترکیبی</text:span><text:span text:style-name="T243_48">‌</text:span><text:span text:style-name="T243_49">ای</text:span><text:span text:style-name="T243_50"><text:s/></text:span><text:span text:style-name="T243_51">دیدیم</text:span><text:span text:style-name="T243_52"><text:s/></text:span><text:span text:style-name="T243_53">مثل</text:span><text:span text:style-name="T243_54"><text:s/></text:span><text:span text:style-name="T243_55">لیستی</text:span><text:span text:style-name="T243_56"><text:s/></text:span><text:span text:style-name="T243_57">از</text:span><text:span text:style-name="T243_58"><text:s/></text:span><text:span text:style-name="T243_59">تاپل</text:span><text:span text:style-name="T243_60">‌</text:span><text:span text:style-name="T243_61">ها</text:span><text:span text:style-name="T243_62"><text:s/></text:span><text:span text:style-name="T243_63">و</text:span><text:span text:style-name="T243_64"><text:s/></text:span><text:span text:style-name="T243_65">دیکشنری</text:span><text:span text:style-name="T243_66">‌</text:span><text:span text:style-name="T243_67">ها</text:span><text:span text:style-name="T243_68"><text:s/></text:span><text:span text:style-name="T243_69">که</text:span><text:span text:style-name="T243_70"><text:s/></text:span><text:span text:style-name="T243_71">شامل</text:span><text:span text:style-name="T243_72"><text:s/></text:span><text:span text:style-name="T243_73">تاپل</text:span><text:span text:style-name="T243_74"><text:s/></text:span><text:span text:style-name="T243_75">به</text:span><text:span text:style-name="T243_76"><text:s/></text:span><text:span text:style-name="T243_77">عنوان</text:span><text:span text:style-name="T243_78"><text:s/></text:span><text:span text:style-name="T243_79">کیلد</text:span><text:span text:style-name="T243_80"><text:s/></text:span><text:span text:style-name="T243_81">و</text:span><text:span text:style-name="T243_82"><text:s/></text:span><text:span text:style-name="T243_83">لیست</text:span><text:span text:style-name="T243_84"><text:s/></text:span><text:span text:style-name="T243_85">به</text:span><text:span text:style-name="T243_86"><text:s/></text:span><text:span text:style-name="T243_87">عنوان</text:span><text:span text:style-name="T243_88"><text:s/></text:span><text:span text:style-name="T243_89">مقدار</text:span><text:span text:style-name="T243_90"><text:s/></text:span><text:span text:style-name="T243_91">بودند</text:span><text:span text:style-name="T243_92">.<text:s/></text:span><text:span text:style-name="T243_93">ساختمان</text:span><text:span text:style-name="T243_94">‌</text:span><text:span text:style-name="T243_95">های</text:span><text:span text:style-name="T243_96"><text:s/></text:span><text:span text:style-name="T243_97">داده</text:span><text:span text:style-name="T243_98">‌</text:span><text:span text:style-name="T243_99">ای</text:span><text:span text:style-name="T243_100"><text:s/></text:span><text:span text:style-name="T243_101">ترکیبی</text:span><text:span text:style-name="T243_102"><text:s/></text:span><text:span text:style-name="T243_103">کاربردی</text:span><text:span text:style-name="T243_104"><text:s/></text:span><text:span text:style-name="T243_105">هستند</text:span><text:span text:style-name="T243_106"><text:s/></text:span><text:span text:style-name="T243_107">اما</text:span><text:span text:style-name="T243_108"><text:s/></text:span><text:span text:style-name="T243_109">مستعد</text:span><text:span text:style-name="T243_110"><text:s/></text:span><text:span text:style-name="T243_111">چیزی</text:span><text:span text:style-name="T243_112"><text:s/></text:span><text:span text:style-name="T243_113">هستند</text:span><text:span text:style-name="T243_114"><text:s/></text:span><text:span text:style-name="T243_115">که</text:span><text:span text:style-name="T243_116"><text:s/></text:span><text:span text:style-name="T243_117">من</text:span><text:span text:style-name="T243_118"><text:s/></text:span><text:span text:style-name="T243_119">به</text:span><text:span text:style-name="T243_120"><text:s/></text:span><text:span text:style-name="T243_121">آنها</text:span><text:span text:style-name="T243_122"><text:s/></text:span><text:span text:style-name="T243_123">shape</text:span><text:span text:style-name="T243_124"><text:s/></text:span><text:span text:style-name="T243_125">error</text:span><text:span text:style-name="T243_126"><text:s/></text:span><text:span text:style-name="T243_127">می</text:span><text:span text:style-name="T243_128">‌</text:span><text:span text:style-name="T243_129">گویم</text:span><text:span text:style-name="T243_130">.<text:s/></text:span><text:span text:style-name="T243_131">که</text:span><text:span text:style-name="T243_132"><text:s/></text:span><text:span text:style-name="T243_133">خطاهایی</text:span><text:span text:style-name="T243_134"><text:s/></text:span><text:span text:style-name="T243_135">هستند</text:span><text:span text:style-name="T243_136"><text:s/></text:span><text:span text:style-name="T243_137">که</text:span><text:span text:style-name="T243_138"><text:s/></text:span><text:span text:style-name="T243_139">وقتی</text:span><text:span text:style-name="T243_140"><text:s/></text:span><text:span text:style-name="T243_141">یک</text:span><text:span text:style-name="T243_142"><text:s/></text:span><text:span text:style-name="T243_143">ساختمان</text:span><text:span text:style-name="T243_144"><text:s/></text:span><text:span text:style-name="T243_145">داده</text:span><text:span text:style-name="T243_146">‌</text:span><text:span text:style-name="T243_147">ای</text:span><text:span text:style-name="T243_148"><text:s/></text:span><text:span text:style-name="T243_149">نوع</text:span><text:span text:style-name="T243_150">،<text:s/></text:span><text:span text:style-name="T243_151">اندازه</text:span><text:span text:style-name="T243_152"><text:s/></text:span><text:span text:style-name="T243_153">یا</text:span><text:span text:style-name="T243_154"><text:s/></text:span><text:span text:style-name="T243_155">ترکیب</text:span><text:span text:style-name="T243_156"><text:s/></text:span><text:span text:style-name="T243_157">اشتباه</text:span><text:span text:style-name="T243_158"><text:s/></text:span><text:span text:style-name="T243_159">دارد</text:span><text:span text:style-name="T243_160"><text:s/></text:span><text:span text:style-name="T243_161">رخ</text:span><text:span text:style-name="T243_162"><text:s/></text:span><text:span text:style-name="T243_163">می</text:span><text:span text:style-name="T243_164">‌</text:span><text:span text:style-name="T243_165">دهند</text:span><text:span text:style-name="T243_166">.<text:s/></text:span><text:span text:style-name="T243_167">برای</text:span><text:span text:style-name="T243_168"><text:s/></text:span><text:span text:style-name="T243_169">مثال</text:span><text:span text:style-name="T243_170"><text:s/></text:span><text:span text:style-name="T243_171">اگر</text:span><text:span text:style-name="T243_172"><text:s/></text:span><text:span text:style-name="T243_173">شما</text:span><text:span text:style-name="T243_174"><text:s/></text:span><text:span text:style-name="T243_175">انتظار</text:span><text:span text:style-name="T243_176"><text:s/></text:span><text:span text:style-name="T243_177">یک</text:span><text:span text:style-name="T243_178"><text:s/></text:span><text:span text:style-name="T243_179">لیست</text:span><text:span text:style-name="T243_180"><text:s/></text:span><text:span text:style-name="T243_181">با</text:span><text:span text:style-name="T243_182"><text:s/></text:span><text:span text:style-name="T243_183">یک</text:span><text:span text:style-name="T243_184"><text:s/></text:span><text:span text:style-name="T243_185">عدد</text:span><text:span text:style-name="T243_186"><text:s/></text:span><text:span text:style-name="T243_187">صحیح</text:span><text:span text:style-name="T243_188"><text:s/></text:span><text:span text:style-name="T243_189">را</text:span><text:span text:style-name="T243_190"><text:s/></text:span><text:span text:style-name="T243_191">داشته</text:span><text:span text:style-name="T243_192"><text:s/></text:span><text:span text:style-name="T243_193">باشید</text:span><text:span text:style-name="T243_194"><text:s/></text:span><text:span text:style-name="T243_195">و</text:span><text:span text:style-name="T243_196"><text:s/></text:span><text:span text:style-name="T243_197">من</text:span><text:span text:style-name="T243_198"><text:s/></text:span><text:span text:style-name="T243_199">یک</text:span><text:span text:style-name="T243_200"><text:s/></text:span><text:span text:style-name="T243_201">عدد</text:span><text:span text:style-name="T243_202"><text:s/></text:span><text:span text:style-name="T243_203">صحیح</text:span><text:span text:style-name="T243_204"><text:s/></text:span><text:span text:style-name="T243_205">ساده</text:span><text:span text:style-name="T243_206"><text:s/></text:span><text:span text:style-name="T243_207">بدهم</text:span><text:span text:style-name="T243_208"><text:s/>(<text:s/></text:span><text:span text:style-name="T243_209">نه</text:span><text:span text:style-name="T243_210"><text:s/></text:span><text:span text:style-name="T243_211">در</text:span><text:span text:style-name="T243_212"><text:s/></text:span><text:span text:style-name="T243_213">داخل</text:span><text:span text:style-name="T243_214"><text:s/></text:span><text:span text:style-name="T243_215">یک</text:span><text:span text:style-name="T243_216"><text:s/></text:span><text:span text:style-name="T243_217">لیست</text:span><text:span text:style-name="T243_218"><text:s/>)،<text:s/></text:span><text:span text:style-name="T243_219">کار</text:span><text:span text:style-name="T243_220"><text:s/></text:span><text:span text:style-name="T243_221">نخواهد</text:span><text:span text:style-name="T243_222"><text:s/></text:span><text:span text:style-name="T243_223">کرد</text:span><text:span text:style-name="T243_224">.</text:span></text:p>
      <text:p text:style-name="P244"/>
      <text:p text:style-name="P245"><text:span text:style-name="T245_1">برای</text:span><text:span text:style-name="T245_2"><text:s/></text:span><text:span text:style-name="T245_3">کمک</text:span><text:span text:style-name="T245_4"><text:s/></text:span><text:span text:style-name="T245_5">به</text:span><text:span text:style-name="T245_6"><text:s/></text:span><text:span text:style-name="T245_7">خطایابی</text:span><text:span text:style-name="T245_8"><text:s/></text:span><text:span text:style-name="T245_9">این</text:span><text:span text:style-name="T245_10"><text:s/></text:span><text:span text:style-name="T245_11">نوع</text:span><text:span text:style-name="T245_12"><text:s/></text:span><text:span text:style-name="T245_13">از</text:span><text:span text:style-name="T245_14"><text:s/></text:span><text:span text:style-name="T245_15">خطاها</text:span><text:span text:style-name="T245_16">،<text:s/></text:span><text:span text:style-name="T245_17">یک</text:span><text:span text:style-name="T245_18"><text:s/></text:span><text:span text:style-name="T245_19">ماژول</text:span><text:span text:style-name="T245_20"><text:s/></text:span><text:span text:style-name="T245_21">به</text:span><text:span text:style-name="T245_22"><text:s/></text:span><text:span text:style-name="T245_23">نام</text:span><text:span text:style-name="T245_24"><text:s/></text:span><text:span text:style-name="T245_25">structshape</text:span><text:span text:style-name="T245_26"><text:s/></text:span><text:span text:style-name="T245_27">نوشتم</text:span><text:span text:style-name="T245_28"><text:s/></text:span><text:span text:style-name="T245_29">که</text:span><text:span text:style-name="T245_30"><text:s/></text:span><text:span text:style-name="T245_31">یک</text:span><text:span text:style-name="T245_32"><text:s/></text:span><text:span text:style-name="T245_33">تابع</text:span><text:span text:style-name="T245_34"><text:s/></text:span><text:span text:style-name="T245_35">به</text:span><text:span text:style-name="T245_36"><text:s/></text:span><text:span text:style-name="T245_37">نام</text:span><text:span text:style-name="T245_38"><text:s/></text:span><text:span text:style-name="T245_39">structshape</text:span><text:span text:style-name="T245_40"><text:s/></text:span><text:span text:style-name="T245_41">فراهم</text:span><text:span text:style-name="T245_42"><text:s/></text:span><text:span text:style-name="T245_43">می</text:span><text:span text:style-name="T245_44">‌</text:span><text:span text:style-name="T245_45">کند</text:span><text:span text:style-name="T245_46"><text:s/></text:span><text:span text:style-name="T245_47">که</text:span><text:span text:style-name="T245_48"><text:s/></text:span><text:span text:style-name="T245_49">هر</text:span><text:span text:style-name="T245_50"><text:s/></text:span><text:span text:style-name="T245_51">نوعی</text:span><text:span text:style-name="T245_52"><text:s/></text:span><text:span text:style-name="T245_53">از</text:span><text:span text:style-name="T245_54"><text:s/></text:span><text:span text:style-name="T245_55">ساختمان</text:span><text:span text:style-name="T245_56"><text:s/></text:span><text:span text:style-name="T245_57">داده</text:span><text:span text:style-name="T245_58">‌</text:span><text:span text:style-name="T245_59">ای</text:span><text:span text:style-name="T245_60"><text:s/></text:span><text:span text:style-name="T245_61">را</text:span><text:span text:style-name="T245_62"><text:s/></text:span><text:span text:style-name="T245_63">به</text:span><text:span text:style-name="T245_64"><text:s/></text:span><text:span text:style-name="T245_65">عنوان</text:span><text:span text:style-name="T245_66"><text:s/></text:span><text:span text:style-name="T245_67">ورودی</text:span><text:span text:style-name="T245_68"><text:s/></text:span><text:span text:style-name="T245_69">دریافت</text:span><text:span text:style-name="T245_70"><text:s/></text:span><text:span text:style-name="T245_71">کرده</text:span><text:span text:style-name="T245_72"><text:s/></text:span><text:span text:style-name="T245_73">و</text:span><text:span text:style-name="T245_74"><text:s/></text:span><text:span text:style-name="T245_75">یک</text:span><text:span text:style-name="T245_76"><text:s/></text:span><text:span text:style-name="T245_77">خلاصه</text:span><text:span text:style-name="T245_78"><text:s/></text:span><text:span text:style-name="T245_79">از</text:span><text:span text:style-name="T245_80"><text:s/></text:span><text:span text:style-name="T245_81">ساختار</text:span><text:span text:style-name="T245_82"><text:s/></text:span><text:span text:style-name="T245_83">ان</text:span><text:span text:style-name="T245_84"><text:s/></text:span><text:span text:style-name="T245_85">بصورت</text:span><text:span text:style-name="T245_86"><text:s/></text:span><text:span text:style-name="T245_87">رشته</text:span><text:span text:style-name="T245_88"><text:s/></text:span><text:span text:style-name="T245_89">باز</text:span><text:span text:style-name="T245_90"><text:s/></text:span><text:span text:style-name="T245_91">می</text:span><text:span text:style-name="T245_92">‌</text:span><text:span text:style-name="T245_93">گرداند</text:span><text:span text:style-name="T245_94">.<text:s/></text:span><text:span text:style-name="T245_95">می</text:span><text:span text:style-name="T245_96">‌</text:span><text:span text:style-name="T245_97">تواند</text:span><text:span text:style-name="T245_98"><text:s/></text:span><text:span text:style-name="T245_99">از</text:span><text:span text:style-name="T245_100"><text:s/></text:span><text:span text:style-name="T245_101">ادرس</text:span><text:span text:style-name="T245_102"><text:s/></text:span><text:span text:style-name="T245_103">زیر</text:span><text:span text:style-name="T245_104"><text:s/></text:span><text:span text:style-name="T245_105">آن</text:span><text:span text:style-name="T245_106"><text:s/></text:span><text:span text:style-name="T245_107">را</text:span><text:span text:style-name="T245_108"><text:s/></text:span><text:span text:style-name="T245_109">دریافت</text:span><text:span text:style-name="T245_110"><text:s/></text:span><text:span text:style-name="T245_111">کنید</text:span><text:span text:style-name="T245_112">:<text:s/></text:span><text:span text:style-name="T245_113"><text:a xlink:type="simple" xlink:href="http://www.greenteapress.com/thinkpython/code/structshape.py"><text:span text:style-name="T245_114">http</text:span></text:a></text:span><text:span text:style-name="T245_115"><text:a xlink:type="simple" xlink:href="http://www.greenteapress.com/thinkpython/code/structshape.py"><text:span text:style-name="T245_116">://</text:span></text:a></text:span><text:span text:style-name="T245_117"><text:a xlink:type="simple" xlink:href="http://www.greenteapress.com/thinkpython/code/structshape.py"><text:span text:style-name="T245_118">www</text:span></text:a></text:span><text:span text:style-name="T245_119"><text:a xlink:type="simple" xlink:href="http://www.greenteapress.com/thinkpython/code/structshape.py"><text:span text:style-name="T245_120">.</text:span></text:a></text:span><text:span text:style-name="T245_121"><text:a xlink:type="simple" xlink:href="http://www.greenteapress.com/thinkpython/code/structshape.py"><text:span text:style-name="T245_122">greenteapress</text:span></text:a></text:span><text:span text:style-name="T245_123"><text:a xlink:type="simple" xlink:href="http://www.greenteapress.com/thinkpython/code/structshape.py"><text:span text:style-name="T245_124">.</text:span></text:a></text:span><text:span text:style-name="T245_125"><text:a xlink:type="simple" xlink:href="http://www.greenteapress.com/thinkpython/code/structshape.py"><text:span text:style-name="T245_126">com</text:span></text:a></text:span><text:span text:style-name="T245_127"><text:a xlink:type="simple" xlink:href="http://www.greenteapress.com/thinkpython/code/structshape.py"><text:span text:style-name="T245_128">/</text:span></text:a></text:span><text:span text:style-name="T245_129"><text:a xlink:type="simple" xlink:href="http://www.greenteapress.com/thinkpython/code/structshape.py"><text:span text:style-name="T245_130">thinkpython</text:span></text:a></text:span><text:span text:style-name="T245_131"><text:a xlink:type="simple" xlink:href="http://www.greenteapress.com/thinkpython/code/structshape.py"><text:span text:style-name="T245_132">/</text:span></text:a></text:span><text:span text:style-name="T245_133"><text:a xlink:type="simple" xlink:href="http://www.greenteapress.com/thinkpython/code/structshape.py"><text:span text:style-name="T245_134">code</text:span></text:a></text:span><text:span text:style-name="T245_135"><text:a xlink:type="simple" xlink:href="http://www.greenteapress.com/thinkpython/code/structshape.py"><text:span text:style-name="T245_136">/</text:span></text:a></text:span><text:span text:style-name="T245_137"><text:a xlink:type="simple" xlink:href="http://www.greenteapress.com/thinkpython/code/structshape.py"><text:span text:style-name="T245_138">structshape</text:span></text:a></text:span><text:span text:style-name="T245_139"><text:a xlink:type="simple" xlink:href="http://www.greenteapress.com/thinkpython/code/structshape.py"><text:span text:style-name="T245_140">.</text:span></text:a></text:span><text:span text:style-name="T245_141"><text:a xlink:type="simple" xlink:href="http://www.greenteapress.com/thinkpython/code/structshape.py"><text:span text:style-name="T245_142">py</text:span></text:a></text:span></text:p>
      <text:p text:style-name="P246"/>
      <text:p text:style-name="P247"><text:span text:style-name="T247_1">یک</text:span><text:span text:style-name="T247_2"><text:s/></text:span><text:span text:style-name="T247_3">مثال</text:span><text:span text:style-name="T247_4"><text:s/></text:span><text:span text:style-name="T247_5">از</text:span><text:span text:style-name="T247_6"><text:s/></text:span><text:span text:style-name="T247_7">نتیجه</text:span><text:span text:style-name="T247_8"><text:s/></text:span><text:span text:style-name="T247_9">یک</text:span><text:span text:style-name="T247_10"><text:s/></text:span><text:span text:style-name="T247_11">لیست</text:span><text:span text:style-name="T247_12"><text:s/></text:span><text:span text:style-name="T247_13">ساده</text:span><text:span text:style-name="T247_14">:</text:span></text:p>
      <text:p text:style-name="P248"><text:span text:style-name="T248_1">&gt;&gt;&gt;<text:s/></text:span><text:span text:style-name="T248_2">from</text:span><text:span text:style-name="T248_3"><text:s/></text:span><text:span text:style-name="T248_4">structshape</text:span><text:span text:style-name="T248_5"><text:s/></text:span><text:span text:style-name="T248_6">import</text:span><text:span text:style-name="T248_7"><text:s/></text:span><text:span text:style-name="T248_8">structshape</text:span></text:p>
      <text:p text:style-name="P249"><text:span text:style-name="T249_1">&gt;&gt;&gt;<text:s/></text:span><text:span text:style-name="T249_2">t</text:span><text:span text:style-name="T249_3"><text:s/>=<text:s/>[1,<text:s/>2,<text:s/>3]</text:span></text:p>
      <text:p text:style-name="P250"><text:span text:style-name="T250_1">&gt;&gt;&gt;<text:s/></text:span><text:span text:style-name="T250_2">print</text:span><text:span text:style-name="T250_3"><text:s/></text:span><text:span text:style-name="T250_4">structshape</text:span><text:span text:style-name="T250_5">(</text:span><text:span text:style-name="T250_6">t</text:span><text:span text:style-name="T250_7">)</text:span></text:p>
      <text:p text:style-name="P251"><text:span text:style-name="T251_1">list</text:span><text:span text:style-name="T251_2"><text:s/></text:span><text:span text:style-name="T251_3">if</text:span><text:span text:style-name="T251_4"><text:s/>3<text:s/></text:span><text:span text:style-name="T251_5">int</text:span></text:p>
      <text:p text:style-name="P252"><text:span text:style-name="T252_1">یک</text:span><text:span text:style-name="T252_2"><text:s/></text:span><text:span text:style-name="T252_3">برنامه</text:span><text:span text:style-name="T252_4"><text:s/></text:span><text:span text:style-name="T252_5">بهتر</text:span><text:span text:style-name="T252_6"><text:s/></text:span><text:span text:style-name="T252_7">احتمالا</text:span><text:span text:style-name="T252_8"><text:s/></text:span><text:span text:style-name="T252_9">باید</text:span><text:span text:style-name="T252_10"><text:s/></text:span><text:span text:style-name="T252_11">می</text:span><text:span text:style-name="T252_12">‌</text:span><text:span text:style-name="T252_13">نوشت</text:span><text:span text:style-name="T252_14"><text:s/>"</text:span><text:span text:style-name="T252_15">list</text:span><text:span text:style-name="T252_16"><text:s/></text:span><text:span text:style-name="T252_17">of</text:span><text:span text:style-name="T252_18"><text:s/>3<text:s/></text:span><text:span text:style-name="T252_19">ints</text:span><text:span text:style-name="T252_20">"<text:s/></text:span><text:span text:style-name="T252_21">ولی</text:span><text:span text:style-name="T252_22"><text:s/></text:span><text:span text:style-name="T252_23">درگیر</text:span><text:span text:style-name="T252_24"><text:s/></text:span><text:span text:style-name="T252_25">صیغه</text:span><text:span text:style-name="T252_26"><text:s/></text:span><text:span text:style-name="T252_27">جمع</text:span><text:span text:style-name="T252_28"><text:s/></text:span><text:span text:style-name="T252_29">نشدن</text:span><text:span text:style-name="T252_30"><text:s/></text:span><text:span text:style-name="T252_31">ساده</text:span><text:span text:style-name="T252_32"><text:s/></text:span><text:span text:style-name="T252_33">تر</text:span><text:span text:style-name="T252_34"><text:s/></text:span><text:span text:style-name="T252_35">است</text:span><text:span text:style-name="T252_36">.</text:span></text:p>
      <text:p text:style-name="P253"><text:span text:style-name="T253_1">یک</text:span><text:span text:style-name="T253_2"><text:s/></text:span><text:span text:style-name="T253_3">نمونه</text:span><text:span text:style-name="T253_4"><text:s/></text:span><text:span text:style-name="T253_5">از</text:span><text:span text:style-name="T253_6"><text:s/></text:span><text:span text:style-name="T253_7">لیستی</text:span><text:span text:style-name="T253_8"><text:s/></text:span><text:span text:style-name="T253_9">از</text:span><text:span text:style-name="T253_10"><text:s/></text:span><text:span text:style-name="T253_11">لیست</text:span><text:span text:style-name="T253_12">‌</text:span><text:span text:style-name="T253_13">ها</text:span><text:span text:style-name="T253_14">:</text:span></text:p>
      <text:p text:style-name="P254"><text:span text:style-name="T254_1">&gt;&gt;&gt;<text:s/></text:span><text:span text:style-name="T254_2">t</text:span><text:span text:style-name="T254_3">2<text:s/>=<text:s/>[[1,<text:s/>2],<text:s/>[3,<text:s/>4],<text:s/>[5,<text:s/>6]]</text:span></text:p>
      <text:p text:style-name="P255"><text:span text:style-name="T255_1">&gt;&gt;&gt;<text:s/></text:span><text:span text:style-name="T255_2">print</text:span><text:span text:style-name="T255_3"><text:s/></text:span><text:span text:style-name="T255_4">structshape</text:span><text:span text:style-name="T255_5">(</text:span><text:span text:style-name="T255_6">t</text:span><text:span text:style-name="T255_7">2)</text:span></text:p>
      <text:p text:style-name="P256"><text:span text:style-name="T256_1">list</text:span><text:span text:style-name="T256_2"><text:s/></text:span><text:span text:style-name="T256_3">of</text:span><text:span text:style-name="T256_4"><text:s/>3<text:s/></text:span><text:span text:style-name="T256_5">list</text:span><text:span text:style-name="T256_6"><text:s/></text:span><text:span text:style-name="T256_7">of</text:span><text:span text:style-name="T256_8"><text:s/>2<text:s/></text:span><text:span text:style-name="T256_9">int</text:span></text:p>
      <text:p text:style-name="P257"><text:span text:style-name="T257_1">اگر</text:span><text:span text:style-name="T257_2"><text:s/></text:span><text:span text:style-name="T257_3">عناصر</text:span><text:span text:style-name="T257_4"><text:s/></text:span><text:span text:style-name="T257_5">لیست</text:span><text:span text:style-name="T257_6"><text:s/></text:span><text:span text:style-name="T257_7">از</text:span><text:span text:style-name="T257_8"><text:s/></text:span><text:span text:style-name="T257_9">یک</text:span><text:span text:style-name="T257_10"><text:s/></text:span><text:span text:style-name="T257_11">نوع</text:span><text:span text:style-name="T257_12"><text:s/></text:span><text:span text:style-name="T257_13">نباشند</text:span><text:span text:style-name="T257_14"><text:s/></text:span><text:span text:style-name="T257_15">structshape</text:span><text:span text:style-name="T257_16"><text:s text:c="2"/></text:span><text:span text:style-name="T257_17">بر</text:span><text:span text:style-name="T257_18"><text:s/></text:span><text:span text:style-name="T257_19">اساس</text:span><text:span text:style-name="T257_20"><text:s/></text:span><text:span text:style-name="T257_21">نوعشان</text:span><text:span text:style-name="T257_22"><text:s/></text:span><text:span text:style-name="T257_23">گروه</text:span><text:span text:style-name="T257_24"><text:s/></text:span><text:span text:style-name="T257_25">بندی</text:span><text:span text:style-name="T257_26"><text:s/></text:span><text:span text:style-name="T257_27">می</text:span><text:span text:style-name="T257_28"><text:s/></text:span><text:span text:style-name="T257_29">کند</text:span><text:span text:style-name="T257_30">:</text:span></text:p>
      <text:p text:style-name="P258"><text:span text:style-name="T258_1">&gt;&gt;&gt;<text:s/></text:span><text:span text:style-name="T258_2">t</text:span><text:span text:style-name="T258_3">3<text:s/>=<text:s/>[1,<text:s/>2,<text:s/>3,<text:s/>4.0,<text:s/>‘5’,<text:s/>‘6’,<text:s/>[7],<text:s/>[8],<text:s/>9]</text:span></text:p>
      <text:p text:style-name="P259"><text:span text:style-name="T259_1">&gt;&gt;&gt;</text:span><text:span text:style-name="T259_2">print</text:span><text:span text:style-name="T259_3"><text:s/></text:span><text:span text:style-name="T259_4">structshape</text:span><text:span text:style-name="T259_5">(</text:span><text:span text:style-name="T259_6">t</text:span><text:span text:style-name="T259_7">3)</text:span></text:p>
      <text:p text:style-name="P260"><text:span text:style-name="T260_1">list</text:span><text:span text:style-name="T260_2"><text:s/></text:span><text:span text:style-name="T260_3">of</text:span><text:span text:style-name="T260_4"><text:s/>(3<text:s/></text:span><text:span text:style-name="T260_5">int</text:span><text:span text:style-name="T260_6">,<text:s/></text:span><text:span text:style-name="T260_7">float</text:span><text:span text:style-name="T260_8">,<text:s/>2<text:s/></text:span><text:span text:style-name="T260_9">str</text:span><text:span text:style-name="T260_10">,<text:s/>2<text:s/></text:span><text:span text:style-name="T260_11">list</text:span><text:span text:style-name="T260_12"><text:s/></text:span><text:span text:style-name="T260_13">of</text:span><text:span text:style-name="T260_14"><text:s/></text:span><text:span text:style-name="T260_15">int</text:span><text:span text:style-name="T260_16">,<text:s/></text:span><text:span text:style-name="T260_17">int</text:span><text:span text:style-name="T260_18">)</text:span></text:p>
      <text:p text:style-name="P261"><text:span text:style-name="T261_1">یکن</text:span><text:span text:style-name="T261_2"><text:s/></text:span><text:span text:style-name="T261_3">نمونه</text:span><text:span text:style-name="T261_4"><text:s/></text:span><text:span text:style-name="T261_5">از</text:span><text:span text:style-name="T261_6"><text:s/></text:span><text:span text:style-name="T261_7">تاپل</text:span><text:span text:style-name="T261_8">:</text:span></text:p>
      <text:p text:style-name="P262"><text:span text:style-name="T262_1">&gt;&gt;&gt;<text:s/></text:span><text:span text:style-name="T262_2">s</text:span><text:span text:style-name="T262_3"><text:s/>=<text:s/>‘</text:span><text:span text:style-name="T262_4">abc</text:span><text:span text:style-name="T262_5">’</text:span></text:p>
      <text:p text:style-name="P263"><text:span text:style-name="T263_1">&gt;&gt;&gt;<text:s/></text:span><text:span text:style-name="T263_2">lt</text:span><text:span text:style-name="T263_3"><text:s/>=<text:s/></text:span><text:span text:style-name="T263_4">zip</text:span><text:span text:style-name="T263_5">(</text:span><text:span text:style-name="T263_6">t</text:span><text:span text:style-name="T263_7">,<text:s/></text:span><text:span text:style-name="T263_8">s</text:span><text:span text:style-name="T263_9">)</text:span></text:p>
      <text:p text:style-name="P264"><text:span text:style-name="T264_1">&gt;&gt;&gt;<text:s/></text:span><text:span text:style-name="T264_2">print</text:span><text:span text:style-name="T264_3"><text:s/></text:span><text:span text:style-name="T264_4">structshape</text:span><text:span text:style-name="T264_5">(</text:span><text:span text:style-name="T264_6">lt</text:span><text:span text:style-name="T264_7">)</text:span></text:p>
      <text:p text:style-name="P265"><text:span text:style-name="T265_1">list</text:span><text:span text:style-name="T265_2"><text:s/></text:span><text:span text:style-name="T265_3">of</text:span><text:span text:style-name="T265_4"><text:s/>3<text:s/></text:span><text:span text:style-name="T265_5">tuple</text:span><text:span text:style-name="T265_6"><text:s/></text:span><text:span text:style-name="T265_7">of</text:span><text:span text:style-name="T265_8"><text:s/>(</text:span><text:span text:style-name="T265_9">int</text:span><text:span text:style-name="T265_10">,<text:s/></text:span><text:span text:style-name="T265_11">str</text:span><text:span text:style-name="T265_12">)</text:span></text:p>
      <text:p text:style-name="P266"><text:span text:style-name="T266_1">و</text:span><text:span text:style-name="T266_2"><text:s/></text:span><text:span text:style-name="T266_3">یک</text:span><text:span text:style-name="T266_4"><text:s/></text:span><text:span text:style-name="T266_5">نمونه</text:span><text:span text:style-name="T266_6"><text:s/></text:span><text:span text:style-name="T266_7">دیکشنری</text:span><text:span text:style-name="T266_8"><text:s/></text:span><text:span text:style-name="T266_9">که</text:span><text:span text:style-name="T266_10"><text:s/></text:span><text:span text:style-name="T266_11">به</text:span><text:span text:style-name="T266_12"><text:s/></text:span><text:span text:style-name="T266_13">صورت</text:span><text:span text:style-name="T266_14"><text:s/></text:span><text:span text:style-name="T266_15">عدد</text:span><text:span text:style-name="T266_16"><text:s/></text:span><text:span text:style-name="T266_17">صحیح</text:span><text:span text:style-name="T266_18"><text:s/></text:span><text:span text:style-name="T266_19">به</text:span><text:span text:style-name="T266_20"><text:s/></text:span><text:span text:style-name="T266_21">رشته</text:span><text:span text:style-name="T266_22"><text:s/></text:span><text:span text:style-name="T266_23">ساخته</text:span><text:span text:style-name="T266_24"><text:s/></text:span><text:span text:style-name="T266_25">شده</text:span><text:span text:style-name="T266_26">:</text:span></text:p>
      <text:p text:style-name="P267"><text:span text:style-name="T267_1">&gt;&gt;&gt;<text:s/></text:span><text:span text:style-name="T267_2">d</text:span><text:span text:style-name="T267_3"><text:s/>=<text:s/></text:span><text:span text:style-name="T267_4">dict</text:span><text:span text:style-name="T267_5">(</text:span><text:span text:style-name="T267_6">lt</text:span><text:span text:style-name="T267_7">)</text:span></text:p>
      <text:p text:style-name="P268"><text:span text:style-name="T268_1">&gt;&gt;&gt;<text:s/></text:span><text:span text:style-name="T268_2">print</text:span><text:span text:style-name="T268_3"><text:s/></text:span><text:span text:style-name="T268_4">structshape</text:span><text:span text:style-name="T268_5">(</text:span><text:span text:style-name="T268_6">d</text:span><text:span text:style-name="T268_7">)</text:span></text:p>
      <text:p text:style-name="P269"><text:span text:style-name="T269_1"><text:s/></text:span><text:span text:style-name="T269_2">dict</text:span><text:span text:style-name="T269_3"><text:s/></text:span><text:span text:style-name="T269_4">of</text:span><text:span text:style-name="T269_5"><text:s/>3<text:s/></text:span><text:span text:style-name="T269_6">int</text:span><text:span text:style-name="T269_7"><text:s/>-&gt;<text:s/></text:span><text:span text:style-name="T269_8">str</text:span></text:p>
      <text:p text:style-name="P270"><text:span text:style-name="T270_1">اگر</text:span><text:span text:style-name="T270_2"><text:s/></text:span><text:span text:style-name="T270_3">با</text:span><text:span text:style-name="T270_4"><text:s/></text:span><text:span text:style-name="T270_5">پیگیری</text:span><text:span text:style-name="T270_6"><text:s/></text:span><text:span text:style-name="T270_7">ساختمان</text:span><text:span text:style-name="T270_8"><text:s/></text:span><text:span text:style-name="T270_9">داده</text:span><text:span text:style-name="T270_10">‌</text:span><text:span text:style-name="T270_11">ای</text:span><text:span text:style-name="T270_12"><text:s/></text:span><text:span text:style-name="T270_13">خودتان</text:span><text:span text:style-name="T270_14"><text:s/></text:span><text:span text:style-name="T270_15">مشکل</text:span><text:span text:style-name="T270_16"><text:s/></text:span><text:span text:style-name="T270_17">دارید</text:span><text:span text:style-name="T270_18"><text:s/></text:span><text:span text:style-name="T270_19">structshape</text:span><text:span text:style-name="T270_20"><text:s/></text:span><text:span text:style-name="T270_21">می</text:span><text:span text:style-name="T270_22">‌</text:span><text:span text:style-name="T270_23">تواند</text:span><text:span text:style-name="T270_24"><text:s/></text:span><text:span text:style-name="T270_25">کمک</text:span><text:span text:style-name="T270_26"><text:s/></text:span><text:span text:style-name="T270_27">کند</text:span><text:span text:style-name="T270_28">.</text:span></text:p>
      <text:p text:style-name="P271"/>
      <text:p text:style-name="P272"/>
      <text:p text:style-name="P273"><text:span text:style-name="T273_1">۱۲.۱۰<text:s/></text:span><text:span text:style-name="T273_2">واژه</text:span><text:span text:style-name="T273_3"><text:s/></text:span><text:span text:style-name="T273_4">نامه</text:span></text:p>
      <text:p text:style-name="P274"><text:span text:style-name="T274_1">تاپل</text:span><text:span text:style-name="T274_2"><text:s/>(</text:span><text:span text:style-name="T274_3">tuple</text:span><text:span text:style-name="T274_4">):</text:span><text:span text:style-name="T274_5"><text:s/></text:span><text:span text:style-name="T274_6">یک</text:span><text:span text:style-name="T274_7"><text:s/></text:span><text:span text:style-name="T274_8">دنباله</text:span><text:span text:style-name="T274_9"><text:s/></text:span><text:span text:style-name="T274_10">غیر</text:span><text:span text:style-name="T274_11"><text:s/></text:span><text:span text:style-name="T274_12">قابل</text:span><text:span text:style-name="T274_13"><text:s/></text:span><text:span text:style-name="T274_14">تغییر</text:span><text:span text:style-name="T274_15"><text:s/></text:span><text:span text:style-name="T274_16">از</text:span><text:span text:style-name="T274_17"><text:s/></text:span><text:span text:style-name="T274_18">عناصر</text:span></text:p>
      <text:p text:style-name="P275"><text:span text:style-name="T275_1">انتصاب</text:span><text:span text:style-name="T275_2"><text:s/></text:span><text:span text:style-name="T275_3">تاپلی</text:span><text:span text:style-name="T275_4"><text:s/>(</text:span><text:span text:style-name="T275_5">tuple</text:span><text:span text:style-name="T275_6"><text:s/></text:span><text:span text:style-name="T275_7">assignment</text:span><text:span text:style-name="T275_8">):</text:span><text:span text:style-name="T275_9"><text:s/></text:span><text:span text:style-name="T275_10">یک</text:span><text:span text:style-name="T275_11"><text:s/></text:span><text:span text:style-name="T275_12">انتصاب</text:span><text:span text:style-name="T275_13"><text:s/></text:span><text:span text:style-name="T275_14">با</text:span><text:span text:style-name="T275_15"><text:s/></text:span><text:span text:style-name="T275_16">یک</text:span><text:span text:style-name="T275_17"><text:s/></text:span><text:span text:style-name="T275_18">دنباله</text:span><text:span text:style-name="T275_19"><text:s/></text:span><text:span text:style-name="T275_20">در</text:span><text:span text:style-name="T275_21"><text:s/></text:span><text:span text:style-name="T275_22">سمت</text:span><text:span text:style-name="T275_23"><text:s/></text:span><text:span text:style-name="T275_24">راست</text:span><text:span text:style-name="T275_25"><text:s/></text:span><text:span text:style-name="T275_26">و</text:span><text:span text:style-name="T275_27"><text:s/></text:span><text:span text:style-name="T275_28">سک</text:span><text:span text:style-name="T275_29"><text:s/></text:span><text:span text:style-name="T275_30">تاپل</text:span><text:span text:style-name="T275_31"><text:s/></text:span><text:span text:style-name="T275_32">از</text:span><text:span text:style-name="T275_33"><text:s/></text:span><text:span text:style-name="T275_34">متغییر</text:span><text:span text:style-name="T275_35"><text:s/></text:span><text:span text:style-name="T275_36">ها</text:span><text:span text:style-name="T275_37"><text:s/></text:span><text:span text:style-name="T275_38">در</text:span><text:span text:style-name="T275_39"><text:s/></text:span><text:span text:style-name="T275_40">سمت</text:span><text:span text:style-name="T275_41"><text:s/></text:span><text:span text:style-name="T275_42">چپ</text:span><text:span text:style-name="T275_43">.<text:s/></text:span><text:span text:style-name="T275_44">سمت</text:span><text:span text:style-name="T275_45"><text:s/></text:span><text:span text:style-name="T275_46">راست</text:span><text:span text:style-name="T275_47"><text:s/></text:span><text:span text:style-name="T275_48">ارزش</text:span><text:span text:style-name="T275_49"><text:s/></text:span><text:span text:style-name="T275_50">گذاری</text:span><text:span text:style-name="T275_51"><text:s/></text:span><text:span text:style-name="T275_52">شده</text:span><text:span text:style-name="T275_53"><text:s/></text:span><text:span text:style-name="T275_54">و</text:span><text:span text:style-name="T275_55"><text:s/></text:span><text:span text:style-name="T275_56">سپس</text:span><text:span text:style-name="T275_57"><text:s/></text:span><text:span text:style-name="T275_58">عناصر</text:span><text:span text:style-name="T275_59"><text:s/></text:span><text:span text:style-name="T275_60">ان</text:span><text:span text:style-name="T275_61"><text:s/></text:span><text:span text:style-name="T275_62">به</text:span><text:span text:style-name="T275_63"><text:s/></text:span><text:span text:style-name="T275_64">متغییرهای</text:span><text:span text:style-name="T275_65"><text:s/></text:span><text:span text:style-name="T275_66">سمت</text:span><text:span text:style-name="T275_67"><text:s/></text:span><text:span text:style-name="T275_68">چپ</text:span><text:span text:style-name="T275_69"><text:s/></text:span><text:span text:style-name="T275_70">منتصب</text:span><text:span text:style-name="T275_71"><text:s/></text:span><text:span text:style-name="T275_72">می</text:span><text:span text:style-name="T275_73">‌</text:span><text:span text:style-name="T275_74">شوند</text:span><text:span text:style-name="T275_75">.</text:span></text:p>
      <text:p text:style-name="P276"><text:span text:style-name="T276_1">جمع</text:span><text:span text:style-name="T276_2"><text:s/></text:span><text:span text:style-name="T276_3">آوری</text:span><text:span text:style-name="T276_4"><text:s/></text:span><text:span text:style-name="T276_5">کننده</text:span><text:span text:style-name="T276_6"><text:s/>(</text:span><text:span text:style-name="T276_7">gather</text:span><text:span text:style-name="T276_8">):</text:span><text:span text:style-name="T276_9"><text:s/></text:span><text:span text:style-name="T276_10">عمل</text:span><text:span text:style-name="T276_11"><text:s/></text:span><text:span text:style-name="T276_12">سرهم</text:span><text:span text:style-name="T276_13"><text:s/></text:span><text:span text:style-name="T276_14">کردن</text:span><text:span text:style-name="T276_15"><text:s/></text:span><text:span text:style-name="T276_16">یک</text:span><text:span text:style-name="T276_17"><text:s/></text:span><text:span text:style-name="T276_18">ورودی</text:span><text:span text:style-name="T276_19"><text:s/></text:span><text:span text:style-name="T276_20">تاپلی</text:span><text:span text:style-name="T276_21"><text:s/></text:span><text:span text:style-name="T276_22">با</text:span><text:span text:style-name="T276_23"><text:s/></text:span><text:span text:style-name="T276_24">طول</text:span><text:span text:style-name="T276_25"><text:s/></text:span><text:span text:style-name="T276_26">متغییر</text:span></text:p>
      <text:p text:style-name="P277"><text:span text:style-name="T277_1">پخش</text:span><text:span text:style-name="T277_2"><text:s/></text:span><text:span text:style-name="T277_3">کننده</text:span><text:span text:style-name="T277_4"><text:s/>(</text:span><text:span text:style-name="T277_5">scatter</text:span><text:span text:style-name="T277_6">):</text:span><text:span text:style-name="T277_7"><text:s/></text:span><text:span text:style-name="T277_8">عمل</text:span><text:span text:style-name="T277_9"><text:s/></text:span><text:span text:style-name="T277_10">تلقی</text:span><text:span text:style-name="T277_11"><text:s/></text:span><text:span text:style-name="T277_12">کردن</text:span><text:span text:style-name="T277_13"><text:s/></text:span><text:span text:style-name="T277_14">یک</text:span><text:span text:style-name="T277_15"><text:s/></text:span><text:span text:style-name="T277_16">دنباله</text:span><text:span text:style-name="T277_17"><text:s/></text:span><text:span text:style-name="T277_18">به</text:span><text:span text:style-name="T277_19"><text:s/></text:span><text:span text:style-name="T277_20">عنوان</text:span><text:span text:style-name="T277_21"><text:s/></text:span><text:span text:style-name="T277_22">لیستی</text:span><text:span text:style-name="T277_23"><text:s/></text:span><text:span text:style-name="T277_24">از</text:span><text:span text:style-name="T277_25"><text:s/></text:span><text:span text:style-name="T277_26">ورودی</text:span><text:span text:style-name="T277_27">‌</text:span><text:span text:style-name="T277_28">ها</text:span></text:p>
      <text:p text:style-name="P278"><text:span text:style-name="T278_1">DSU</text:span><text:span text:style-name="T278_2">:</text:span><text:span text:style-name="T278_3"><text:s/></text:span><text:span text:style-name="T278_4">اختصار</text:span><text:span text:style-name="T278_5"><text:s/>"</text:span><text:span text:style-name="T278_6">decorate</text:span><text:span text:style-name="T278_7">-</text:span><text:span text:style-name="T278_8">sort</text:span><text:span text:style-name="T278_9">-</text:span><text:span text:style-name="T278_10">undecorate</text:span><text:span text:style-name="T278_11">"،<text:s/></text:span><text:span text:style-name="T278_12">یک</text:span><text:span text:style-name="T278_13"><text:s/></text:span><text:span text:style-name="T278_14">الگو</text:span><text:span text:style-name="T278_15"><text:s/></text:span><text:span text:style-name="T278_16">شامل</text:span><text:span text:style-name="T278_17"><text:s/></text:span><text:span text:style-name="T278_18">ساخت</text:span><text:span text:style-name="T278_19"><text:s/></text:span><text:span text:style-name="T278_20">یک</text:span><text:span text:style-name="T278_21"><text:s/></text:span><text:span text:style-name="T278_22">لیست</text:span><text:span text:style-name="T278_23"><text:s/></text:span><text:span text:style-name="T278_24">از</text:span><text:span text:style-name="T278_25"><text:s/></text:span><text:span text:style-name="T278_26">تاپل</text:span><text:span text:style-name="T278_27">‌</text:span><text:span text:style-name="T278_28">ها</text:span><text:span text:style-name="T278_29">،<text:s/></text:span><text:span text:style-name="T278_30">مرتب</text:span><text:span text:style-name="T278_31"><text:s/></text:span><text:span text:style-name="T278_32">کردن</text:span><text:span text:style-name="T278_33"><text:s/></text:span><text:span text:style-name="T278_34">و</text:span><text:span text:style-name="T278_35"><text:s/></text:span><text:span text:style-name="T278_36">استخراج</text:span><text:span text:style-name="T278_37"><text:s/></text:span><text:span text:style-name="T278_38">نتایج</text:span><text:span text:style-name="T278_39"><text:s/></text:span><text:span text:style-name="T278_40">است</text:span><text:span text:style-name="T278_41">.</text:span></text:p>
      <text:p text:style-name="P279"><text:span text:style-name="T279_1">ساختمان</text:span><text:span text:style-name="T279_2"><text:s/></text:span><text:span text:style-name="T279_3">داده</text:span><text:span text:style-name="T279_4"><text:s/>(</text:span><text:span text:style-name="T279_5">data</text:span><text:span text:style-name="T279_6"><text:s/></text:span><text:span text:style-name="T279_7">structure</text:span><text:span text:style-name="T279_8">):</text:span><text:span text:style-name="T279_9"><text:s/></text:span><text:span text:style-name="T279_10">یک</text:span><text:span text:style-name="T279_11"><text:s/></text:span><text:span text:style-name="T279_12">مجموعه</text:span><text:span text:style-name="T279_13"><text:s/></text:span><text:span text:style-name="T279_14">از</text:span><text:span text:style-name="T279_15"><text:s/></text:span><text:span text:style-name="T279_16">مقدارهای</text:span><text:span text:style-name="T279_17"><text:s/></text:span><text:span text:style-name="T279_18">مرتبط</text:span><text:span text:style-name="T279_19"><text:s/></text:span><text:span text:style-name="T279_20">که</text:span><text:span text:style-name="T279_21"><text:s/></text:span><text:span text:style-name="T279_22">اغلب</text:span><text:span text:style-name="T279_23"><text:s/></text:span><text:span text:style-name="T279_24">به</text:span><text:span text:style-name="T279_25"><text:s/></text:span><text:span text:style-name="T279_26">صورت</text:span><text:span text:style-name="T279_27"><text:s/></text:span><text:span text:style-name="T279_28">لیست</text:span><text:span text:style-name="T279_29">،<text:s/></text:span><text:span text:style-name="T279_30">دیکشنری</text:span><text:span text:style-name="T279_31">،<text:s/></text:span><text:span text:style-name="T279_32">تاپل</text:span><text:span text:style-name="T279_33"><text:s/></text:span><text:span text:style-name="T279_34">و</text:span><text:span text:style-name="T279_35"><text:s/></text:span><text:span text:style-name="T279_36">غیره</text:span><text:span text:style-name="T279_37"><text:s/></text:span><text:span text:style-name="T279_38">هستند</text:span><text:span text:style-name="T279_39">.</text:span></text:p>
      <text:p text:style-name="P280"><text:span text:style-name="T280_1">شکل</text:span><text:span text:style-name="T280_2"><text:s/></text:span><text:span text:style-name="T280_3">ساختمان</text:span><text:span text:style-name="T280_4"><text:s/></text:span><text:span text:style-name="T280_5">داده</text:span><text:span text:style-name="T280_6"><text:s/>(</text:span><text:span text:style-name="T280_7">shape</text:span><text:span text:style-name="T280_8"><text:s/></text:span><text:span text:style-name="T280_9">of</text:span><text:span text:style-name="T280_10"><text:s/></text:span><text:span text:style-name="T280_11">data</text:span><text:span text:style-name="T280_12"><text:s/></text:span><text:span text:style-name="T280_13">structure</text:span><text:span text:style-name="T280_14">):</text:span><text:span text:style-name="T280_15"><text:s/></text:span><text:span text:style-name="T280_16">یک</text:span><text:span text:style-name="T280_17"><text:s/></text:span><text:span text:style-name="T280_18">خلاصه</text:span><text:span text:style-name="T280_19"><text:s/></text:span><text:span text:style-name="T280_20">از</text:span><text:span text:style-name="T280_21"><text:s/></text:span><text:span text:style-name="T280_22">نوع</text:span><text:span text:style-name="T280_23">،<text:s/></text:span><text:span text:style-name="T280_24">اندازه</text:span><text:span text:style-name="T280_25"><text:s/></text:span><text:span text:style-name="T280_26">و</text:span><text:span text:style-name="T280_27"><text:s/></text:span><text:span text:style-name="T280_28">ترکیب</text:span><text:span text:style-name="T280_29"><text:s/></text:span><text:span text:style-name="T280_30">ساختمان</text:span><text:span text:style-name="T280_31"><text:s/></text:span><text:span text:style-name="T280_32">داده</text:span><text:span text:style-name="T280_33">.</text:span></text:p>
      <text:p text:style-name="P281"/>
      <text:p text:style-name="P282"/>
      <text:p text:style-name="P283"><text:span text:style-name="T283_1">۱۲.۱۱<text:s/></text:span><text:span text:style-name="T283_2">تمرین</text:span><text:span text:style-name="T283_3"><text:s/></text:span><text:span text:style-name="T283_4">ها</text:span></text:p>
      <text:p text:style-name="P284"/>
      <text:p text:style-name="P285"><text:span text:style-name="T285_1">تمرین</text:span><text:span text:style-name="T285_2"><text:s/>۳</text:span></text:p>
      <text:p text:style-name="P286"><text:span text:style-name="T286_1">تابعی</text:span><text:span text:style-name="T286_2"><text:s/></text:span><text:span text:style-name="T286_3">بنویسید</text:span><text:span text:style-name="T286_4"><text:s/></text:span><text:span text:style-name="T286_5">به</text:span><text:span text:style-name="T286_6"><text:s/></text:span><text:span text:style-name="T286_7">اسم</text:span><text:span text:style-name="T286_8"><text:s/></text:span><text:span text:style-name="T286_9">most</text:span><text:span text:style-name="T286_10">_</text:span><text:span text:style-name="T286_11">frequent</text:span><text:span text:style-name="T286_12"><text:s/></text:span><text:span text:style-name="T286_13">که</text:span><text:span text:style-name="T286_14"><text:s/></text:span><text:span text:style-name="T286_15">یک</text:span><text:span text:style-name="T286_16"><text:s/></text:span><text:span text:style-name="T286_17">رشته</text:span><text:span text:style-name="T286_18"><text:s/></text:span><text:span text:style-name="T286_19">را</text:span><text:span text:style-name="T286_20"><text:s/></text:span><text:span text:style-name="T286_21">به</text:span><text:span text:style-name="T286_22"><text:s/></text:span><text:span text:style-name="T286_23">عنوان</text:span><text:span text:style-name="T286_24"><text:s/></text:span><text:span text:style-name="T286_25">ورودی</text:span><text:span text:style-name="T286_26"><text:s/></text:span><text:span text:style-name="T286_27">میگیرد</text:span><text:span text:style-name="T286_28"><text:s/></text:span><text:span text:style-name="T286_29">و</text:span><text:span text:style-name="T286_30"><text:s/></text:span><text:span text:style-name="T286_31">به</text:span><text:span text:style-name="T286_32"><text:s/></text:span><text:span text:style-name="T286_33">ترتیب</text:span><text:span text:style-name="T286_34"><text:s/></text:span><text:span text:style-name="T286_35">فراوانی</text:span><text:span text:style-name="T286_36"><text:s/></text:span><text:span text:style-name="T286_37">حروف</text:span><text:span text:style-name="T286_38"><text:s/></text:span><text:span text:style-name="T286_39">آنها</text:span><text:span text:style-name="T286_40"><text:s/></text:span><text:span text:style-name="T286_41">را</text:span><text:span text:style-name="T286_42"><text:s/></text:span><text:span text:style-name="T286_43">چاپ</text:span><text:span text:style-name="T286_44"><text:s/></text:span><text:span text:style-name="T286_45">کند</text:span><text:span text:style-name="T286_46">.<text:s/></text:span><text:span text:style-name="T286_47">چند</text:span><text:span text:style-name="T286_48"><text:s/></text:span><text:span text:style-name="T286_49">رشته</text:span><text:span text:style-name="T286_50"><text:s/></text:span><text:span text:style-name="T286_51">از</text:span><text:span text:style-name="T286_52"><text:s/></text:span><text:span text:style-name="T286_53">زبان</text:span><text:span text:style-name="T286_54"><text:s/></text:span><text:span text:style-name="T286_55">های</text:span><text:span text:style-name="T286_56"><text:s/></text:span><text:span text:style-name="T286_57">مختلفی</text:span><text:span text:style-name="T286_58"><text:s/></text:span><text:span text:style-name="T286_59">پیدا</text:span><text:span text:style-name="T286_60"><text:s/></text:span><text:span text:style-name="T286_61">کنید</text:span><text:span text:style-name="T286_62"><text:s/></text:span><text:span text:style-name="T286_63">و</text:span><text:span text:style-name="T286_64"><text:s/></text:span><text:span text:style-name="T286_65">ببینید</text:span><text:span text:style-name="T286_66"><text:s/></text:span><text:span text:style-name="T286_67">که</text:span><text:span text:style-name="T286_68"><text:s/></text:span><text:span text:style-name="T286_69">فراوانی</text:span><text:span text:style-name="T286_70"><text:s/></text:span><text:span text:style-name="T286_71">حروف</text:span><text:span text:style-name="T286_72"><text:s/></text:span><text:span text:style-name="T286_73">در</text:span><text:span text:style-name="T286_74"><text:s/></text:span><text:span text:style-name="T286_75">زبان</text:span><text:span text:style-name="T286_76"><text:s/></text:span><text:span text:style-name="T286_77">های</text:span><text:span text:style-name="T286_78"><text:s/></text:span><text:span text:style-name="T286_79">مختلف</text:span><text:span text:style-name="T286_80"><text:s/></text:span><text:span text:style-name="T286_81">به</text:span><text:span text:style-name="T286_82"><text:s/></text:span><text:span text:style-name="T286_83">چه</text:span><text:span text:style-name="T286_84"><text:s/></text:span><text:span text:style-name="T286_85">شکل</text:span><text:span text:style-name="T286_86"><text:s/></text:span><text:span text:style-name="T286_87">است</text:span><text:span text:style-name="T286_88">.<text:s/></text:span><text:span text:style-name="T286_89">نتیجه</text:span><text:span text:style-name="T286_90"><text:s/></text:span><text:span text:style-name="T286_91">هایی</text:span><text:span text:style-name="T286_92"><text:s/></text:span><text:span text:style-name="T286_93">که</text:span><text:span text:style-name="T286_94"><text:s/></text:span><text:span text:style-name="T286_95">بدست</text:span><text:span text:style-name="T286_96"><text:s/></text:span><text:span text:style-name="T286_97">آورده</text:span><text:span text:style-name="T286_98">‌</text:span><text:span text:style-name="T286_99">اید</text:span><text:span text:style-name="T286_100"><text:s/></text:span><text:span text:style-name="T286_101">را</text:span><text:span text:style-name="T286_102"><text:s/></text:span><text:span text:style-name="T286_103">با</text:span><text:span text:style-name="T286_104"><text:s/></text:span><text:span text:style-name="T286_105">جدول</text:span><text:span text:style-name="T286_106"><text:s/></text:span><text:span text:style-name="T286_107">های</text:span><text:span text:style-name="T286_108"><text:s/></text:span><text:span text:style-name="T286_109">موحود</text:span><text:span text:style-name="T286_110"><text:s/></text:span><text:span text:style-name="T286_111">در</text:span><text:span text:style-name="T286_112"><text:s/></text:span><text:span text:style-name="T286_113">اینجا</text:span><text:span text:style-name="T286_114"><text:s/></text:span><text:span text:style-name="T286_115">مقایسه</text:span><text:span text:style-name="T286_116"><text:s/></text:span><text:span text:style-name="T286_117">کنید</text:span><text:span text:style-name="T286_118">.<text:s/></text:span><text:span text:style-name="T286_119"><text:a xlink:type="simple" xlink:href="http://en.wikipedia.org/wiki/Letter_frequencies"><text:span text:style-name="T286_120">http</text:span></text:a></text:span><text:span text:style-name="T286_121"><text:a xlink:type="simple" xlink:href="http://en.wikipedia.org/wiki/Letter_frequencies"><text:span text:style-name="T286_122">://</text:span></text:a></text:span><text:span text:style-name="T286_123"><text:a xlink:type="simple" xlink:href="http://en.wikipedia.org/wiki/Letter_frequencies"><text:span text:style-name="T286_124">en</text:span></text:a></text:span><text:span text:style-name="T286_125"><text:a xlink:type="simple" xlink:href="http://en.wikipedia.org/wiki/Letter_frequencies"><text:span text:style-name="T286_126">.</text:span></text:a></text:span><text:span text:style-name="T286_127"><text:a xlink:type="simple" xlink:href="http://en.wikipedia.org/wiki/Letter_frequencies"><text:span text:style-name="T286_128">wikipedia</text:span></text:a></text:span><text:span text:style-name="T286_129"><text:a xlink:type="simple" xlink:href="http://en.wikipedia.org/wiki/Letter_frequencies"><text:span text:style-name="T286_130">.</text:span></text:a></text:span><text:span text:style-name="T286_131"><text:a xlink:type="simple" xlink:href="http://en.wikipedia.org/wiki/Letter_frequencies"><text:span text:style-name="T286_132">org</text:span></text:a></text:span><text:span text:style-name="T286_133"><text:a xlink:type="simple" xlink:href="http://en.wikipedia.org/wiki/Letter_frequencies"><text:span text:style-name="T286_134">/</text:span></text:a></text:span><text:span text:style-name="T286_135"><text:a xlink:type="simple" xlink:href="http://en.wikipedia.org/wiki/Letter_frequencies"><text:span text:style-name="T286_136">wiki</text:span></text:a></text:span><text:span text:style-name="T286_137"><text:a xlink:type="simple" xlink:href="http://en.wikipedia.org/wiki/Letter_frequencies"><text:span text:style-name="T286_138">/</text:span></text:a></text:span><text:span text:style-name="T286_139"><text:a xlink:type="simple" xlink:href="http://en.wikipedia.org/wiki/Letter_frequencies"><text:span text:style-name="T286_140">Letter</text:span></text:a></text:span><text:span text:style-name="T286_141"><text:a xlink:type="simple" xlink:href="http://en.wikipedia.org/wiki/Letter_frequencies"><text:span text:style-name="T286_142">_</text:span></text:a></text:span><text:span text:style-name="T286_143"><text:a xlink:type="simple" xlink:href="http://en.wikipedia.org/wiki/Letter_frequencies"><text:span text:style-name="T286_144">frequencies</text:span></text:a></text:span><text:span text:style-name="T286_145"><text:s/></text:span><text:span text:style-name="T286_146">راه</text:span><text:span text:style-name="T286_147">‌</text:span><text:span text:style-name="T286_148">حل</text:span><text:span text:style-name="T286_149">:<text:s/></text:span><text:span text:style-name="T286_150"><text:a xlink:type="simple" xlink:href="http://www.greenteapress.com/thinkpython/code/most_frequent.py"><text:span text:style-name="T286_151">http</text:span></text:a></text:span><text:span text:style-name="T286_152"><text:a xlink:type="simple" xlink:href="http://www.greenteapress.com/thinkpython/code/most_frequent.py"><text:span text:style-name="T286_153">://</text:span></text:a></text:span><text:span text:style-name="T286_154"><text:a xlink:type="simple" xlink:href="http://www.greenteapress.com/thinkpython/code/most_frequent.py"><text:span text:style-name="T286_155">www</text:span></text:a></text:span><text:span text:style-name="T286_156"><text:a xlink:type="simple" xlink:href="http://www.greenteapress.com/thinkpython/code/most_frequent.py"><text:span text:style-name="T286_157">.</text:span></text:a></text:span><text:span text:style-name="T286_158"><text:a xlink:type="simple" xlink:href="http://www.greenteapress.com/thinkpython/code/most_frequent.py"><text:span text:style-name="T286_159">greenteapress</text:span></text:a></text:span><text:span text:style-name="T286_160"><text:a xlink:type="simple" xlink:href="http://www.greenteapress.com/thinkpython/code/most_frequent.py"><text:span text:style-name="T286_161">.</text:span></text:a></text:span><text:span text:style-name="T286_162"><text:a xlink:type="simple" xlink:href="http://www.greenteapress.com/thinkpython/code/most_frequent.py"><text:span text:style-name="T286_163">com</text:span></text:a></text:span><text:span text:style-name="T286_164"><text:a xlink:type="simple" xlink:href="http://www.greenteapress.com/thinkpython/code/most_frequent.py"><text:span text:style-name="T286_165">/</text:span></text:a></text:span><text:span text:style-name="T286_166"><text:a xlink:type="simple" xlink:href="http://www.greenteapress.com/thinkpython/code/most_frequent.py"><text:span text:style-name="T286_167">thinkpython</text:span></text:a></text:span><text:span text:style-name="T286_168"><text:a xlink:type="simple" xlink:href="http://www.greenteapress.com/thinkpython/code/most_frequent.py"><text:span text:style-name="T286_169">/</text:span></text:a></text:span><text:span text:style-name="T286_170"><text:a xlink:type="simple" xlink:href="http://www.greenteapress.com/thinkpython/code/most_frequent.py"><text:span text:style-name="T286_171">code</text:span></text:a></text:span><text:span text:style-name="T286_172"><text:a xlink:type="simple" xlink:href="http://www.greenteapress.com/thinkpython/code/most_frequent.py"><text:span text:style-name="T286_173">/</text:span></text:a></text:span><text:span text:style-name="T286_174"><text:a xlink:type="simple" xlink:href="http://www.greenteapress.com/thinkpython/code/most_frequent.py"><text:span text:style-name="T286_175">most</text:span></text:a></text:span><text:span text:style-name="T286_176"><text:a xlink:type="simple" xlink:href="http://www.greenteapress.com/thinkpython/code/most_frequent.py"><text:span text:style-name="T286_177">_</text:span></text:a></text:span><text:span text:style-name="T286_178"><text:a xlink:type="simple" xlink:href="http://www.greenteapress.com/thinkpython/code/most_frequent.py"><text:span text:style-name="T286_179">frequent</text:span></text:a></text:span><text:span text:style-name="T286_180"><text:a xlink:type="simple" xlink:href="http://www.greenteapress.com/thinkpython/code/most_frequent.py"><text:span text:style-name="T286_181">.</text:span></text:a></text:span><text:span text:style-name="T286_182"><text:a xlink:type="simple" xlink:href="http://www.greenteapress.com/thinkpython/code/most_frequent.py"><text:span text:style-name="T286_183">py</text:span></text:a></text:span><text:span text:style-name="T286_184"><text:s/></text:span></text:p>
      <text:p text:style-name="P287"><text:span text:style-name="T287_1">تمرین</text:span><text:span text:style-name="T287_2"><text:s/>۴<text:s/></text:span><text:span text:style-name="T287_3">و</text:span><text:span text:style-name="T287_4"><text:s/></text:span><text:span text:style-name="T287_5">باز</text:span><text:span text:style-name="T287_6"><text:s/></text:span><text:span text:style-name="T287_7">هم</text:span><text:span text:style-name="T287_8"><text:s/></text:span><text:span text:style-name="T287_9">آناگرام</text:span></text:p>
      <text:list text:style-name="LS2" xml:id="list3">
        <text:list-item>
          <text:p text:style-name="P288"><text:span text:style-name="T288_1">برنامه</text:span><text:span text:style-name="T288_2">‌</text:span><text:span text:style-name="T288_3">ای</text:span><text:span text:style-name="T288_4"><text:s/></text:span><text:span text:style-name="T288_5">بنویسید</text:span><text:span text:style-name="T288_6"><text:s/></text:span><text:span text:style-name="T288_7">که</text:span><text:span text:style-name="T288_8"><text:s/></text:span><text:span text:style-name="T288_9">لیست</text:span><text:span text:style-name="T288_10"><text:s/></text:span><text:span text:style-name="T288_11">لغات</text:span><text:span text:style-name="T288_12"><text:s/></text:span><text:span text:style-name="T288_13">موجود</text:span><text:span text:style-name="T288_14"><text:s/></text:span><text:span text:style-name="T288_15">در</text:span><text:span text:style-name="T288_16"><text:s/></text:span><text:span text:style-name="T288_17">یک</text:span><text:span text:style-name="T288_18"><text:s/></text:span><text:span text:style-name="T288_19">فایل</text:span><text:span text:style-name="T288_20"><text:s/></text:span><text:span text:style-name="T288_21">را</text:span><text:span text:style-name="T288_22"><text:s/></text:span><text:span text:style-name="T288_23">بگیرد</text:span><text:span text:style-name="T288_24"><text:s/>(</text:span><text:span text:style-name="T288_25">قسمت</text:span><text:span text:style-name="T288_26"><text:s/>۹.۱)<text:s/></text:span><text:span text:style-name="T288_27">و</text:span><text:span text:style-name="T288_28"><text:s/></text:span><text:span text:style-name="T288_29">مجموعه</text:span><text:span text:style-name="T288_30">‌</text:span><text:span text:style-name="T288_31">هایی</text:span><text:span text:style-name="T288_32"><text:s/></text:span><text:span text:style-name="T288_33">که</text:span><text:span text:style-name="T288_34"><text:s/></text:span><text:span text:style-name="T288_35">آناگرامند</text:span><text:span text:style-name="T288_36"><text:s/></text:span><text:span text:style-name="T288_37">را</text:span><text:span text:style-name="T288_38"><text:s/></text:span><text:span text:style-name="T288_39">چاپ</text:span><text:span text:style-name="T288_40"><text:s/></text:span><text:span text:style-name="T288_41">کند</text:span><text:span text:style-name="T288_42">.<text:line-break/></text:span><text:span text:style-name="T288_43">این</text:span><text:span text:style-name="T288_44"><text:s/></text:span><text:span text:style-name="T288_45">یک</text:span><text:span text:style-name="T288_46"><text:s/></text:span><text:span text:style-name="T288_47">مثال</text:span><text:span text:style-name="T288_48"><text:s/></text:span><text:span text:style-name="T288_49">از</text:span><text:span text:style-name="T288_50"><text:s/></text:span><text:span text:style-name="T288_51">نتیجه</text:span><text:span text:style-name="T288_52"><text:s/></text:span><text:span text:style-name="T288_53">احتمالی</text:span><text:span text:style-name="T288_54"><text:s/></text:span><text:span text:style-name="T288_55">است</text:span><text:span text:style-name="T288_56">:<text:line-break/>[‘</text:span><text:span text:style-name="T288_57">deltas</text:span><text:span text:style-name="T288_58">’,<text:s/>‘</text:span><text:span text:style-name="T288_59">desalt</text:span><text:span text:style-name="T288_60">’,<text:s/>‘</text:span><text:span text:style-name="T288_61">lasted</text:span><text:span text:style-name="T288_62">’,<text:s/>‘</text:span><text:span text:style-name="T288_63">salted</text:span><text:span text:style-name="T288_64">’,<text:s/>‘</text:span><text:span text:style-name="T288_65">slated</text:span><text:span text:style-name="T288_66">’,<text:s/>‘</text:span><text:span text:style-name="T288_67">staled</text:span><text:span text:style-name="T288_68">’]<text:line-break/>[‘</text:span><text:span text:style-name="T288_69">retainers</text:span><text:span text:style-name="T288_70">’,<text:s/>‘</text:span><text:span text:style-name="T288_71">ternaries</text:span><text:span text:style-name="T288_72">’]<text:line-break/>[‘</text:span><text:span text:style-name="T288_73">generating</text:span><text:span text:style-name="T288_74">’,<text:s/>‘</text:span><text:span text:style-name="T288_75">greatening</text:span><text:span text:style-name="T288_76">’]<text:line-break/>[‘</text:span><text:span text:style-name="T288_77">resmelts</text:span><text:span text:style-name="T288_78">’,<text:s/>‘</text:span><text:span text:style-name="T288_79">smelters</text:span><text:span text:style-name="T288_80">’,<text:s/>‘</text:span><text:span text:style-name="T288_81">termless</text:span><text:span text:style-name="T288_82">’]<text:line-break/></text:span><text:span text:style-name="T288_83">راهنمایی</text:span><text:span text:style-name="T288_84">:<text:s/></text:span><text:span text:style-name="T288_85">شاید</text:span><text:span text:style-name="T288_86"><text:s/></text:span><text:span text:style-name="T288_87">بخواهید</text:span><text:span text:style-name="T288_88"><text:s/></text:span><text:span text:style-name="T288_89">که</text:span><text:span text:style-name="T288_90"><text:s/></text:span><text:span text:style-name="T288_91">یک</text:span><text:span text:style-name="T288_92"><text:s/></text:span><text:span text:style-name="T288_93">دیکشنری</text:span><text:span text:style-name="T288_94"><text:s/></text:span><text:span text:style-name="T288_95">بسازید</text:span><text:span text:style-name="T288_96"><text:s/></text:span><text:span text:style-name="T288_97">که</text:span><text:span text:style-name="T288_98"><text:s/></text:span><text:span text:style-name="T288_99">لیستی</text:span><text:span text:style-name="T288_100"><text:s/></text:span><text:span text:style-name="T288_101">از</text:span><text:span text:style-name="T288_102"><text:s/></text:span><text:span text:style-name="T288_103">حروف</text:span><text:span text:style-name="T288_104"><text:s/></text:span><text:span text:style-name="T288_105">بسازد</text:span><text:span text:style-name="T288_106"><text:s/></text:span><text:span text:style-name="T288_107">و</text:span><text:span text:style-name="T288_108"><text:s/></text:span><text:span text:style-name="T288_109">در</text:span><text:span text:style-name="T288_110"><text:s/></text:span><text:span text:style-name="T288_111">بین</text:span><text:span text:style-name="T288_112"><text:s/></text:span><text:span text:style-name="T288_113">لغات</text:span><text:span text:style-name="T288_114"><text:s/></text:span><text:span text:style-name="T288_115">بگردد</text:span><text:span text:style-name="T288_116"><text:s/></text:span><text:span text:style-name="T288_117">و</text:span><text:span text:style-name="T288_118"><text:s/></text:span><text:span text:style-name="T288_119">لغاتی</text:span><text:span text:style-name="T288_120"><text:s/></text:span><text:span text:style-name="T288_121">که</text:span><text:span text:style-name="T288_122"><text:s/></text:span><text:span text:style-name="T288_123">با</text:span><text:span text:style-name="T288_124"><text:s/></text:span><text:span text:style-name="T288_125">آن</text:span><text:span text:style-name="T288_126"><text:s/></text:span><text:span text:style-name="T288_127">حروف</text:span><text:span text:style-name="T288_128"><text:s/></text:span><text:span text:style-name="T288_129">می</text:span><text:span text:style-name="T288_130">‌</text:span><text:span text:style-name="T288_131">توان</text:span><text:span text:style-name="T288_132"><text:s/></text:span><text:span text:style-name="T288_133">ساخت</text:span><text:span text:style-name="T288_134"><text:s/></text:span><text:span text:style-name="T288_135">را</text:span><text:span text:style-name="T288_136"><text:s/></text:span><text:span text:style-name="T288_137">پیدا</text:span><text:span text:style-name="T288_138"><text:s/></text:span><text:span text:style-name="T288_139">کنید</text:span><text:span text:style-name="T288_140">.<text:s/></text:span><text:span text:style-name="T288_141">سوالی</text:span><text:span text:style-name="T288_142"><text:s/></text:span><text:span text:style-name="T288_143">که</text:span><text:span text:style-name="T288_144"><text:s/></text:span><text:span text:style-name="T288_145">مطرح</text:span><text:span text:style-name="T288_146"><text:s/></text:span><text:span text:style-name="T288_147">است</text:span><text:span text:style-name="T288_148"><text:s/></text:span><text:span text:style-name="T288_149">این</text:span><text:span text:style-name="T288_150"><text:s/></text:span><text:span text:style-name="T288_151">است</text:span><text:span text:style-name="T288_152"><text:s/></text:span><text:span text:style-name="T288_153">که</text:span><text:span text:style-name="T288_154"><text:s/></text:span><text:span text:style-name="T288_155">چطور</text:span><text:span text:style-name="T288_156"><text:s/></text:span><text:span text:style-name="T288_157">میخواهید</text:span><text:span text:style-name="T288_158"><text:s/></text:span><text:span text:style-name="T288_159">از</text:span><text:span text:style-name="T288_160"><text:s/></text:span><text:span text:style-name="T288_161">حروف</text:span><text:span text:style-name="T288_162"><text:s/></text:span><text:span text:style-name="T288_163">به</text:span><text:span text:style-name="T288_164"><text:s/></text:span><text:span text:style-name="T288_165">عنوان</text:span><text:span text:style-name="T288_166"><text:s/></text:span><text:span text:style-name="T288_167">کلید</text:span><text:span text:style-name="T288_168"><text:s/></text:span><text:span text:style-name="T288_169">در</text:span><text:span text:style-name="T288_170"><text:s/></text:span><text:span text:style-name="T288_171">دیکشنری</text:span><text:span text:style-name="T288_172"><text:s/></text:span><text:span text:style-name="T288_173">استفاده</text:span><text:span text:style-name="T288_174"><text:s/></text:span><text:span text:style-name="T288_175">کنید</text:span><text:span text:style-name="T288_176">؟</text:span></text:p>
        </text:list-item>
        <text:list-item>
          <text:p text:style-name="P289"><text:span text:style-name="T289_1">برنامه</text:span><text:span text:style-name="T289_2"><text:s/></text:span><text:span text:style-name="T289_3">پیش</text:span><text:span text:style-name="T289_4"><text:s/></text:span><text:span text:style-name="T289_5">را</text:span><text:span text:style-name="T289_6"><text:s/></text:span><text:span text:style-name="T289_7">طوری</text:span><text:span text:style-name="T289_8"><text:s/></text:span><text:span text:style-name="T289_9">ویرایش</text:span><text:span text:style-name="T289_10"><text:s/></text:span><text:span text:style-name="T289_11">کنید</text:span><text:span text:style-name="T289_12"><text:s/></text:span><text:span text:style-name="T289_13">که</text:span><text:span text:style-name="T289_14"><text:s/></text:span><text:span text:style-name="T289_15">مجموعه</text:span><text:span text:style-name="T289_16"><text:s/></text:span><text:span text:style-name="T289_17">آناگرام</text:span><text:span text:style-name="T289_18"><text:s/></text:span><text:span text:style-name="T289_19">ها</text:span><text:span text:style-name="T289_20"><text:s/></text:span><text:span text:style-name="T289_21">رو</text:span><text:span text:style-name="T289_22"><text:s/></text:span><text:span text:style-name="T289_23">به</text:span><text:span text:style-name="T289_24"><text:s/></text:span><text:span text:style-name="T289_25">ترتیب</text:span><text:span text:style-name="T289_26"><text:s/></text:span><text:span text:style-name="T289_27">بزرگی</text:span><text:span text:style-name="T289_28"><text:s/></text:span><text:span text:style-name="T289_29">آنها</text:span><text:span text:style-name="T289_30"><text:s/></text:span><text:span text:style-name="T289_31">چاپ</text:span><text:span text:style-name="T289_32"><text:s/></text:span><text:span text:style-name="T289_33">کند</text:span><text:span text:style-name="T289_34">.</text:span></text:p>
        </text:list-item>
        <text:list-item>
          <text:p text:style-name="P290"><text:span text:style-name="T290_1">در</text:span><text:span text:style-name="T290_2"><text:s/></text:span><text:span text:style-name="T290_3">بازی</text:span><text:span text:style-name="T290_4"><text:s/></text:span><text:span text:style-name="T290_5">Scrabble</text:span><text:span text:style-name="T290_6"><text:s/></text:span><text:span text:style-name="T290_7">وقتی</text:span><text:span text:style-name="T290_8"><text:s/></text:span><text:span text:style-name="T290_9">برنده</text:span><text:span text:style-name="T290_10"><text:s/></text:span><text:span text:style-name="T290_11">میشوید</text:span><text:span text:style-name="T290_12"><text:s/></text:span><text:span text:style-name="T290_13">که</text:span><text:span text:style-name="T290_14"><text:s/></text:span><text:span text:style-name="T290_15">تمام</text:span><text:span text:style-name="T290_16"><text:s/></text:span><text:span text:style-name="T290_17">هفت</text:span><text:span text:style-name="T290_18"><text:s/></text:span><text:span text:style-name="T290_19">خانه</text:span><text:span text:style-name="T290_20"><text:s/></text:span><text:span text:style-name="T290_21">در</text:span><text:span text:style-name="T290_22"><text:s/></text:span><text:span text:style-name="T290_23">قسمت</text:span><text:span text:style-name="T290_24"><text:s/></text:span><text:span text:style-name="T290_25">خودتان</text:span><text:span text:style-name="T290_26"><text:s/></text:span><text:span text:style-name="T290_27">را</text:span><text:span text:style-name="T290_28"><text:s/></text:span><text:span text:style-name="T290_29">بازی</text:span><text:span text:style-name="T290_30"><text:s/></text:span><text:span text:style-name="T290_31">کنید</text:span><text:span text:style-name="T290_32"><text:s/></text:span><text:span text:style-name="T290_33">که</text:span><text:span text:style-name="T290_34"><text:s/></text:span><text:span text:style-name="T290_35">به</text:span><text:span text:style-name="T290_36"><text:s/></text:span><text:span text:style-name="T290_37">همراه</text:span><text:span text:style-name="T290_38"><text:s/></text:span><text:span text:style-name="T290_39">حرف</text:span><text:span text:style-name="T290_40"><text:s/></text:span><text:span text:style-name="T290_41">روی</text:span><text:span text:style-name="T290_42"><text:s/></text:span><text:span text:style-name="T290_43">تخته</text:span><text:span text:style-name="T290_44"><text:s/></text:span><text:span text:style-name="T290_45">یک</text:span><text:span text:style-name="T290_46"><text:s/></text:span><text:span text:style-name="T290_47">کلمه</text:span><text:span text:style-name="T290_48"><text:s/></text:span><text:span text:style-name="T290_49">هشت</text:span><text:span text:style-name="T290_50"><text:s/></text:span><text:span text:style-name="T290_51">حرفی</text:span><text:span text:style-name="T290_52"><text:s/></text:span><text:span text:style-name="T290_53">ایجاد</text:span><text:span text:style-name="T290_54"><text:s/></text:span><text:span text:style-name="T290_55">کند</text:span><text:span text:style-name="T290_56">.<text:s/></text:span><text:span text:style-name="T290_57">کدام</text:span><text:span text:style-name="T290_58"><text:s/></text:span><text:span text:style-name="T290_59">مجموعه</text:span><text:span text:style-name="T290_60"><text:s/>۸<text:s/></text:span><text:span text:style-name="T290_61">حرفی</text:span><text:span text:style-name="T290_62"><text:s/></text:span><text:span text:style-name="T290_63">محتمل</text:span><text:span text:style-name="T290_64"><text:s/></text:span><text:span text:style-name="T290_65">ترین</text:span><text:span text:style-name="T290_66"><text:s/></text:span><text:span text:style-name="T290_67">برد</text:span><text:span text:style-name="T290_68"><text:s/></text:span><text:span text:style-name="T290_69">را</text:span><text:span text:style-name="T290_70"><text:s/></text:span><text:span text:style-name="T290_71">ایجاد</text:span><text:span text:style-name="T290_72"><text:s/></text:span><text:span text:style-name="T290_73">میکند</text:span><text:span text:style-name="T290_74">؟<text:line-break/></text:span><text:span text:style-name="T290_75">راهنمایی</text:span><text:span text:style-name="T290_76">:<text:s/></text:span><text:span text:style-name="T290_77">هفت</text:span><text:span text:style-name="T290_78"><text:s/></text:span><text:span text:style-name="T290_79">مجموعه</text:span><text:span text:style-name="T290_80"><text:s/></text:span><text:span text:style-name="T290_81">وجود</text:span><text:span text:style-name="T290_82"><text:s/></text:span><text:span text:style-name="T290_83">دارد</text:span><text:span text:style-name="T290_84">.<text:line-break/></text:span><text:span text:style-name="T290_85">راه</text:span><text:span text:style-name="T290_86">‌</text:span><text:span text:style-name="T290_87">حل</text:span><text:span text:style-name="T290_88">:‌<text:s/></text:span><text:span text:style-name="T290_89"><text:a xlink:type="simple" xlink:href="http://www.greenteapress.com/thinkpython/code/anagram_sets.py"><text:span text:style-name="T290_90">http</text:span></text:a></text:span><text:span text:style-name="T290_91"><text:a xlink:type="simple" xlink:href="http://www.greenteapress.com/thinkpython/code/anagram_sets.py"><text:span text:style-name="T290_92">://</text:span></text:a></text:span><text:span text:style-name="T290_93"><text:a xlink:type="simple" xlink:href="http://www.greenteapress.com/thinkpython/code/anagram_sets.py"><text:span text:style-name="T290_94">www</text:span></text:a></text:span><text:span text:style-name="T290_95"><text:a xlink:type="simple" xlink:href="http://www.greenteapress.com/thinkpython/code/anagram_sets.py"><text:span text:style-name="T290_96">.</text:span></text:a></text:span><text:span text:style-name="T290_97"><text:a xlink:type="simple" xlink:href="http://www.greenteapress.com/thinkpython/code/anagram_sets.py"><text:span text:style-name="T290_98">greenteapress</text:span></text:a></text:span><text:span text:style-name="T290_99"><text:a xlink:type="simple" xlink:href="http://www.greenteapress.com/thinkpython/code/anagram_sets.py"><text:span text:style-name="T290_100">.</text:span></text:a></text:span><text:span text:style-name="T290_101"><text:a xlink:type="simple" xlink:href="http://www.greenteapress.com/thinkpython/code/anagram_sets.py"><text:span text:style-name="T290_102">com</text:span></text:a></text:span><text:span text:style-name="T290_103"><text:a xlink:type="simple" xlink:href="http://www.greenteapress.com/thinkpython/code/anagram_sets.py"><text:span text:style-name="T290_104">/</text:span></text:a></text:span><text:span text:style-name="T290_105"><text:a xlink:type="simple" xlink:href="http://www.greenteapress.com/thinkpython/code/anagram_sets.py"><text:span text:style-name="T290_106">thinkpython</text:span></text:a></text:span><text:span text:style-name="T290_107"><text:a xlink:type="simple" xlink:href="http://www.greenteapress.com/thinkpython/code/anagram_sets.py"><text:span text:style-name="T290_108">/</text:span></text:a></text:span><text:span text:style-name="T290_109"><text:a xlink:type="simple" xlink:href="http://www.greenteapress.com/thinkpython/code/anagram_sets.py"><text:span text:style-name="T290_110">code</text:span></text:a></text:span><text:span text:style-name="T290_111"><text:a xlink:type="simple" xlink:href="http://www.greenteapress.com/thinkpython/code/anagram_sets.py"><text:span text:style-name="T290_112">/</text:span></text:a></text:span><text:span text:style-name="T290_113"><text:a xlink:type="simple" xlink:href="http://www.greenteapress.com/thinkpython/code/anagram_sets.py"><text:span text:style-name="T290_114">anagram</text:span></text:a></text:span><text:span text:style-name="T290_115"><text:a xlink:type="simple" xlink:href="http://www.greenteapress.com/thinkpython/code/anagram_sets.py"><text:span text:style-name="T290_116">_</text:span></text:a></text:span><text:span text:style-name="T290_117"><text:a xlink:type="simple" xlink:href="http://www.greenteapress.com/thinkpython/code/anagram_sets.py"><text:span text:style-name="T290_118">sets</text:span></text:a></text:span><text:span text:style-name="T290_119"><text:a xlink:type="simple" xlink:href="http://www.greenteapress.com/thinkpython/code/anagram_sets.py"><text:span text:style-name="T290_120">.</text:span></text:a></text:span><text:span text:style-name="T290_121"><text:a xlink:type="simple" xlink:href="http://www.greenteapress.com/thinkpython/code/anagram_sets.py"><text:span text:style-name="T290_122">py</text:span></text:a></text:span><text:span text:style-name="T290_123"><text:s/></text:span></text:p>
        </text:list-item>
      </text:list>
      <text:p text:style-name="P291"><text:span text:style-name="T291_1">تمرین</text:span><text:span text:style-name="T291_2"><text:s/>۵</text:span></text:p>
      <text:p text:style-name="P292"><text:span text:style-name="T292_1">دو</text:span><text:span text:style-name="T292_2"><text:s/></text:span><text:span text:style-name="T292_3">کلمه</text:span><text:span text:style-name="T292_4"><text:s/></text:span><text:span text:style-name="T292_5">یک</text:span><text:span text:style-name="T292_6"><text:s/></text:span><text:span text:style-name="T292_7">زوج</text:span><text:span text:style-name="T292_8"><text:s/></text:span><text:span text:style-name="T292_9">متاتز</text:span><text:span text:style-name="T292_10"><text:s/></text:span><text:span text:style-name="T292_11">را</text:span><text:span text:style-name="T292_12"><text:s/></text:span><text:span text:style-name="T292_13">تشکیل</text:span><text:span text:style-name="T292_14"><text:s/></text:span><text:span text:style-name="T292_15">میدهند</text:span><text:span text:style-name="T292_16"><text:s/></text:span><text:span text:style-name="T292_17">اگر</text:span><text:span text:style-name="T292_18"><text:s/></text:span><text:span text:style-name="T292_19">با</text:span><text:span text:style-name="T292_20"><text:s/></text:span><text:span text:style-name="T292_21">جابجا</text:span><text:span text:style-name="T292_22"><text:s/></text:span><text:span text:style-name="T292_23">کردن</text:span><text:span text:style-name="T292_24"><text:s/></text:span><text:span text:style-name="T292_25">دو</text:span><text:span text:style-name="T292_26"><text:s/></text:span><text:span text:style-name="T292_27">کاراکتر</text:span><text:span text:style-name="T292_28"><text:s/></text:span><text:span text:style-name="T292_29">از</text:span><text:span text:style-name="T292_30"><text:s/></text:span><text:span text:style-name="T292_31">یکی</text:span><text:span text:style-name="T292_32"><text:s/></text:span><text:span text:style-name="T292_33">از</text:span><text:span text:style-name="T292_34"><text:s/></text:span><text:span text:style-name="T292_35">آنها</text:span><text:span text:style-name="T292_36">،<text:s/></text:span><text:span text:style-name="T292_37">تبدیل</text:span><text:span text:style-name="T292_38"><text:s/></text:span><text:span text:style-name="T292_39">به</text:span><text:span text:style-name="T292_40"><text:s/></text:span><text:span text:style-name="T292_41">کلمه</text:span><text:span text:style-name="T292_42"><text:s/></text:span><text:span text:style-name="T292_43">دیگر</text:span><text:span text:style-name="T292_44"><text:s/></text:span><text:span text:style-name="T292_45">میشود</text:span><text:span text:style-name="T292_46">;<text:s/></text:span><text:span text:style-name="T292_47">به</text:span><text:span text:style-name="T292_48"><text:s/></text:span><text:span text:style-name="T292_49">طور</text:span><text:span text:style-name="T292_50"><text:s/></text:span><text:span text:style-name="T292_51">مثال</text:span><text:span text:style-name="T292_52"><text:s/></text:span><text:span text:style-name="T292_53">دو</text:span><text:span text:style-name="T292_54"><text:s/></text:span><text:span text:style-name="T292_55">کلمه</text:span><text:span text:style-name="T292_56"><text:s/>"</text:span><text:span text:style-name="T292_57">converse</text:span><text:span text:style-name="T292_58">"<text:s/></text:span><text:span text:style-name="T292_59">و</text:span><text:span text:style-name="T292_60"><text:s/>"</text:span><text:span text:style-name="T292_61">conserve</text:span><text:span text:style-name="T292_62">".<text:s/></text:span><text:span text:style-name="T292_63">برنامه</text:span><text:span text:style-name="T292_64">‌</text:span><text:span text:style-name="T292_65">ای</text:span><text:span text:style-name="T292_66"><text:s/></text:span><text:span text:style-name="T292_67">بنویسید</text:span><text:span text:style-name="T292_68"><text:s/></text:span><text:span text:style-name="T292_69">که</text:span><text:span text:style-name="T292_70"><text:s/></text:span><text:span text:style-name="T292_71">تمام</text:span><text:span text:style-name="T292_72"><text:s/></text:span><text:span text:style-name="T292_73">زوج</text:span><text:span text:style-name="T292_74">‌</text:span><text:span text:style-name="T292_75">های</text:span><text:span text:style-name="T292_76"><text:s/></text:span><text:span text:style-name="T292_77">متاتز</text:span><text:span text:style-name="T292_78"><text:s/></text:span><text:span text:style-name="T292_79">را</text:span><text:span text:style-name="T292_80"><text:s/></text:span><text:span text:style-name="T292_81">در</text:span><text:span text:style-name="T292_82"><text:s/></text:span><text:span text:style-name="T292_83">دیکشنری</text:span><text:span text:style-name="T292_84"><text:s/></text:span><text:span text:style-name="T292_85">پیدا</text:span><text:span text:style-name="T292_86"><text:s/></text:span><text:span text:style-name="T292_87">کند</text:span><text:span text:style-name="T292_88">.<text:s/></text:span><text:span text:style-name="T292_89">راهنمایی</text:span><text:span text:style-name="T292_90">:<text:s/></text:span><text:span text:style-name="T292_91">تمام</text:span><text:span text:style-name="T292_92"><text:s/></text:span><text:span text:style-name="T292_93">زوج</text:span><text:span text:style-name="T292_94"><text:s/></text:span><text:span text:style-name="T292_95">لغات</text:span><text:span text:style-name="T292_96"><text:s/></text:span><text:span text:style-name="T292_97">را</text:span><text:span text:style-name="T292_98"><text:s/></text:span><text:span text:style-name="T292_99">بررسی</text:span><text:span text:style-name="T292_100"><text:s/></text:span><text:span text:style-name="T292_101">نکنید</text:span><text:span text:style-name="T292_102">،<text:s/></text:span><text:span text:style-name="T292_103">همچنین</text:span><text:span text:style-name="T292_104"><text:s/></text:span><text:span text:style-name="T292_105">همه</text:span><text:span text:style-name="T292_106"><text:s/></text:span><text:span text:style-name="T292_107">جایگزینی</text:span><text:span text:style-name="T292_108">‌</text:span><text:span text:style-name="T292_109">ها</text:span><text:span text:style-name="T292_110"><text:s/></text:span><text:span text:style-name="T292_111">را</text:span><text:span text:style-name="T292_112"><text:s/></text:span><text:span text:style-name="T292_113">بررسی</text:span><text:span text:style-name="T292_114"><text:s/></text:span><text:span text:style-name="T292_115">نکنید</text:span><text:span text:style-name="T292_116">.<text:s/></text:span><text:span text:style-name="T292_117">راه</text:span><text:span text:style-name="T292_118">‌</text:span><text:span text:style-name="T292_119">حل</text:span><text:span text:style-name="T292_120">:<text:s/></text:span><text:span text:style-name="T292_121"><text:a xlink:type="simple" xlink:href="http://www.greenteapress.com/thinkpython/code/metathesis.py"><text:span text:style-name="T292_122">http</text:span></text:a></text:span><text:span text:style-name="T292_123"><text:a xlink:type="simple" xlink:href="http://www.greenteapress.com/thinkpython/code/metathesis.py"><text:span text:style-name="T292_124">://</text:span></text:a></text:span><text:span text:style-name="T292_125"><text:a xlink:type="simple" xlink:href="http://www.greenteapress.com/thinkpython/code/metathesis.py"><text:span text:style-name="T292_126">www</text:span></text:a></text:span><text:span text:style-name="T292_127"><text:a xlink:type="simple" xlink:href="http://www.greenteapress.com/thinkpython/code/metathesis.py"><text:span text:style-name="T292_128">.</text:span></text:a></text:span><text:span text:style-name="T292_129"><text:a xlink:type="simple" xlink:href="http://www.greenteapress.com/thinkpython/code/metathesis.py"><text:span text:style-name="T292_130">greenteapress</text:span></text:a></text:span><text:span text:style-name="T292_131"><text:a xlink:type="simple" xlink:href="http://www.greenteapress.com/thinkpython/code/metathesis.py"><text:span text:style-name="T292_132">.</text:span></text:a></text:span><text:span text:style-name="T292_133"><text:a xlink:type="simple" xlink:href="http://www.greenteapress.com/thinkpython/code/metathesis.py"><text:span text:style-name="T292_134">com</text:span></text:a></text:span><text:span text:style-name="T292_135"><text:a xlink:type="simple" xlink:href="http://www.greenteapress.com/thinkpython/code/metathesis.py"><text:span text:style-name="T292_136">/</text:span></text:a></text:span><text:span text:style-name="T292_137"><text:a xlink:type="simple" xlink:href="http://www.greenteapress.com/thinkpython/code/metathesis.py"><text:span text:style-name="T292_138">thinkpython</text:span></text:a></text:span><text:span text:style-name="T292_139"><text:a xlink:type="simple" xlink:href="http://www.greenteapress.com/thinkpython/code/metathesis.py"><text:span text:style-name="T292_140">/</text:span></text:a></text:span><text:span text:style-name="T292_141"><text:a xlink:type="simple" xlink:href="http://www.greenteapress.com/thinkpython/code/metathesis.py"><text:span text:style-name="T292_142">code</text:span></text:a></text:span><text:span text:style-name="T292_143"><text:a xlink:type="simple" xlink:href="http://www.greenteapress.com/thinkpython/code/metathesis.py"><text:span text:style-name="T292_144">/</text:span></text:a></text:span><text:span text:style-name="T292_145"><text:a xlink:type="simple" xlink:href="http://www.greenteapress.com/thinkpython/code/metathesis.py"><text:span text:style-name="T292_146">metathesis</text:span></text:a></text:span><text:span text:style-name="T292_147"><text:a xlink:type="simple" xlink:href="http://www.greenteapress.com/thinkpython/code/metathesis.py"><text:span text:style-name="T292_148">.</text:span></text:a></text:span><text:span text:style-name="T292_149"><text:a xlink:type="simple" xlink:href="http://www.greenteapress.com/thinkpython/code/metathesis.py"><text:span text:style-name="T292_150">py</text:span></text:a></text:span><text:span text:style-name="T292_151"><text:s/></text:span><text:span text:style-name="T292_152">این</text:span><text:span text:style-name="T292_153"><text:s/></text:span><text:span text:style-name="T292_154">تمرین</text:span><text:span text:style-name="T292_155"><text:s/></text:span><text:span text:style-name="T292_156">از</text:span><text:span text:style-name="T292_157"><text:s/></text:span><text:span text:style-name="T292_158">مثالی</text:span><text:span text:style-name="T292_159"><text:s/></text:span><text:span text:style-name="T292_160">در</text:span><text:span text:style-name="T292_161"><text:s/></text:span><text:span text:style-name="T292_162">اینجا</text:span><text:span text:style-name="T292_163"><text:s/></text:span><text:span text:style-name="T292_164">الگو</text:span><text:span text:style-name="T292_165"><text:s/></text:span><text:span text:style-name="T292_166">گرفته</text:span><text:span text:style-name="T292_167"><text:s/></text:span><text:span text:style-name="T292_168">شده</text:span><text:span text:style-name="T292_169"><text:s/></text:span><text:span text:style-name="T292_170">است</text:span><text:span text:style-name="T292_171">:‌</text:span><text:span text:style-name="T292_172"><text:a xlink:type="simple" xlink:href="http://puzzler.org"><text:span text:style-name="T292_173">http</text:span></text:a></text:span><text:span text:style-name="T292_174"><text:a xlink:type="simple" xlink:href="http://puzzler.org"><text:span text:style-name="T292_175">://</text:span></text:a></text:span><text:span text:style-name="T292_176"><text:a xlink:type="simple" xlink:href="http://puzzler.org"><text:span text:style-name="T292_177">puzzler</text:span></text:a></text:span><text:span text:style-name="T292_178"><text:a xlink:type="simple" xlink:href="http://puzzler.org"><text:span text:style-name="T292_179">.</text:span></text:a></text:span><text:span text:style-name="T292_180"><text:a xlink:type="simple" xlink:href="http://puzzler.org"><text:span text:style-name="T292_181">org</text:span></text:a></text:span><text:span text:style-name="T292_182"><text:s/></text:span></text:p>
      <text:p text:style-name="P293"><text:span text:style-name="T293_1">تمرین</text:span><text:span text:style-name="T293_2"><text:s/>۶</text:span></text:p>
      <text:p text:style-name="P294"><text:span text:style-name="T294_1">یک</text:span><text:span text:style-name="T294_2"><text:s/></text:span><text:span text:style-name="T294_3">مثال</text:span><text:span text:style-name="T294_4"><text:s/></text:span><text:span text:style-name="T294_5">دیگر</text:span><text:span text:style-name="T294_6"><text:s/></text:span><text:span text:style-name="T294_7">از</text:span><text:span text:style-name="T294_8"><text:s/></text:span><text:span text:style-name="T294_9">سایت</text:span><text:span text:style-name="T294_10"><text:s/></text:span><text:span text:style-name="T294_11"><text:a xlink:type="simple" xlink:href="http://cartalk.com/content/puzzlers"><text:span text:style-name="T294_12">http</text:span></text:a></text:span><text:span text:style-name="T294_13"><text:a xlink:type="simple" xlink:href="http://cartalk.com/content/puzzlers"><text:span text:style-name="T294_14">://</text:span></text:a></text:span><text:span text:style-name="T294_15"><text:a xlink:type="simple" xlink:href="http://cartalk.com/content/puzzlers"><text:span text:style-name="T294_16">cartalk</text:span></text:a></text:span><text:span text:style-name="T294_17"><text:a xlink:type="simple" xlink:href="http://cartalk.com/content/puzzlers"><text:span text:style-name="T294_18">.</text:span></text:a></text:span><text:span text:style-name="T294_19"><text:a xlink:type="simple" xlink:href="http://cartalk.com/content/puzzlers"><text:span text:style-name="T294_20">com</text:span></text:a></text:span><text:span text:style-name="T294_21"><text:a xlink:type="simple" xlink:href="http://cartalk.com/content/puzzlers"><text:span text:style-name="T294_22">/</text:span></text:a></text:span><text:span text:style-name="T294_23"><text:a xlink:type="simple" xlink:href="http://cartalk.com/content/puzzlers"><text:span text:style-name="T294_24">content</text:span></text:a></text:span><text:span text:style-name="T294_25"><text:a xlink:type="simple" xlink:href="http://cartalk.com/content/puzzlers"><text:span text:style-name="T294_26">/</text:span></text:a></text:span><text:span text:style-name="T294_27"><text:a xlink:type="simple" xlink:href="http://cartalk.com/content/puzzlers"><text:span text:style-name="T294_28">puzzlers</text:span></text:a></text:span></text:p>
      <text:p text:style-name="P295"><text:span text:style-name="T295_1"><text:tab/></text:span><text:span text:style-name="T295_2">طولانی</text:span><text:span text:style-name="T295_3"><text:s/></text:span><text:span text:style-name="T295_4">ترین</text:span><text:span text:style-name="T295_5"><text:s/></text:span><text:span text:style-name="T295_6">کلمه</text:span><text:span text:style-name="T295_7"><text:s/></text:span><text:span text:style-name="T295_8">انگلیسی</text:span><text:span text:style-name="T295_9">،<text:s/></text:span><text:span text:style-name="T295_10">که</text:span><text:span text:style-name="T295_11"><text:s/></text:span><text:span text:style-name="T295_12">با</text:span><text:span text:style-name="T295_13"><text:s/></text:span><text:span text:style-name="T295_14">کم</text:span><text:span text:style-name="T295_15"><text:s/></text:span><text:span text:style-name="T295_16">کردن</text:span><text:span text:style-name="T295_17"><text:s/></text:span><text:span text:style-name="T295_18">هر</text:span><text:span text:style-name="T295_19"><text:s/></text:span><text:span text:style-name="T295_20">کدام</text:span><text:span text:style-name="T295_21"><text:s/></text:span><text:span text:style-name="T295_22">از</text:span><text:span text:style-name="T295_23"><text:s/></text:span><text:span text:style-name="T295_24">حرف</text:span><text:span text:style-name="T295_25">‌</text:span><text:span text:style-name="T295_26">هایش</text:span><text:span text:style-name="T295_27"><text:s/></text:span><text:span text:style-name="T295_28">یک</text:span><text:span text:style-name="T295_29"><text:s/></text:span><text:span text:style-name="T295_30">کلمه</text:span><text:span text:style-name="T295_31"><text:s/></text:span><text:span text:style-name="T295_32">معنی</text:span><text:span text:style-name="T295_33">‌</text:span><text:span text:style-name="T295_34">دار</text:span><text:span text:style-name="T295_35"><text:s/></text:span><text:span text:style-name="T295_36">انگلیسی</text:span><text:span text:style-name="T295_37"><text:s/></text:span><text:span text:style-name="T295_38">باقی</text:span><text:span text:style-name="T295_39"><text:s/></text:span><text:span text:style-name="T295_40">می</text:span><text:span text:style-name="T295_41">‌</text:span><text:span text:style-name="T295_42">ماند</text:span><text:span text:style-name="T295_43">،<text:s/></text:span><text:span text:style-name="T295_44">کدام</text:span><text:span text:style-name="T295_45"><text:s/></text:span><text:span text:style-name="T295_46">است</text:span><text:span text:style-name="T295_47">؟</text:span></text:p>
      <text:p text:style-name="P296"><text:span text:style-name="T296_1"><text:tab/></text:span><text:span text:style-name="T296_2">حروف</text:span><text:span text:style-name="T296_3"><text:s/></text:span><text:span text:style-name="T296_4">میتوانند</text:span><text:span text:style-name="T296_5"><text:s/></text:span><text:span text:style-name="T296_6">از</text:span><text:span text:style-name="T296_7"><text:s/></text:span><text:span text:style-name="T296_8">هر</text:span><text:span text:style-name="T296_9"><text:s/></text:span><text:span text:style-name="T296_10">طرف</text:span><text:span text:style-name="T296_11"><text:s/></text:span><text:span text:style-name="T296_12">کلمه</text:span><text:span text:style-name="T296_13"><text:s/></text:span><text:span text:style-name="T296_14">یه</text:span><text:span text:style-name="T296_15"><text:s/></text:span><text:span text:style-name="T296_16">حتی</text:span><text:span text:style-name="T296_17"><text:s/></text:span><text:span text:style-name="T296_18">از</text:span><text:span text:style-name="T296_19"><text:s/></text:span><text:span text:style-name="T296_20">وسط</text:span><text:span text:style-name="T296_21"><text:s/></text:span><text:span text:style-name="T296_22">آن</text:span><text:span text:style-name="T296_23"><text:s/></text:span><text:span text:style-name="T296_24">حذف</text:span><text:span text:style-name="T296_25"><text:s/></text:span><text:span text:style-name="T296_26">شوند</text:span><text:span text:style-name="T296_27"><text:s/></text:span><text:span text:style-name="T296_28">ولی</text:span><text:span text:style-name="T296_29"><text:s/></text:span><text:span text:style-name="T296_30">نمی</text:span><text:span text:style-name="T296_31">‌</text:span><text:span text:style-name="T296_32">توان</text:span><text:span text:style-name="T296_33"><text:s/></text:span><text:span text:style-name="T296_34">حروف</text:span><text:span text:style-name="T296_35"><text:s/></text:span><text:span text:style-name="T296_36">را</text:span><text:span text:style-name="T296_37"><text:s/></text:span><text:span text:style-name="T296_38">جابجا</text:span><text:span text:style-name="T296_39"><text:s/></text:span><text:span text:style-name="T296_40">کرد</text:span><text:span text:style-name="T296_41">.<text:s/></text:span><text:span text:style-name="T296_42">هر</text:span><text:span text:style-name="T296_43"><text:s/></text:span><text:span text:style-name="T296_44">بار</text:span><text:span text:style-name="T296_45"><text:s/></text:span><text:span text:style-name="T296_46">که</text:span><text:span text:style-name="T296_47"><text:s/></text:span><text:span text:style-name="T296_48">یک</text:span><text:span text:style-name="T296_49"><text:s/></text:span><text:span text:style-name="T296_50">حرف</text:span><text:span text:style-name="T296_51"><text:s/></text:span><text:span text:style-name="T296_52">را</text:span><text:span text:style-name="T296_53"><text:s/></text:span><text:span text:style-name="T296_54">حذف</text:span><text:span text:style-name="T296_55"><text:s/></text:span><text:span text:style-name="T296_56">میکنید</text:span><text:span text:style-name="T296_57"><text:s/></text:span><text:span text:style-name="T296_58">یک</text:span><text:span text:style-name="T296_59"><text:s/></text:span><text:span text:style-name="T296_60">کلمه</text:span><text:span text:style-name="T296_61"><text:s/></text:span><text:span text:style-name="T296_62">انگلیسی</text:span><text:span text:style-name="T296_63"><text:s/></text:span><text:span text:style-name="T296_64">جدید</text:span><text:span text:style-name="T296_65"><text:s/></text:span><text:span text:style-name="T296_66">ایجاد</text:span><text:span text:style-name="T296_67"><text:s/></text:span><text:span text:style-name="T296_68">میشود</text:span><text:span text:style-name="T296_69">.<text:s/></text:span><text:span text:style-name="T296_70">در</text:span><text:span text:style-name="T296_71"><text:s/></text:span><text:span text:style-name="T296_72">نهایت</text:span><text:span text:style-name="T296_73"><text:s/></text:span><text:span text:style-name="T296_74">به</text:span><text:span text:style-name="T296_75"><text:s/></text:span><text:span text:style-name="T296_76">یک</text:span><text:span text:style-name="T296_77"><text:s/></text:span><text:span text:style-name="T296_78">حرف</text:span><text:span text:style-name="T296_79"><text:s/></text:span><text:span text:style-name="T296_80">میرسید</text:span><text:span text:style-name="T296_81"><text:s/></text:span><text:span text:style-name="T296_82">که</text:span><text:span text:style-name="T296_83"><text:s/></text:span><text:span text:style-name="T296_84">یک</text:span><text:span text:style-name="T296_85"><text:s/></text:span><text:span text:style-name="T296_86">کلمه</text:span><text:span text:style-name="T296_87"><text:s/></text:span><text:span text:style-name="T296_88">یک</text:span><text:span text:style-name="T296_89"><text:s/></text:span><text:span text:style-name="T296_90">حرفی</text:span><text:span text:style-name="T296_91"><text:s/></text:span><text:span text:style-name="T296_92">را</text:span><text:span text:style-name="T296_93"><text:s/></text:span><text:span text:style-name="T296_94">تشکیل</text:span><text:span text:style-name="T296_95"><text:s/></text:span><text:span text:style-name="T296_96">میدهد</text:span><text:span text:style-name="T296_97">،<text:s/></text:span><text:span text:style-name="T296_98">و</text:span><text:span text:style-name="T296_99"><text:s/></text:span><text:span text:style-name="T296_100">آن</text:span><text:span text:style-name="T296_101"><text:s/></text:span><text:span text:style-name="T296_102">کلمه</text:span><text:span text:style-name="T296_103"><text:s/></text:span><text:span text:style-name="T296_104">هم</text:span><text:span text:style-name="T296_105"><text:s/></text:span><text:span text:style-name="T296_106">باید</text:span><text:span text:style-name="T296_107"><text:s/></text:span><text:span text:style-name="T296_108">یک</text:span><text:span text:style-name="T296_109"><text:s/></text:span><text:span text:style-name="T296_110">کلمه</text:span><text:span text:style-name="T296_111"><text:s/></text:span><text:span text:style-name="T296_112">انگلیسی</text:span><text:span text:style-name="T296_113"><text:s/></text:span><text:span text:style-name="T296_114">معنی</text:span><text:span text:style-name="T296_115"><text:s/></text:span><text:span text:style-name="T296_116">دار</text:span><text:span text:style-name="T296_117"><text:s/></text:span><text:span text:style-name="T296_118">باشد</text:span><text:span text:style-name="T296_119"><text:s/>(</text:span><text:span text:style-name="T296_120">در</text:span><text:span text:style-name="T296_121"><text:s/></text:span><text:span text:style-name="T296_122">دیکشنری</text:span><text:span text:style-name="T296_123"><text:s/></text:span><text:span text:style-name="T296_124">پیدا</text:span><text:span text:style-name="T296_125"><text:s/></text:span><text:span text:style-name="T296_126">شود</text:span><text:span text:style-name="T296_127">).<text:s/></text:span><text:span text:style-name="T296_128">من</text:span><text:span text:style-name="T296_129"><text:s/></text:span><text:span text:style-name="T296_130">میخواهم</text:span><text:span text:style-name="T296_131"><text:s/></text:span><text:span text:style-name="T296_132">بدانم</text:span><text:span text:style-name="T296_133"><text:s/></text:span><text:span text:style-name="T296_134">طولانی</text:span><text:span text:style-name="T296_135"><text:s/></text:span><text:span text:style-name="T296_136">ترین</text:span><text:span text:style-name="T296_137"><text:s/></text:span><text:span text:style-name="T296_138">کلمه</text:span><text:span text:style-name="T296_139"><text:s/></text:span><text:span text:style-name="T296_140">چیست</text:span><text:span text:style-name="T296_141"><text:s/></text:span><text:span text:style-name="T296_142">و</text:span><text:span text:style-name="T296_143"><text:s/></text:span><text:span text:style-name="T296_144">چند</text:span><text:span text:style-name="T296_145"><text:s/></text:span><text:span text:style-name="T296_146">کاراکتر</text:span><text:span text:style-name="T296_147"><text:s/></text:span><text:span text:style-name="T296_148">دارد</text:span><text:span text:style-name="T296_149">؟</text:span></text:p>
      <text:p text:style-name="P297"><text:span text:style-name="T297_1"><text:tab/></text:span><text:span text:style-name="T297_2">من</text:span><text:span text:style-name="T297_3"><text:s/></text:span><text:span text:style-name="T297_4">یک</text:span><text:span text:style-name="T297_5"><text:s/></text:span><text:span text:style-name="T297_6">مثال</text:span><text:span text:style-name="T297_7"><text:s/></text:span><text:span text:style-name="T297_8">ساده</text:span><text:span text:style-name="T297_9"><text:s/></text:span><text:span text:style-name="T297_10">میزنم</text:span><text:span text:style-name="T297_11">:<text:s/></text:span><text:span text:style-name="T297_12">sprite</text:span><text:span text:style-name="T297_13">.<text:s/></text:span><text:span text:style-name="T297_14">شما</text:span><text:span text:style-name="T297_15"><text:s/></text:span><text:span text:style-name="T297_16">با</text:span><text:span text:style-name="T297_17"><text:s/></text:span><text:span text:style-name="T297_18">کلمه</text:span><text:span text:style-name="T297_19"><text:s/></text:span><text:span text:style-name="T297_20">sprite</text:span><text:span text:style-name="T297_21"><text:s/></text:span><text:span text:style-name="T297_22">شروع</text:span><text:span text:style-name="T297_23"><text:s/></text:span><text:span text:style-name="T297_24">میکنید</text:span><text:span text:style-name="T297_25"><text:s/></text:span><text:span text:style-name="T297_26">و</text:span><text:span text:style-name="T297_27"><text:s/></text:span><text:span text:style-name="T297_28">هر</text:span><text:span text:style-name="T297_29"><text:s/></text:span><text:span text:style-name="T297_30">بار</text:span><text:span text:style-name="T297_31"><text:s/></text:span><text:span text:style-name="T297_32">که</text:span><text:span text:style-name="T297_33"><text:s/></text:span><text:span text:style-name="T297_34">یک</text:span><text:span text:style-name="T297_35"><text:s/></text:span><text:span text:style-name="T297_36">کاراکتر</text:span><text:span text:style-name="T297_37"><text:s/></text:span><text:span text:style-name="T297_38">را</text:span><text:span text:style-name="T297_39"><text:s/></text:span><text:span text:style-name="T297_40">از</text:span><text:span text:style-name="T297_41"><text:s/></text:span><text:span text:style-name="T297_42">داخل</text:span><text:span text:style-name="T297_43"><text:s/></text:span><text:span text:style-name="T297_44">کلمه</text:span><text:span text:style-name="T297_45"><text:s/></text:span><text:span text:style-name="T297_46">حذف</text:span><text:span text:style-name="T297_47"><text:s/></text:span><text:span text:style-name="T297_48">میکنیم</text:span><text:span text:style-name="T297_49">،<text:s/></text:span><text:span text:style-name="T297_50">مثل</text:span><text:span text:style-name="T297_51"><text:s/></text:span><text:span text:style-name="T297_52">r</text:span><text:span text:style-name="T297_53"><text:s/></text:span><text:span text:style-name="T297_54">و</text:span><text:span text:style-name="T297_55"><text:s/></text:span><text:span text:style-name="T297_56">کلمه</text:span><text:span text:style-name="T297_57"><text:s/></text:span><text:span text:style-name="T297_58">باقی</text:span><text:span text:style-name="T297_59">‌</text:span><text:span text:style-name="T297_60">مانده</text:span><text:span text:style-name="T297_61"><text:s/></text:span><text:span text:style-name="T297_62">میشود</text:span><text:span text:style-name="T297_63"><text:s/></text:span><text:span text:style-name="T297_64">spite</text:span><text:span text:style-name="T297_65"><text:s/></text:span><text:span text:style-name="T297_66">و</text:span><text:span text:style-name="T297_67"><text:s/></text:span><text:span text:style-name="T297_68">حرف</text:span><text:span text:style-name="T297_69"><text:s/></text:span><text:span text:style-name="T297_70">e</text:span><text:span text:style-name="T297_71"><text:s/></text:span><text:span text:style-name="T297_72">را</text:span><text:span text:style-name="T297_73"><text:s/></text:span><text:span text:style-name="T297_74">حذف</text:span><text:span text:style-name="T297_75"><text:s/></text:span><text:span text:style-name="T297_76">میکنیم</text:span><text:span text:style-name="T297_77"><text:s/></text:span><text:span text:style-name="T297_78">و</text:span><text:span text:style-name="T297_79"><text:s/></text:span><text:span text:style-name="T297_80">کلمه</text:span><text:span text:style-name="T297_81"><text:s/></text:span><text:span text:style-name="T297_82">spit</text:span><text:span text:style-name="T297_83"><text:s/></text:span><text:span text:style-name="T297_84">بوجود</text:span><text:span text:style-name="T297_85"><text:s/></text:span><text:span text:style-name="T297_86">می</text:span><text:span text:style-name="T297_87">‌</text:span><text:span text:style-name="T297_88">آید</text:span><text:span text:style-name="T297_89"><text:s/></text:span><text:span text:style-name="T297_90">و</text:span><text:span text:style-name="T297_91"><text:s/></text:span><text:span text:style-name="T297_92">s</text:span><text:span text:style-name="T297_93"><text:s/></text:span><text:span text:style-name="T297_94">را</text:span><text:span text:style-name="T297_95"><text:s/></text:span><text:span text:style-name="T297_96">حذف</text:span><text:span text:style-name="T297_97"><text:s/></text:span><text:span text:style-name="T297_98">میکنیم</text:span><text:span text:style-name="T297_99"><text:s/></text:span><text:span text:style-name="T297_100">و</text:span><text:span text:style-name="T297_101"><text:s/></text:span><text:span text:style-name="T297_102">سپس</text:span><text:span text:style-name="T297_103"><text:s/></text:span><text:span text:style-name="T297_104">i</text:span><text:span text:style-name="T297_105">.</text:span></text:p>
      <text:p text:style-name="P298"><text:span text:style-name="T298_1">برنامه</text:span><text:span text:style-name="T298_2"><text:s/></text:span><text:span text:style-name="T298_3">ای</text:span><text:span text:style-name="T298_4"><text:s/></text:span><text:span text:style-name="T298_5">بنویسید</text:span><text:span text:style-name="T298_6"><text:s/></text:span><text:span text:style-name="T298_7">که</text:span><text:span text:style-name="T298_8"><text:s/></text:span><text:span text:style-name="T298_9">تمام</text:span><text:span text:style-name="T298_10"><text:s/></text:span><text:span text:style-name="T298_11">کلمه</text:span><text:span text:style-name="T298_12">‌</text:span><text:span text:style-name="T298_13">هایی</text:span><text:span text:style-name="T298_14"><text:s/></text:span><text:span text:style-name="T298_15">که</text:span><text:span text:style-name="T298_16"><text:s/></text:span><text:span text:style-name="T298_17">به</text:span><text:span text:style-name="T298_18"><text:s/></text:span><text:span text:style-name="T298_19">این</text:span><text:span text:style-name="T298_20"><text:s/></text:span><text:span text:style-name="T298_21">شکل</text:span><text:span text:style-name="T298_22"><text:s/></text:span><text:span text:style-name="T298_23">قابل</text:span><text:span text:style-name="T298_24"><text:s/></text:span><text:span text:style-name="T298_25">تغییرند</text:span><text:span text:style-name="T298_26"><text:s/></text:span><text:span text:style-name="T298_27">را</text:span><text:span text:style-name="T298_28"><text:s/></text:span><text:span text:style-name="T298_29">پیدا</text:span><text:span text:style-name="T298_30"><text:s/></text:span><text:span text:style-name="T298_31">کند</text:span><text:span text:style-name="T298_32"><text:s/></text:span><text:span text:style-name="T298_33">و</text:span><text:span text:style-name="T298_34"><text:s/></text:span><text:span text:style-name="T298_35">از</text:span><text:span text:style-name="T298_36"><text:s/></text:span><text:span text:style-name="T298_37">بین</text:span><text:span text:style-name="T298_38"><text:s/></text:span><text:span text:style-name="T298_39">آنها</text:span><text:span text:style-name="T298_40"><text:s/></text:span><text:span text:style-name="T298_41">طولانی</text:span><text:span text:style-name="T298_42"><text:s/></text:span><text:span text:style-name="T298_43">ترین</text:span><text:span text:style-name="T298_44"><text:s/></text:span><text:span text:style-name="T298_45">کلمه</text:span><text:span text:style-name="T298_46"><text:s/></text:span><text:span text:style-name="T298_47">را</text:span><text:span text:style-name="T298_48"><text:s/></text:span><text:span text:style-name="T298_49">پیدا</text:span><text:span text:style-name="T298_50"><text:s/></text:span><text:span text:style-name="T298_51">کند</text:span><text:span text:style-name="T298_52">.</text:span></text:p>
      <text:p text:style-name="P299"><text:span text:style-name="T299_1">این</text:span><text:span text:style-name="T299_2"><text:s/></text:span><text:span text:style-name="T299_3">تمرین</text:span><text:span text:style-name="T299_4"><text:s/></text:span><text:span text:style-name="T299_5">کمی</text:span><text:span text:style-name="T299_6"><text:s/></text:span><text:span text:style-name="T299_7">از</text:span><text:span text:style-name="T299_8"><text:s/></text:span><text:span text:style-name="T299_9">باقی</text:span><text:span text:style-name="T299_10"><text:s/></text:span><text:span text:style-name="T299_11">تمرین</text:span><text:span text:style-name="T299_12">‌</text:span><text:span text:style-name="T299_13">ها</text:span><text:span text:style-name="T299_14"><text:s/></text:span><text:span text:style-name="T299_15">چالش</text:span><text:span text:style-name="T299_16"><text:s/></text:span><text:span text:style-name="T299_17">برانگیزتر</text:span><text:span text:style-name="T299_18"><text:s/></text:span><text:span text:style-name="T299_19">است</text:span><text:span text:style-name="T299_20">.<text:s/></text:span><text:span text:style-name="T299_21">چند</text:span><text:span text:style-name="T299_22"><text:s/></text:span><text:span text:style-name="T299_23">پیشنهاد</text:span><text:span text:style-name="T299_24">:</text:span></text:p>
      <text:list text:style-name="LS3" xml:id="list6">
        <text:list-item>
          <text:p text:style-name="P300"><text:span text:style-name="T300_1">ممکن</text:span><text:span text:style-name="T300_2"><text:s/></text:span><text:span text:style-name="T300_3">است</text:span><text:span text:style-name="T300_4"><text:s/></text:span><text:span text:style-name="T300_5">بخواهید</text:span><text:span text:style-name="T300_6"><text:s/></text:span><text:span text:style-name="T300_7">تابعی</text:span><text:span text:style-name="T300_8"><text:s/></text:span><text:span text:style-name="T300_9">بنویسید</text:span><text:span text:style-name="T300_10"><text:s/></text:span><text:span text:style-name="T300_11">که</text:span><text:span text:style-name="T300_12"><text:s/></text:span><text:span text:style-name="T300_13">کلمه</text:span><text:span text:style-name="T300_14">‌</text:span><text:span text:style-name="T300_15">ای</text:span><text:span text:style-name="T300_16"><text:s/></text:span><text:span text:style-name="T300_17">را</text:span><text:span text:style-name="T300_18"><text:s/></text:span><text:span text:style-name="T300_19">بگیرد</text:span><text:span text:style-name="T300_20"><text:s/></text:span><text:span text:style-name="T300_21">و</text:span><text:span text:style-name="T300_22"><text:s/></text:span><text:span text:style-name="T300_23">لیستی</text:span><text:span text:style-name="T300_24"><text:s/></text:span><text:span text:style-name="T300_25">از</text:span><text:span text:style-name="T300_26"><text:s/></text:span><text:span text:style-name="T300_27">تمام</text:span><text:span text:style-name="T300_28"><text:s/></text:span><text:span text:style-name="T300_29">کلماتی</text:span><text:span text:style-name="T300_30"><text:s/></text:span><text:span text:style-name="T300_31">که</text:span><text:span text:style-name="T300_32"><text:s/></text:span><text:span text:style-name="T300_33">میتوان</text:span><text:span text:style-name="T300_34"><text:s/></text:span><text:span text:style-name="T300_35">با</text:span><text:span text:style-name="T300_36"><text:s/></text:span><text:span text:style-name="T300_37">حذف</text:span><text:span text:style-name="T300_38"><text:s/></text:span><text:span text:style-name="T300_39">یک</text:span><text:span text:style-name="T300_40"><text:s/></text:span><text:span text:style-name="T300_41">کاراکتر</text:span><text:span text:style-name="T300_42"><text:s/></text:span><text:span text:style-name="T300_43">ایجاد</text:span><text:span text:style-name="T300_44"><text:s/></text:span><text:span text:style-name="T300_45">کرد</text:span><text:span text:style-name="T300_46"><text:s/></text:span><text:span text:style-name="T300_47">را</text:span><text:span text:style-name="T300_48"><text:s/></text:span><text:span text:style-name="T300_49">پیدا</text:span><text:span text:style-name="T300_50"><text:s/></text:span><text:span text:style-name="T300_51">کند</text:span><text:span text:style-name="T300_52">.<text:s/></text:span><text:span text:style-name="T300_53">این</text:span><text:span text:style-name="T300_54">‌</text:span><text:span text:style-name="T300_55">ها</text:span><text:span text:style-name="T300_56"><text:s/></text:span><text:span text:style-name="T300_57">فرزندان</text:span><text:span text:style-name="T300_58"><text:s/></text:span><text:span text:style-name="T300_59">آن</text:span><text:span text:style-name="T300_60"><text:s/></text:span><text:span text:style-name="T300_61">کلمه</text:span><text:span text:style-name="T300_62">‌</text:span><text:span text:style-name="T300_63">اند</text:span><text:span text:style-name="T300_64">.<text:s/></text:span></text:p>
        </text:list-item>
        <text:list-item>
          <text:p text:style-name="P301"><text:span text:style-name="T301_1">به</text:span><text:span text:style-name="T301_2"><text:s/></text:span><text:span text:style-name="T301_3">همین</text:span><text:span text:style-name="T301_4"><text:s/></text:span><text:span text:style-name="T301_5">شکل</text:span><text:span text:style-name="T301_6"><text:s/></text:span><text:span text:style-name="T301_7">هر</text:span><text:span text:style-name="T301_8"><text:s/></text:span><text:span text:style-name="T301_9">کلمه</text:span><text:span text:style-name="T301_10"><text:s/></text:span><text:span text:style-name="T301_11">که</text:span><text:span text:style-name="T301_12"><text:s/></text:span><text:span text:style-name="T301_13">فرزندانش</text:span><text:span text:style-name="T301_14"><text:s/></text:span><text:span text:style-name="T301_15">به</text:span><text:span text:style-name="T301_16"><text:s/></text:span><text:span text:style-name="T301_17">این</text:span><text:span text:style-name="T301_18"><text:s/></text:span><text:span text:style-name="T301_19">شکل</text:span><text:span text:style-name="T301_20"><text:s/></text:span><text:span text:style-name="T301_21">فرزندانشان</text:span><text:span text:style-name="T301_22"><text:s/></text:span><text:span text:style-name="T301_23">پیدا</text:span><text:span text:style-name="T301_24"><text:s/></text:span><text:span text:style-name="T301_25">شود</text:span><text:span text:style-name="T301_26"><text:s/></text:span><text:span text:style-name="T301_27">قابل</text:span><text:span text:style-name="T301_28"><text:s/></text:span><text:span text:style-name="T301_29">کاهش</text:span><text:span text:style-name="T301_30">‌</text:span><text:span text:style-name="T301_31">اند</text:span><text:span text:style-name="T301_32">.<text:s/></text:span><text:span text:style-name="T301_33">برای</text:span><text:span text:style-name="T301_34"><text:s/></text:span><text:span text:style-name="T301_35">حالت</text:span><text:span text:style-name="T301_36"><text:s/></text:span><text:span text:style-name="T301_37">پایه</text:span><text:span text:style-name="T301_38"><text:s/></text:span><text:span text:style-name="T301_39">میتواند</text:span><text:span text:style-name="T301_40"><text:s/></text:span><text:span text:style-name="T301_41">رشته</text:span><text:span text:style-name="T301_42"><text:s/></text:span><text:span text:style-name="T301_43">خالی</text:span><text:span text:style-name="T301_44"><text:s/></text:span><text:span text:style-name="T301_45">را</text:span><text:span text:style-name="T301_46"><text:s/></text:span><text:span text:style-name="T301_47">قابل</text:span><text:span text:style-name="T301_48">‌</text:span><text:span text:style-name="T301_49">کاهش</text:span><text:span text:style-name="T301_50"><text:s/></text:span><text:span text:style-name="T301_51">فرض</text:span><text:span text:style-name="T301_52"><text:s/></text:span><text:span text:style-name="T301_53">کنید</text:span><text:span text:style-name="T301_54">.</text:span></text:p>
        </text:list-item>
        <text:list-item>
          <text:p text:style-name="P302"><text:span text:style-name="T302_1">لیست</text:span><text:span text:style-name="T302_2"><text:s/></text:span><text:span text:style-name="T302_3">کلماتی</text:span><text:span text:style-name="T302_4"><text:s/></text:span><text:span text:style-name="T302_5">که</text:span><text:span text:style-name="T302_6"><text:s/></text:span><text:span text:style-name="T302_7">من</text:span><text:span text:style-name="T302_8"><text:s/></text:span><text:span text:style-name="T302_9">ارائه</text:span><text:span text:style-name="T302_10"><text:s/></text:span><text:span text:style-name="T302_11">دادم</text:span><text:span text:style-name="T302_12"><text:s/></text:span><text:span text:style-name="T302_13">words</text:span><text:span text:style-name="T302_14">.</text:span><text:span text:style-name="T302_15">txt</text:span><text:span text:style-name="T302_16"><text:s/></text:span><text:span text:style-name="T302_17">شامل</text:span><text:span text:style-name="T302_18"><text:s/></text:span><text:span text:style-name="T302_19">کلمات</text:span><text:span text:style-name="T302_20"><text:s/></text:span><text:span text:style-name="T302_21">تک</text:span><text:span text:style-name="T302_22"><text:s/></text:span><text:span text:style-name="T302_23">حرفی</text:span><text:span text:style-name="T302_24"><text:s/></text:span><text:span text:style-name="T302_25">نمیشود</text:span><text:span text:style-name="T302_26">.<text:s/></text:span><text:span text:style-name="T302_27">در</text:span><text:span text:style-name="T302_28"><text:s/></text:span><text:span text:style-name="T302_29">نتیجه</text:span><text:span text:style-name="T302_30"><text:s/></text:span><text:span text:style-name="T302_31">بهتر</text:span><text:span text:style-name="T302_32"><text:s/></text:span><text:span text:style-name="T302_33">است</text:span><text:span text:style-name="T302_34"><text:s/></text:span><text:span text:style-name="T302_35">که</text:span><text:span text:style-name="T302_36"><text:s/></text:span><text:span text:style-name="T302_37">I</text:span><text:span text:style-name="T302_38"><text:s/></text:span><text:span text:style-name="T302_39">و</text:span><text:span text:style-name="T302_40"><text:s/></text:span><text:span text:style-name="T302_41">A</text:span><text:span text:style-name="T302_42"><text:s/></text:span><text:span text:style-name="T302_43">و</text:span><text:span text:style-name="T302_44"><text:s/></text:span><text:span text:style-name="T302_45">رشته</text:span><text:span text:style-name="T302_46"><text:s/></text:span><text:span text:style-name="T302_47">خالی</text:span><text:span text:style-name="T302_48"><text:s/></text:span><text:span text:style-name="T302_49">را</text:span><text:span text:style-name="T302_50"><text:s/></text:span><text:span text:style-name="T302_51">به</text:span><text:span text:style-name="T302_52"><text:s/></text:span><text:span text:style-name="T302_53">آن</text:span><text:span text:style-name="T302_54"><text:s/></text:span><text:span text:style-name="T302_55">اضافه</text:span><text:span text:style-name="T302_56"><text:s/></text:span><text:span text:style-name="T302_57">کنید</text:span><text:span text:style-name="T302_58">.</text:span></text:p>
        </text:list-item>
        <text:list-item>
          <text:p text:style-name="P303"><text:span text:style-name="T303_1">برای</text:span><text:span text:style-name="T303_2"><text:s/></text:span><text:span text:style-name="T303_3">بهبود</text:span><text:span text:style-name="T303_4"><text:s/></text:span><text:span text:style-name="T303_5">کارایی</text:span><text:span text:style-name="T303_6"><text:s/></text:span><text:span text:style-name="T303_7">برنامه</text:span><text:span text:style-name="T303_8"><text:s/></text:span><text:span text:style-name="T303_9">را</text:span><text:span text:style-name="T303_10"><text:s/></text:span><text:span text:style-name="T303_11">بهبود</text:span><text:span text:style-name="T303_12"><text:s/></text:span><text:span text:style-name="T303_13">ببخشید</text:span><text:span text:style-name="T303_14"><text:s/></text:span><text:span text:style-name="T303_15">بهتر</text:span><text:span text:style-name="T303_16"><text:s/></text:span><text:span text:style-name="T303_17">است</text:span><text:span text:style-name="T303_18"><text:s/></text:span><text:span text:style-name="T303_19">کلماتی</text:span><text:span text:style-name="T303_20"><text:s/></text:span><text:span text:style-name="T303_21">که</text:span><text:span text:style-name="T303_22"><text:s/></text:span><text:span text:style-name="T303_23">کاهش</text:span><text:span text:style-name="T303_24">‌</text:span><text:span text:style-name="T303_25">پذیرند</text:span><text:span text:style-name="T303_26"><text:s/></text:span><text:span text:style-name="T303_27">را</text:span><text:span text:style-name="T303_28"><text:s/></text:span><text:span text:style-name="T303_29">نگه</text:span><text:span text:style-name="T303_30">‌</text:span><text:span text:style-name="T303_31">داری</text:span><text:span text:style-name="T303_32"><text:s/></text:span><text:span text:style-name="T303_33">کنید</text:span><text:span text:style-name="T303_34">.</text:span></text:p>
        </text:list-item>
      </text:list>
      <text:p text:style-name="P304"><text:span text:style-name="T304_1">راه</text:span><text:span text:style-name="T304_2">‌</text:span><text:span text:style-name="T304_3">حل</text:span><text:span text:style-name="T304_4">:<text:s/></text:span><text:span text:style-name="T304_5">http</text:span><text:span text:style-name="T304_6">://</text:span><text:span text:style-name="T304_7">www</text:span><text:span text:style-name="T304_8">.</text:span><text:span text:style-name="T304_9">greenteapress</text:span><text:span text:style-name="T304_10">.</text:span><text:span text:style-name="T304_11">com</text:span><text:span text:style-name="T304_12">/</text:span><text:span text:style-name="T304_13">thinkpython</text:span><text:span text:style-name="T304_14">/</text:span><text:span text:style-name="T304_15">code</text:span><text:span text:style-name="T304_16">/</text:span><text:span text:style-name="T304_17">reducible</text:span><text:span text:style-name="T304_18">.</text:span><text:span text:style-name="T304_19">py</text:span></text:p>
      <text:p text:style-name="P305"/>
      <text:p text:style-name="P30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